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2.91pt"/>
    </style:style>
    <style:style style:name="co2" style:family="table-column">
      <style:table-column-properties fo:break-before="auto" style:column-width="151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7"/>
    <style:style style:name="ce3" style:family="table-cell" style:parent-style-name="Default" style:data-style-name="N128"/>
    <style:style style:name="ce4" style:family="table-cell" style:parent-style-name="Default" style:data-style-name="N0"/>
    <style:style style:name="ce5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By Insert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3" table:default-cell-style-name="Default"/>
        <table:table-row table:style-name="ro1">
          <table:table-cell/>
          <table:table-cell table:style-name="ce2"/>
          <table:table-cell/>
          <table:table-cell table:style-name="ce5" table:formula="of:=MAX([.D6:.D1004])" office:value-type="float" office:value="0.0105569999999986" calcext:value-type="float">
            <text:p>0.010557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3"/>
          <table:table-cell table:style-name="ce5" table:formula="of:=AVERAGE([.D6:.D1004])" office:value-type="float" office:value="0.000273310310310312" calcext:value-type="float">
            <text:p>0.000273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3"/>
          <table:table-cell table:style-name="ce5" table:formula="of:=STDEV([.D6:.D1004])" office:value-type="float" office:value="0.000416830566593081" calcext:value-type="float">
            <text:p>0.000417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4.981344" calcext:value-type="float">
            <text:p>34.981344</text:p>
          </table:table-cell>
          <table:table-cell/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4.982435" calcext:value-type="float">
            <text:p>34.982435</text:p>
          </table:table-cell>
          <table:table-cell table:formula="of:=([.C6]-[.C5])" office:value-type="float" office:value="0.0010910000000024" calcext:value-type="float">
            <text:p>0.00109100000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34.983006" calcext:value-type="float">
            <text:p>34.983006</text:p>
          </table:table-cell>
          <table:table-cell table:formula="of:=([.C7]-[.C6])" office:value-type="float" office:value="0.000571000000000765" calcext:value-type="float">
            <text:p>0.000571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34.983471" calcext:value-type="float">
            <text:p>34.983471</text:p>
          </table:table-cell>
          <table:table-cell table:formula="of:=([.C8]-[.C7])" office:value-type="float" office:value="0.000464999999998383" calcext:value-type="float">
            <text:p>0.000464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34.983847" calcext:value-type="float">
            <text:p>34.983847</text:p>
          </table:table-cell>
          <table:table-cell table:formula="of:=([.C9]-[.C8])" office:value-type="float" office:value="0.000375999999995713" calcext:value-type="float">
            <text:p>0.000375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4.984213" calcext:value-type="float">
            <text:p>34.984213</text:p>
          </table:table-cell>
          <table:table-cell table:formula="of:=([.C10]-[.C9])" office:value-type="float" office:value="0.000365999999999644" calcext:value-type="float">
            <text:p>0.00036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34.984578" calcext:value-type="float">
            <text:p>34.984578</text:p>
          </table:table-cell>
          <table:table-cell table:formula="of:=([.C11]-[.C10])" office:value-type="float" office:value="0.000365000000002169" calcext:value-type="float">
            <text:p>0.00036500000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34.984942" calcext:value-type="float">
            <text:p>34.984942</text:p>
          </table:table-cell>
          <table:table-cell table:formula="of:=([.C12]-[.C11])" office:value-type="float" office:value="0.000363999999997588" calcext:value-type="float">
            <text:p>0.000363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34.985307" calcext:value-type="float">
            <text:p>34.985307</text:p>
          </table:table-cell>
          <table:table-cell table:formula="of:=([.C13]-[.C12])" office:value-type="float" office:value="0.000365000000002169" calcext:value-type="float">
            <text:p>0.00036500000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34.985671" calcext:value-type="float">
            <text:p>34.985671</text:p>
          </table:table-cell>
          <table:table-cell table:formula="of:=([.C14]-[.C13])" office:value-type="float" office:value="0.000363999999997588" calcext:value-type="float">
            <text:p>0.000363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34.986032" calcext:value-type="float">
            <text:p>34.986032</text:p>
          </table:table-cell>
          <table:table-cell table:formula="of:=([.C15]-[.C14])" office:value-type="float" office:value="0.000361000000005163" calcext:value-type="float">
            <text:p>0.00036100000000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4.986395" calcext:value-type="float">
            <text:p>34.986395</text:p>
          </table:table-cell>
          <table:table-cell table:formula="of:=([.C16]-[.C15])" office:value-type="float" office:value="0.000363000000000113" calcext:value-type="float">
            <text:p>0.00036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34.986761" calcext:value-type="float">
            <text:p>34.986761</text:p>
          </table:table-cell>
          <table:table-cell table:formula="of:=([.C17]-[.C16])" office:value-type="float" office:value="0.000365999999999644" calcext:value-type="float">
            <text:p>0.00036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4.987126" calcext:value-type="float">
            <text:p>34.987126</text:p>
          </table:table-cell>
          <table:table-cell table:formula="of:=([.C18]-[.C17])" office:value-type="float" office:value="0.000365000000002169" calcext:value-type="float">
            <text:p>0.00036500000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34.987543" calcext:value-type="float">
            <text:p>34.987543</text:p>
          </table:table-cell>
          <table:table-cell table:formula="of:=([.C19]-[.C18])" office:value-type="float" office:value="0.000416999999998779" calcext:value-type="float">
            <text:p>0.000416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4.987907" calcext:value-type="float">
            <text:p>34.987907</text:p>
          </table:table-cell>
          <table:table-cell table:formula="of:=([.C20]-[.C19])" office:value-type="float" office:value="0.000363999999997588" calcext:value-type="float">
            <text:p>0.000363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34.988272" calcext:value-type="float">
            <text:p>34.988272</text:p>
          </table:table-cell>
          <table:table-cell table:formula="of:=([.C21]-[.C20])" office:value-type="float" office:value="0.000365000000002169" calcext:value-type="float">
            <text:p>0.00036500000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4.988637" calcext:value-type="float">
            <text:p>34.988637</text:p>
          </table:table-cell>
          <table:table-cell table:formula="of:=([.C22]-[.C21])" office:value-type="float" office:value="0.000364999999995064" calcext:value-type="float">
            <text:p>0.00036499999999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34.989" calcext:value-type="float">
            <text:p>34.989</text:p>
          </table:table-cell>
          <table:table-cell table:formula="of:=([.C23]-[.C22])" office:value-type="float" office:value="0.000363000000000113" calcext:value-type="float">
            <text:p>0.00036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4.989365" calcext:value-type="float">
            <text:p>34.989365</text:p>
          </table:table-cell>
          <table:table-cell table:formula="of:=([.C24]-[.C23])" office:value-type="float" office:value="0.000365000000002169" calcext:value-type="float">
            <text:p>0.00036500000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34.98973" calcext:value-type="float">
            <text:p>34.98973</text:p>
          </table:table-cell>
          <table:table-cell table:formula="of:=([.C25]-[.C24])" office:value-type="float" office:value="0.000365000000002169" calcext:value-type="float">
            <text:p>0.00036500000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34.990097" calcext:value-type="float">
            <text:p>34.990097</text:p>
          </table:table-cell>
          <table:table-cell table:formula="of:=([.C26]-[.C25])" office:value-type="float" office:value="0.00036699999999712" calcext:value-type="float">
            <text:p>0.000366999999997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34.990462" calcext:value-type="float">
            <text:p>34.990462</text:p>
          </table:table-cell>
          <table:table-cell table:formula="of:=([.C27]-[.C26])" office:value-type="float" office:value="0.000365000000002169" calcext:value-type="float">
            <text:p>0.00036500000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34.990829" calcext:value-type="float">
            <text:p>34.990829</text:p>
          </table:table-cell>
          <table:table-cell table:formula="of:=([.C28]-[.C27])" office:value-type="float" office:value="0.00036699999999712" calcext:value-type="float">
            <text:p>0.000366999999997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34.991209" calcext:value-type="float">
            <text:p>34.991209</text:p>
          </table:table-cell>
          <table:table-cell table:formula="of:=([.C29]-[.C28])" office:value-type="float" office:value="0.000379999999999825" calcext:value-type="float">
            <text:p>0.0003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34.991592" calcext:value-type="float">
            <text:p>34.991592</text:p>
          </table:table-cell>
          <table:table-cell table:formula="of:=([.C30]-[.C29])" office:value-type="float" office:value="0.000382999999999356" calcext:value-type="float">
            <text:p>0.000382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34.991957" calcext:value-type="float">
            <text:p>34.991957</text:p>
          </table:table-cell>
          <table:table-cell table:formula="of:=([.C31]-[.C30])" office:value-type="float" office:value="0.000365000000002169" calcext:value-type="float">
            <text:p>0.00036500000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34.99232" calcext:value-type="float">
            <text:p>34.99232</text:p>
          </table:table-cell>
          <table:table-cell table:formula="of:=([.C32]-[.C31])" office:value-type="float" office:value="0.000363000000000113" calcext:value-type="float">
            <text:p>0.00036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34.992683" calcext:value-type="float">
            <text:p>34.992683</text:p>
          </table:table-cell>
          <table:table-cell table:formula="of:=([.C33]-[.C32])" office:value-type="float" office:value="0.000363000000000113" calcext:value-type="float">
            <text:p>0.00036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34.993097" calcext:value-type="float">
            <text:p>34.993097</text:p>
          </table:table-cell>
          <table:table-cell table:formula="of:=([.C34]-[.C33])" office:value-type="float" office:value="0.000413999999999248" calcext:value-type="float">
            <text:p>0.000413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34.993463" calcext:value-type="float">
            <text:p>34.993463</text:p>
          </table:table-cell>
          <table:table-cell table:formula="of:=([.C35]-[.C34])" office:value-type="float" office:value="0.000365999999999644" calcext:value-type="float">
            <text:p>0.00036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34.993828" calcext:value-type="float">
            <text:p>34.993828</text:p>
          </table:table-cell>
          <table:table-cell table:formula="of:=([.C36]-[.C35])" office:value-type="float" office:value="0.000365000000002169" calcext:value-type="float">
            <text:p>0.00036500000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34.994192" calcext:value-type="float">
            <text:p>34.994192</text:p>
          </table:table-cell>
          <table:table-cell table:formula="of:=([.C37]-[.C36])" office:value-type="float" office:value="0.000363999999997588" calcext:value-type="float">
            <text:p>0.000363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34.994558" calcext:value-type="float">
            <text:p>34.994558</text:p>
          </table:table-cell>
          <table:table-cell table:formula="of:=([.C38]-[.C37])" office:value-type="float" office:value="0.000365999999999644" calcext:value-type="float">
            <text:p>0.00036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34.994922" calcext:value-type="float">
            <text:p>34.994922</text:p>
          </table:table-cell>
          <table:table-cell table:formula="of:=([.C39]-[.C38])" office:value-type="float" office:value="0.000364000000004694" calcext:value-type="float">
            <text:p>0.00036400000000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34.995323" calcext:value-type="float">
            <text:p>34.995323</text:p>
          </table:table-cell>
          <table:table-cell table:formula="of:=([.C40]-[.C39])" office:value-type="float" office:value="0.000400999999996543" calcext:value-type="float">
            <text:p>0.000400999999997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34.995689" calcext:value-type="float">
            <text:p>34.995689</text:p>
          </table:table-cell>
          <table:table-cell table:formula="of:=([.C41]-[.C40])" office:value-type="float" office:value="0.000365999999999644" calcext:value-type="float">
            <text:p>0.00036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34.996053" calcext:value-type="float">
            <text:p>34.996053</text:p>
          </table:table-cell>
          <table:table-cell table:formula="of:=([.C42]-[.C41])" office:value-type="float" office:value="0.000364000000004694" calcext:value-type="float">
            <text:p>0.00036400000000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34.996418" calcext:value-type="float">
            <text:p>34.996418</text:p>
          </table:table-cell>
          <table:table-cell table:formula="of:=([.C43]-[.C42])" office:value-type="float" office:value="0.000364999999995064" calcext:value-type="float">
            <text:p>0.00036499999999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34.99678" calcext:value-type="float">
            <text:p>34.99678</text:p>
          </table:table-cell>
          <table:table-cell table:formula="of:=([.C44]-[.C43])" office:value-type="float" office:value="0.000362000000002638" calcext:value-type="float">
            <text:p>0.000362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34.997145" calcext:value-type="float">
            <text:p>34.997145</text:p>
          </table:table-cell>
          <table:table-cell table:formula="of:=([.C45]-[.C44])" office:value-type="float" office:value="0.000365000000002169" calcext:value-type="float">
            <text:p>0.00036500000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34.997508" calcext:value-type="float">
            <text:p>34.997508</text:p>
          </table:table-cell>
          <table:table-cell table:formula="of:=([.C46]-[.C45])" office:value-type="float" office:value="0.000363000000000113" calcext:value-type="float">
            <text:p>0.00036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34.99787" calcext:value-type="float">
            <text:p>34.99787</text:p>
          </table:table-cell>
          <table:table-cell table:formula="of:=([.C47]-[.C46])" office:value-type="float" office:value="0.000361999999995533" calcext:value-type="float">
            <text:p>0.000361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34.998233" calcext:value-type="float">
            <text:p>34.998233</text:p>
          </table:table-cell>
          <table:table-cell table:formula="of:=([.C48]-[.C47])" office:value-type="float" office:value="0.000363000000000113" calcext:value-type="float">
            <text:p>0.00036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34.998601" calcext:value-type="float">
            <text:p>34.998601</text:p>
          </table:table-cell>
          <table:table-cell table:formula="of:=([.C49]-[.C48])" office:value-type="float" office:value="0.0003680000000017" calcext:value-type="float">
            <text:p>0.00036800000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4.998965" calcext:value-type="float">
            <text:p>34.998965</text:p>
          </table:table-cell>
          <table:table-cell table:formula="of:=([.C50]-[.C49])" office:value-type="float" office:value="0.000363999999997588" calcext:value-type="float">
            <text:p>0.000363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34.99936" calcext:value-type="float">
            <text:p>34.99936</text:p>
          </table:table-cell>
          <table:table-cell table:formula="of:=([.C51]-[.C50])" office:value-type="float" office:value="0.000395000000004586" calcext:value-type="float">
            <text:p>0.00039500000000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4.999727" calcext:value-type="float">
            <text:p>34.999727</text:p>
          </table:table-cell>
          <table:table-cell table:formula="of:=([.C52]-[.C51])" office:value-type="float" office:value="0.00036699999999712" calcext:value-type="float">
            <text:p>0.000366999999997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35.000094" calcext:value-type="float">
            <text:p>35.000094</text:p>
          </table:table-cell>
          <table:table-cell table:formula="of:=([.C53]-[.C52])" office:value-type="float" office:value="0.00036699999999712" calcext:value-type="float">
            <text:p>0.000366999999997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35.000456" calcext:value-type="float">
            <text:p>35.000456</text:p>
          </table:table-cell>
          <table:table-cell table:formula="of:=([.C54]-[.C53])" office:value-type="float" office:value="0.000362000000002638" calcext:value-type="float">
            <text:p>0.000362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35.000818" calcext:value-type="float">
            <text:p>35.000818</text:p>
          </table:table-cell>
          <table:table-cell table:formula="of:=([.C55]-[.C54])" office:value-type="float" office:value="0.000362000000002638" calcext:value-type="float">
            <text:p>0.000362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35.001182" calcext:value-type="float">
            <text:p>35.001182</text:p>
          </table:table-cell>
          <table:table-cell table:formula="of:=([.C56]-[.C55])" office:value-type="float" office:value="0.000363999999997588" calcext:value-type="float">
            <text:p>0.000363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35.001545" calcext:value-type="float">
            <text:p>35.001545</text:p>
          </table:table-cell>
          <table:table-cell table:formula="of:=([.C57]-[.C56])" office:value-type="float" office:value="0.000363000000000113" calcext:value-type="float">
            <text:p>0.00036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35.001906" calcext:value-type="float">
            <text:p>35.001906</text:p>
          </table:table-cell>
          <table:table-cell table:formula="of:=([.C58]-[.C57])" office:value-type="float" office:value="0.000360999999998057" calcext:value-type="float">
            <text:p>0.000360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35.002271" calcext:value-type="float">
            <text:p>35.002271</text:p>
          </table:table-cell>
          <table:table-cell table:formula="of:=([.C59]-[.C58])" office:value-type="float" office:value="0.000365000000002169" calcext:value-type="float">
            <text:p>0.00036500000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5.002635" calcext:value-type="float">
            <text:p>35.002635</text:p>
          </table:table-cell>
          <table:table-cell table:formula="of:=([.C60]-[.C59])" office:value-type="float" office:value="0.000363999999997588" calcext:value-type="float">
            <text:p>0.000363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35.004466" calcext:value-type="float">
            <text:p>35.004466</text:p>
          </table:table-cell>
          <table:table-cell table:formula="of:=([.C61]-[.C60])" office:value-type="float" office:value="0.0018310000000028" calcext:value-type="float">
            <text:p>0.001831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35.005003" calcext:value-type="float">
            <text:p>35.005003</text:p>
          </table:table-cell>
          <table:table-cell table:formula="of:=([.C62]-[.C61])" office:value-type="float" office:value="0.000537000000001342" calcext:value-type="float">
            <text:p>0.000537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35.005387" calcext:value-type="float">
            <text:p>35.005387</text:p>
          </table:table-cell>
          <table:table-cell table:formula="of:=([.C63]-[.C62])" office:value-type="float" office:value="0.000383999999996831" calcext:value-type="float">
            <text:p>0.000383999999997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35.005754" calcext:value-type="float">
            <text:p>35.005754</text:p>
          </table:table-cell>
          <table:table-cell table:formula="of:=([.C64]-[.C63])" office:value-type="float" office:value="0.000367000000004225" calcext:value-type="float">
            <text:p>0.00036700000000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35.00612" calcext:value-type="float">
            <text:p>35.00612</text:p>
          </table:table-cell>
          <table:table-cell table:formula="of:=([.C65]-[.C64])" office:value-type="float" office:value="0.000365999999999644" calcext:value-type="float">
            <text:p>0.00036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35.006485" calcext:value-type="float">
            <text:p>35.006485</text:p>
          </table:table-cell>
          <table:table-cell table:formula="of:=([.C66]-[.C65])" office:value-type="float" office:value="0.000364999999995064" calcext:value-type="float">
            <text:p>0.000364999999995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35.00685" calcext:value-type="float">
            <text:p>35.00685</text:p>
          </table:table-cell>
          <table:table-cell table:formula="of:=([.C67]-[.C66])" office:value-type="float" office:value="0.000365000000002169" calcext:value-type="float">
            <text:p>0.00036500000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35.007237" calcext:value-type="float">
            <text:p>35.007237</text:p>
          </table:table-cell>
          <table:table-cell table:formula="of:=([.C68]-[.C67])" office:value-type="float" office:value="0.000387000000003468" calcext:value-type="float">
            <text:p>0.000387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35.007622" calcext:value-type="float">
            <text:p>35.007622</text:p>
          </table:table-cell>
          <table:table-cell table:formula="of:=([.C69]-[.C68])" office:value-type="float" office:value="0.000384999999994307" calcext:value-type="float">
            <text:p>0.000384999999994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35.007988" calcext:value-type="float">
            <text:p>35.007988</text:p>
          </table:table-cell>
          <table:table-cell table:formula="of:=([.C70]-[.C69])" office:value-type="float" office:value="0.000365999999999644" calcext:value-type="float">
            <text:p>0.00036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35.008352" calcext:value-type="float">
            <text:p>35.008352</text:p>
          </table:table-cell>
          <table:table-cell table:formula="of:=([.C71]-[.C70])" office:value-type="float" office:value="0.000364000000004694" calcext:value-type="float">
            <text:p>0.00036400000000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5.008715" calcext:value-type="float">
            <text:p>35.008715</text:p>
          </table:table-cell>
          <table:table-cell table:formula="of:=([.C72]-[.C71])" office:value-type="float" office:value="0.000363000000000113" calcext:value-type="float">
            <text:p>0.00036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35.009079" calcext:value-type="float">
            <text:p>35.009079</text:p>
          </table:table-cell>
          <table:table-cell table:formula="of:=([.C73]-[.C72])" office:value-type="float" office:value="0.000363999999997588" calcext:value-type="float">
            <text:p>0.000363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35.009443" calcext:value-type="float">
            <text:p>35.009443</text:p>
          </table:table-cell>
          <table:table-cell table:formula="of:=([.C74]-[.C73])" office:value-type="float" office:value="0.000363999999997588" calcext:value-type="float">
            <text:p>0.000363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35.009811" calcext:value-type="float">
            <text:p>35.009811</text:p>
          </table:table-cell>
          <table:table-cell table:formula="of:=([.C75]-[.C74])" office:value-type="float" office:value="0.0003680000000017" calcext:value-type="float">
            <text:p>0.00036800000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5.010195" calcext:value-type="float">
            <text:p>35.010195</text:p>
          </table:table-cell>
          <table:table-cell table:formula="of:=([.C76]-[.C75])" office:value-type="float" office:value="0.000384000000003937" calcext:value-type="float">
            <text:p>0.00038400000000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35.010558" calcext:value-type="float">
            <text:p>35.010558</text:p>
          </table:table-cell>
          <table:table-cell table:formula="of:=([.C77]-[.C76])" office:value-type="float" office:value="0.000363000000000113" calcext:value-type="float">
            <text:p>0.00036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35.021115" calcext:value-type="float">
            <text:p>35.021115</text:p>
          </table:table-cell>
          <table:table-cell table:formula="of:=([.C78]-[.C77])" office:value-type="float" office:value="0.0105569999999986" calcext:value-type="float">
            <text:p>0.010556999999999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35.021742" calcext:value-type="float">
            <text:p>35.021742</text:p>
          </table:table-cell>
          <table:table-cell table:formula="of:=([.C79]-[.C78])" office:value-type="float" office:value="0.000627000000001488" calcext:value-type="float">
            <text:p>0.000627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.022138" calcext:value-type="float">
            <text:p>35.022138</text:p>
          </table:table-cell>
          <table:table-cell table:formula="of:=([.C80]-[.C79])" office:value-type="float" office:value="0.000395999999994956" calcext:value-type="float">
            <text:p>0.000395999999995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35.022496" calcext:value-type="float">
            <text:p>35.022496</text:p>
          </table:table-cell>
          <table:table-cell table:formula="of:=([.C81]-[.C80])" office:value-type="float" office:value="0.000357999999998526" calcext:value-type="float">
            <text:p>0.000357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35.022974" calcext:value-type="float">
            <text:p>35.022974</text:p>
          </table:table-cell>
          <table:table-cell table:formula="of:=([.C82]-[.C81])" office:value-type="float" office:value="0.000478000000001089" calcext:value-type="float">
            <text:p>0.000478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5.023349" calcext:value-type="float">
            <text:p>35.023349</text:p>
          </table:table-cell>
          <table:table-cell table:formula="of:=([.C83]-[.C82])" office:value-type="float" office:value="0.000375000000005343" calcext:value-type="float">
            <text:p>0.00037500000000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5.023708" calcext:value-type="float">
            <text:p>35.023708</text:p>
          </table:table-cell>
          <table:table-cell table:formula="of:=([.C84]-[.C83])" office:value-type="float" office:value="0.000358999999996001" calcext:value-type="float">
            <text:p>0.00035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35.024063" calcext:value-type="float">
            <text:p>35.024063</text:p>
          </table:table-cell>
          <table:table-cell table:formula="of:=([.C85]-[.C84])" office:value-type="float" office:value="0.000354999999998995" calcext:value-type="float">
            <text:p>0.000354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35.024421" calcext:value-type="float">
            <text:p>35.024421</text:p>
          </table:table-cell>
          <table:table-cell table:formula="of:=([.C86]-[.C85])" office:value-type="float" office:value="0.000357999999998526" calcext:value-type="float">
            <text:p>0.000357999999999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35.024783" calcext:value-type="float">
            <text:p>35.024783</text:p>
          </table:table-cell>
          <table:table-cell table:formula="of:=([.C87]-[.C86])" office:value-type="float" office:value="0.000362000000002638" calcext:value-type="float">
            <text:p>0.000362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5.025139" calcext:value-type="float">
            <text:p>35.025139</text:p>
          </table:table-cell>
          <table:table-cell table:formula="of:=([.C88]-[.C87])" office:value-type="float" office:value="0.000356000000003576" calcext:value-type="float">
            <text:p>0.00035600000000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64" calcext:value-type="float">
            <text:p>64</text:p>
          </table:table-cell>
          <table:table-cell office:value-type="float" office:value="35.025493" calcext:value-type="float">
            <text:p>35.025493</text:p>
          </table:table-cell>
          <table:table-cell table:formula="of:=([.C89]-[.C88])" office:value-type="float" office:value="0.000353999999994414" calcext:value-type="float">
            <text:p>0.000353999999994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35.025846" calcext:value-type="float">
            <text:p>35.025846</text:p>
          </table:table-cell>
          <table:table-cell table:formula="of:=([.C90]-[.C89])" office:value-type="float" office:value="0.000353000000004045" calcext:value-type="float">
            <text:p>0.00035300000000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35.026205" calcext:value-type="float">
            <text:p>35.026205</text:p>
          </table:table-cell>
          <table:table-cell table:formula="of:=([.C91]-[.C90])" office:value-type="float" office:value="0.000358999999996001" calcext:value-type="float">
            <text:p>0.00035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35.026562" calcext:value-type="float">
            <text:p>35.026562</text:p>
          </table:table-cell>
          <table:table-cell table:formula="of:=([.C92]-[.C91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66" calcext:value-type="float">
            <text:p>66</text:p>
          </table:table-cell>
          <table:table-cell office:value-type="float" office:value="35.026917" calcext:value-type="float">
            <text:p>35.026917</text:p>
          </table:table-cell>
          <table:table-cell table:formula="of:=([.C93]-[.C92])" office:value-type="float" office:value="0.000354999999998995" calcext:value-type="float">
            <text:p>0.000354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35.02727" calcext:value-type="float">
            <text:p>35.02727</text:p>
          </table:table-cell>
          <table:table-cell table:formula="of:=([.C94]-[.C93])" office:value-type="float" office:value="0.000353000000004045" calcext:value-type="float">
            <text:p>0.00035300000000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35.027627" calcext:value-type="float">
            <text:p>35.027627</text:p>
          </table:table-cell>
          <table:table-cell table:formula="of:=([.C95]-[.C94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35.027981" calcext:value-type="float">
            <text:p>35.027981</text:p>
          </table:table-cell>
          <table:table-cell table:formula="of:=([.C96]-[.C95])" office:value-type="float" office:value="0.000353999999994414" calcext:value-type="float">
            <text:p>0.00035399999999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35.028337" calcext:value-type="float">
            <text:p>35.028337</text:p>
          </table:table-cell>
          <table:table-cell table:formula="of:=([.C97]-[.C96])" office:value-type="float" office:value="0.000356000000003576" calcext:value-type="float">
            <text:p>0.000356000000004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35.028693" calcext:value-type="float">
            <text:p>35.028693</text:p>
          </table:table-cell>
          <table:table-cell table:formula="of:=([.C98]-[.C97])" office:value-type="float" office:value="0.00035599999999647" calcext:value-type="float">
            <text:p>0.000355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35.029048" calcext:value-type="float">
            <text:p>35.029048</text:p>
          </table:table-cell>
          <table:table-cell table:formula="of:=([.C99]-[.C98])" office:value-type="float" office:value="0.0003550000000061" calcext:value-type="float">
            <text:p>0.00035500000000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35.029405" calcext:value-type="float">
            <text:p>35.029405</text:p>
          </table:table-cell>
          <table:table-cell table:formula="of:=([.C100]-[.C99])" office:value-type="float" office:value="0.000356999999993945" calcext:value-type="float">
            <text:p>0.00035699999999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35.02976" calcext:value-type="float">
            <text:p>35.02976</text:p>
          </table:table-cell>
          <table:table-cell table:formula="of:=([.C101]-[.C100])" office:value-type="float" office:value="0.0003550000000061" calcext:value-type="float">
            <text:p>0.00035500000000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35.030114" calcext:value-type="float">
            <text:p>35.030114</text:p>
          </table:table-cell>
          <table:table-cell table:formula="of:=([.C102]-[.C101])" office:value-type="float" office:value="0.000353999999994414" calcext:value-type="float">
            <text:p>0.00035399999999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35.030468" calcext:value-type="float">
            <text:p>35.030468</text:p>
          </table:table-cell>
          <table:table-cell table:formula="of:=([.C103]-[.C102])" office:value-type="float" office:value="0.00035400000000152" calcext:value-type="float">
            <text:p>0.00035400000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35.030823" calcext:value-type="float">
            <text:p>35.030823</text:p>
          </table:table-cell>
          <table:table-cell table:formula="of:=([.C104]-[.C103])" office:value-type="float" office:value="0.000354999999998995" calcext:value-type="float">
            <text:p>0.000354999999999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35.031179" calcext:value-type="float">
            <text:p>35.031179</text:p>
          </table:table-cell>
          <table:table-cell table:formula="of:=([.C105]-[.C104])" office:value-type="float" office:value="0.000356000000003576" calcext:value-type="float">
            <text:p>0.000356000000004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35.031535" calcext:value-type="float">
            <text:p>35.031535</text:p>
          </table:table-cell>
          <table:table-cell table:formula="of:=([.C106]-[.C105])" office:value-type="float" office:value="0.00035599999999647" calcext:value-type="float">
            <text:p>0.000355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35.031893" calcext:value-type="float">
            <text:p>35.031893</text:p>
          </table:table-cell>
          <table:table-cell table:formula="of:=([.C107]-[.C106])" office:value-type="float" office:value="0.000357999999998526" calcext:value-type="float">
            <text:p>0.000357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35.032249" calcext:value-type="float">
            <text:p>35.032249</text:p>
          </table:table-cell>
          <table:table-cell table:formula="of:=([.C108]-[.C107])" office:value-type="float" office:value="0.000356000000003576" calcext:value-type="float">
            <text:p>0.00035600000000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35.032607" calcext:value-type="float">
            <text:p>35.032607</text:p>
          </table:table-cell>
          <table:table-cell table:formula="of:=([.C109]-[.C108])" office:value-type="float" office:value="0.000357999999998526" calcext:value-type="float">
            <text:p>0.000357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35.033011" calcext:value-type="float">
            <text:p>35.033011</text:p>
          </table:table-cell>
          <table:table-cell table:formula="of:=([.C110]-[.C109])" office:value-type="float" office:value="0.00040400000000318" calcext:value-type="float">
            <text:p>0.000404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74" calcext:value-type="float">
            <text:p>74</text:p>
          </table:table-cell>
          <table:table-cell office:value-type="float" office:value="35.03337" calcext:value-type="float">
            <text:p>35.03337</text:p>
          </table:table-cell>
          <table:table-cell table:formula="of:=([.C111]-[.C110])" office:value-type="float" office:value="0.000358999999996001" calcext:value-type="float">
            <text:p>0.00035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35.033725" calcext:value-type="float">
            <text:p>35.033725</text:p>
          </table:table-cell>
          <table:table-cell table:formula="of:=([.C112]-[.C111])" office:value-type="float" office:value="0.000354999999998995" calcext:value-type="float">
            <text:p>0.000354999999999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35.034435" calcext:value-type="float">
            <text:p>35.034435</text:p>
          </table:table-cell>
          <table:table-cell table:formula="of:=([.C113]-[.C112])" office:value-type="float" office:value="0.000710000000005095" calcext:value-type="float">
            <text:p>0.00071000000000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35.034811" calcext:value-type="float">
            <text:p>35.034811</text:p>
          </table:table-cell>
          <table:table-cell table:formula="of:=([.C114]-[.C113])" office:value-type="float" office:value="0.000375999999995713" calcext:value-type="float">
            <text:p>0.000375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35.035169" calcext:value-type="float">
            <text:p>35.035169</text:p>
          </table:table-cell>
          <table:table-cell table:formula="of:=([.C115]-[.C114])" office:value-type="float" office:value="0.000358000000005632" calcext:value-type="float">
            <text:p>0.00035800000000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35.035528" calcext:value-type="float">
            <text:p>35.035528</text:p>
          </table:table-cell>
          <table:table-cell table:formula="of:=([.C116]-[.C115])" office:value-type="float" office:value="0.000358999999996001" calcext:value-type="float">
            <text:p>0.00035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35.035885" calcext:value-type="float">
            <text:p>35.035885</text:p>
          </table:table-cell>
          <table:table-cell table:formula="of:=([.C117]-[.C116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35.036242" calcext:value-type="float">
            <text:p>35.036242</text:p>
          </table:table-cell>
          <table:table-cell table:formula="of:=([.C118]-[.C117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78" calcext:value-type="float">
            <text:p>78</text:p>
          </table:table-cell>
          <table:table-cell office:value-type="float" office:value="35.036598" calcext:value-type="float">
            <text:p>35.036598</text:p>
          </table:table-cell>
          <table:table-cell table:formula="of:=([.C119]-[.C118])" office:value-type="float" office:value="0.00035599999999647" calcext:value-type="float">
            <text:p>0.000355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35.036955" calcext:value-type="float">
            <text:p>35.036955</text:p>
          </table:table-cell>
          <table:table-cell table:formula="of:=([.C120]-[.C119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79" calcext:value-type="float">
            <text:p>79</text:p>
          </table:table-cell>
          <table:table-cell office:value-type="float" office:value="35.03731" calcext:value-type="float">
            <text:p>35.03731</text:p>
          </table:table-cell>
          <table:table-cell table:formula="of:=([.C121]-[.C120])" office:value-type="float" office:value="0.000354999999998995" calcext:value-type="float">
            <text:p>0.000354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35.037667" calcext:value-type="float">
            <text:p>35.037667</text:p>
          </table:table-cell>
          <table:table-cell table:formula="of:=([.C122]-[.C121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35.038023" calcext:value-type="float">
            <text:p>35.038023</text:p>
          </table:table-cell>
          <table:table-cell table:formula="of:=([.C123]-[.C122])" office:value-type="float" office:value="0.000356000000003576" calcext:value-type="float">
            <text:p>0.000356000000004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35.03838" calcext:value-type="float">
            <text:p>35.03838</text:p>
          </table:table-cell>
          <table:table-cell table:formula="of:=([.C124]-[.C123])" office:value-type="float" office:value="0.000356999999993945" calcext:value-type="float">
            <text:p>0.00035699999999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35.038738" calcext:value-type="float">
            <text:p>35.038738</text:p>
          </table:table-cell>
          <table:table-cell table:formula="of:=([.C125]-[.C124])" office:value-type="float" office:value="0.000358000000005632" calcext:value-type="float">
            <text:p>0.00035800000000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35.039096" calcext:value-type="float">
            <text:p>35.039096</text:p>
          </table:table-cell>
          <table:table-cell table:formula="of:=([.C126]-[.C125])" office:value-type="float" office:value="0.000357999999998526" calcext:value-type="float">
            <text:p>0.000357999999999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35.039453" calcext:value-type="float">
            <text:p>35.039453</text:p>
          </table:table-cell>
          <table:table-cell table:formula="of:=([.C127]-[.C126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35.039812" calcext:value-type="float">
            <text:p>35.039812</text:p>
          </table:table-cell>
          <table:table-cell table:formula="of:=([.C128]-[.C127])" office:value-type="float" office:value="0.000358999999996001" calcext:value-type="float">
            <text:p>0.00035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float" office:value="83" calcext:value-type="float">
            <text:p>83</text:p>
          </table:table-cell>
          <table:table-cell office:value-type="float" office:value="35.04017" calcext:value-type="float">
            <text:p>35.04017</text:p>
          </table:table-cell>
          <table:table-cell table:formula="of:=([.C129]-[.C128])" office:value-type="float" office:value="0.000358000000005632" calcext:value-type="float">
            <text:p>0.00035800000000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35.040525" calcext:value-type="float">
            <text:p>35.040525</text:p>
          </table:table-cell>
          <table:table-cell table:formula="of:=([.C130]-[.C129])" office:value-type="float" office:value="0.000354999999998995" calcext:value-type="float">
            <text:p>0.000354999999999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35.040879" calcext:value-type="float">
            <text:p>35.040879</text:p>
          </table:table-cell>
          <table:table-cell table:formula="of:=([.C131]-[.C130])" office:value-type="float" office:value="0.000353999999994414" calcext:value-type="float">
            <text:p>0.000353999999994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35.041236" calcext:value-type="float">
            <text:p>35.041236</text:p>
          </table:table-cell>
          <table:table-cell table:formula="of:=([.C132]-[.C131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35.041593" calcext:value-type="float">
            <text:p>35.041593</text:p>
          </table:table-cell>
          <table:table-cell table:formula="of:=([.C133]-[.C132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35.041949" calcext:value-type="float">
            <text:p>35.041949</text:p>
          </table:table-cell>
          <table:table-cell table:formula="of:=([.C134]-[.C133])" office:value-type="float" office:value="0.000356000000003576" calcext:value-type="float">
            <text:p>0.00035600000000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35.042304" calcext:value-type="float">
            <text:p>35.042304</text:p>
          </table:table-cell>
          <table:table-cell table:formula="of:=([.C135]-[.C134])" office:value-type="float" office:value="0.000354999999998995" calcext:value-type="float">
            <text:p>0.000354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35.042659" calcext:value-type="float">
            <text:p>35.042659</text:p>
          </table:table-cell>
          <table:table-cell table:formula="of:=([.C136]-[.C135])" office:value-type="float" office:value="0.000354999999998995" calcext:value-type="float">
            <text:p>0.000354999999999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87" calcext:value-type="float">
            <text:p>87</text:p>
          </table:table-cell>
          <table:table-cell office:value-type="float" office:value="35.043068" calcext:value-type="float">
            <text:p>35.043068</text:p>
          </table:table-cell>
          <table:table-cell table:formula="of:=([.C137]-[.C136])" office:value-type="float" office:value="0.000408999999997661" calcext:value-type="float">
            <text:p>0.000408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35.043429" calcext:value-type="float">
            <text:p>35.043429</text:p>
          </table:table-cell>
          <table:table-cell table:formula="of:=([.C138]-[.C137])" office:value-type="float" office:value="0.000361000000005163" calcext:value-type="float">
            <text:p>0.000361000000005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35.043786" calcext:value-type="float">
            <text:p>35.043786</text:p>
          </table:table-cell>
          <table:table-cell table:formula="of:=([.C139]-[.C138])" office:value-type="float" office:value="0.000356999999993945" calcext:value-type="float">
            <text:p>0.000356999999994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35.044144" calcext:value-type="float">
            <text:p>35.044144</text:p>
          </table:table-cell>
          <table:table-cell table:formula="of:=([.C140]-[.C139])" office:value-type="float" office:value="0.000358000000005632" calcext:value-type="float">
            <text:p>0.00035800000000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89" calcext:value-type="float">
            <text:p>89</text:p>
          </table:table-cell>
          <table:table-cell office:value-type="float" office:value="35.044501" calcext:value-type="float">
            <text:p>35.044501</text:p>
          </table:table-cell>
          <table:table-cell table:formula="of:=([.C141]-[.C140])" office:value-type="float" office:value="0.000356999999993945" calcext:value-type="float">
            <text:p>0.000356999999994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35.044857" calcext:value-type="float">
            <text:p>35.044857</text:p>
          </table:table-cell>
          <table:table-cell table:formula="of:=([.C142]-[.C141])" office:value-type="float" office:value="0.000356000000003576" calcext:value-type="float">
            <text:p>0.00035600000000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35.045215" calcext:value-type="float">
            <text:p>35.045215</text:p>
          </table:table-cell>
          <table:table-cell table:formula="of:=([.C143]-[.C142])" office:value-type="float" office:value="0.000357999999998526" calcext:value-type="float">
            <text:p>0.000357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35.045572" calcext:value-type="float">
            <text:p>35.045572</text:p>
          </table:table-cell>
          <table:table-cell table:formula="of:=([.C144]-[.C143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91" calcext:value-type="float">
            <text:p>91</text:p>
          </table:table-cell>
          <table:table-cell office:value-type="float" office:value="35.04593" calcext:value-type="float">
            <text:p>35.04593</text:p>
          </table:table-cell>
          <table:table-cell table:formula="of:=([.C145]-[.C144])" office:value-type="float" office:value="0.000357999999998526" calcext:value-type="float">
            <text:p>0.000357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35.04629" calcext:value-type="float">
            <text:p>35.04629</text:p>
          </table:table-cell>
          <table:table-cell table:formula="of:=([.C146]-[.C145])" office:value-type="float" office:value="0.000360000000000582" calcext:value-type="float">
            <text:p>0.000360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92" calcext:value-type="float">
            <text:p>92</text:p>
          </table:table-cell>
          <table:table-cell office:value-type="float" office:value="35.046645" calcext:value-type="float">
            <text:p>35.046645</text:p>
          </table:table-cell>
          <table:table-cell table:formula="of:=([.C147]-[.C146])" office:value-type="float" office:value="0.000354999999998995" calcext:value-type="float">
            <text:p>0.000354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35.047003" calcext:value-type="float">
            <text:p>35.047003</text:p>
          </table:table-cell>
          <table:table-cell table:formula="of:=([.C148]-[.C147])" office:value-type="float" office:value="0.000357999999998526" calcext:value-type="float">
            <text:p>0.000357999999999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93" calcext:value-type="float">
            <text:p>93</text:p>
          </table:table-cell>
          <table:table-cell office:value-type="float" office:value="35.047361" calcext:value-type="float">
            <text:p>35.047361</text:p>
          </table:table-cell>
          <table:table-cell table:formula="of:=([.C149]-[.C148])" office:value-type="float" office:value="0.000358000000005632" calcext:value-type="float">
            <text:p>0.00035800000000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35.047718" calcext:value-type="float">
            <text:p>35.047718</text:p>
          </table:table-cell>
          <table:table-cell table:formula="of:=([.C150]-[.C149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94" calcext:value-type="float">
            <text:p>94</text:p>
          </table:table-cell>
          <table:table-cell office:value-type="float" office:value="35.048077" calcext:value-type="float">
            <text:p>35.048077</text:p>
          </table:table-cell>
          <table:table-cell table:formula="of:=([.C151]-[.C150])" office:value-type="float" office:value="0.000358999999996001" calcext:value-type="float">
            <text:p>0.00035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35.048448" calcext:value-type="float">
            <text:p>35.048448</text:p>
          </table:table-cell>
          <table:table-cell table:formula="of:=([.C152]-[.C151])" office:value-type="float" office:value="0.000371000000001231" calcext:value-type="float">
            <text:p>0.000371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95" calcext:value-type="float">
            <text:p>95</text:p>
          </table:table-cell>
          <table:table-cell office:value-type="float" office:value="35.056212" calcext:value-type="float">
            <text:p>35.056212</text:p>
          </table:table-cell>
          <table:table-cell table:formula="of:=([.C153]-[.C152])" office:value-type="float" office:value="0.00776400000000166" calcext:value-type="float">
            <text:p>0.00776400000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35.05671" calcext:value-type="float">
            <text:p>35.05671</text:p>
          </table:table-cell>
          <table:table-cell table:formula="of:=([.C154]-[.C153])" office:value-type="float" office:value="0.000498000000000332" calcext:value-type="float">
            <text:p>0.0004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96" calcext:value-type="float">
            <text:p>96</text:p>
          </table:table-cell>
          <table:table-cell office:value-type="float" office:value="35.0571" calcext:value-type="float">
            <text:p>35.0571</text:p>
          </table:table-cell>
          <table:table-cell table:formula="of:=([.C155]-[.C154])" office:value-type="float" office:value="0.000389999999995894" calcext:value-type="float">
            <text:p>0.000389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35.05748" calcext:value-type="float">
            <text:p>35.05748</text:p>
          </table:table-cell>
          <table:table-cell table:formula="of:=([.C156]-[.C155])" office:value-type="float" office:value="0.000379999999999825" calcext:value-type="float">
            <text:p>0.0003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97" calcext:value-type="float">
            <text:p>97</text:p>
          </table:table-cell>
          <table:table-cell office:value-type="float" office:value="35.057856" calcext:value-type="float">
            <text:p>35.057856</text:p>
          </table:table-cell>
          <table:table-cell table:formula="of:=([.C157]-[.C156])" office:value-type="float" office:value="0.000376000000002819" calcext:value-type="float">
            <text:p>0.000376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35.058233" calcext:value-type="float">
            <text:p>35.058233</text:p>
          </table:table-cell>
          <table:table-cell table:formula="of:=([.C158]-[.C157])" office:value-type="float" office:value="0.000377000000000294" calcext:value-type="float">
            <text:p>0.000377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98" calcext:value-type="float">
            <text:p>98</text:p>
          </table:table-cell>
          <table:table-cell office:value-type="float" office:value="35.058609" calcext:value-type="float">
            <text:p>35.058609</text:p>
          </table:table-cell>
          <table:table-cell table:formula="of:=([.C159]-[.C158])" office:value-type="float" office:value="0.000375999999995713" calcext:value-type="float">
            <text:p>0.000375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35.059007" calcext:value-type="float">
            <text:p>35.059007</text:p>
          </table:table-cell>
          <table:table-cell table:formula="of:=([.C160]-[.C159])" office:value-type="float" office:value="0.000398000000004117" calcext:value-type="float">
            <text:p>0.00039800000000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99" calcext:value-type="float">
            <text:p>99</text:p>
          </table:table-cell>
          <table:table-cell office:value-type="float" office:value="35.059384" calcext:value-type="float">
            <text:p>35.059384</text:p>
          </table:table-cell>
          <table:table-cell table:formula="of:=([.C161]-[.C160])" office:value-type="float" office:value="0.000377000000000294" calcext:value-type="float">
            <text:p>0.000377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35.059769" calcext:value-type="float">
            <text:p>35.059769</text:p>
          </table:table-cell>
          <table:table-cell table:formula="of:=([.C162]-[.C161])" office:value-type="float" office:value="0.000385000000001412" calcext:value-type="float">
            <text:p>0.000385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5.060144" calcext:value-type="float">
            <text:p>35.060144</text:p>
          </table:table-cell>
          <table:table-cell table:formula="of:=([.C163]-[.C162])" office:value-type="float" office:value="0.000374999999998238" calcext:value-type="float">
            <text:p>0.000374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35.060517" calcext:value-type="float">
            <text:p>35.060517</text:p>
          </table:table-cell>
          <table:table-cell table:formula="of:=([.C164]-[.C163])" office:value-type="float" office:value="0.000372999999996182" calcext:value-type="float">
            <text:p>0.000372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office:value-type="float" office:value="101" calcext:value-type="float">
            <text:p>101</text:p>
          </table:table-cell>
          <table:table-cell office:value-type="float" office:value="35.06089" calcext:value-type="float">
            <text:p>35.06089</text:p>
          </table:table-cell>
          <table:table-cell table:formula="of:=([.C165]-[.C164])" office:value-type="float" office:value="0.000373000000003287" calcext:value-type="float">
            <text:p>0.000373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35.061266" calcext:value-type="float">
            <text:p>35.061266</text:p>
          </table:table-cell>
          <table:table-cell table:formula="of:=([.C166]-[.C165])" office:value-type="float" office:value="0.000376000000002819" calcext:value-type="float">
            <text:p>0.000376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float" office:value="102" calcext:value-type="float">
            <text:p>102</text:p>
          </table:table-cell>
          <table:table-cell office:value-type="float" office:value="35.06166" calcext:value-type="float">
            <text:p>35.06166</text:p>
          </table:table-cell>
          <table:table-cell table:formula="of:=([.C167]-[.C166])" office:value-type="float" office:value="0.000394000000000005" calcext:value-type="float">
            <text:p>0.000394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35.062029" calcext:value-type="float">
            <text:p>35.062029</text:p>
          </table:table-cell>
          <table:table-cell table:formula="of:=([.C168]-[.C167])" office:value-type="float" office:value="0.000368999999999176" calcext:value-type="float">
            <text:p>0.000368999999999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103" calcext:value-type="float">
            <text:p>103</text:p>
          </table:table-cell>
          <table:table-cell office:value-type="float" office:value="35.062387" calcext:value-type="float">
            <text:p>35.062387</text:p>
          </table:table-cell>
          <table:table-cell table:formula="of:=([.C169]-[.C168])" office:value-type="float" office:value="0.000357999999998526" calcext:value-type="float">
            <text:p>0.000357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5.062744" calcext:value-type="float">
            <text:p>35.062744</text:p>
          </table:table-cell>
          <table:table-cell table:formula="of:=([.C170]-[.C169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104" calcext:value-type="float">
            <text:p>104</text:p>
          </table:table-cell>
          <table:table-cell office:value-type="float" office:value="35.063165" calcext:value-type="float">
            <text:p>35.063165</text:p>
          </table:table-cell>
          <table:table-cell table:formula="of:=([.C171]-[.C170])" office:value-type="float" office:value="0.000420999999995786" calcext:value-type="float">
            <text:p>0.000420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35.063542" calcext:value-type="float">
            <text:p>35.063542</text:p>
          </table:table-cell>
          <table:table-cell table:formula="of:=([.C172]-[.C171])" office:value-type="float" office:value="0.000377000000000294" calcext:value-type="float">
            <text:p>0.000377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105" calcext:value-type="float">
            <text:p>105</text:p>
          </table:table-cell>
          <table:table-cell office:value-type="float" office:value="35.063902" calcext:value-type="float">
            <text:p>35.063902</text:p>
          </table:table-cell>
          <table:table-cell table:formula="of:=([.C173]-[.C172])" office:value-type="float" office:value="0.000360000000000582" calcext:value-type="float">
            <text:p>0.000360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35.06426" calcext:value-type="float">
            <text:p>35.06426</text:p>
          </table:table-cell>
          <table:table-cell table:formula="of:=([.C174]-[.C173])" office:value-type="float" office:value="0.000357999999998526" calcext:value-type="float">
            <text:p>0.000357999999999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106" calcext:value-type="float">
            <text:p>106</text:p>
          </table:table-cell>
          <table:table-cell office:value-type="float" office:value="35.064617" calcext:value-type="float">
            <text:p>35.064617</text:p>
          </table:table-cell>
          <table:table-cell table:formula="of:=([.C175]-[.C174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64" calcext:value-type="float">
            <text:p>64</text:p>
          </table:table-cell>
          <table:table-cell office:value-type="float" office:value="35.064977" calcext:value-type="float">
            <text:p>35.064977</text:p>
          </table:table-cell>
          <table:table-cell table:formula="of:=([.C176]-[.C175])" office:value-type="float" office:value="0.000360000000000582" calcext:value-type="float">
            <text:p>0.000360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107" calcext:value-type="float">
            <text:p>107</text:p>
          </table:table-cell>
          <table:table-cell office:value-type="float" office:value="35.065334" calcext:value-type="float">
            <text:p>35.065334</text:p>
          </table:table-cell>
          <table:table-cell table:formula="of:=([.C177]-[.C176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35.065691" calcext:value-type="float">
            <text:p>35.065691</text:p>
          </table:table-cell>
          <table:table-cell table:formula="of:=([.C178]-[.C177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35.066049" calcext:value-type="float">
            <text:p>35.066049</text:p>
          </table:table-cell>
          <table:table-cell table:formula="of:=([.C179]-[.C178])" office:value-type="float" office:value="0.000357999999998526" calcext:value-type="float">
            <text:p>0.000357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66" calcext:value-type="float">
            <text:p>66</text:p>
          </table:table-cell>
          <table:table-cell office:value-type="float" office:value="35.066405" calcext:value-type="float">
            <text:p>35.066405</text:p>
          </table:table-cell>
          <table:table-cell table:formula="of:=([.C180]-[.C179])" office:value-type="float" office:value="0.000356000000003576" calcext:value-type="float">
            <text:p>0.00035600000000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35.066763" calcext:value-type="float">
            <text:p>35.066763</text:p>
          </table:table-cell>
          <table:table-cell table:formula="of:=([.C181]-[.C180])" office:value-type="float" office:value="0.000357999999998526" calcext:value-type="float">
            <text:p>0.000357999999999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35.067119" calcext:value-type="float">
            <text:p>35.067119</text:p>
          </table:table-cell>
          <table:table-cell table:formula="of:=([.C182]-[.C181])" office:value-type="float" office:value="0.00035599999999647" calcext:value-type="float">
            <text:p>0.000355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4" office:value-type="float" office:value="109" calcext:value-type="float">
            <text:p>109</text:p>
          </table:table-cell>
          <table:table-cell office:value-type="float" office:value="35.067476" calcext:value-type="float">
            <text:p>35.067476</text:p>
          </table:table-cell>
          <table:table-cell table:formula="of:=([.C183]-[.C182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35.067835" calcext:value-type="float">
            <text:p>35.067835</text:p>
          </table:table-cell>
          <table:table-cell table:formula="of:=([.C184]-[.C183])" office:value-type="float" office:value="0.000359000000003107" calcext:value-type="float">
            <text:p>0.00035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35.068192" calcext:value-type="float">
            <text:p>35.068192</text:p>
          </table:table-cell>
          <table:table-cell table:formula="of:=([.C185]-[.C184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4" office:value-type="float" office:value="110" calcext:value-type="float">
            <text:p>110</text:p>
          </table:table-cell>
          <table:table-cell office:value-type="float" office:value="35.068548" calcext:value-type="float">
            <text:p>35.068548</text:p>
          </table:table-cell>
          <table:table-cell table:formula="of:=([.C186]-[.C185])" office:value-type="float" office:value="0.00035599999999647" calcext:value-type="float">
            <text:p>0.000355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35.068905" calcext:value-type="float">
            <text:p>35.068905</text:p>
          </table:table-cell>
          <table:table-cell table:formula="of:=([.C187]-[.C186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35.069261" calcext:value-type="float">
            <text:p>35.069261</text:p>
          </table:table-cell>
          <table:table-cell table:formula="of:=([.C188]-[.C187])" office:value-type="float" office:value="0.00035599999999647" calcext:value-type="float">
            <text:p>0.000355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4" office:value-type="float" office:value="112" calcext:value-type="float">
            <text:p>112</text:p>
          </table:table-cell>
          <table:table-cell office:value-type="float" office:value="35.06962" calcext:value-type="float">
            <text:p>35.06962</text:p>
          </table:table-cell>
          <table:table-cell table:formula="of:=([.C189]-[.C188])" office:value-type="float" office:value="0.000359000000003107" calcext:value-type="float">
            <text:p>0.00035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35.069978" calcext:value-type="float">
            <text:p>35.069978</text:p>
          </table:table-cell>
          <table:table-cell table:formula="of:=([.C190]-[.C189])" office:value-type="float" office:value="0.000357999999998526" calcext:value-type="float">
            <text:p>0.000357999999999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35.070337" calcext:value-type="float">
            <text:p>35.070337</text:p>
          </table:table-cell>
          <table:table-cell table:formula="of:=([.C191]-[.C190])" office:value-type="float" office:value="0.000359000000003107" calcext:value-type="float">
            <text:p>0.00035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35.070694" calcext:value-type="float">
            <text:p>35.070694</text:p>
          </table:table-cell>
          <table:table-cell table:formula="of:=([.C192]-[.C191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4" office:value-type="float" office:value="74" calcext:value-type="float">
            <text:p>74</text:p>
          </table:table-cell>
          <table:table-cell office:value-type="float" office:value="35.071052" calcext:value-type="float">
            <text:p>35.071052</text:p>
          </table:table-cell>
          <table:table-cell table:formula="of:=([.C193]-[.C192])" office:value-type="float" office:value="0.000357999999998526" calcext:value-type="float">
            <text:p>0.000357999999999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4" office:value-type="float" office:value="114" calcext:value-type="float">
            <text:p>114</text:p>
          </table:table-cell>
          <table:table-cell office:value-type="float" office:value="35.07141" calcext:value-type="float">
            <text:p>35.07141</text:p>
          </table:table-cell>
          <table:table-cell table:formula="of:=([.C194]-[.C193])" office:value-type="float" office:value="0.000357999999998526" calcext:value-type="float">
            <text:p>0.000357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35.071771" calcext:value-type="float">
            <text:p>35.071771</text:p>
          </table:table-cell>
          <table:table-cell table:formula="of:=([.C195]-[.C194])" office:value-type="float" office:value="0.000360999999998057" calcext:value-type="float">
            <text:p>0.000360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4" office:value-type="float" office:value="115" calcext:value-type="float">
            <text:p>115</text:p>
          </table:table-cell>
          <table:table-cell office:value-type="float" office:value="35.072126" calcext:value-type="float">
            <text:p>35.072126</text:p>
          </table:table-cell>
          <table:table-cell table:formula="of:=([.C196]-[.C195])" office:value-type="float" office:value="0.000354999999998995" calcext:value-type="float">
            <text:p>0.000354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35.072483" calcext:value-type="float">
            <text:p>35.072483</text:p>
          </table:table-cell>
          <table:table-cell table:formula="of:=([.C197]-[.C196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4" office:value-type="float" office:value="116" calcext:value-type="float">
            <text:p>116</text:p>
          </table:table-cell>
          <table:table-cell office:value-type="float" office:value="35.072881" calcext:value-type="float">
            <text:p>35.072881</text:p>
          </table:table-cell>
          <table:table-cell table:formula="of:=([.C198]-[.C197])" office:value-type="float" office:value="0.000398000000004117" calcext:value-type="float">
            <text:p>0.000398000000004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35.073243" calcext:value-type="float">
            <text:p>35.073243</text:p>
          </table:table-cell>
          <table:table-cell table:formula="of:=([.C199]-[.C198])" office:value-type="float" office:value="0.000361999999995533" calcext:value-type="float">
            <text:p>0.000361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4" office:value-type="float" office:value="117" calcext:value-type="float">
            <text:p>117</text:p>
          </table:table-cell>
          <table:table-cell office:value-type="float" office:value="35.0736" calcext:value-type="float">
            <text:p>35.0736</text:p>
          </table:table-cell>
          <table:table-cell table:formula="of:=([.C200]-[.C199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4" office:value-type="float" office:value="78" calcext:value-type="float">
            <text:p>78</text:p>
          </table:table-cell>
          <table:table-cell office:value-type="float" office:value="35.073956" calcext:value-type="float">
            <text:p>35.073956</text:p>
          </table:table-cell>
          <table:table-cell table:formula="of:=([.C201]-[.C200])" office:value-type="float" office:value="0.000356000000003576" calcext:value-type="float">
            <text:p>0.00035600000000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4" office:value-type="float" office:value="79" calcext:value-type="float">
            <text:p>79</text:p>
          </table:table-cell>
          <table:table-cell office:value-type="float" office:value="35.074313" calcext:value-type="float">
            <text:p>35.074313</text:p>
          </table:table-cell>
          <table:table-cell table:formula="of:=([.C202]-[.C201])" office:value-type="float" office:value="0.000356999999993945" calcext:value-type="float">
            <text:p>0.00035699999999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35.074768" calcext:value-type="float">
            <text:p>35.074768</text:p>
          </table:table-cell>
          <table:table-cell table:formula="of:=([.C203]-[.C202])" office:value-type="float" office:value="0.000455000000002315" calcext:value-type="float">
            <text:p>0.00045500000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5.075125" calcext:value-type="float">
            <text:p>35.075125</text:p>
          </table:table-cell>
          <table:table-cell table:formula="of:=([.C204]-[.C203])" office:value-type="float" office:value="0.000357000000001051" calcext:value-type="float">
            <text:p>0.000357000000001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5.075483" calcext:value-type="float">
            <text:p>35.075483</text:p>
          </table:table-cell>
          <table:table-cell table:formula="of:=([.C205]-[.C204])" office:value-type="float" office:value="0.000357999999998526" calcext:value-type="float">
            <text:p>0.000357999999999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4" office:value-type="float" office:value="119" calcext:value-type="float">
            <text:p>119</text:p>
          </table:table-cell>
          <table:table-cell office:value-type="float" office:value="35.075839" calcext:value-type="float">
            <text:p>35.075839</text:p>
          </table:table-cell>
          <table:table-cell table:formula="of:=([.C206]-[.C205])" office:value-type="float" office:value="0.000356000000003576" calcext:value-type="float">
            <text:p>0.000356000000004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35.0762" calcext:value-type="float">
            <text:p>35.0762</text:p>
          </table:table-cell>
          <table:table-cell table:formula="of:=([.C207]-[.C206])" office:value-type="float" office:value="0.000360999999998057" calcext:value-type="float">
            <text:p>0.000360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35.076556" calcext:value-type="float">
            <text:p>35.076556</text:p>
          </table:table-cell>
          <table:table-cell table:formula="of:=([.C208]-[.C207])" office:value-type="float" office:value="0.00035599999999647" calcext:value-type="float">
            <text:p>0.000355999999996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35.076913" calcext:value-type="float">
            <text:p>35.076913</text:p>
          </table:table-cell>
          <table:table-cell table:formula="of:=([.C209]-[.C208])" office:value-type="float" office:value="0.000357000000001051" calcext:value-type="float">
            <text:p>0.000357000000001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5.077268" calcext:value-type="float">
            <text:p>35.077268</text:p>
          </table:table-cell>
          <table:table-cell table:formula="of:=([.C210]-[.C209])" office:value-type="float" office:value="0.000354999999998995" calcext:value-type="float">
            <text:p>0.000354999999999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35.077627" calcext:value-type="float">
            <text:p>35.077627</text:p>
          </table:table-cell>
          <table:table-cell table:formula="of:=([.C211]-[.C210])" office:value-type="float" office:value="0.000359000000003107" calcext:value-type="float">
            <text:p>0.00035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35.077983" calcext:value-type="float">
            <text:p>35.077983</text:p>
          </table:table-cell>
          <table:table-cell table:formula="of:=([.C212]-[.C211])" office:value-type="float" office:value="0.000356000000003576" calcext:value-type="float">
            <text:p>0.000356000000004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35.078338" calcext:value-type="float">
            <text:p>35.078338</text:p>
          </table:table-cell>
          <table:table-cell table:formula="of:=([.C213]-[.C212])" office:value-type="float" office:value="0.000354999999998995" calcext:value-type="float">
            <text:p>0.000354999999999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35.078695" calcext:value-type="float">
            <text:p>35.078695</text:p>
          </table:table-cell>
          <table:table-cell table:formula="of:=([.C214]-[.C213])" office:value-type="float" office:value="0.000357000000001051" calcext:value-type="float">
            <text:p>0.000357000000001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35.079051" calcext:value-type="float">
            <text:p>35.079051</text:p>
          </table:table-cell>
          <table:table-cell table:formula="of:=([.C215]-[.C214])" office:value-type="float" office:value="0.00035599999999647" calcext:value-type="float">
            <text:p>0.000355999999996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5.079408" calcext:value-type="float">
            <text:p>35.079408</text:p>
          </table:table-cell>
          <table:table-cell table:formula="of:=([.C216]-[.C215])" office:value-type="float" office:value="0.000357000000001051" calcext:value-type="float">
            <text:p>0.000357000000001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35.079763" calcext:value-type="float">
            <text:p>35.079763</text:p>
          </table:table-cell>
          <table:table-cell table:formula="of:=([.C217]-[.C216])" office:value-type="float" office:value="0.000354999999998995" calcext:value-type="float">
            <text:p>0.000354999999999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5.080141" calcext:value-type="float">
            <text:p>35.080141</text:p>
          </table:table-cell>
          <table:table-cell table:formula="of:=([.C218]-[.C217])" office:value-type="float" office:value="0.000377999999997769" calcext:value-type="float">
            <text:p>0.000377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35.080502" calcext:value-type="float">
            <text:p>35.080502</text:p>
          </table:table-cell>
          <table:table-cell table:formula="of:=([.C219]-[.C218])" office:value-type="float" office:value="0.000361000000005163" calcext:value-type="float">
            <text:p>0.000361000000005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.080859" calcext:value-type="float">
            <text:p>35.080859</text:p>
          </table:table-cell>
          <table:table-cell table:formula="of:=([.C220]-[.C219])" office:value-type="float" office:value="0.000356999999993945" calcext:value-type="float">
            <text:p>0.000356999999994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35.081216" calcext:value-type="float">
            <text:p>35.081216</text:p>
          </table:table-cell>
          <table:table-cell table:formula="of:=([.C221]-[.C220])" office:value-type="float" office:value="0.000357000000001051" calcext:value-type="float">
            <text:p>0.000357000000001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5.081573" calcext:value-type="float">
            <text:p>35.081573</text:p>
          </table:table-cell>
          <table:table-cell table:formula="of:=([.C222]-[.C221])" office:value-type="float" office:value="0.000357000000001051" calcext:value-type="float">
            <text:p>0.000357000000001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35.081931" calcext:value-type="float">
            <text:p>35.081931</text:p>
          </table:table-cell>
          <table:table-cell table:formula="of:=([.C223]-[.C222])" office:value-type="float" office:value="0.000357999999998526" calcext:value-type="float">
            <text:p>0.000357999999999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5.082287" calcext:value-type="float">
            <text:p>35.082287</text:p>
          </table:table-cell>
          <table:table-cell table:formula="of:=([.C224]-[.C223])" office:value-type="float" office:value="0.000356000000003576" calcext:value-type="float">
            <text:p>0.000356000000004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35.082645" calcext:value-type="float">
            <text:p>35.082645</text:p>
          </table:table-cell>
          <table:table-cell table:formula="of:=([.C225]-[.C224])" office:value-type="float" office:value="0.000357999999998526" calcext:value-type="float">
            <text:p>0.000357999999999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35.083055" calcext:value-type="float">
            <text:p>35.083055</text:p>
          </table:table-cell>
          <table:table-cell table:formula="of:=([.C226]-[.C225])" office:value-type="float" office:value="0.000410000000002242" calcext:value-type="float">
            <text:p>0.000410000000002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35.083433" calcext:value-type="float">
            <text:p>35.083433</text:p>
          </table:table-cell>
          <table:table-cell table:formula="of:=([.C227]-[.C226])" office:value-type="float" office:value="0.000377999999997769" calcext:value-type="float">
            <text:p>0.000377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35.08382" calcext:value-type="float">
            <text:p>35.08382</text:p>
          </table:table-cell>
          <table:table-cell table:formula="of:=([.C228]-[.C227])" office:value-type="float" office:value="0.000387000000003468" calcext:value-type="float">
            <text:p>0.000387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35.084205" calcext:value-type="float">
            <text:p>35.084205</text:p>
          </table:table-cell>
          <table:table-cell table:formula="of:=([.C229]-[.C228])" office:value-type="float" office:value="0.000384999999994307" calcext:value-type="float">
            <text:p>0.000384999999994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35.084586" calcext:value-type="float">
            <text:p>35.084586</text:p>
          </table:table-cell>
          <table:table-cell table:formula="of:=([.C230]-[.C229])" office:value-type="float" office:value="0.000381000000004406" calcext:value-type="float">
            <text:p>0.000381000000004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35.084973" calcext:value-type="float">
            <text:p>35.084973</text:p>
          </table:table-cell>
          <table:table-cell table:formula="of:=([.C231]-[.C230])" office:value-type="float" office:value="0.000386999999996362" calcext:value-type="float">
            <text:p>0.000386999999996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35.085363" calcext:value-type="float">
            <text:p>35.085363</text:p>
          </table:table-cell>
          <table:table-cell table:formula="of:=([.C232]-[.C231])" office:value-type="float" office:value="0.000390000000002999" calcext:value-type="float">
            <text:p>0.000390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35.085753" calcext:value-type="float">
            <text:p>35.085753</text:p>
          </table:table-cell>
          <table:table-cell table:formula="of:=([.C233]-[.C232])" office:value-type="float" office:value="0.000389999999995894" calcext:value-type="float">
            <text:p>0.000389999999996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35.086143" calcext:value-type="float">
            <text:p>35.086143</text:p>
          </table:table-cell>
          <table:table-cell table:formula="of:=([.C234]-[.C233])" office:value-type="float" office:value="0.000390000000002999" calcext:value-type="float">
            <text:p>0.000390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35.08653" calcext:value-type="float">
            <text:p>35.08653</text:p>
          </table:table-cell>
          <table:table-cell table:formula="of:=([.C235]-[.C234])" office:value-type="float" office:value="0.000387000000003468" calcext:value-type="float">
            <text:p>0.000387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35.086922" calcext:value-type="float">
            <text:p>35.086922</text:p>
          </table:table-cell>
          <table:table-cell table:formula="of:=([.C236]-[.C235])" office:value-type="float" office:value="0.00039199999999795" calcext:value-type="float">
            <text:p>0.000391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35.087311" calcext:value-type="float">
            <text:p>35.087311</text:p>
          </table:table-cell>
          <table:table-cell table:formula="of:=([.C237]-[.C236])" office:value-type="float" office:value="0.000388999999998418" calcext:value-type="float">
            <text:p>0.000388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35.087713" calcext:value-type="float">
            <text:p>35.087713</text:p>
          </table:table-cell>
          <table:table-cell table:formula="of:=([.C238]-[.C237])" office:value-type="float" office:value="0.000402000000001124" calcext:value-type="float">
            <text:p>0.000402000000001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35.088104" calcext:value-type="float">
            <text:p>35.088104</text:p>
          </table:table-cell>
          <table:table-cell table:formula="of:=([.C239]-[.C238])" office:value-type="float" office:value="0.000391000000000474" calcext:value-type="float">
            <text:p>0.000391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35.088493" calcext:value-type="float">
            <text:p>35.088493</text:p>
          </table:table-cell>
          <table:table-cell table:formula="of:=([.C240]-[.C239])" office:value-type="float" office:value="0.000388999999998418" calcext:value-type="float">
            <text:p>0.000388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35.088881" calcext:value-type="float">
            <text:p>35.088881</text:p>
          </table:table-cell>
          <table:table-cell table:formula="of:=([.C241]-[.C240])" office:value-type="float" office:value="0.000388000000000943" calcext:value-type="float">
            <text:p>0.000388000000001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35.08927" calcext:value-type="float">
            <text:p>35.08927</text:p>
          </table:table-cell>
          <table:table-cell table:formula="of:=([.C242]-[.C241])" office:value-type="float" office:value="0.000388999999998418" calcext:value-type="float">
            <text:p>0.000388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35.089657" calcext:value-type="float">
            <text:p>35.089657</text:p>
          </table:table-cell>
          <table:table-cell table:formula="of:=([.C243]-[.C242])" office:value-type="float" office:value="0.000387000000003468" calcext:value-type="float">
            <text:p>0.000387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35.090047" calcext:value-type="float">
            <text:p>35.090047</text:p>
          </table:table-cell>
          <table:table-cell table:formula="of:=([.C244]-[.C243])" office:value-type="float" office:value="0.000389999999995894" calcext:value-type="float">
            <text:p>0.000389999999996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35.090433" calcext:value-type="float">
            <text:p>35.090433</text:p>
          </table:table-cell>
          <table:table-cell table:formula="of:=([.C245]-[.C244])" office:value-type="float" office:value="0.000385999999998887" calcext:value-type="float">
            <text:p>0.000385999999999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35.09082" calcext:value-type="float">
            <text:p>35.09082</text:p>
          </table:table-cell>
          <table:table-cell table:formula="of:=([.C246]-[.C245])" office:value-type="float" office:value="0.000387000000003468" calcext:value-type="float">
            <text:p>0.000387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35.091212" calcext:value-type="float">
            <text:p>35.091212</text:p>
          </table:table-cell>
          <table:table-cell table:formula="of:=([.C247]-[.C246])" office:value-type="float" office:value="0.00039199999999795" calcext:value-type="float">
            <text:p>0.000391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4" office:value-type="float" office:value="121" calcext:value-type="float">
            <text:p>121</text:p>
          </table:table-cell>
          <table:table-cell office:value-type="float" office:value="35.091607" calcext:value-type="float">
            <text:p>35.091607</text:p>
          </table:table-cell>
          <table:table-cell table:formula="of:=([.C248]-[.C247])" office:value-type="float" office:value="0.000395000000004586" calcext:value-type="float">
            <text:p>0.00039500000000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35.092002" calcext:value-type="float">
            <text:p>35.092002</text:p>
          </table:table-cell>
          <table:table-cell table:formula="of:=([.C249]-[.C248])" office:value-type="float" office:value="0.000394999999997481" calcext:value-type="float">
            <text:p>0.000394999999997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4" office:value-type="float" office:value="122" calcext:value-type="float">
            <text:p>122</text:p>
          </table:table-cell>
          <table:table-cell office:value-type="float" office:value="35.092389" calcext:value-type="float">
            <text:p>35.092389</text:p>
          </table:table-cell>
          <table:table-cell table:formula="of:=([.C250]-[.C249])" office:value-type="float" office:value="0.000386999999996362" calcext:value-type="float">
            <text:p>0.000386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4" office:value-type="float" office:value="83" calcext:value-type="float">
            <text:p>83</text:p>
          </table:table-cell>
          <table:table-cell office:value-type="float" office:value="35.092777" calcext:value-type="float">
            <text:p>35.092777</text:p>
          </table:table-cell>
          <table:table-cell table:formula="of:=([.C251]-[.C250])" office:value-type="float" office:value="0.000388000000000943" calcext:value-type="float">
            <text:p>0.000388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4" office:value-type="float" office:value="123" calcext:value-type="float">
            <text:p>123</text:p>
          </table:table-cell>
          <table:table-cell office:value-type="float" office:value="35.093283" calcext:value-type="float">
            <text:p>35.093283</text:p>
          </table:table-cell>
          <table:table-cell table:formula="of:=([.C252]-[.C251])" office:value-type="float" office:value="0.00050600000000145" calcext:value-type="float">
            <text:p>0.000506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35.093699" calcext:value-type="float">
            <text:p>35.093699</text:p>
          </table:table-cell>
          <table:table-cell table:formula="of:=([.C253]-[.C252])" office:value-type="float" office:value="0.000416000000001304" calcext:value-type="float">
            <text:p>0.000416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4" office:value-type="float" office:value="124" calcext:value-type="float">
            <text:p>124</text:p>
          </table:table-cell>
          <table:table-cell office:value-type="float" office:value="35.094074" calcext:value-type="float">
            <text:p>35.094074</text:p>
          </table:table-cell>
          <table:table-cell table:formula="of:=([.C254]-[.C253])" office:value-type="float" office:value="0.000374999999998238" calcext:value-type="float">
            <text:p>0.000374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4" office:value-type="float" office:value="125" calcext:value-type="float">
            <text:p>125</text:p>
          </table:table-cell>
          <table:table-cell office:value-type="float" office:value="35.094447" calcext:value-type="float">
            <text:p>35.094447</text:p>
          </table:table-cell>
          <table:table-cell table:formula="of:=([.C255]-[.C254])" office:value-type="float" office:value="0.000373000000003287" calcext:value-type="float">
            <text:p>0.000373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35.09482" calcext:value-type="float">
            <text:p>35.09482</text:p>
          </table:table-cell>
          <table:table-cell table:formula="of:=([.C256]-[.C255])" office:value-type="float" office:value="0.000372999999996182" calcext:value-type="float">
            <text:p>0.000372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35.09519" calcext:value-type="float">
            <text:p>35.09519</text:p>
          </table:table-cell>
          <table:table-cell table:formula="of:=([.C257]-[.C256])" office:value-type="float" office:value="0.000370000000003756" calcext:value-type="float">
            <text:p>0.000370000000004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4" office:value-type="float" office:value="126" calcext:value-type="float">
            <text:p>126</text:p>
          </table:table-cell>
          <table:table-cell office:value-type="float" office:value="35.095565" calcext:value-type="float">
            <text:p>35.095565</text:p>
          </table:table-cell>
          <table:table-cell table:formula="of:=([.C258]-[.C257])" office:value-type="float" office:value="0.000374999999998238" calcext:value-type="float">
            <text:p>0.000374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35.09594" calcext:value-type="float">
            <text:p>35.09594</text:p>
          </table:table-cell>
          <table:table-cell table:formula="of:=([.C259]-[.C258])" office:value-type="float" office:value="0.000374999999998238" calcext:value-type="float">
            <text:p>0.000374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35.096313" calcext:value-type="float">
            <text:p>35.096313</text:p>
          </table:table-cell>
          <table:table-cell table:formula="of:=([.C260]-[.C259])" office:value-type="float" office:value="0.000373000000003287" calcext:value-type="float">
            <text:p>0.000373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35.096693" calcext:value-type="float">
            <text:p>35.096693</text:p>
          </table:table-cell>
          <table:table-cell table:formula="of:=([.C261]-[.C260])" office:value-type="float" office:value="0.000379999999999825" calcext:value-type="float">
            <text:p>0.0003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35.097068" calcext:value-type="float">
            <text:p>35.097068</text:p>
          </table:table-cell>
          <table:table-cell table:formula="of:=([.C262]-[.C261])" office:value-type="float" office:value="0.000374999999998238" calcext:value-type="float">
            <text:p>0.000374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4" office:value-type="float" office:value="87" calcext:value-type="float">
            <text:p>87</text:p>
          </table:table-cell>
          <table:table-cell office:value-type="float" office:value="35.097439" calcext:value-type="float">
            <text:p>35.097439</text:p>
          </table:table-cell>
          <table:table-cell table:formula="of:=([.C263]-[.C262])" office:value-type="float" office:value="0.000371000000001231" calcext:value-type="float">
            <text:p>0.000371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35.097814" calcext:value-type="float">
            <text:p>35.097814</text:p>
          </table:table-cell>
          <table:table-cell table:formula="of:=([.C264]-[.C263])" office:value-type="float" office:value="0.000374999999998238" calcext:value-type="float">
            <text:p>0.000374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35.098188" calcext:value-type="float">
            <text:p>35.098188</text:p>
          </table:table-cell>
          <table:table-cell table:formula="of:=([.C265]-[.C264])" office:value-type="float" office:value="0.000374000000000763" calcext:value-type="float">
            <text:p>0.000374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35.09856" calcext:value-type="float">
            <text:p>35.09856</text:p>
          </table:table-cell>
          <table:table-cell table:formula="of:=([.C266]-[.C265])" office:value-type="float" office:value="0.000371999999998707" calcext:value-type="float">
            <text:p>0.000371999999999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4" office:value-type="float" office:value="89" calcext:value-type="float">
            <text:p>89</text:p>
          </table:table-cell>
          <table:table-cell office:value-type="float" office:value="35.098933" calcext:value-type="float">
            <text:p>35.098933</text:p>
          </table:table-cell>
          <table:table-cell table:formula="of:=([.C267]-[.C266])" office:value-type="float" office:value="0.000373000000003287" calcext:value-type="float">
            <text:p>0.000373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35.099308" calcext:value-type="float">
            <text:p>35.099308</text:p>
          </table:table-cell>
          <table:table-cell table:formula="of:=([.C268]-[.C267])" office:value-type="float" office:value="0.000374999999998238" calcext:value-type="float">
            <text:p>0.000374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35.099685" calcext:value-type="float">
            <text:p>35.099685</text:p>
          </table:table-cell>
          <table:table-cell table:formula="of:=([.C269]-[.C268])" office:value-type="float" office:value="0.000377000000000294" calcext:value-type="float">
            <text:p>0.000377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35.10006" calcext:value-type="float">
            <text:p>35.10006</text:p>
          </table:table-cell>
          <table:table-cell table:formula="of:=([.C270]-[.C269])" office:value-type="float" office:value="0.000374999999998238" calcext:value-type="float">
            <text:p>0.000374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4" office:value-type="float" office:value="91" calcext:value-type="float">
            <text:p>91</text:p>
          </table:table-cell>
          <table:table-cell office:value-type="float" office:value="35.100433" calcext:value-type="float">
            <text:p>35.100433</text:p>
          </table:table-cell>
          <table:table-cell table:formula="of:=([.C271]-[.C270])" office:value-type="float" office:value="0.000373000000003287" calcext:value-type="float">
            <text:p>0.000373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35.100806" calcext:value-type="float">
            <text:p>35.100806</text:p>
          </table:table-cell>
          <table:table-cell table:formula="of:=([.C272]-[.C271])" office:value-type="float" office:value="0.000372999999996182" calcext:value-type="float">
            <text:p>0.000372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35.101178" calcext:value-type="float">
            <text:p>35.101178</text:p>
          </table:table-cell>
          <table:table-cell table:formula="of:=([.C273]-[.C272])" office:value-type="float" office:value="0.000371999999998707" calcext:value-type="float">
            <text:p>0.000371999999999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4" office:value-type="float" office:value="92" calcext:value-type="float">
            <text:p>92</text:p>
          </table:table-cell>
          <table:table-cell office:value-type="float" office:value="35.101552" calcext:value-type="float">
            <text:p>35.101552</text:p>
          </table:table-cell>
          <table:table-cell table:formula="of:=([.C274]-[.C273])" office:value-type="float" office:value="0.000374000000000763" calcext:value-type="float">
            <text:p>0.000374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35.10193" calcext:value-type="float">
            <text:p>35.10193</text:p>
          </table:table-cell>
          <table:table-cell table:formula="of:=([.C275]-[.C274])" office:value-type="float" office:value="0.000378000000004874" calcext:value-type="float">
            <text:p>0.00037800000000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35.102303" calcext:value-type="float">
            <text:p>35.102303</text:p>
          </table:table-cell>
          <table:table-cell table:formula="of:=([.C276]-[.C275])" office:value-type="float" office:value="0.000372999999996182" calcext:value-type="float">
            <text:p>0.000372999999996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4" office:value-type="float" office:value="93" calcext:value-type="float">
            <text:p>93</text:p>
          </table:table-cell>
          <table:table-cell office:value-type="float" office:value="35.102676" calcext:value-type="float">
            <text:p>35.102676</text:p>
          </table:table-cell>
          <table:table-cell table:formula="of:=([.C277]-[.C276])" office:value-type="float" office:value="0.000373000000003287" calcext:value-type="float">
            <text:p>0.000373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35.103125" calcext:value-type="float">
            <text:p>35.103125</text:p>
          </table:table-cell>
          <table:table-cell table:formula="of:=([.C278]-[.C277])" office:value-type="float" office:value="0.000448999999996147" calcext:value-type="float">
            <text:p>0.00044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35.10356" calcext:value-type="float">
            <text:p>35.10356</text:p>
          </table:table-cell>
          <table:table-cell table:formula="of:=([.C279]-[.C278])" office:value-type="float" office:value="0.000435000000003072" calcext:value-type="float">
            <text:p>0.000435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4" office:value-type="float" office:value="94" calcext:value-type="float">
            <text:p>94</text:p>
          </table:table-cell>
          <table:table-cell office:value-type="float" office:value="35.103966" calcext:value-type="float">
            <text:p>35.103966</text:p>
          </table:table-cell>
          <table:table-cell table:formula="of:=([.C280]-[.C279])" office:value-type="float" office:value="0.00040599999999813" calcext:value-type="float">
            <text:p>0.000405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35.104332" calcext:value-type="float">
            <text:p>35.104332</text:p>
          </table:table-cell>
          <table:table-cell table:formula="of:=([.C281]-[.C280])" office:value-type="float" office:value="0.000365999999999644" calcext:value-type="float">
            <text:p>0.00036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35.104691" calcext:value-type="float">
            <text:p>35.104691</text:p>
          </table:table-cell>
          <table:table-cell table:formula="of:=([.C282]-[.C281])" office:value-type="float" office:value="0.000359000000003107" calcext:value-type="float">
            <text:p>0.00035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35.10505" calcext:value-type="float">
            <text:p>35.10505</text:p>
          </table:table-cell>
          <table:table-cell table:formula="of:=([.C283]-[.C282])" office:value-type="float" office:value="0.000358999999996001" calcext:value-type="float">
            <text:p>0.00035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4" office:value-type="float" office:value="95" calcext:value-type="float">
            <text:p>95</text:p>
          </table:table-cell>
          <table:table-cell office:value-type="float" office:value="35.105409" calcext:value-type="float">
            <text:p>35.105409</text:p>
          </table:table-cell>
          <table:table-cell table:formula="of:=([.C284]-[.C283])" office:value-type="float" office:value="0.000359000000003107" calcext:value-type="float">
            <text:p>0.00035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4" office:value-type="float" office:value="96" calcext:value-type="float">
            <text:p>96</text:p>
          </table:table-cell>
          <table:table-cell office:value-type="float" office:value="35.105765" calcext:value-type="float">
            <text:p>35.105765</text:p>
          </table:table-cell>
          <table:table-cell table:formula="of:=([.C285]-[.C284])" office:value-type="float" office:value="0.00035599999999647" calcext:value-type="float">
            <text:p>0.000355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35.106125" calcext:value-type="float">
            <text:p>35.106125</text:p>
          </table:table-cell>
          <table:table-cell table:formula="of:=([.C286]-[.C285])" office:value-type="float" office:value="0.000360000000000582" calcext:value-type="float">
            <text:p>0.000360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4" office:value-type="float" office:value="97" calcext:value-type="float">
            <text:p>97</text:p>
          </table:table-cell>
          <table:table-cell office:value-type="float" office:value="35.106482" calcext:value-type="float">
            <text:p>35.106482</text:p>
          </table:table-cell>
          <table:table-cell table:formula="of:=([.C287]-[.C286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35.10684" calcext:value-type="float">
            <text:p>35.10684</text:p>
          </table:table-cell>
          <table:table-cell table:formula="of:=([.C288]-[.C287])" office:value-type="float" office:value="0.000357999999998526" calcext:value-type="float">
            <text:p>0.000357999999999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4" office:value-type="float" office:value="134" calcext:value-type="float">
            <text:p>134</text:p>
          </table:table-cell>
          <table:table-cell office:value-type="float" office:value="35.107197" calcext:value-type="float">
            <text:p>35.107197</text:p>
          </table:table-cell>
          <table:table-cell table:formula="of:=([.C289]-[.C288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4" office:value-type="float" office:value="98" calcext:value-type="float">
            <text:p>98</text:p>
          </table:table-cell>
          <table:table-cell office:value-type="float" office:value="35.107558" calcext:value-type="float">
            <text:p>35.107558</text:p>
          </table:table-cell>
          <table:table-cell table:formula="of:=([.C290]-[.C289])" office:value-type="float" office:value="0.000360999999998057" calcext:value-type="float">
            <text:p>0.000360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4" office:value-type="float" office:value="135" calcext:value-type="float">
            <text:p>135</text:p>
          </table:table-cell>
          <table:table-cell office:value-type="float" office:value="35.107917" calcext:value-type="float">
            <text:p>35.107917</text:p>
          </table:table-cell>
          <table:table-cell table:formula="of:=([.C291]-[.C290])" office:value-type="float" office:value="0.000359000000003107" calcext:value-type="float">
            <text:p>0.00035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4" office:value-type="float" office:value="99" calcext:value-type="float">
            <text:p>99</text:p>
          </table:table-cell>
          <table:table-cell office:value-type="float" office:value="35.108277" calcext:value-type="float">
            <text:p>35.108277</text:p>
          </table:table-cell>
          <table:table-cell table:formula="of:=([.C292]-[.C291])" office:value-type="float" office:value="0.000360000000000582" calcext:value-type="float">
            <text:p>0.000360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35.108652" calcext:value-type="float">
            <text:p>35.108652</text:p>
          </table:table-cell>
          <table:table-cell table:formula="of:=([.C293]-[.C292])" office:value-type="float" office:value="0.000374999999998238" calcext:value-type="float">
            <text:p>0.000374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35.109043" calcext:value-type="float">
            <text:p>35.109043</text:p>
          </table:table-cell>
          <table:table-cell table:formula="of:=([.C294]-[.C293])" office:value-type="float" office:value="0.000391000000000474" calcext:value-type="float">
            <text:p>0.00039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5.109433" calcext:value-type="float">
            <text:p>35.109433</text:p>
          </table:table-cell>
          <table:table-cell table:formula="of:=([.C295]-[.C294])" office:value-type="float" office:value="0.000390000000002999" calcext:value-type="float">
            <text:p>0.000390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4" office:value-type="float" office:value="137" calcext:value-type="float">
            <text:p>137</text:p>
          </table:table-cell>
          <table:table-cell office:value-type="float" office:value="35.109801" calcext:value-type="float">
            <text:p>35.109801</text:p>
          </table:table-cell>
          <table:table-cell table:formula="of:=([.C296]-[.C295])" office:value-type="float" office:value="0.000367999999994595" calcext:value-type="float">
            <text:p>0.00036799999999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4" office:value-type="float" office:value="101" calcext:value-type="float">
            <text:p>101</text:p>
          </table:table-cell>
          <table:table-cell office:value-type="float" office:value="35.110161" calcext:value-type="float">
            <text:p>35.110161</text:p>
          </table:table-cell>
          <table:table-cell table:formula="of:=([.C297]-[.C296])" office:value-type="float" office:value="0.000360000000000582" calcext:value-type="float">
            <text:p>0.000360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35.110519" calcext:value-type="float">
            <text:p>35.110519</text:p>
          </table:table-cell>
          <table:table-cell table:formula="of:=([.C298]-[.C297])" office:value-type="float" office:value="0.000357999999998526" calcext:value-type="float">
            <text:p>0.000357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4" office:value-type="float" office:value="102" calcext:value-type="float">
            <text:p>102</text:p>
          </table:table-cell>
          <table:table-cell office:value-type="float" office:value="35.110877" calcext:value-type="float">
            <text:p>35.110877</text:p>
          </table:table-cell>
          <table:table-cell table:formula="of:=([.C299]-[.C298])" office:value-type="float" office:value="0.000358000000005632" calcext:value-type="float">
            <text:p>0.00035800000000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35.111246" calcext:value-type="float">
            <text:p>35.111246</text:p>
          </table:table-cell>
          <table:table-cell table:formula="of:=([.C300]-[.C299])" office:value-type="float" office:value="0.000368999999999176" calcext:value-type="float">
            <text:p>0.000368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4" office:value-type="float" office:value="103" calcext:value-type="float">
            <text:p>103</text:p>
          </table:table-cell>
          <table:table-cell office:value-type="float" office:value="35.111617" calcext:value-type="float">
            <text:p>35.111617</text:p>
          </table:table-cell>
          <table:table-cell table:formula="of:=([.C301]-[.C300])" office:value-type="float" office:value="0.000371000000001231" calcext:value-type="float">
            <text:p>0.000371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4" office:value-type="float" office:value="140" calcext:value-type="float">
            <text:p>140</text:p>
          </table:table-cell>
          <table:table-cell office:value-type="float" office:value="35.111992" calcext:value-type="float">
            <text:p>35.111992</text:p>
          </table:table-cell>
          <table:table-cell table:formula="of:=([.C302]-[.C301])" office:value-type="float" office:value="0.000374999999998238" calcext:value-type="float">
            <text:p>0.000374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4" office:value-type="float" office:value="104" calcext:value-type="float">
            <text:p>104</text:p>
          </table:table-cell>
          <table:table-cell office:value-type="float" office:value="35.112367" calcext:value-type="float">
            <text:p>35.112367</text:p>
          </table:table-cell>
          <table:table-cell table:formula="of:=([.C303]-[.C302])" office:value-type="float" office:value="0.000374999999998238" calcext:value-type="float">
            <text:p>0.000374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35.11274" calcext:value-type="float">
            <text:p>35.11274</text:p>
          </table:table-cell>
          <table:table-cell table:formula="of:=([.C304]-[.C303])" office:value-type="float" office:value="0.000373000000003287" calcext:value-type="float">
            <text:p>0.000373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4" office:value-type="float" office:value="105" calcext:value-type="float">
            <text:p>105</text:p>
          </table:table-cell>
          <table:table-cell office:value-type="float" office:value="35.1132" calcext:value-type="float">
            <text:p>35.1132</text:p>
          </table:table-cell>
          <table:table-cell table:formula="of:=([.C305]-[.C304])" office:value-type="float" office:value="0.000459999999996796" calcext:value-type="float">
            <text:p>0.000459999999997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4" office:value-type="float" office:value="142" calcext:value-type="float">
            <text:p>142</text:p>
          </table:table-cell>
          <table:table-cell office:value-type="float" office:value="35.113607" calcext:value-type="float">
            <text:p>35.113607</text:p>
          </table:table-cell>
          <table:table-cell table:formula="of:=([.C306]-[.C305])" office:value-type="float" office:value="0.000407000000002711" calcext:value-type="float">
            <text:p>0.000407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4" office:value-type="float" office:value="106" calcext:value-type="float">
            <text:p>106</text:p>
          </table:table-cell>
          <table:table-cell office:value-type="float" office:value="35.113988" calcext:value-type="float">
            <text:p>35.113988</text:p>
          </table:table-cell>
          <table:table-cell table:formula="of:=([.C307]-[.C306])" office:value-type="float" office:value="0.0003809999999973" calcext:value-type="float">
            <text:p>0.000380999999997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4" office:value-type="float" office:value="143" calcext:value-type="float">
            <text:p>143</text:p>
          </table:table-cell>
          <table:table-cell office:value-type="float" office:value="35.114365" calcext:value-type="float">
            <text:p>35.114365</text:p>
          </table:table-cell>
          <table:table-cell table:formula="of:=([.C308]-[.C307])" office:value-type="float" office:value="0.000377000000000294" calcext:value-type="float">
            <text:p>0.000377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4" office:value-type="float" office:value="107" calcext:value-type="float">
            <text:p>107</text:p>
          </table:table-cell>
          <table:table-cell office:value-type="float" office:value="35.114746" calcext:value-type="float">
            <text:p>35.114746</text:p>
          </table:table-cell>
          <table:table-cell table:formula="of:=([.C309]-[.C308])" office:value-type="float" office:value="0.0003809999999973" calcext:value-type="float">
            <text:p>0.000380999999997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4" office:value-type="float" office:value="144" calcext:value-type="float">
            <text:p>144</text:p>
          </table:table-cell>
          <table:table-cell office:value-type="float" office:value="35.115123" calcext:value-type="float">
            <text:p>35.115123</text:p>
          </table:table-cell>
          <table:table-cell table:formula="of:=([.C310]-[.C309])" office:value-type="float" office:value="0.000377000000000294" calcext:value-type="float">
            <text:p>0.000377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35.115501" calcext:value-type="float">
            <text:p>35.115501</text:p>
          </table:table-cell>
          <table:table-cell table:formula="of:=([.C311]-[.C310])" office:value-type="float" office:value="0.000378000000004874" calcext:value-type="float">
            <text:p>0.000378000000005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35.115883" calcext:value-type="float">
            <text:p>35.115883</text:p>
          </table:table-cell>
          <table:table-cell table:formula="of:=([.C312]-[.C311])" office:value-type="float" office:value="0.000381999999994775" calcext:value-type="float">
            <text:p>0.00038199999999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4" office:value-type="float" office:value="109" calcext:value-type="float">
            <text:p>109</text:p>
          </table:table-cell>
          <table:table-cell office:value-type="float" office:value="35.11626" calcext:value-type="float">
            <text:p>35.11626</text:p>
          </table:table-cell>
          <table:table-cell table:formula="of:=([.C313]-[.C312])" office:value-type="float" office:value="0.000377000000000294" calcext:value-type="float">
            <text:p>0.000377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4" office:value-type="float" office:value="146" calcext:value-type="float">
            <text:p>146</text:p>
          </table:table-cell>
          <table:table-cell office:value-type="float" office:value="35.116636" calcext:value-type="float">
            <text:p>35.116636</text:p>
          </table:table-cell>
          <table:table-cell table:formula="of:=([.C314]-[.C313])" office:value-type="float" office:value="0.000376000000002819" calcext:value-type="float">
            <text:p>0.000376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4" office:value-type="float" office:value="110" calcext:value-type="float">
            <text:p>110</text:p>
          </table:table-cell>
          <table:table-cell office:value-type="float" office:value="35.117013" calcext:value-type="float">
            <text:p>35.117013</text:p>
          </table:table-cell>
          <table:table-cell table:formula="of:=([.C315]-[.C314])" office:value-type="float" office:value="0.000377000000000294" calcext:value-type="float">
            <text:p>0.000377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4" office:value-type="float" office:value="147" calcext:value-type="float">
            <text:p>147</text:p>
          </table:table-cell>
          <table:table-cell office:value-type="float" office:value="35.117389" calcext:value-type="float">
            <text:p>35.117389</text:p>
          </table:table-cell>
          <table:table-cell table:formula="of:=([.C316]-[.C315])" office:value-type="float" office:value="0.000376000000002819" calcext:value-type="float">
            <text:p>0.000376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35.117762" calcext:value-type="float">
            <text:p>35.117762</text:p>
          </table:table-cell>
          <table:table-cell table:formula="of:=([.C317]-[.C316])" office:value-type="float" office:value="0.000372999999996182" calcext:value-type="float">
            <text:p>0.000372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35.11814" calcext:value-type="float">
            <text:p>35.11814</text:p>
          </table:table-cell>
          <table:table-cell table:formula="of:=([.C318]-[.C317])" office:value-type="float" office:value="0.000377999999997769" calcext:value-type="float">
            <text:p>0.000377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4" office:value-type="float" office:value="112" calcext:value-type="float">
            <text:p>112</text:p>
          </table:table-cell>
          <table:table-cell office:value-type="float" office:value="35.118516" calcext:value-type="float">
            <text:p>35.118516</text:p>
          </table:table-cell>
          <table:table-cell table:formula="of:=([.C319]-[.C318])" office:value-type="float" office:value="0.000376000000002819" calcext:value-type="float">
            <text:p>0.000376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35.118891" calcext:value-type="float">
            <text:p>35.118891</text:p>
          </table:table-cell>
          <table:table-cell table:formula="of:=([.C320]-[.C319])" office:value-type="float" office:value="0.000374999999998238" calcext:value-type="float">
            <text:p>0.000374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35.119279" calcext:value-type="float">
            <text:p>35.119279</text:p>
          </table:table-cell>
          <table:table-cell table:formula="of:=([.C321]-[.C320])" office:value-type="float" office:value="0.000388000000000943" calcext:value-type="float">
            <text:p>0.000388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35.119705" calcext:value-type="float">
            <text:p>35.119705</text:p>
          </table:table-cell>
          <table:table-cell table:formula="of:=([.C322]-[.C321])" office:value-type="float" office:value="0.000426000000004478" calcext:value-type="float">
            <text:p>0.000426000000004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4" office:value-type="float" office:value="114" calcext:value-type="float">
            <text:p>114</text:p>
          </table:table-cell>
          <table:table-cell office:value-type="float" office:value="35.120093" calcext:value-type="float">
            <text:p>35.120093</text:p>
          </table:table-cell>
          <table:table-cell table:formula="of:=([.C323]-[.C322])" office:value-type="float" office:value="0.000387999999993838" calcext:value-type="float">
            <text:p>0.00038799999999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35.120475" calcext:value-type="float">
            <text:p>35.120475</text:p>
          </table:table-cell>
          <table:table-cell table:formula="of:=([.C324]-[.C323])" office:value-type="float" office:value="0.000382000000001881" calcext:value-type="float">
            <text:p>0.00038200000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4" office:value-type="float" office:value="115" calcext:value-type="float">
            <text:p>115</text:p>
          </table:table-cell>
          <table:table-cell office:value-type="float" office:value="35.120856" calcext:value-type="float">
            <text:p>35.120856</text:p>
          </table:table-cell>
          <table:table-cell table:formula="of:=([.C325]-[.C324])" office:value-type="float" office:value="0.000381000000004406" calcext:value-type="float">
            <text:p>0.00038100000000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4" office:value-type="float" office:value="152" calcext:value-type="float">
            <text:p>152</text:p>
          </table:table-cell>
          <table:table-cell office:value-type="float" office:value="35.12124" calcext:value-type="float">
            <text:p>35.12124</text:p>
          </table:table-cell>
          <table:table-cell table:formula="of:=([.C326]-[.C325])" office:value-type="float" office:value="0.000383999999996831" calcext:value-type="float">
            <text:p>0.000383999999997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4" office:value-type="float" office:value="116" calcext:value-type="float">
            <text:p>116</text:p>
          </table:table-cell>
          <table:table-cell office:value-type="float" office:value="35.121624" calcext:value-type="float">
            <text:p>35.121624</text:p>
          </table:table-cell>
          <table:table-cell table:formula="of:=([.C327]-[.C326])" office:value-type="float" office:value="0.000383999999996831" calcext:value-type="float">
            <text:p>0.000383999999997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4" office:value-type="float" office:value="153" calcext:value-type="float">
            <text:p>153</text:p>
          </table:table-cell>
          <table:table-cell office:value-type="float" office:value="35.122008" calcext:value-type="float">
            <text:p>35.122008</text:p>
          </table:table-cell>
          <table:table-cell table:formula="of:=([.C328]-[.C327])" office:value-type="float" office:value="0.000384000000003937" calcext:value-type="float">
            <text:p>0.000384000000004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4" office:value-type="float" office:value="117" calcext:value-type="float">
            <text:p>117</text:p>
          </table:table-cell>
          <table:table-cell office:value-type="float" office:value="35.122395" calcext:value-type="float">
            <text:p>35.122395</text:p>
          </table:table-cell>
          <table:table-cell table:formula="of:=([.C329]-[.C328])" office:value-type="float" office:value="0.000386999999996362" calcext:value-type="float">
            <text:p>0.000386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4" office:value-type="float" office:value="154" calcext:value-type="float">
            <text:p>154</text:p>
          </table:table-cell>
          <table:table-cell office:value-type="float" office:value="35.122781" calcext:value-type="float">
            <text:p>35.122781</text:p>
          </table:table-cell>
          <table:table-cell table:formula="of:=([.C330]-[.C329])" office:value-type="float" office:value="0.000386000000005993" calcext:value-type="float">
            <text:p>0.00038600000000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35.123263" calcext:value-type="float">
            <text:p>35.123263</text:p>
          </table:table-cell>
          <table:table-cell table:formula="of:=([.C331]-[.C330])" office:value-type="float" office:value="0.000481999999998095" calcext:value-type="float">
            <text:p>0.000481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35.123677" calcext:value-type="float">
            <text:p>35.123677</text:p>
          </table:table-cell>
          <table:table-cell table:formula="of:=([.C332]-[.C331])" office:value-type="float" office:value="0.000413999999999248" calcext:value-type="float">
            <text:p>0.000413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4" office:value-type="float" office:value="119" calcext:value-type="float">
            <text:p>119</text:p>
          </table:table-cell>
          <table:table-cell office:value-type="float" office:value="35.124068" calcext:value-type="float">
            <text:p>35.124068</text:p>
          </table:table-cell>
          <table:table-cell table:formula="of:=([.C333]-[.C332])" office:value-type="float" office:value="0.000391000000000474" calcext:value-type="float">
            <text:p>0.00039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4" office:value-type="float" office:value="156" calcext:value-type="float">
            <text:p>156</text:p>
          </table:table-cell>
          <table:table-cell office:value-type="float" office:value="35.124454" calcext:value-type="float">
            <text:p>35.124454</text:p>
          </table:table-cell>
          <table:table-cell table:formula="of:=([.C334]-[.C333])" office:value-type="float" office:value="0.000385999999998887" calcext:value-type="float">
            <text:p>0.000385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35.124869" calcext:value-type="float">
            <text:p>35.124869</text:p>
          </table:table-cell>
          <table:table-cell table:formula="of:=([.C335]-[.C334])" office:value-type="float" office:value="0.000414999999996724" calcext:value-type="float">
            <text:p>0.000414999999997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4" office:value-type="float" office:value="157" calcext:value-type="float">
            <text:p>157</text:p>
          </table:table-cell>
          <table:table-cell office:value-type="float" office:value="35.125297" calcext:value-type="float">
            <text:p>35.125297</text:p>
          </table:table-cell>
          <table:table-cell table:formula="of:=([.C336]-[.C335])" office:value-type="float" office:value="0.000428000000006534" calcext:value-type="float">
            <text:p>0.000428000000007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4" office:value-type="float" office:value="121" calcext:value-type="float">
            <text:p>121</text:p>
          </table:table-cell>
          <table:table-cell office:value-type="float" office:value="35.125692" calcext:value-type="float">
            <text:p>35.125692</text:p>
          </table:table-cell>
          <table:table-cell table:formula="of:=([.C337]-[.C336])" office:value-type="float" office:value="0.000394999999997481" calcext:value-type="float">
            <text:p>0.000394999999997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35.125982" calcext:value-type="float">
            <text:p>35.125982</text:p>
          </table:table-cell>
          <table:table-cell table:formula="of:=([.C338]-[.C337])" office:value-type="float" office:value="0.000289999999999679" calcext:value-type="float">
            <text:p>0.0002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4" office:value-type="float" office:value="122" calcext:value-type="float">
            <text:p>122</text:p>
          </table:table-cell>
          <table:table-cell office:value-type="float" office:value="35.126186" calcext:value-type="float">
            <text:p>35.126186</text:p>
          </table:table-cell>
          <table:table-cell table:formula="of:=([.C339]-[.C338])" office:value-type="float" office:value="0.00020399999999654" calcext:value-type="float">
            <text:p>0.000203999999997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4" office:value-type="float" office:value="159" calcext:value-type="float">
            <text:p>159</text:p>
          </table:table-cell>
          <table:table-cell office:value-type="float" office:value="35.126402" calcext:value-type="float">
            <text:p>35.126402</text:p>
          </table:table-cell>
          <table:table-cell table:formula="of:=([.C340]-[.C339])" office:value-type="float" office:value="0.00021600000000177" calcext:value-type="float">
            <text:p>0.00021600000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4" office:value-type="float" office:value="123" calcext:value-type="float">
            <text:p>123</text:p>
          </table:table-cell>
          <table:table-cell office:value-type="float" office:value="35.126607" calcext:value-type="float">
            <text:p>35.126607</text:p>
          </table:table-cell>
          <table:table-cell table:formula="of:=([.C341]-[.C340])" office:value-type="float" office:value="0.000205000000001121" calcext:value-type="float">
            <text:p>0.000205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35.126812" calcext:value-type="float">
            <text:p>35.126812</text:p>
          </table:table-cell>
          <table:table-cell table:formula="of:=([.C342]-[.C341])" office:value-type="float" office:value="0.000205000000001121" calcext:value-type="float">
            <text:p>0.000205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4" office:value-type="float" office:value="124" calcext:value-type="float">
            <text:p>124</text:p>
          </table:table-cell>
          <table:table-cell office:value-type="float" office:value="35.127013" calcext:value-type="float">
            <text:p>35.127013</text:p>
          </table:table-cell>
          <table:table-cell table:formula="of:=([.C343]-[.C342])" office:value-type="float" office:value="0.000200999999997009" calcext:value-type="float">
            <text:p>0.000200999999997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35.127213" calcext:value-type="float">
            <text:p>35.127213</text:p>
          </table:table-cell>
          <table:table-cell table:formula="of:=([.C344]-[.C343])" office:value-type="float" office:value="0.000199999999999534" calcext:value-type="float">
            <text:p>0.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4" office:value-type="float" office:value="125" calcext:value-type="float">
            <text:p>125</text:p>
          </table:table-cell>
          <table:table-cell office:value-type="float" office:value="35.127418" calcext:value-type="float">
            <text:p>35.127418</text:p>
          </table:table-cell>
          <table:table-cell table:formula="of:=([.C345]-[.C344])" office:value-type="float" office:value="0.000205000000001121" calcext:value-type="float">
            <text:p>0.000205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4" office:value-type="float" office:value="162" calcext:value-type="float">
            <text:p>162</text:p>
          </table:table-cell>
          <table:table-cell office:value-type="float" office:value="35.127623" calcext:value-type="float">
            <text:p>35.127623</text:p>
          </table:table-cell>
          <table:table-cell table:formula="of:=([.C346]-[.C345])" office:value-type="float" office:value="0.000205000000001121" calcext:value-type="float">
            <text:p>0.000205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4" office:value-type="float" office:value="126" calcext:value-type="float">
            <text:p>126</text:p>
          </table:table-cell>
          <table:table-cell office:value-type="float" office:value="35.127825" calcext:value-type="float">
            <text:p>35.127825</text:p>
          </table:table-cell>
          <table:table-cell table:formula="of:=([.C347]-[.C346])" office:value-type="float" office:value="0.00020200000000159" calcext:value-type="float">
            <text:p>0.000202000000002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4" office:value-type="float" office:value="163" calcext:value-type="float">
            <text:p>163</text:p>
          </table:table-cell>
          <table:table-cell office:value-type="float" office:value="35.12802" calcext:value-type="float">
            <text:p>35.12802</text:p>
          </table:table-cell>
          <table:table-cell table:formula="of:=([.C348]-[.C347])" office:value-type="float" office:value="0.000194999999997947" calcext:value-type="float">
            <text:p>0.000194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35.128212" calcext:value-type="float">
            <text:p>35.128212</text:p>
          </table:table-cell>
          <table:table-cell table:formula="of:=([.C349]-[.C348])" office:value-type="float" office:value="0.000191999999998416" calcext:value-type="float">
            <text:p>0.000191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35.128403" calcext:value-type="float">
            <text:p>35.128403</text:p>
          </table:table-cell>
          <table:table-cell table:formula="of:=([.C350]-[.C349])" office:value-type="float" office:value="0.00019100000000094" calcext:value-type="float">
            <text:p>0.000191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35.128596" calcext:value-type="float">
            <text:p>35.128596</text:p>
          </table:table-cell>
          <table:table-cell table:formula="of:=([.C351]-[.C350])" office:value-type="float" office:value="0.000193000000002996" calcext:value-type="float">
            <text:p>0.000193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4" office:value-type="float" office:value="165" calcext:value-type="float">
            <text:p>165</text:p>
          </table:table-cell>
          <table:table-cell office:value-type="float" office:value="35.128788" calcext:value-type="float">
            <text:p>35.128788</text:p>
          </table:table-cell>
          <table:table-cell table:formula="of:=([.C352]-[.C351])" office:value-type="float" office:value="0.000191999999998416" calcext:value-type="float">
            <text:p>0.000191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35.128984" calcext:value-type="float">
            <text:p>35.128984</text:p>
          </table:table-cell>
          <table:table-cell table:formula="of:=([.C353]-[.C352])" office:value-type="float" office:value="0.000196000000002528" calcext:value-type="float">
            <text:p>0.000196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35.129186" calcext:value-type="float">
            <text:p>35.129186</text:p>
          </table:table-cell>
          <table:table-cell table:formula="of:=([.C354]-[.C353])" office:value-type="float" office:value="0.000201999999994484" calcext:value-type="float">
            <text:p>0.000201999999994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35.129383" calcext:value-type="float">
            <text:p>35.129383</text:p>
          </table:table-cell>
          <table:table-cell table:formula="of:=([.C355]-[.C354])" office:value-type="float" office:value="0.000197000000000003" calcext:value-type="float">
            <text:p>0.000197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4" office:value-type="float" office:value="167" calcext:value-type="float">
            <text:p>167</text:p>
          </table:table-cell>
          <table:table-cell office:value-type="float" office:value="35.129567" calcext:value-type="float">
            <text:p>35.129567</text:p>
          </table:table-cell>
          <table:table-cell table:formula="of:=([.C356]-[.C355])" office:value-type="float" office:value="0.000184000000004403" calcext:value-type="float">
            <text:p>0.000184000000004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35.129745" calcext:value-type="float">
            <text:p>35.129745</text:p>
          </table:table-cell>
          <table:table-cell table:formula="of:=([.C357]-[.C356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4" office:value-type="float" office:value="168" calcext:value-type="float">
            <text:p>168</text:p>
          </table:table-cell>
          <table:table-cell office:value-type="float" office:value="35.129923" calcext:value-type="float">
            <text:p>35.129923</text:p>
          </table:table-cell>
          <table:table-cell table:formula="of:=([.C358]-[.C357])" office:value-type="float" office:value="0.000177999999998235" calcext:value-type="float">
            <text:p>0.000177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35.130102" calcext:value-type="float">
            <text:p>35.130102</text:p>
          </table:table-cell>
          <table:table-cell table:formula="of:=([.C359]-[.C358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4" office:value-type="float" office:value="169" calcext:value-type="float">
            <text:p>169</text:p>
          </table:table-cell>
          <table:table-cell office:value-type="float" office:value="35.130282" calcext:value-type="float">
            <text:p>35.130282</text:p>
          </table:table-cell>
          <table:table-cell table:formula="of:=([.C360]-[.C359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35.13046" calcext:value-type="float">
            <text:p>35.13046</text:p>
          </table:table-cell>
          <table:table-cell table:formula="of:=([.C361]-[.C360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5.130639" calcext:value-type="float">
            <text:p>35.130639</text:p>
          </table:table-cell>
          <table:table-cell table:formula="of:=([.C362]-[.C361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4" office:value-type="float" office:value="134" calcext:value-type="float">
            <text:p>134</text:p>
          </table:table-cell>
          <table:table-cell office:value-type="float" office:value="35.130818" calcext:value-type="float">
            <text:p>35.130818</text:p>
          </table:table-cell>
          <table:table-cell table:formula="of:=([.C363]-[.C362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4" office:value-type="float" office:value="171" calcext:value-type="float">
            <text:p>171</text:p>
          </table:table-cell>
          <table:table-cell office:value-type="float" office:value="35.130996" calcext:value-type="float">
            <text:p>35.130996</text:p>
          </table:table-cell>
          <table:table-cell table:formula="of:=([.C364]-[.C363])" office:value-type="float" office:value="0.000178000000005341" calcext:value-type="float">
            <text:p>0.00017800000000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4" office:value-type="float" office:value="135" calcext:value-type="float">
            <text:p>135</text:p>
          </table:table-cell>
          <table:table-cell office:value-type="float" office:value="35.131175" calcext:value-type="float">
            <text:p>35.131175</text:p>
          </table:table-cell>
          <table:table-cell table:formula="of:=([.C365]-[.C364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4" office:value-type="float" office:value="172" calcext:value-type="float">
            <text:p>172</text:p>
          </table:table-cell>
          <table:table-cell office:value-type="float" office:value="35.131355" calcext:value-type="float">
            <text:p>35.131355</text:p>
          </table:table-cell>
          <table:table-cell table:formula="of:=([.C366]-[.C365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35.131534" calcext:value-type="float">
            <text:p>35.131534</text:p>
          </table:table-cell>
          <table:table-cell table:formula="of:=([.C367]-[.C366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4" office:value-type="float" office:value="173" calcext:value-type="float">
            <text:p>173</text:p>
          </table:table-cell>
          <table:table-cell office:value-type="float" office:value="35.131713" calcext:value-type="float">
            <text:p>35.131713</text:p>
          </table:table-cell>
          <table:table-cell table:formula="of:=([.C368]-[.C367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4" office:value-type="float" office:value="137" calcext:value-type="float">
            <text:p>137</text:p>
          </table:table-cell>
          <table:table-cell office:value-type="float" office:value="35.131892" calcext:value-type="float">
            <text:p>35.131892</text:p>
          </table:table-cell>
          <table:table-cell table:formula="of:=([.C369]-[.C368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35.132071" calcext:value-type="float">
            <text:p>35.132071</text:p>
          </table:table-cell>
          <table:table-cell table:formula="of:=([.C370]-[.C369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35.13225" calcext:value-type="float">
            <text:p>35.13225</text:p>
          </table:table-cell>
          <table:table-cell table:formula="of:=([.C371]-[.C370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4" office:value-type="float" office:value="175" calcext:value-type="float">
            <text:p>175</text:p>
          </table:table-cell>
          <table:table-cell office:value-type="float" office:value="35.132428" calcext:value-type="float">
            <text:p>35.132428</text:p>
          </table:table-cell>
          <table:table-cell table:formula="of:=([.C372]-[.C371])" office:value-type="float" office:value="0.000177999999998235" calcext:value-type="float">
            <text:p>0.000177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35.132607" calcext:value-type="float">
            <text:p>35.132607</text:p>
          </table:table-cell>
          <table:table-cell table:formula="of:=([.C373]-[.C372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35.132796" calcext:value-type="float">
            <text:p>35.132796</text:p>
          </table:table-cell>
          <table:table-cell table:formula="of:=([.C374]-[.C373])" office:value-type="float" office:value="0.000188999999998885" calcext:value-type="float">
            <text:p>0.000188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4" office:value-type="float" office:value="140" calcext:value-type="float">
            <text:p>140</text:p>
          </table:table-cell>
          <table:table-cell office:value-type="float" office:value="35.133033" calcext:value-type="float">
            <text:p>35.133033</text:p>
          </table:table-cell>
          <table:table-cell table:formula="of:=([.C375]-[.C374])" office:value-type="float" office:value="0.000236999999998488" calcext:value-type="float">
            <text:p>0.000236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4" office:value-type="float" office:value="177" calcext:value-type="float">
            <text:p>177</text:p>
          </table:table-cell>
          <table:table-cell office:value-type="float" office:value="35.13324" calcext:value-type="float">
            <text:p>35.13324</text:p>
          </table:table-cell>
          <table:table-cell table:formula="of:=([.C376]-[.C375])" office:value-type="float" office:value="0.000207000000003177" calcext:value-type="float">
            <text:p>0.000207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35.133436" calcext:value-type="float">
            <text:p>35.133436</text:p>
          </table:table-cell>
          <table:table-cell table:formula="of:=([.C377]-[.C376])" office:value-type="float" office:value="0.000196000000002528" calcext:value-type="float">
            <text:p>0.000196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35.133631" calcext:value-type="float">
            <text:p>35.133631</text:p>
          </table:table-cell>
          <table:table-cell table:formula="of:=([.C378]-[.C377])" office:value-type="float" office:value="0.000194999999997947" calcext:value-type="float">
            <text:p>0.000194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4" office:value-type="float" office:value="142" calcext:value-type="float">
            <text:p>142</text:p>
          </table:table-cell>
          <table:table-cell office:value-type="float" office:value="35.133823" calcext:value-type="float">
            <text:p>35.133823</text:p>
          </table:table-cell>
          <table:table-cell table:formula="of:=([.C379]-[.C378])" office:value-type="float" office:value="0.000191999999998416" calcext:value-type="float">
            <text:p>0.000191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4" office:value-type="float" office:value="179" calcext:value-type="float">
            <text:p>179</text:p>
          </table:table-cell>
          <table:table-cell office:value-type="float" office:value="35.134015" calcext:value-type="float">
            <text:p>35.134015</text:p>
          </table:table-cell>
          <table:table-cell table:formula="of:=([.C380]-[.C379])" office:value-type="float" office:value="0.000191999999998416" calcext:value-type="float">
            <text:p>0.000191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4" office:value-type="float" office:value="143" calcext:value-type="float">
            <text:p>143</text:p>
          </table:table-cell>
          <table:table-cell office:value-type="float" office:value="35.134208" calcext:value-type="float">
            <text:p>35.134208</text:p>
          </table:table-cell>
          <table:table-cell table:formula="of:=([.C381]-[.C380])" office:value-type="float" office:value="0.000193000000002996" calcext:value-type="float">
            <text:p>0.000193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4" office:value-type="float" office:value="180" calcext:value-type="float">
            <text:p>180</text:p>
          </table:table-cell>
          <table:table-cell office:value-type="float" office:value="35.134399" calcext:value-type="float">
            <text:p>35.134399</text:p>
          </table:table-cell>
          <table:table-cell table:formula="of:=([.C382]-[.C381])" office:value-type="float" office:value="0.00019100000000094" calcext:value-type="float">
            <text:p>0.000191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4" office:value-type="float" office:value="144" calcext:value-type="float">
            <text:p>144</text:p>
          </table:table-cell>
          <table:table-cell office:value-type="float" office:value="35.13459" calcext:value-type="float">
            <text:p>35.13459</text:p>
          </table:table-cell>
          <table:table-cell table:formula="of:=([.C383]-[.C382])" office:value-type="float" office:value="0.00019100000000094" calcext:value-type="float">
            <text:p>0.000191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35.134782" calcext:value-type="float">
            <text:p>35.134782</text:p>
          </table:table-cell>
          <table:table-cell table:formula="of:=([.C384]-[.C383])" office:value-type="float" office:value="0.000191999999998416" calcext:value-type="float">
            <text:p>0.000191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35.134974" calcext:value-type="float">
            <text:p>35.134974</text:p>
          </table:table-cell>
          <table:table-cell table:formula="of:=([.C385]-[.C384])" office:value-type="float" office:value="0.000191999999998416" calcext:value-type="float">
            <text:p>0.000191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4" office:value-type="float" office:value="182" calcext:value-type="float">
            <text:p>182</text:p>
          </table:table-cell>
          <table:table-cell office:value-type="float" office:value="35.135168" calcext:value-type="float">
            <text:p>35.135168</text:p>
          </table:table-cell>
          <table:table-cell table:formula="of:=([.C386]-[.C385])" office:value-type="float" office:value="0.000194000000000472" calcext:value-type="float">
            <text:p>0.000194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4" office:value-type="float" office:value="146" calcext:value-type="float">
            <text:p>146</text:p>
          </table:table-cell>
          <table:table-cell office:value-type="float" office:value="35.135362" calcext:value-type="float">
            <text:p>35.135362</text:p>
          </table:table-cell>
          <table:table-cell table:formula="of:=([.C387]-[.C386])" office:value-type="float" office:value="0.000194000000000472" calcext:value-type="float">
            <text:p>0.00019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4" office:value-type="float" office:value="183" calcext:value-type="float">
            <text:p>183</text:p>
          </table:table-cell>
          <table:table-cell office:value-type="float" office:value="35.135557" calcext:value-type="float">
            <text:p>35.135557</text:p>
          </table:table-cell>
          <table:table-cell table:formula="of:=([.C388]-[.C387])" office:value-type="float" office:value="0.000194999999997947" calcext:value-type="float">
            <text:p>0.000194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4" office:value-type="float" office:value="147" calcext:value-type="float">
            <text:p>147</text:p>
          </table:table-cell>
          <table:table-cell office:value-type="float" office:value="35.135748" calcext:value-type="float">
            <text:p>35.135748</text:p>
          </table:table-cell>
          <table:table-cell table:formula="of:=([.C389]-[.C388])" office:value-type="float" office:value="0.00019100000000094" calcext:value-type="float">
            <text:p>0.000191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35.13594" calcext:value-type="float">
            <text:p>35.13594</text:p>
          </table:table-cell>
          <table:table-cell table:formula="of:=([.C390]-[.C389])" office:value-type="float" office:value="0.000191999999998416" calcext:value-type="float">
            <text:p>0.000191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4" office:value-type="float" office:value="184" calcext:value-type="float">
            <text:p>184</text:p>
          </table:table-cell>
          <table:table-cell office:value-type="float" office:value="35.136134" calcext:value-type="float">
            <text:p>35.136134</text:p>
          </table:table-cell>
          <table:table-cell table:formula="of:=([.C391]-[.C390])" office:value-type="float" office:value="0.000194000000000472" calcext:value-type="float">
            <text:p>0.000194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35.136327" calcext:value-type="float">
            <text:p>35.136327</text:p>
          </table:table-cell>
          <table:table-cell table:formula="of:=([.C392]-[.C391])" office:value-type="float" office:value="0.000193000000002996" calcext:value-type="float">
            <text:p>0.000193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35.136519" calcext:value-type="float">
            <text:p>35.136519</text:p>
          </table:table-cell>
          <table:table-cell table:formula="of:=([.C393]-[.C392])" office:value-type="float" office:value="0.000191999999998416" calcext:value-type="float">
            <text:p>0.000191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4" office:value-type="float" office:value="185" calcext:value-type="float">
            <text:p>185</text:p>
          </table:table-cell>
          <table:table-cell office:value-type="float" office:value="35.136713" calcext:value-type="float">
            <text:p>35.136713</text:p>
          </table:table-cell>
          <table:table-cell table:formula="of:=([.C394]-[.C393])" office:value-type="float" office:value="0.000194000000000472" calcext:value-type="float">
            <text:p>0.000194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35.136907" calcext:value-type="float">
            <text:p>35.136907</text:p>
          </table:table-cell>
          <table:table-cell table:formula="of:=([.C395]-[.C394])" office:value-type="float" office:value="0.000194000000000472" calcext:value-type="float">
            <text:p>0.00019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35.137101" calcext:value-type="float">
            <text:p>35.137101</text:p>
          </table:table-cell>
          <table:table-cell table:formula="of:=([.C396]-[.C395])" office:value-type="float" office:value="0.000194000000000472" calcext:value-type="float">
            <text:p>0.000194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35.137294" calcext:value-type="float">
            <text:p>35.137294</text:p>
          </table:table-cell>
          <table:table-cell table:formula="of:=([.C397]-[.C396])" office:value-type="float" office:value="0.000192999999995891" calcext:value-type="float">
            <text:p>0.000192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35.137485" calcext:value-type="float">
            <text:p>35.137485</text:p>
          </table:table-cell>
          <table:table-cell table:formula="of:=([.C398]-[.C397])" office:value-type="float" office:value="0.00019100000000094" calcext:value-type="float">
            <text:p>0.000191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4" office:value-type="float" office:value="187" calcext:value-type="float">
            <text:p>187</text:p>
          </table:table-cell>
          <table:table-cell office:value-type="float" office:value="35.137678" calcext:value-type="float">
            <text:p>35.137678</text:p>
          </table:table-cell>
          <table:table-cell table:formula="of:=([.C399]-[.C398])" office:value-type="float" office:value="0.000193000000002996" calcext:value-type="float">
            <text:p>0.000193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35.137873" calcext:value-type="float">
            <text:p>35.137873</text:p>
          </table:table-cell>
          <table:table-cell table:formula="of:=([.C400]-[.C399])" office:value-type="float" office:value="0.000194999999997947" calcext:value-type="float">
            <text:p>0.000194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35.138066" calcext:value-type="float">
            <text:p>35.138066</text:p>
          </table:table-cell>
          <table:table-cell table:formula="of:=([.C401]-[.C400])" office:value-type="float" office:value="0.000193000000002996" calcext:value-type="float">
            <text:p>0.000193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35.138261" calcext:value-type="float">
            <text:p>35.138261</text:p>
          </table:table-cell>
          <table:table-cell table:formula="of:=([.C402]-[.C401])" office:value-type="float" office:value="0.000194999999997947" calcext:value-type="float">
            <text:p>0.000194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4" office:value-type="float" office:value="152" calcext:value-type="float">
            <text:p>152</text:p>
          </table:table-cell>
          <table:table-cell office:value-type="float" office:value="35.138454" calcext:value-type="float">
            <text:p>35.138454</text:p>
          </table:table-cell>
          <table:table-cell table:formula="of:=([.C403]-[.C402])" office:value-type="float" office:value="0.000193000000002996" calcext:value-type="float">
            <text:p>0.000193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35.138705" calcext:value-type="float">
            <text:p>35.138705</text:p>
          </table:table-cell>
          <table:table-cell table:formula="of:=([.C404]-[.C403])" office:value-type="float" office:value="0.000250999999998669" calcext:value-type="float">
            <text:p>0.000250999999999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4" office:value-type="float" office:value="188" calcext:value-type="float">
            <text:p>188</text:p>
          </table:table-cell>
          <table:table-cell office:value-type="float" office:value="35.1389" calcext:value-type="float">
            <text:p>35.1389</text:p>
          </table:table-cell>
          <table:table-cell table:formula="of:=([.C405]-[.C404])" office:value-type="float" office:value="0.000194999999997947" calcext:value-type="float">
            <text:p>0.000194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4" office:value-type="float" office:value="153" calcext:value-type="float">
            <text:p>153</text:p>
          </table:table-cell>
          <table:table-cell office:value-type="float" office:value="35.139093" calcext:value-type="float">
            <text:p>35.139093</text:p>
          </table:table-cell>
          <table:table-cell table:formula="of:=([.C406]-[.C405])" office:value-type="float" office:value="0.000193000000002996" calcext:value-type="float">
            <text:p>0.000193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35.139286" calcext:value-type="float">
            <text:p>35.139286</text:p>
          </table:table-cell>
          <table:table-cell table:formula="of:=([.C407]-[.C406])" office:value-type="float" office:value="0.000192999999995891" calcext:value-type="float">
            <text:p>0.000192999999996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4" office:value-type="float" office:value="154" calcext:value-type="float">
            <text:p>154</text:p>
          </table:table-cell>
          <table:table-cell office:value-type="float" office:value="35.139486" calcext:value-type="float">
            <text:p>35.139486</text:p>
          </table:table-cell>
          <table:table-cell table:formula="of:=([.C408]-[.C407])" office:value-type="float" office:value="0.000199999999999534" calcext:value-type="float">
            <text:p>0.0002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35.13968" calcext:value-type="float">
            <text:p>35.13968</text:p>
          </table:table-cell>
          <table:table-cell table:formula="of:=([.C409]-[.C408])" office:value-type="float" office:value="0.000194000000000472" calcext:value-type="float">
            <text:p>0.000194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35.139872" calcext:value-type="float">
            <text:p>35.139872</text:p>
          </table:table-cell>
          <table:table-cell table:formula="of:=([.C410]-[.C409])" office:value-type="float" office:value="0.000191999999998416" calcext:value-type="float">
            <text:p>0.000191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5.140065" calcext:value-type="float">
            <text:p>35.140065</text:p>
          </table:table-cell>
          <table:table-cell table:formula="of:=([.C411]-[.C410])" office:value-type="float" office:value="0.000193000000002996" calcext:value-type="float">
            <text:p>0.000193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4" office:value-type="float" office:value="156" calcext:value-type="float">
            <text:p>156</text:p>
          </table:table-cell>
          <table:table-cell office:value-type="float" office:value="35.140259" calcext:value-type="float">
            <text:p>35.140259</text:p>
          </table:table-cell>
          <table:table-cell table:formula="of:=([.C412]-[.C411])" office:value-type="float" office:value="0.000194000000000472" calcext:value-type="float">
            <text:p>0.00019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35.140453" calcext:value-type="float">
            <text:p>35.140453</text:p>
          </table:table-cell>
          <table:table-cell table:formula="of:=([.C413]-[.C412])" office:value-type="float" office:value="0.000194000000000472" calcext:value-type="float">
            <text:p>0.000194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4" office:value-type="float" office:value="157" calcext:value-type="float">
            <text:p>157</text:p>
          </table:table-cell>
          <table:table-cell office:value-type="float" office:value="35.140645" calcext:value-type="float">
            <text:p>35.140645</text:p>
          </table:table-cell>
          <table:table-cell table:formula="of:=([.C414]-[.C413])" office:value-type="float" office:value="0.000191999999998416" calcext:value-type="float">
            <text:p>0.000191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35.14084" calcext:value-type="float">
            <text:p>35.14084</text:p>
          </table:table-cell>
          <table:table-cell table:formula="of:=([.C415]-[.C414])" office:value-type="float" office:value="0.000194999999997947" calcext:value-type="float">
            <text:p>0.000194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35.14104" calcext:value-type="float">
            <text:p>35.14104</text:p>
          </table:table-cell>
          <table:table-cell table:formula="of:=([.C416]-[.C415])" office:value-type="float" office:value="0.000199999999999534" calcext:value-type="float">
            <text:p>0.0002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4" office:value-type="float" office:value="64" calcext:value-type="float">
            <text:p>64</text:p>
          </table:table-cell>
          <table:table-cell office:value-type="float" office:value="35.141228" calcext:value-type="float">
            <text:p>35.141228</text:p>
          </table:table-cell>
          <table:table-cell table:formula="of:=([.C417]-[.C416])" office:value-type="float" office:value="0.000188000000001409" calcext:value-type="float">
            <text:p>0.000188000000001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4" office:value-type="float" office:value="159" calcext:value-type="float">
            <text:p>159</text:p>
          </table:table-cell>
          <table:table-cell office:value-type="float" office:value="35.141408" calcext:value-type="float">
            <text:p>35.141408</text:p>
          </table:table-cell>
          <table:table-cell table:formula="of:=([.C418]-[.C417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35.141586" calcext:value-type="float">
            <text:p>35.141586</text:p>
          </table:table-cell>
          <table:table-cell table:formula="of:=([.C419]-[.C418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35.141767" calcext:value-type="float">
            <text:p>35.141767</text:p>
          </table:table-cell>
          <table:table-cell table:formula="of:=([.C420]-[.C419])" office:value-type="float" office:value="0.000181000000004872" calcext:value-type="float">
            <text:p>0.000181000000005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4" office:value-type="float" office:value="189" calcext:value-type="float">
            <text:p>189</text:p>
          </table:table-cell>
          <table:table-cell office:value-type="float" office:value="35.141947" calcext:value-type="float">
            <text:p>35.141947</text:p>
          </table:table-cell>
          <table:table-cell table:formula="of:=([.C421]-[.C420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35.142126" calcext:value-type="float">
            <text:p>35.142126</text:p>
          </table:table-cell>
          <table:table-cell table:formula="of:=([.C422]-[.C421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4" office:value-type="float" office:value="66" calcext:value-type="float">
            <text:p>66</text:p>
          </table:table-cell>
          <table:table-cell office:value-type="float" office:value="35.142305" calcext:value-type="float">
            <text:p>35.142305</text:p>
          </table:table-cell>
          <table:table-cell table:formula="of:=([.C423]-[.C422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35.142499" calcext:value-type="float">
            <text:p>35.142499</text:p>
          </table:table-cell>
          <table:table-cell table:formula="of:=([.C424]-[.C423])" office:value-type="float" office:value="0.000194000000000472" calcext:value-type="float">
            <text:p>0.000194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4" office:value-type="float" office:value="162" calcext:value-type="float">
            <text:p>162</text:p>
          </table:table-cell>
          <table:table-cell office:value-type="float" office:value="35.142678" calcext:value-type="float">
            <text:p>35.142678</text:p>
          </table:table-cell>
          <table:table-cell table:formula="of:=([.C425]-[.C424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35.142961" calcext:value-type="float">
            <text:p>35.142961</text:p>
          </table:table-cell>
          <table:table-cell table:formula="of:=([.C426]-[.C425])" office:value-type="float" office:value="0.000283000000003142" calcext:value-type="float">
            <text:p>0.000283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4" office:value-type="float" office:value="191" calcext:value-type="float">
            <text:p>191</text:p>
          </table:table-cell>
          <table:table-cell office:value-type="float" office:value="35.143149" calcext:value-type="float">
            <text:p>35.143149</text:p>
          </table:table-cell>
          <table:table-cell table:formula="of:=([.C427]-[.C426])" office:value-type="float" office:value="0.000188000000001409" calcext:value-type="float">
            <text:p>0.000188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4" office:value-type="float" office:value="163" calcext:value-type="float">
            <text:p>163</text:p>
          </table:table-cell>
          <table:table-cell office:value-type="float" office:value="35.143331" calcext:value-type="float">
            <text:p>35.143331</text:p>
          </table:table-cell>
          <table:table-cell table:formula="of:=([.C428]-[.C427])" office:value-type="float" office:value="0.000182000000002347" calcext:value-type="float">
            <text:p>0.000182000000002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35.143512" calcext:value-type="float">
            <text:p>35.143512</text:p>
          </table:table-cell>
          <table:table-cell table:formula="of:=([.C429]-[.C428])" office:value-type="float" office:value="0.000180999999997766" calcext:value-type="float">
            <text:p>0.000180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4" office:value-type="float" office:value="192" calcext:value-type="float">
            <text:p>192</text:p>
          </table:table-cell>
          <table:table-cell office:value-type="float" office:value="35.143691" calcext:value-type="float">
            <text:p>35.143691</text:p>
          </table:table-cell>
          <table:table-cell table:formula="of:=([.C430]-[.C429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35.14387" calcext:value-type="float">
            <text:p>35.14387</text:p>
          </table:table-cell>
          <table:table-cell table:formula="of:=([.C431]-[.C430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4" office:value-type="float" office:value="193" calcext:value-type="float">
            <text:p>193</text:p>
          </table:table-cell>
          <table:table-cell office:value-type="float" office:value="35.14405" calcext:value-type="float">
            <text:p>35.14405</text:p>
          </table:table-cell>
          <table:table-cell table:formula="of:=([.C432]-[.C431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35.144228" calcext:value-type="float">
            <text:p>35.144228</text:p>
          </table:table-cell>
          <table:table-cell table:formula="of:=([.C433]-[.C432])" office:value-type="float" office:value="0.000177999999998235" calcext:value-type="float">
            <text:p>0.000177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4" office:value-type="float" office:value="165" calcext:value-type="float">
            <text:p>165</text:p>
          </table:table-cell>
          <table:table-cell office:value-type="float" office:value="35.144408" calcext:value-type="float">
            <text:p>35.144408</text:p>
          </table:table-cell>
          <table:table-cell table:formula="of:=([.C434]-[.C433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35.144586" calcext:value-type="float">
            <text:p>35.144586</text:p>
          </table:table-cell>
          <table:table-cell table:formula="of:=([.C435]-[.C434])" office:value-type="float" office:value="0.000177999999998235" calcext:value-type="float">
            <text:p>0.000177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35.144765" calcext:value-type="float">
            <text:p>35.144765</text:p>
          </table:table-cell>
          <table:table-cell table:formula="of:=([.C436]-[.C435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35.144944" calcext:value-type="float">
            <text:p>35.144944</text:p>
          </table:table-cell>
          <table:table-cell table:formula="of:=([.C437]-[.C436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4" office:value-type="float" office:value="167" calcext:value-type="float">
            <text:p>167</text:p>
          </table:table-cell>
          <table:table-cell office:value-type="float" office:value="35.145122" calcext:value-type="float">
            <text:p>35.145122</text:p>
          </table:table-cell>
          <table:table-cell table:formula="of:=([.C438]-[.C437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35.145301" calcext:value-type="float">
            <text:p>35.145301</text:p>
          </table:table-cell>
          <table:table-cell table:formula="of:=([.C439]-[.C438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4" office:value-type="float" office:value="168" calcext:value-type="float">
            <text:p>168</text:p>
          </table:table-cell>
          <table:table-cell office:value-type="float" office:value="35.145479" calcext:value-type="float">
            <text:p>35.145479</text:p>
          </table:table-cell>
          <table:table-cell table:formula="of:=([.C440]-[.C439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4" office:value-type="float" office:value="169" calcext:value-type="float">
            <text:p>169</text:p>
          </table:table-cell>
          <table:table-cell office:value-type="float" office:value="35.145658" calcext:value-type="float">
            <text:p>35.145658</text:p>
          </table:table-cell>
          <table:table-cell table:formula="of:=([.C441]-[.C440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35.145836" calcext:value-type="float">
            <text:p>35.145836</text:p>
          </table:table-cell>
          <table:table-cell table:formula="of:=([.C442]-[.C441])" office:value-type="float" office:value="0.000178000000005341" calcext:value-type="float">
            <text:p>0.000178000000005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4" office:value-type="float" office:value="194" calcext:value-type="float">
            <text:p>194</text:p>
          </table:table-cell>
          <table:table-cell office:value-type="float" office:value="35.146015" calcext:value-type="float">
            <text:p>35.146015</text:p>
          </table:table-cell>
          <table:table-cell table:formula="of:=([.C443]-[.C442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4" office:value-type="float" office:value="74" calcext:value-type="float">
            <text:p>74</text:p>
          </table:table-cell>
          <table:table-cell office:value-type="float" office:value="35.146194" calcext:value-type="float">
            <text:p>35.146194</text:p>
          </table:table-cell>
          <table:table-cell table:formula="of:=([.C444]-[.C443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5.146372" calcext:value-type="float">
            <text:p>35.146372</text:p>
          </table:table-cell>
          <table:table-cell table:formula="of:=([.C445]-[.C444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35.146551" calcext:value-type="float">
            <text:p>35.146551</text:p>
          </table:table-cell>
          <table:table-cell table:formula="of:=([.C446]-[.C445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4" office:value-type="float" office:value="171" calcext:value-type="float">
            <text:p>171</text:p>
          </table:table-cell>
          <table:table-cell office:value-type="float" office:value="35.14673" calcext:value-type="float">
            <text:p>35.14673</text:p>
          </table:table-cell>
          <table:table-cell table:formula="of:=([.C447]-[.C446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35.146916" calcext:value-type="float">
            <text:p>35.146916</text:p>
          </table:table-cell>
          <table:table-cell table:formula="of:=([.C448]-[.C447])" office:value-type="float" office:value="0.000185999999999353" calcext:value-type="float">
            <text:p>0.000185999999999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4" office:value-type="float" office:value="172" calcext:value-type="float">
            <text:p>172</text:p>
          </table:table-cell>
          <table:table-cell office:value-type="float" office:value="35.147101" calcext:value-type="float">
            <text:p>35.147101</text:p>
          </table:table-cell>
          <table:table-cell table:formula="of:=([.C449]-[.C448])" office:value-type="float" office:value="0.000185000000001878" calcext:value-type="float">
            <text:p>0.000185000000002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35.147293" calcext:value-type="float">
            <text:p>35.147293</text:p>
          </table:table-cell>
          <table:table-cell table:formula="of:=([.C450]-[.C449])" office:value-type="float" office:value="0.000191999999998416" calcext:value-type="float">
            <text:p>0.000191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4" office:value-type="float" office:value="173" calcext:value-type="float">
            <text:p>173</text:p>
          </table:table-cell>
          <table:table-cell office:value-type="float" office:value="35.147486" calcext:value-type="float">
            <text:p>35.147486</text:p>
          </table:table-cell>
          <table:table-cell table:formula="of:=([.C451]-[.C450])" office:value-type="float" office:value="0.000193000000002996" calcext:value-type="float">
            <text:p>0.000193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4" office:value-type="float" office:value="78" calcext:value-type="float">
            <text:p>78</text:p>
          </table:table-cell>
          <table:table-cell office:value-type="float" office:value="35.147678" calcext:value-type="float">
            <text:p>35.147678</text:p>
          </table:table-cell>
          <table:table-cell table:formula="of:=([.C452]-[.C451])" office:value-type="float" office:value="0.000191999999998416" calcext:value-type="float">
            <text:p>0.000191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35.147869" calcext:value-type="float">
            <text:p>35.147869</text:p>
          </table:table-cell>
          <table:table-cell table:formula="of:=([.C453]-[.C452])" office:value-type="float" office:value="0.00019100000000094" calcext:value-type="float">
            <text:p>0.000191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4" office:value-type="float" office:value="79" calcext:value-type="float">
            <text:p>79</text:p>
          </table:table-cell>
          <table:table-cell office:value-type="float" office:value="35.148062" calcext:value-type="float">
            <text:p>35.148062</text:p>
          </table:table-cell>
          <table:table-cell table:formula="of:=([.C454]-[.C453])" office:value-type="float" office:value="0.000193000000002996" calcext:value-type="float">
            <text:p>0.000193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4" office:value-type="float" office:value="175" calcext:value-type="float">
            <text:p>175</text:p>
          </table:table-cell>
          <table:table-cell office:value-type="float" office:value="35.148254" calcext:value-type="float">
            <text:p>35.148254</text:p>
          </table:table-cell>
          <table:table-cell table:formula="of:=([.C455]-[.C454])" office:value-type="float" office:value="0.000191999999998416" calcext:value-type="float">
            <text:p>0.000191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35.148446" calcext:value-type="float">
            <text:p>35.148446</text:p>
          </table:table-cell>
          <table:table-cell table:formula="of:=([.C456]-[.C455])" office:value-type="float" office:value="0.000191999999998416" calcext:value-type="float">
            <text:p>0.000191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35.148637" calcext:value-type="float">
            <text:p>35.148637</text:p>
          </table:table-cell>
          <table:table-cell table:formula="of:=([.C457]-[.C456])" office:value-type="float" office:value="0.00019100000000094" calcext:value-type="float">
            <text:p>0.000191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35.148831" calcext:value-type="float">
            <text:p>35.148831</text:p>
          </table:table-cell>
          <table:table-cell table:formula="of:=([.C458]-[.C457])" office:value-type="float" office:value="0.000194000000000472" calcext:value-type="float">
            <text:p>0.000194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4" office:value-type="float" office:value="177" calcext:value-type="float">
            <text:p>177</text:p>
          </table:table-cell>
          <table:table-cell office:value-type="float" office:value="35.149024" calcext:value-type="float">
            <text:p>35.149024</text:p>
          </table:table-cell>
          <table:table-cell table:formula="of:=([.C459]-[.C458])" office:value-type="float" office:value="0.000192999999995891" calcext:value-type="float">
            <text:p>0.000192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35.149216" calcext:value-type="float">
            <text:p>35.149216</text:p>
          </table:table-cell>
          <table:table-cell table:formula="of:=([.C460]-[.C459])" office:value-type="float" office:value="0.000192000000005521" calcext:value-type="float">
            <text:p>0.000192000000006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35.149407" calcext:value-type="float">
            <text:p>35.149407</text:p>
          </table:table-cell>
          <table:table-cell table:formula="of:=([.C461]-[.C460])" office:value-type="float" office:value="0.000190999999993835" calcext:value-type="float">
            <text:p>0.00019099999999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4" office:value-type="float" office:value="83" calcext:value-type="float">
            <text:p>83</text:p>
          </table:table-cell>
          <table:table-cell office:value-type="float" office:value="35.149604" calcext:value-type="float">
            <text:p>35.149604</text:p>
          </table:table-cell>
          <table:table-cell table:formula="of:=([.C462]-[.C461])" office:value-type="float" office:value="0.000197000000000003" calcext:value-type="float">
            <text:p>0.000197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4" office:value-type="float" office:value="179" calcext:value-type="float">
            <text:p>179</text:p>
          </table:table-cell>
          <table:table-cell office:value-type="float" office:value="35.149797" calcext:value-type="float">
            <text:p>35.149797</text:p>
          </table:table-cell>
          <table:table-cell table:formula="of:=([.C463]-[.C462])" office:value-type="float" office:value="0.000193000000002996" calcext:value-type="float">
            <text:p>0.000193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35.14999" calcext:value-type="float">
            <text:p>35.14999</text:p>
          </table:table-cell>
          <table:table-cell table:formula="of:=([.C464]-[.C463])" office:value-type="float" office:value="0.000193000000002996" calcext:value-type="float">
            <text:p>0.000193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4" office:value-type="float" office:value="180" calcext:value-type="float">
            <text:p>180</text:p>
          </table:table-cell>
          <table:table-cell office:value-type="float" office:value="35.150184" calcext:value-type="float">
            <text:p>35.150184</text:p>
          </table:table-cell>
          <table:table-cell table:formula="of:=([.C465]-[.C464])" office:value-type="float" office:value="0.000194000000000472" calcext:value-type="float">
            <text:p>0.00019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35.15038" calcext:value-type="float">
            <text:p>35.15038</text:p>
          </table:table-cell>
          <table:table-cell table:formula="of:=([.C466]-[.C465])" office:value-type="float" office:value="0.000195999999995422" calcext:value-type="float">
            <text:p>0.000195999999995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35.150575" calcext:value-type="float">
            <text:p>35.150575</text:p>
          </table:table-cell>
          <table:table-cell table:formula="of:=([.C467]-[.C466])" office:value-type="float" office:value="0.000195000000005052" calcext:value-type="float">
            <text:p>0.000195000000005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35.150767" calcext:value-type="float">
            <text:p>35.150767</text:p>
          </table:table-cell>
          <table:table-cell table:formula="of:=([.C468]-[.C467])" office:value-type="float" office:value="0.000191999999998416" calcext:value-type="float">
            <text:p>0.000191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4" office:value-type="float" office:value="182" calcext:value-type="float">
            <text:p>182</text:p>
          </table:table-cell>
          <table:table-cell office:value-type="float" office:value="35.150961" calcext:value-type="float">
            <text:p>35.150961</text:p>
          </table:table-cell>
          <table:table-cell table:formula="of:=([.C469]-[.C468])" office:value-type="float" office:value="0.000194000000000472" calcext:value-type="float">
            <text:p>0.00019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4" office:value-type="float" office:value="87" calcext:value-type="float">
            <text:p>87</text:p>
          </table:table-cell>
          <table:table-cell office:value-type="float" office:value="35.151153" calcext:value-type="float">
            <text:p>35.151153</text:p>
          </table:table-cell>
          <table:table-cell table:formula="of:=([.C470]-[.C469])" office:value-type="float" office:value="0.000191999999998416" calcext:value-type="float">
            <text:p>0.000191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4" office:value-type="float" office:value="183" calcext:value-type="float">
            <text:p>183</text:p>
          </table:table-cell>
          <table:table-cell office:value-type="float" office:value="35.151349" calcext:value-type="float">
            <text:p>35.151349</text:p>
          </table:table-cell>
          <table:table-cell table:formula="of:=([.C471]-[.C470])" office:value-type="float" office:value="0.000196000000002528" calcext:value-type="float">
            <text:p>0.000196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35.151544" calcext:value-type="float">
            <text:p>35.151544</text:p>
          </table:table-cell>
          <table:table-cell table:formula="of:=([.C472]-[.C471])" office:value-type="float" office:value="0.000194999999997947" calcext:value-type="float">
            <text:p>0.000194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4" office:value-type="float" office:value="184" calcext:value-type="float">
            <text:p>184</text:p>
          </table:table-cell>
          <table:table-cell office:value-type="float" office:value="35.151737" calcext:value-type="float">
            <text:p>35.151737</text:p>
          </table:table-cell>
          <table:table-cell table:formula="of:=([.C473]-[.C472])" office:value-type="float" office:value="0.000192999999995891" calcext:value-type="float">
            <text:p>0.000192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4" office:value-type="float" office:value="89" calcext:value-type="float">
            <text:p>89</text:p>
          </table:table-cell>
          <table:table-cell office:value-type="float" office:value="35.151929" calcext:value-type="float">
            <text:p>35.151929</text:p>
          </table:table-cell>
          <table:table-cell table:formula="of:=([.C474]-[.C473])" office:value-type="float" office:value="0.000192000000005521" calcext:value-type="float">
            <text:p>0.000192000000006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4" office:value-type="float" office:value="185" calcext:value-type="float">
            <text:p>185</text:p>
          </table:table-cell>
          <table:table-cell office:value-type="float" office:value="35.152122" calcext:value-type="float">
            <text:p>35.152122</text:p>
          </table:table-cell>
          <table:table-cell table:formula="of:=([.C475]-[.C474])" office:value-type="float" office:value="0.000192999999995891" calcext:value-type="float">
            <text:p>0.000192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35.15233" calcext:value-type="float">
            <text:p>35.15233</text:p>
          </table:table-cell>
          <table:table-cell table:formula="of:=([.C476]-[.C475])" office:value-type="float" office:value="0.000208000000000652" calcext:value-type="float">
            <text:p>0.000208000000001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35.152574" calcext:value-type="float">
            <text:p>35.152574</text:p>
          </table:table-cell>
          <table:table-cell table:formula="of:=([.C477]-[.C476])" office:value-type="float" office:value="0.000244000000002131" calcext:value-type="float">
            <text:p>0.000244000000002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4" office:value-type="float" office:value="91" calcext:value-type="float">
            <text:p>91</text:p>
          </table:table-cell>
          <table:table-cell office:value-type="float" office:value="35.152829" calcext:value-type="float">
            <text:p>35.152829</text:p>
          </table:table-cell>
          <table:table-cell table:formula="of:=([.C478]-[.C477])" office:value-type="float" office:value="0.000254999999995675" calcext:value-type="float">
            <text:p>0.000254999999996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4" office:value-type="float" office:value="187" calcext:value-type="float">
            <text:p>187</text:p>
          </table:table-cell>
          <table:table-cell office:value-type="float" office:value="35.153171" calcext:value-type="float">
            <text:p>35.153171</text:p>
          </table:table-cell>
          <table:table-cell table:formula="of:=([.C479]-[.C478])" office:value-type="float" office:value="0.000342000000003395" calcext:value-type="float">
            <text:p>0.000342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4" office:value-type="float" office:value="92" calcext:value-type="float">
            <text:p>92</text:p>
          </table:table-cell>
          <table:table-cell office:value-type="float" office:value="35.153426" calcext:value-type="float">
            <text:p>35.153426</text:p>
          </table:table-cell>
          <table:table-cell table:formula="of:=([.C480]-[.C479])" office:value-type="float" office:value="0.000255000000002781" calcext:value-type="float">
            <text:p>0.000255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4" office:value-type="float" office:value="188" calcext:value-type="float">
            <text:p>188</text:p>
          </table:table-cell>
          <table:table-cell office:value-type="float" office:value="35.153669" calcext:value-type="float">
            <text:p>35.153669</text:p>
          </table:table-cell>
          <table:table-cell table:formula="of:=([.C481]-[.C480])" office:value-type="float" office:value="0.000242999999997551" calcext:value-type="float">
            <text:p>0.000242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4" office:value-type="float" office:value="93" calcext:value-type="float">
            <text:p>93</text:p>
          </table:table-cell>
          <table:table-cell office:value-type="float" office:value="35.153888" calcext:value-type="float">
            <text:p>35.153888</text:p>
          </table:table-cell>
          <table:table-cell table:formula="of:=([.C482]-[.C481])" office:value-type="float" office:value="0.000219000000001301" calcext:value-type="float">
            <text:p>0.000219000000001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4" office:value-type="float" office:value="189" calcext:value-type="float">
            <text:p>189</text:p>
          </table:table-cell>
          <table:table-cell office:value-type="float" office:value="35.154102" calcext:value-type="float">
            <text:p>35.154102</text:p>
          </table:table-cell>
          <table:table-cell table:formula="of:=([.C483]-[.C482])" office:value-type="float" office:value="0.000213999999999714" calcext:value-type="float">
            <text:p>0.00021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4" office:value-type="float" office:value="94" calcext:value-type="float">
            <text:p>94</text:p>
          </table:table-cell>
          <table:table-cell office:value-type="float" office:value="35.154325" calcext:value-type="float">
            <text:p>35.154325</text:p>
          </table:table-cell>
          <table:table-cell table:formula="of:=([.C484]-[.C483])" office:value-type="float" office:value="0.000222999999998308" calcext:value-type="float">
            <text:p>0.000222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35.154543" calcext:value-type="float">
            <text:p>35.154543</text:p>
          </table:table-cell>
          <table:table-cell table:formula="of:=([.C485]-[.C484])" office:value-type="float" office:value="0.000217999999996721" calcext:value-type="float">
            <text:p>0.000217999999997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4" office:value-type="float" office:value="95" calcext:value-type="float">
            <text:p>95</text:p>
          </table:table-cell>
          <table:table-cell office:value-type="float" office:value="35.154726" calcext:value-type="float">
            <text:p>35.154726</text:p>
          </table:table-cell>
          <table:table-cell table:formula="of:=([.C486]-[.C485])" office:value-type="float" office:value="0.000182999999999822" calcext:value-type="float">
            <text:p>0.00018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4" office:value-type="float" office:value="191" calcext:value-type="float">
            <text:p>191</text:p>
          </table:table-cell>
          <table:table-cell office:value-type="float" office:value="35.154906" calcext:value-type="float">
            <text:p>35.154906</text:p>
          </table:table-cell>
          <table:table-cell table:formula="of:=([.C487]-[.C486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4" office:value-type="float" office:value="96" calcext:value-type="float">
            <text:p>96</text:p>
          </table:table-cell>
          <table:table-cell office:value-type="float" office:value="35.155084" calcext:value-type="float">
            <text:p>35.155084</text:p>
          </table:table-cell>
          <table:table-cell table:formula="of:=([.C488]-[.C487])" office:value-type="float" office:value="0.000178000000005341" calcext:value-type="float">
            <text:p>0.000178000000005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4" office:value-type="float" office:value="192" calcext:value-type="float">
            <text:p>192</text:p>
          </table:table-cell>
          <table:table-cell office:value-type="float" office:value="35.155263" calcext:value-type="float">
            <text:p>35.155263</text:p>
          </table:table-cell>
          <table:table-cell table:formula="of:=([.C489]-[.C488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4" office:value-type="float" office:value="97" calcext:value-type="float">
            <text:p>97</text:p>
          </table:table-cell>
          <table:table-cell office:value-type="float" office:value="35.155444" calcext:value-type="float">
            <text:p>35.155444</text:p>
          </table:table-cell>
          <table:table-cell table:formula="of:=([.C490]-[.C489])" office:value-type="float" office:value="0.000181000000004872" calcext:value-type="float">
            <text:p>0.000181000000005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4" office:value-type="float" office:value="193" calcext:value-type="float">
            <text:p>193</text:p>
          </table:table-cell>
          <table:table-cell office:value-type="float" office:value="35.155633" calcext:value-type="float">
            <text:p>35.155633</text:p>
          </table:table-cell>
          <table:table-cell table:formula="of:=([.C491]-[.C490])" office:value-type="float" office:value="0.000188999999998885" calcext:value-type="float">
            <text:p>0.000188999999999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4" office:value-type="float" office:value="98" calcext:value-type="float">
            <text:p>98</text:p>
          </table:table-cell>
          <table:table-cell office:value-type="float" office:value="35.155835" calcext:value-type="float">
            <text:p>35.155835</text:p>
          </table:table-cell>
          <table:table-cell table:formula="of:=([.C492]-[.C491])" office:value-type="float" office:value="0.00020200000000159" calcext:value-type="float">
            <text:p>0.000202000000002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4" office:value-type="float" office:value="194" calcext:value-type="float">
            <text:p>194</text:p>
          </table:table-cell>
          <table:table-cell office:value-type="float" office:value="35.156038" calcext:value-type="float">
            <text:p>35.156038</text:p>
          </table:table-cell>
          <table:table-cell table:formula="of:=([.C493]-[.C492])" office:value-type="float" office:value="0.000202999999999065" calcext:value-type="float">
            <text:p>0.000202999999999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4" office:value-type="float" office:value="99" calcext:value-type="float">
            <text:p>99</text:p>
          </table:table-cell>
          <table:table-cell office:value-type="float" office:value="35.156225" calcext:value-type="float">
            <text:p>35.156225</text:p>
          </table:table-cell>
          <table:table-cell table:formula="of:=([.C494]-[.C493])" office:value-type="float" office:value="0.000186999999996829" calcext:value-type="float">
            <text:p>0.000186999999997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4" office:value-type="float" office:value="195" calcext:value-type="float">
            <text:p>195</text:p>
          </table:table-cell>
          <table:table-cell office:value-type="float" office:value="35.156406" calcext:value-type="float">
            <text:p>35.156406</text:p>
          </table:table-cell>
          <table:table-cell table:formula="of:=([.C495]-[.C494])" office:value-type="float" office:value="0.000180999999997766" calcext:value-type="float">
            <text:p>0.000180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5.156583" calcext:value-type="float">
            <text:p>35.156583</text:p>
          </table:table-cell>
          <table:table-cell table:formula="of:=([.C496]-[.C495])" office:value-type="float" office:value="0.00017700000000076" calcext:value-type="float">
            <text:p>0.000177000000001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5.156762" calcext:value-type="float">
            <text:p>35.156762</text:p>
          </table:table-cell>
          <table:table-cell table:formula="of:=([.C497]-[.C496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4" office:value-type="float" office:value="101" calcext:value-type="float">
            <text:p>101</text:p>
          </table:table-cell>
          <table:table-cell office:value-type="float" office:value="35.156941" calcext:value-type="float">
            <text:p>35.156941</text:p>
          </table:table-cell>
          <table:table-cell table:formula="of:=([.C498]-[.C497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4" office:value-type="float" office:value="197" calcext:value-type="float">
            <text:p>197</text:p>
          </table:table-cell>
          <table:table-cell office:value-type="float" office:value="35.15712" calcext:value-type="float">
            <text:p>35.15712</text:p>
          </table:table-cell>
          <table:table-cell table:formula="of:=([.C499]-[.C498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4" office:value-type="float" office:value="102" calcext:value-type="float">
            <text:p>102</text:p>
          </table:table-cell>
          <table:table-cell office:value-type="float" office:value="35.157298" calcext:value-type="float">
            <text:p>35.157298</text:p>
          </table:table-cell>
          <table:table-cell table:formula="of:=([.C500]-[.C499])" office:value-type="float" office:value="0.000177999999998235" calcext:value-type="float">
            <text:p>0.000177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4" office:value-type="float" office:value="198" calcext:value-type="float">
            <text:p>198</text:p>
          </table:table-cell>
          <table:table-cell office:value-type="float" office:value="35.157477" calcext:value-type="float">
            <text:p>35.157477</text:p>
          </table:table-cell>
          <table:table-cell table:formula="of:=([.C501]-[.C500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4" office:value-type="float" office:value="103" calcext:value-type="float">
            <text:p>103</text:p>
          </table:table-cell>
          <table:table-cell office:value-type="float" office:value="35.157655" calcext:value-type="float">
            <text:p>35.157655</text:p>
          </table:table-cell>
          <table:table-cell table:formula="of:=([.C502]-[.C501])" office:value-type="float" office:value="0.000177999999998235" calcext:value-type="float">
            <text:p>0.000177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4" office:value-type="float" office:value="199" calcext:value-type="float">
            <text:p>199</text:p>
          </table:table-cell>
          <table:table-cell office:value-type="float" office:value="35.157834" calcext:value-type="float">
            <text:p>35.157834</text:p>
          </table:table-cell>
          <table:table-cell table:formula="of:=([.C503]-[.C502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104" calcext:value-type="float">
            <text:p>104</text:p>
          </table:table-cell>
          <table:table-cell office:value-type="float" office:value="35.158014" calcext:value-type="float">
            <text:p>35.158014</text:p>
          </table:table-cell>
          <table:table-cell table:formula="of:=([.C504]-[.C503])" office:value-type="float" office:value="0.000180000000000291" calcext:value-type="float">
            <text:p>0.0001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35.158192" calcext:value-type="float">
            <text:p>35.158192</text:p>
          </table:table-cell>
          <table:table-cell table:formula="of:=([.C505]-[.C504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4" office:value-type="float" office:value="105" calcext:value-type="float">
            <text:p>105</text:p>
          </table:table-cell>
          <table:table-cell office:value-type="float" office:value="35.158372" calcext:value-type="float">
            <text:p>35.158372</text:p>
          </table:table-cell>
          <table:table-cell table:formula="of:=([.C506]-[.C505])" office:value-type="float" office:value="0.000180000000000291" calcext:value-type="float">
            <text:p>0.0001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4" office:value-type="float" office:value="201" calcext:value-type="float">
            <text:p>201</text:p>
          </table:table-cell>
          <table:table-cell office:value-type="float" office:value="35.158552" calcext:value-type="float">
            <text:p>35.158552</text:p>
          </table:table-cell>
          <table:table-cell table:formula="of:=([.C507]-[.C506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4" office:value-type="float" office:value="106" calcext:value-type="float">
            <text:p>106</text:p>
          </table:table-cell>
          <table:table-cell office:value-type="float" office:value="35.158731" calcext:value-type="float">
            <text:p>35.158731</text:p>
          </table:table-cell>
          <table:table-cell table:formula="of:=([.C508]-[.C507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4" office:value-type="float" office:value="202" calcext:value-type="float">
            <text:p>202</text:p>
          </table:table-cell>
          <table:table-cell office:value-type="float" office:value="35.158909" calcext:value-type="float">
            <text:p>35.158909</text:p>
          </table:table-cell>
          <table:table-cell table:formula="of:=([.C509]-[.C508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4" office:value-type="float" office:value="107" calcext:value-type="float">
            <text:p>107</text:p>
          </table:table-cell>
          <table:table-cell office:value-type="float" office:value="35.159088" calcext:value-type="float">
            <text:p>35.159088</text:p>
          </table:table-cell>
          <table:table-cell table:formula="of:=([.C510]-[.C509])" office:value-type="float" office:value="0.00017899999999571" calcext:value-type="float">
            <text:p>0.000178999999996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4" office:value-type="float" office:value="203" calcext:value-type="float">
            <text:p>203</text:p>
          </table:table-cell>
          <table:table-cell office:value-type="float" office:value="35.159267" calcext:value-type="float">
            <text:p>35.159267</text:p>
          </table:table-cell>
          <table:table-cell table:formula="of:=([.C511]-[.C510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35.159446" calcext:value-type="float">
            <text:p>35.159446</text:p>
          </table:table-cell>
          <table:table-cell table:formula="of:=([.C512]-[.C511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4" office:value-type="float" office:value="204" calcext:value-type="float">
            <text:p>204</text:p>
          </table:table-cell>
          <table:table-cell office:value-type="float" office:value="35.159625" calcext:value-type="float">
            <text:p>35.159625</text:p>
          </table:table-cell>
          <table:table-cell table:formula="of:=([.C513]-[.C512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4" office:value-type="float" office:value="109" calcext:value-type="float">
            <text:p>109</text:p>
          </table:table-cell>
          <table:table-cell office:value-type="float" office:value="35.159804" calcext:value-type="float">
            <text:p>35.159804</text:p>
          </table:table-cell>
          <table:table-cell table:formula="of:=([.C514]-[.C513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4" office:value-type="float" office:value="205" calcext:value-type="float">
            <text:p>205</text:p>
          </table:table-cell>
          <table:table-cell office:value-type="float" office:value="35.159982" calcext:value-type="float">
            <text:p>35.159982</text:p>
          </table:table-cell>
          <table:table-cell table:formula="of:=([.C515]-[.C514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4" office:value-type="float" office:value="110" calcext:value-type="float">
            <text:p>110</text:p>
          </table:table-cell>
          <table:table-cell office:value-type="float" office:value="35.160161" calcext:value-type="float">
            <text:p>35.160161</text:p>
          </table:table-cell>
          <table:table-cell table:formula="of:=([.C516]-[.C515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4" office:value-type="float" office:value="206" calcext:value-type="float">
            <text:p>206</text:p>
          </table:table-cell>
          <table:table-cell office:value-type="float" office:value="35.160339" calcext:value-type="float">
            <text:p>35.160339</text:p>
          </table:table-cell>
          <table:table-cell table:formula="of:=([.C517]-[.C516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35.160519" calcext:value-type="float">
            <text:p>35.160519</text:p>
          </table:table-cell>
          <table:table-cell table:formula="of:=([.C518]-[.C517])" office:value-type="float" office:value="0.000180000000000291" calcext:value-type="float">
            <text:p>0.0001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35.160698" calcext:value-type="float">
            <text:p>35.160698</text:p>
          </table:table-cell>
          <table:table-cell table:formula="of:=([.C519]-[.C518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4" office:value-type="float" office:value="112" calcext:value-type="float">
            <text:p>112</text:p>
          </table:table-cell>
          <table:table-cell office:value-type="float" office:value="35.160876" calcext:value-type="float">
            <text:p>35.160876</text:p>
          </table:table-cell>
          <table:table-cell table:formula="of:=([.C520]-[.C519])" office:value-type="float" office:value="0.000178000000005341" calcext:value-type="float">
            <text:p>0.000178000000005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4" office:value-type="float" office:value="208" calcext:value-type="float">
            <text:p>208</text:p>
          </table:table-cell>
          <table:table-cell office:value-type="float" office:value="35.161054" calcext:value-type="float">
            <text:p>35.161054</text:p>
          </table:table-cell>
          <table:table-cell table:formula="of:=([.C521]-[.C520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35.16124" calcext:value-type="float">
            <text:p>35.16124</text:p>
          </table:table-cell>
          <table:table-cell table:formula="of:=([.C522]-[.C521])" office:value-type="float" office:value="0.000185999999999353" calcext:value-type="float">
            <text:p>0.000185999999999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4" office:value-type="float" office:value="209" calcext:value-type="float">
            <text:p>209</text:p>
          </table:table-cell>
          <table:table-cell office:value-type="float" office:value="35.161424" calcext:value-type="float">
            <text:p>35.161424</text:p>
          </table:table-cell>
          <table:table-cell table:formula="of:=([.C523]-[.C522])" office:value-type="float" office:value="0.000183999999997297" calcext:value-type="float">
            <text:p>0.000183999999997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4" office:value-type="float" office:value="114" calcext:value-type="float">
            <text:p>114</text:p>
          </table:table-cell>
          <table:table-cell office:value-type="float" office:value="35.161617" calcext:value-type="float">
            <text:p>35.161617</text:p>
          </table:table-cell>
          <table:table-cell table:formula="of:=([.C524]-[.C523])" office:value-type="float" office:value="0.000193000000002996" calcext:value-type="float">
            <text:p>0.000193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4" office:value-type="float" office:value="210" calcext:value-type="float">
            <text:p>210</text:p>
          </table:table-cell>
          <table:table-cell office:value-type="float" office:value="35.161829" calcext:value-type="float">
            <text:p>35.161829</text:p>
          </table:table-cell>
          <table:table-cell table:formula="of:=([.C525]-[.C524])" office:value-type="float" office:value="0.000211999999997658" calcext:value-type="float">
            <text:p>0.000211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4" office:value-type="float" office:value="115" calcext:value-type="float">
            <text:p>115</text:p>
          </table:table-cell>
          <table:table-cell office:value-type="float" office:value="35.162056" calcext:value-type="float">
            <text:p>35.162056</text:p>
          </table:table-cell>
          <table:table-cell table:formula="of:=([.C526]-[.C525])" office:value-type="float" office:value="0.00022700000000242" calcext:value-type="float">
            <text:p>0.000227000000002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4" office:value-type="float" office:value="211" calcext:value-type="float">
            <text:p>211</text:p>
          </table:table-cell>
          <table:table-cell office:value-type="float" office:value="35.162313" calcext:value-type="float">
            <text:p>35.162313</text:p>
          </table:table-cell>
          <table:table-cell table:formula="of:=([.C527]-[.C526])" office:value-type="float" office:value="0.000256999999997731" calcext:value-type="float">
            <text:p>0.000256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4" office:value-type="float" office:value="116" calcext:value-type="float">
            <text:p>116</text:p>
          </table:table-cell>
          <table:table-cell office:value-type="float" office:value="35.162554" calcext:value-type="float">
            <text:p>35.162554</text:p>
          </table:table-cell>
          <table:table-cell table:formula="of:=([.C528]-[.C527])" office:value-type="float" office:value="0.0002410000000026" calcext:value-type="float">
            <text:p>0.000241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5.162786" calcext:value-type="float">
            <text:p>35.162786</text:p>
          </table:table-cell>
          <table:table-cell table:formula="of:=([.C529]-[.C528])" office:value-type="float" office:value="0.000231999999996901" calcext:value-type="float">
            <text:p>0.000231999999997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4" office:value-type="float" office:value="117" calcext:value-type="float">
            <text:p>117</text:p>
          </table:table-cell>
          <table:table-cell office:value-type="float" office:value="35.163093" calcext:value-type="float">
            <text:p>35.163093</text:p>
          </table:table-cell>
          <table:table-cell table:formula="of:=([.C530]-[.C529])" office:value-type="float" office:value="0.000307000000006497" calcext:value-type="float">
            <text:p>0.000307000000006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4" office:value-type="float" office:value="213" calcext:value-type="float">
            <text:p>213</text:p>
          </table:table-cell>
          <table:table-cell office:value-type="float" office:value="35.163377" calcext:value-type="float">
            <text:p>35.163377</text:p>
          </table:table-cell>
          <table:table-cell table:formula="of:=([.C531]-[.C530])" office:value-type="float" office:value="0.000283999999993512" calcext:value-type="float">
            <text:p>0.00028399999999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4" office:value-type="float" office:value="214" calcext:value-type="float">
            <text:p>214</text:p>
          </table:table-cell>
          <table:table-cell office:value-type="float" office:value="35.163645" calcext:value-type="float">
            <text:p>35.163645</text:p>
          </table:table-cell>
          <table:table-cell table:formula="of:=([.C532]-[.C531])" office:value-type="float" office:value="0.000268000000005486" calcext:value-type="float">
            <text:p>0.000268000000005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4" office:value-type="float" office:value="195" calcext:value-type="float">
            <text:p>195</text:p>
          </table:table-cell>
          <table:table-cell office:value-type="float" office:value="35.163884" calcext:value-type="float">
            <text:p>35.163884</text:p>
          </table:table-cell>
          <table:table-cell table:formula="of:=([.C533]-[.C532])" office:value-type="float" office:value="0.000239000000000544" calcext:value-type="float">
            <text:p>0.000239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35.164102" calcext:value-type="float">
            <text:p>35.164102</text:p>
          </table:table-cell>
          <table:table-cell table:formula="of:=([.C534]-[.C533])" office:value-type="float" office:value="0.000217999999996721" calcext:value-type="float">
            <text:p>0.000217999999997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4" office:value-type="float" office:value="215" calcext:value-type="float">
            <text:p>215</text:p>
          </table:table-cell>
          <table:table-cell office:value-type="float" office:value="35.164313" calcext:value-type="float">
            <text:p>35.164313</text:p>
          </table:table-cell>
          <table:table-cell table:formula="of:=([.C535]-[.C534])" office:value-type="float" office:value="0.000211000000000183" calcext:value-type="float">
            <text:p>0.00021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5.164519" calcext:value-type="float">
            <text:p>35.164519</text:p>
          </table:table-cell>
          <table:table-cell table:formula="of:=([.C536]-[.C535])" office:value-type="float" office:value="0.000205999999998596" calcext:value-type="float">
            <text:p>0.000205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4" office:value-type="float" office:value="119" calcext:value-type="float">
            <text:p>119</text:p>
          </table:table-cell>
          <table:table-cell office:value-type="float" office:value="35.164729" calcext:value-type="float">
            <text:p>35.164729</text:p>
          </table:table-cell>
          <table:table-cell table:formula="of:=([.C537]-[.C536])" office:value-type="float" office:value="0.000210000000002708" calcext:value-type="float">
            <text:p>0.000210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4" office:value-type="float" office:value="216" calcext:value-type="float">
            <text:p>216</text:p>
          </table:table-cell>
          <table:table-cell office:value-type="float" office:value="35.164938" calcext:value-type="float">
            <text:p>35.164938</text:p>
          </table:table-cell>
          <table:table-cell table:formula="of:=([.C538]-[.C537])" office:value-type="float" office:value="0.000208999999998127" calcext:value-type="float">
            <text:p>0.000208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35.165147" calcext:value-type="float">
            <text:p>35.165147</text:p>
          </table:table-cell>
          <table:table-cell table:formula="of:=([.C539]-[.C538])" office:value-type="float" office:value="0.000208999999998127" calcext:value-type="float">
            <text:p>0.000208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4" office:value-type="float" office:value="197" calcext:value-type="float">
            <text:p>197</text:p>
          </table:table-cell>
          <table:table-cell office:value-type="float" office:value="35.165358" calcext:value-type="float">
            <text:p>35.165358</text:p>
          </table:table-cell>
          <table:table-cell table:formula="of:=([.C540]-[.C539])" office:value-type="float" office:value="0.000211000000000183" calcext:value-type="float">
            <text:p>0.00021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4" office:value-type="float" office:value="217" calcext:value-type="float">
            <text:p>217</text:p>
          </table:table-cell>
          <table:table-cell office:value-type="float" office:value="35.165567" calcext:value-type="float">
            <text:p>35.165567</text:p>
          </table:table-cell>
          <table:table-cell table:formula="of:=([.C541]-[.C540])" office:value-type="float" office:value="0.000209000000005233" calcext:value-type="float">
            <text:p>0.000209000000005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4" office:value-type="float" office:value="121" calcext:value-type="float">
            <text:p>121</text:p>
          </table:table-cell>
          <table:table-cell office:value-type="float" office:value="35.165776" calcext:value-type="float">
            <text:p>35.165776</text:p>
          </table:table-cell>
          <table:table-cell table:formula="of:=([.C542]-[.C541])" office:value-type="float" office:value="0.000208999999998127" calcext:value-type="float">
            <text:p>0.000208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4" office:value-type="float" office:value="198" calcext:value-type="float">
            <text:p>198</text:p>
          </table:table-cell>
          <table:table-cell office:value-type="float" office:value="35.165986" calcext:value-type="float">
            <text:p>35.165986</text:p>
          </table:table-cell>
          <table:table-cell table:formula="of:=([.C543]-[.C542])" office:value-type="float" office:value="0.000209999999995603" calcext:value-type="float">
            <text:p>0.000209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4" office:value-type="float" office:value="218" calcext:value-type="float">
            <text:p>218</text:p>
          </table:table-cell>
          <table:table-cell office:value-type="float" office:value="35.166209" calcext:value-type="float">
            <text:p>35.166209</text:p>
          </table:table-cell>
          <table:table-cell table:formula="of:=([.C544]-[.C543])" office:value-type="float" office:value="0.000223000000005413" calcext:value-type="float">
            <text:p>0.000223000000005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4" office:value-type="float" office:value="122" calcext:value-type="float">
            <text:p>122</text:p>
          </table:table-cell>
          <table:table-cell office:value-type="float" office:value="35.16642" calcext:value-type="float">
            <text:p>35.16642</text:p>
          </table:table-cell>
          <table:table-cell table:formula="of:=([.C545]-[.C544])" office:value-type="float" office:value="0.000211000000000183" calcext:value-type="float">
            <text:p>0.000211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4" office:value-type="float" office:value="219" calcext:value-type="float">
            <text:p>219</text:p>
          </table:table-cell>
          <table:table-cell office:value-type="float" office:value="35.166604" calcext:value-type="float">
            <text:p>35.166604</text:p>
          </table:table-cell>
          <table:table-cell table:formula="of:=([.C546]-[.C545])" office:value-type="float" office:value="0.000183999999997297" calcext:value-type="float">
            <text:p>0.000183999999997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4" office:value-type="float" office:value="199" calcext:value-type="float">
            <text:p>199</text:p>
          </table:table-cell>
          <table:table-cell office:value-type="float" office:value="35.166783" calcext:value-type="float">
            <text:p>35.166783</text:p>
          </table:table-cell>
          <table:table-cell table:formula="of:=([.C547]-[.C546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4" office:value-type="float" office:value="123" calcext:value-type="float">
            <text:p>123</text:p>
          </table:table-cell>
          <table:table-cell office:value-type="float" office:value="35.166962" calcext:value-type="float">
            <text:p>35.166962</text:p>
          </table:table-cell>
          <table:table-cell table:formula="of:=([.C548]-[.C547])" office:value-type="float" office:value="0.00017899999999571" calcext:value-type="float">
            <text:p>0.000178999999996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4" office:value-type="float" office:value="220" calcext:value-type="float">
            <text:p>220</text:p>
          </table:table-cell>
          <table:table-cell office:value-type="float" office:value="35.167142" calcext:value-type="float">
            <text:p>35.167142</text:p>
          </table:table-cell>
          <table:table-cell table:formula="of:=([.C549]-[.C548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35.167321" calcext:value-type="float">
            <text:p>35.167321</text:p>
          </table:table-cell>
          <table:table-cell table:formula="of:=([.C550]-[.C549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4" office:value-type="float" office:value="124" calcext:value-type="float">
            <text:p>124</text:p>
          </table:table-cell>
          <table:table-cell office:value-type="float" office:value="35.167499" calcext:value-type="float">
            <text:p>35.167499</text:p>
          </table:table-cell>
          <table:table-cell table:formula="of:=([.C551]-[.C550])" office:value-type="float" office:value="0.000177999999998235" calcext:value-type="float">
            <text:p>0.000177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5.167679" calcext:value-type="float">
            <text:p>35.167679</text:p>
          </table:table-cell>
          <table:table-cell table:formula="of:=([.C552]-[.C551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4" office:value-type="float" office:value="201" calcext:value-type="float">
            <text:p>201</text:p>
          </table:table-cell>
          <table:table-cell office:value-type="float" office:value="35.167857" calcext:value-type="float">
            <text:p>35.167857</text:p>
          </table:table-cell>
          <table:table-cell table:formula="of:=([.C553]-[.C552])" office:value-type="float" office:value="0.000177999999998235" calcext:value-type="float">
            <text:p>0.000177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4" office:value-type="float" office:value="125" calcext:value-type="float">
            <text:p>125</text:p>
          </table:table-cell>
          <table:table-cell office:value-type="float" office:value="35.168037" calcext:value-type="float">
            <text:p>35.168037</text:p>
          </table:table-cell>
          <table:table-cell table:formula="of:=([.C554]-[.C553])" office:value-type="float" office:value="0.000180000000000291" calcext:value-type="float">
            <text:p>0.0001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4" office:value-type="float" office:value="222" calcext:value-type="float">
            <text:p>222</text:p>
          </table:table-cell>
          <table:table-cell office:value-type="float" office:value="35.168216" calcext:value-type="float">
            <text:p>35.168216</text:p>
          </table:table-cell>
          <table:table-cell table:formula="of:=([.C555]-[.C554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4" office:value-type="float" office:value="202" calcext:value-type="float">
            <text:p>202</text:p>
          </table:table-cell>
          <table:table-cell office:value-type="float" office:value="35.168394" calcext:value-type="float">
            <text:p>35.168394</text:p>
          </table:table-cell>
          <table:table-cell table:formula="of:=([.C556]-[.C555])" office:value-type="float" office:value="0.000177999999998235" calcext:value-type="float">
            <text:p>0.000177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4" office:value-type="float" office:value="126" calcext:value-type="float">
            <text:p>126</text:p>
          </table:table-cell>
          <table:table-cell office:value-type="float" office:value="35.168574" calcext:value-type="float">
            <text:p>35.168574</text:p>
          </table:table-cell>
          <table:table-cell table:formula="of:=([.C557]-[.C556])" office:value-type="float" office:value="0.000180000000000291" calcext:value-type="float">
            <text:p>0.0001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35.168753" calcext:value-type="float">
            <text:p>35.168753</text:p>
          </table:table-cell>
          <table:table-cell table:formula="of:=([.C558]-[.C557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4" office:value-type="float" office:value="203" calcext:value-type="float">
            <text:p>203</text:p>
          </table:table-cell>
          <table:table-cell office:value-type="float" office:value="35.168933" calcext:value-type="float">
            <text:p>35.168933</text:p>
          </table:table-cell>
          <table:table-cell table:formula="of:=([.C559]-[.C558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35.169112" calcext:value-type="float">
            <text:p>35.169112</text:p>
          </table:table-cell>
          <table:table-cell table:formula="of:=([.C560]-[.C559])" office:value-type="float" office:value="0.00017899999999571" calcext:value-type="float">
            <text:p>0.000178999999996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4" office:value-type="float" office:value="204" calcext:value-type="float">
            <text:p>204</text:p>
          </table:table-cell>
          <table:table-cell office:value-type="float" office:value="35.169292" calcext:value-type="float">
            <text:p>35.169292</text:p>
          </table:table-cell>
          <table:table-cell table:formula="of:=([.C561]-[.C560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4" office:value-type="float" office:value="223" calcext:value-type="float">
            <text:p>223</text:p>
          </table:table-cell>
          <table:table-cell office:value-type="float" office:value="35.169471" calcext:value-type="float">
            <text:p>35.169471</text:p>
          </table:table-cell>
          <table:table-cell table:formula="of:=([.C562]-[.C561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35.169651" calcext:value-type="float">
            <text:p>35.169651</text:p>
          </table:table-cell>
          <table:table-cell table:formula="of:=([.C563]-[.C562])" office:value-type="float" office:value="0.000180000000000291" calcext:value-type="float">
            <text:p>0.0001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4" office:value-type="float" office:value="205" calcext:value-type="float">
            <text:p>205</text:p>
          </table:table-cell>
          <table:table-cell office:value-type="float" office:value="35.16983" calcext:value-type="float">
            <text:p>35.16983</text:p>
          </table:table-cell>
          <table:table-cell table:formula="of:=([.C564]-[.C563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5.170009" calcext:value-type="float">
            <text:p>35.170009</text:p>
          </table:table-cell>
          <table:table-cell table:formula="of:=([.C565]-[.C564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4" office:value-type="float" office:value="206" calcext:value-type="float">
            <text:p>206</text:p>
          </table:table-cell>
          <table:table-cell office:value-type="float" office:value="35.170188" calcext:value-type="float">
            <text:p>35.170188</text:p>
          </table:table-cell>
          <table:table-cell table:formula="of:=([.C566]-[.C565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35.170367" calcext:value-type="float">
            <text:p>35.170367</text:p>
          </table:table-cell>
          <table:table-cell table:formula="of:=([.C567]-[.C566])" office:value-type="float" office:value="0.00017899999999571" calcext:value-type="float">
            <text:p>0.000178999999996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4" office:value-type="float" office:value="225" calcext:value-type="float">
            <text:p>225</text:p>
          </table:table-cell>
          <table:table-cell office:value-type="float" office:value="35.170546" calcext:value-type="float">
            <text:p>35.170546</text:p>
          </table:table-cell>
          <table:table-cell table:formula="of:=([.C568]-[.C567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35.170724" calcext:value-type="float">
            <text:p>35.170724</text:p>
          </table:table-cell>
          <table:table-cell table:formula="of:=([.C569]-[.C568])" office:value-type="float" office:value="0.000177999999998235" calcext:value-type="float">
            <text:p>0.000177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35.170904" calcext:value-type="float">
            <text:p>35.170904</text:p>
          </table:table-cell>
          <table:table-cell table:formula="of:=([.C570]-[.C569])" office:value-type="float" office:value="0.000180000000000291" calcext:value-type="float">
            <text:p>0.0001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4" office:value-type="float" office:value="226" calcext:value-type="float">
            <text:p>226</text:p>
          </table:table-cell>
          <table:table-cell office:value-type="float" office:value="35.171083" calcext:value-type="float">
            <text:p>35.171083</text:p>
          </table:table-cell>
          <table:table-cell table:formula="of:=([.C571]-[.C570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4" office:value-type="float" office:value="208" calcext:value-type="float">
            <text:p>208</text:p>
          </table:table-cell>
          <table:table-cell office:value-type="float" office:value="35.171262" calcext:value-type="float">
            <text:p>35.171262</text:p>
          </table:table-cell>
          <table:table-cell table:formula="of:=([.C572]-[.C571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35.171441" calcext:value-type="float">
            <text:p>35.171441</text:p>
          </table:table-cell>
          <table:table-cell table:formula="of:=([.C573]-[.C572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4" office:value-type="float" office:value="227" calcext:value-type="float">
            <text:p>227</text:p>
          </table:table-cell>
          <table:table-cell office:value-type="float" office:value="35.17162" calcext:value-type="float">
            <text:p>35.17162</text:p>
          </table:table-cell>
          <table:table-cell table:formula="of:=([.C574]-[.C573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4" office:value-type="float" office:value="209" calcext:value-type="float">
            <text:p>209</text:p>
          </table:table-cell>
          <table:table-cell office:value-type="float" office:value="35.171799" calcext:value-type="float">
            <text:p>35.171799</text:p>
          </table:table-cell>
          <table:table-cell table:formula="of:=([.C575]-[.C574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35.171978" calcext:value-type="float">
            <text:p>35.171978</text:p>
          </table:table-cell>
          <table:table-cell table:formula="of:=([.C576]-[.C575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4" office:value-type="float" office:value="228" calcext:value-type="float">
            <text:p>228</text:p>
          </table:table-cell>
          <table:table-cell office:value-type="float" office:value="35.172157" calcext:value-type="float">
            <text:p>35.172157</text:p>
          </table:table-cell>
          <table:table-cell table:formula="of:=([.C577]-[.C576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4" office:value-type="float" office:value="210" calcext:value-type="float">
            <text:p>210</text:p>
          </table:table-cell>
          <table:table-cell office:value-type="float" office:value="35.172337" calcext:value-type="float">
            <text:p>35.172337</text:p>
          </table:table-cell>
          <table:table-cell table:formula="of:=([.C578]-[.C577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4" office:value-type="float" office:value="134" calcext:value-type="float">
            <text:p>134</text:p>
          </table:table-cell>
          <table:table-cell office:value-type="float" office:value="35.172515" calcext:value-type="float">
            <text:p>35.172515</text:p>
          </table:table-cell>
          <table:table-cell table:formula="of:=([.C579]-[.C578])" office:value-type="float" office:value="0.000177999999998235" calcext:value-type="float">
            <text:p>0.000177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4" office:value-type="float" office:value="229" calcext:value-type="float">
            <text:p>229</text:p>
          </table:table-cell>
          <table:table-cell office:value-type="float" office:value="35.172694" calcext:value-type="float">
            <text:p>35.172694</text:p>
          </table:table-cell>
          <table:table-cell table:formula="of:=([.C580]-[.C579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4" office:value-type="float" office:value="211" calcext:value-type="float">
            <text:p>211</text:p>
          </table:table-cell>
          <table:table-cell office:value-type="float" office:value="35.172909" calcext:value-type="float">
            <text:p>35.172909</text:p>
          </table:table-cell>
          <table:table-cell table:formula="of:=([.C581]-[.C580])" office:value-type="float" office:value="0.00021499999999719" calcext:value-type="float">
            <text:p>0.000214999999997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4" office:value-type="float" office:value="135" calcext:value-type="float">
            <text:p>135</text:p>
          </table:table-cell>
          <table:table-cell office:value-type="float" office:value="35.173102" calcext:value-type="float">
            <text:p>35.173102</text:p>
          </table:table-cell>
          <table:table-cell table:formula="of:=([.C582]-[.C581])" office:value-type="float" office:value="0.000193000000002996" calcext:value-type="float">
            <text:p>0.000193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5.173283" calcext:value-type="float">
            <text:p>35.173283</text:p>
          </table:table-cell>
          <table:table-cell table:formula="of:=([.C583]-[.C582])" office:value-type="float" office:value="0.000180999999997766" calcext:value-type="float">
            <text:p>0.000180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5.173462" calcext:value-type="float">
            <text:p>35.173462</text:p>
          </table:table-cell>
          <table:table-cell table:formula="of:=([.C584]-[.C583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35.173642" calcext:value-type="float">
            <text:p>35.173642</text:p>
          </table:table-cell>
          <table:table-cell table:formula="of:=([.C585]-[.C584])" office:value-type="float" office:value="0.000180000000000291" calcext:value-type="float">
            <text:p>0.0001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4" office:value-type="float" office:value="231" calcext:value-type="float">
            <text:p>231</text:p>
          </table:table-cell>
          <table:table-cell office:value-type="float" office:value="35.173821" calcext:value-type="float">
            <text:p>35.173821</text:p>
          </table:table-cell>
          <table:table-cell table:formula="of:=([.C586]-[.C585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4" office:value-type="float" office:value="213" calcext:value-type="float">
            <text:p>213</text:p>
          </table:table-cell>
          <table:table-cell office:value-type="float" office:value="35.174" calcext:value-type="float">
            <text:p>35.174</text:p>
          </table:table-cell>
          <table:table-cell table:formula="of:=([.C587]-[.C586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4" office:value-type="float" office:value="137" calcext:value-type="float">
            <text:p>137</text:p>
          </table:table-cell>
          <table:table-cell office:value-type="float" office:value="35.174179" calcext:value-type="float">
            <text:p>35.174179</text:p>
          </table:table-cell>
          <table:table-cell table:formula="of:=([.C588]-[.C587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4" office:value-type="float" office:value="232" calcext:value-type="float">
            <text:p>232</text:p>
          </table:table-cell>
          <table:table-cell office:value-type="float" office:value="35.174359" calcext:value-type="float">
            <text:p>35.174359</text:p>
          </table:table-cell>
          <table:table-cell table:formula="of:=([.C589]-[.C588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4" office:value-type="float" office:value="214" calcext:value-type="float">
            <text:p>214</text:p>
          </table:table-cell>
          <table:table-cell office:value-type="float" office:value="35.174539" calcext:value-type="float">
            <text:p>35.174539</text:p>
          </table:table-cell>
          <table:table-cell table:formula="of:=([.C590]-[.C589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35.174717" calcext:value-type="float">
            <text:p>35.174717</text:p>
          </table:table-cell>
          <table:table-cell table:formula="of:=([.C591]-[.C590])" office:value-type="float" office:value="0.000177999999998235" calcext:value-type="float">
            <text:p>0.000177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4" office:value-type="float" office:value="233" calcext:value-type="float">
            <text:p>233</text:p>
          </table:table-cell>
          <table:table-cell office:value-type="float" office:value="35.174896" calcext:value-type="float">
            <text:p>35.174896</text:p>
          </table:table-cell>
          <table:table-cell table:formula="of:=([.C592]-[.C591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4" office:value-type="float" office:value="215" calcext:value-type="float">
            <text:p>215</text:p>
          </table:table-cell>
          <table:table-cell office:value-type="float" office:value="35.175075" calcext:value-type="float">
            <text:p>35.175075</text:p>
          </table:table-cell>
          <table:table-cell table:formula="of:=([.C593]-[.C592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35.175254" calcext:value-type="float">
            <text:p>35.175254</text:p>
          </table:table-cell>
          <table:table-cell table:formula="of:=([.C594]-[.C593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4" office:value-type="float" office:value="234" calcext:value-type="float">
            <text:p>234</text:p>
          </table:table-cell>
          <table:table-cell office:value-type="float" office:value="35.175434" calcext:value-type="float">
            <text:p>35.175434</text:p>
          </table:table-cell>
          <table:table-cell table:formula="of:=([.C595]-[.C594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4" office:value-type="float" office:value="216" calcext:value-type="float">
            <text:p>216</text:p>
          </table:table-cell>
          <table:table-cell office:value-type="float" office:value="35.175619" calcext:value-type="float">
            <text:p>35.175619</text:p>
          </table:table-cell>
          <table:table-cell table:formula="of:=([.C596]-[.C595])" office:value-type="float" office:value="0.000184999999994773" calcext:value-type="float">
            <text:p>0.00018499999999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4" office:value-type="float" office:value="140" calcext:value-type="float">
            <text:p>140</text:p>
          </table:table-cell>
          <table:table-cell office:value-type="float" office:value="35.175806" calcext:value-type="float">
            <text:p>35.175806</text:p>
          </table:table-cell>
          <table:table-cell table:formula="of:=([.C597]-[.C596])" office:value-type="float" office:value="0.000187000000003934" calcext:value-type="float">
            <text:p>0.000187000000004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4" office:value-type="float" office:value="235" calcext:value-type="float">
            <text:p>235</text:p>
          </table:table-cell>
          <table:table-cell office:value-type="float" office:value="35.176006" calcext:value-type="float">
            <text:p>35.176006</text:p>
          </table:table-cell>
          <table:table-cell table:formula="of:=([.C598]-[.C597])" office:value-type="float" office:value="0.000199999999999534" calcext:value-type="float">
            <text:p>0.0002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4" office:value-type="float" office:value="217" calcext:value-type="float">
            <text:p>217</text:p>
          </table:table-cell>
          <table:table-cell office:value-type="float" office:value="35.176225" calcext:value-type="float">
            <text:p>35.176225</text:p>
          </table:table-cell>
          <table:table-cell table:formula="of:=([.C599]-[.C598])" office:value-type="float" office:value="0.000219000000001301" calcext:value-type="float">
            <text:p>0.000219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35.176455" calcext:value-type="float">
            <text:p>35.176455</text:p>
          </table:table-cell>
          <table:table-cell table:formula="of:=([.C600]-[.C599])" office:value-type="float" office:value="0.000229999999994845" calcext:value-type="float">
            <text:p>0.000229999999995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4" office:value-type="float" office:value="236" calcext:value-type="float">
            <text:p>236</text:p>
          </table:table-cell>
          <table:table-cell office:value-type="float" office:value="35.176697" calcext:value-type="float">
            <text:p>35.176697</text:p>
          </table:table-cell>
          <table:table-cell table:formula="of:=([.C601]-[.C600])" office:value-type="float" office:value="0.000242000000000075" calcext:value-type="float">
            <text:p>0.000242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4" office:value-type="float" office:value="218" calcext:value-type="float">
            <text:p>218</text:p>
          </table:table-cell>
          <table:table-cell office:value-type="float" office:value="35.176931" calcext:value-type="float">
            <text:p>35.176931</text:p>
          </table:table-cell>
          <table:table-cell table:formula="of:=([.C602]-[.C601])" office:value-type="float" office:value="0.000234000000006063" calcext:value-type="float">
            <text:p>0.00023400000000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float" office:value="142" calcext:value-type="float">
            <text:p>142</text:p>
          </table:table-cell>
          <table:table-cell office:value-type="float" office:value="35.177153" calcext:value-type="float">
            <text:p>35.177153</text:p>
          </table:table-cell>
          <table:table-cell table:formula="of:=([.C603]-[.C602])" office:value-type="float" office:value="0.000221999999993727" calcext:value-type="float">
            <text:p>0.000221999999994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float" office:value="237" calcext:value-type="float">
            <text:p>237</text:p>
          </table:table-cell>
          <table:table-cell office:value-type="float" office:value="35.177365" calcext:value-type="float">
            <text:p>35.177365</text:p>
          </table:table-cell>
          <table:table-cell table:formula="of:=([.C604]-[.C603])" office:value-type="float" office:value="0.000212000000004764" calcext:value-type="float">
            <text:p>0.000212000000005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float" office:value="219" calcext:value-type="float">
            <text:p>219</text:p>
          </table:table-cell>
          <table:table-cell office:value-type="float" office:value="35.177635" calcext:value-type="float">
            <text:p>35.177635</text:p>
          </table:table-cell>
          <table:table-cell table:formula="of:=([.C605]-[.C604])" office:value-type="float" office:value="0.000270000000000437" calcext:value-type="float">
            <text:p>0.00027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4" office:value-type="float" office:value="143" calcext:value-type="float">
            <text:p>143</text:p>
          </table:table-cell>
          <table:table-cell office:value-type="float" office:value="35.177848" calcext:value-type="float">
            <text:p>35.177848</text:p>
          </table:table-cell>
          <table:table-cell table:formula="of:=([.C606]-[.C605])" office:value-type="float" office:value="0.000212999999995134" calcext:value-type="float">
            <text:p>0.000212999999995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35.178061" calcext:value-type="float">
            <text:p>35.178061</text:p>
          </table:table-cell>
          <table:table-cell table:formula="of:=([.C607]-[.C606])" office:value-type="float" office:value="0.000213000000002239" calcext:value-type="float">
            <text:p>0.000213000000002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4" office:value-type="float" office:value="220" calcext:value-type="float">
            <text:p>220</text:p>
          </table:table-cell>
          <table:table-cell office:value-type="float" office:value="35.178273" calcext:value-type="float">
            <text:p>35.178273</text:p>
          </table:table-cell>
          <table:table-cell table:formula="of:=([.C608]-[.C607])" office:value-type="float" office:value="0.000211999999997658" calcext:value-type="float">
            <text:p>0.000211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4" office:value-type="float" office:value="144" calcext:value-type="float">
            <text:p>144</text:p>
          </table:table-cell>
          <table:table-cell office:value-type="float" office:value="35.178485" calcext:value-type="float">
            <text:p>35.178485</text:p>
          </table:table-cell>
          <table:table-cell table:formula="of:=([.C609]-[.C608])" office:value-type="float" office:value="0.000212000000004764" calcext:value-type="float">
            <text:p>0.000212000000005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4" office:value-type="float" office:value="239" calcext:value-type="float">
            <text:p>239</text:p>
          </table:table-cell>
          <table:table-cell office:value-type="float" office:value="35.178696" calcext:value-type="float">
            <text:p>35.178696</text:p>
          </table:table-cell>
          <table:table-cell table:formula="of:=([.C610]-[.C609])" office:value-type="float" office:value="0.000211000000000183" calcext:value-type="float">
            <text:p>0.00021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5.178907" calcext:value-type="float">
            <text:p>35.178907</text:p>
          </table:table-cell>
          <table:table-cell table:formula="of:=([.C611]-[.C610])" office:value-type="float" office:value="0.000211000000000183" calcext:value-type="float">
            <text:p>0.00021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35.179118" calcext:value-type="float">
            <text:p>35.179118</text:p>
          </table:table-cell>
          <table:table-cell table:formula="of:=([.C612]-[.C611])" office:value-type="float" office:value="0.000211000000000183" calcext:value-type="float">
            <text:p>0.000211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35.179345" calcext:value-type="float">
            <text:p>35.179345</text:p>
          </table:table-cell>
          <table:table-cell table:formula="of:=([.C613]-[.C612])" office:value-type="float" office:value="0.000226999999995314" calcext:value-type="float">
            <text:p>0.000226999999995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4" office:value-type="float" office:value="222" calcext:value-type="float">
            <text:p>222</text:p>
          </table:table-cell>
          <table:table-cell office:value-type="float" office:value="35.179597" calcext:value-type="float">
            <text:p>35.179597</text:p>
          </table:table-cell>
          <table:table-cell table:formula="of:=([.C614]-[.C613])" office:value-type="float" office:value="0.00025200000000325" calcext:value-type="float">
            <text:p>0.000252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4" office:value-type="float" office:value="146" calcext:value-type="float">
            <text:p>146</text:p>
          </table:table-cell>
          <table:table-cell office:value-type="float" office:value="35.179836" calcext:value-type="float">
            <text:p>35.179836</text:p>
          </table:table-cell>
          <table:table-cell table:formula="of:=([.C615]-[.C614])" office:value-type="float" office:value="0.000239000000000544" calcext:value-type="float">
            <text:p>0.000239000000001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4" office:value-type="float" office:value="241" calcext:value-type="float">
            <text:p>241</text:p>
          </table:table-cell>
          <table:table-cell office:value-type="float" office:value="35.180054" calcext:value-type="float">
            <text:p>35.180054</text:p>
          </table:table-cell>
          <table:table-cell table:formula="of:=([.C616]-[.C615])" office:value-type="float" office:value="0.000217999999996721" calcext:value-type="float">
            <text:p>0.000217999999997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4" office:value-type="float" office:value="223" calcext:value-type="float">
            <text:p>223</text:p>
          </table:table-cell>
          <table:table-cell office:value-type="float" office:value="35.180265" calcext:value-type="float">
            <text:p>35.180265</text:p>
          </table:table-cell>
          <table:table-cell table:formula="of:=([.C617]-[.C616])" office:value-type="float" office:value="0.000211000000000183" calcext:value-type="float">
            <text:p>0.00021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4" office:value-type="float" office:value="147" calcext:value-type="float">
            <text:p>147</text:p>
          </table:table-cell>
          <table:table-cell office:value-type="float" office:value="35.180493" calcext:value-type="float">
            <text:p>35.180493</text:p>
          </table:table-cell>
          <table:table-cell table:formula="of:=([.C618]-[.C617])" office:value-type="float" office:value="0.000227999999999895" calcext:value-type="float">
            <text:p>0.00022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35.18068" calcext:value-type="float">
            <text:p>35.18068</text:p>
          </table:table-cell>
          <table:table-cell table:formula="of:=([.C619]-[.C618])" office:value-type="float" office:value="0.000187000000003934" calcext:value-type="float">
            <text:p>0.00018700000000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5.180859" calcext:value-type="float">
            <text:p>35.180859</text:p>
          </table:table-cell>
          <table:table-cell table:formula="of:=([.C620]-[.C619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35.18104" calcext:value-type="float">
            <text:p>35.18104</text:p>
          </table:table-cell>
          <table:table-cell table:formula="of:=([.C621]-[.C620])" office:value-type="float" office:value="0.000181000000004872" calcext:value-type="float">
            <text:p>0.000181000000005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4" office:value-type="float" office:value="243" calcext:value-type="float">
            <text:p>243</text:p>
          </table:table-cell>
          <table:table-cell office:value-type="float" office:value="35.18122" calcext:value-type="float">
            <text:p>35.18122</text:p>
          </table:table-cell>
          <table:table-cell table:formula="of:=([.C622]-[.C621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4" office:value-type="float" office:value="225" calcext:value-type="float">
            <text:p>225</text:p>
          </table:table-cell>
          <table:table-cell office:value-type="float" office:value="35.181399" calcext:value-type="float">
            <text:p>35.181399</text:p>
          </table:table-cell>
          <table:table-cell table:formula="of:=([.C623]-[.C622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35.181579" calcext:value-type="float">
            <text:p>35.181579</text:p>
          </table:table-cell>
          <table:table-cell table:formula="of:=([.C624]-[.C623])" office:value-type="float" office:value="0.000180000000000291" calcext:value-type="float">
            <text:p>0.0001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35.181758" calcext:value-type="float">
            <text:p>35.181758</text:p>
          </table:table-cell>
          <table:table-cell table:formula="of:=([.C625]-[.C624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4" office:value-type="float" office:value="226" calcext:value-type="float">
            <text:p>226</text:p>
          </table:table-cell>
          <table:table-cell office:value-type="float" office:value="35.181938" calcext:value-type="float">
            <text:p>35.181938</text:p>
          </table:table-cell>
          <table:table-cell table:formula="of:=([.C626]-[.C625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35.182117" calcext:value-type="float">
            <text:p>35.182117</text:p>
          </table:table-cell>
          <table:table-cell table:formula="of:=([.C627]-[.C626])" office:value-type="float" office:value="0.00017899999999571" calcext:value-type="float">
            <text:p>0.000178999999996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4" office:value-type="float" office:value="245" calcext:value-type="float">
            <text:p>245</text:p>
          </table:table-cell>
          <table:table-cell office:value-type="float" office:value="35.182296" calcext:value-type="float">
            <text:p>35.182296</text:p>
          </table:table-cell>
          <table:table-cell table:formula="of:=([.C628]-[.C627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4" office:value-type="float" office:value="227" calcext:value-type="float">
            <text:p>227</text:p>
          </table:table-cell>
          <table:table-cell office:value-type="float" office:value="35.182489" calcext:value-type="float">
            <text:p>35.182489</text:p>
          </table:table-cell>
          <table:table-cell table:formula="of:=([.C629]-[.C628])" office:value-type="float" office:value="0.000192999999995891" calcext:value-type="float">
            <text:p>0.000192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35.18267" calcext:value-type="float">
            <text:p>35.18267</text:p>
          </table:table-cell>
          <table:table-cell table:formula="of:=([.C630]-[.C629])" office:value-type="float" office:value="0.000181000000004872" calcext:value-type="float">
            <text:p>0.000181000000005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4" office:value-type="float" office:value="246" calcext:value-type="float">
            <text:p>246</text:p>
          </table:table-cell>
          <table:table-cell office:value-type="float" office:value="35.182895" calcext:value-type="float">
            <text:p>35.182895</text:p>
          </table:table-cell>
          <table:table-cell table:formula="of:=([.C631]-[.C630])" office:value-type="float" office:value="0.000225000000000364" calcext:value-type="float">
            <text:p>0.000225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4" office:value-type="float" office:value="228" calcext:value-type="float">
            <text:p>228</text:p>
          </table:table-cell>
          <table:table-cell office:value-type="float" office:value="35.183091" calcext:value-type="float">
            <text:p>35.183091</text:p>
          </table:table-cell>
          <table:table-cell table:formula="of:=([.C632]-[.C631])" office:value-type="float" office:value="0.000195999999995422" calcext:value-type="float">
            <text:p>0.00019599999999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4" office:value-type="float" office:value="152" calcext:value-type="float">
            <text:p>152</text:p>
          </table:table-cell>
          <table:table-cell office:value-type="float" office:value="35.183272" calcext:value-type="float">
            <text:p>35.183272</text:p>
          </table:table-cell>
          <table:table-cell table:formula="of:=([.C633]-[.C632])" office:value-type="float" office:value="0.000181000000004872" calcext:value-type="float">
            <text:p>0.000181000000005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4" office:value-type="float" office:value="247" calcext:value-type="float">
            <text:p>247</text:p>
          </table:table-cell>
          <table:table-cell office:value-type="float" office:value="35.183453" calcext:value-type="float">
            <text:p>35.183453</text:p>
          </table:table-cell>
          <table:table-cell table:formula="of:=([.C634]-[.C633])" office:value-type="float" office:value="0.000180999999997766" calcext:value-type="float">
            <text:p>0.000180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4" office:value-type="float" office:value="229" calcext:value-type="float">
            <text:p>229</text:p>
          </table:table-cell>
          <table:table-cell office:value-type="float" office:value="35.183633" calcext:value-type="float">
            <text:p>35.183633</text:p>
          </table:table-cell>
          <table:table-cell table:formula="of:=([.C635]-[.C634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4" office:value-type="float" office:value="153" calcext:value-type="float">
            <text:p>153</text:p>
          </table:table-cell>
          <table:table-cell office:value-type="float" office:value="35.183811" calcext:value-type="float">
            <text:p>35.183811</text:p>
          </table:table-cell>
          <table:table-cell table:formula="of:=([.C636]-[.C635])" office:value-type="float" office:value="0.000177999999998235" calcext:value-type="float">
            <text:p>0.000177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4" office:value-type="float" office:value="248" calcext:value-type="float">
            <text:p>248</text:p>
          </table:table-cell>
          <table:table-cell office:value-type="float" office:value="35.183991" calcext:value-type="float">
            <text:p>35.183991</text:p>
          </table:table-cell>
          <table:table-cell table:formula="of:=([.C637]-[.C636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5.184171" calcext:value-type="float">
            <text:p>35.184171</text:p>
          </table:table-cell>
          <table:table-cell table:formula="of:=([.C638]-[.C637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4" office:value-type="float" office:value="154" calcext:value-type="float">
            <text:p>154</text:p>
          </table:table-cell>
          <table:table-cell office:value-type="float" office:value="35.18435" calcext:value-type="float">
            <text:p>35.18435</text:p>
          </table:table-cell>
          <table:table-cell table:formula="of:=([.C639]-[.C638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4" office:value-type="float" office:value="249" calcext:value-type="float">
            <text:p>249</text:p>
          </table:table-cell>
          <table:table-cell office:value-type="float" office:value="35.184532" calcext:value-type="float">
            <text:p>35.184532</text:p>
          </table:table-cell>
          <table:table-cell table:formula="of:=([.C640]-[.C639])" office:value-type="float" office:value="0.000181999999995242" calcext:value-type="float">
            <text:p>0.000181999999995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4" office:value-type="float" office:value="231" calcext:value-type="float">
            <text:p>231</text:p>
          </table:table-cell>
          <table:table-cell office:value-type="float" office:value="35.18471" calcext:value-type="float">
            <text:p>35.18471</text:p>
          </table:table-cell>
          <table:table-cell table:formula="of:=([.C641]-[.C640])" office:value-type="float" office:value="0.000178000000005341" calcext:value-type="float">
            <text:p>0.00017800000000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35.184889" calcext:value-type="float">
            <text:p>35.184889</text:p>
          </table:table-cell>
          <table:table-cell table:formula="of:=([.C642]-[.C641])" office:value-type="float" office:value="0.00017899999999571" calcext:value-type="float">
            <text:p>0.000178999999996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35.185068" calcext:value-type="float">
            <text:p>35.185068</text:p>
          </table:table-cell>
          <table:table-cell table:formula="of:=([.C643]-[.C642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4" office:value-type="float" office:value="232" calcext:value-type="float">
            <text:p>232</text:p>
          </table:table-cell>
          <table:table-cell office:value-type="float" office:value="35.185247" calcext:value-type="float">
            <text:p>35.185247</text:p>
          </table:table-cell>
          <table:table-cell table:formula="of:=([.C644]-[.C643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4" office:value-type="float" office:value="156" calcext:value-type="float">
            <text:p>156</text:p>
          </table:table-cell>
          <table:table-cell office:value-type="float" office:value="35.185426" calcext:value-type="float">
            <text:p>35.185426</text:p>
          </table:table-cell>
          <table:table-cell table:formula="of:=([.C645]-[.C644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4" office:value-type="float" office:value="251" calcext:value-type="float">
            <text:p>251</text:p>
          </table:table-cell>
          <table:table-cell office:value-type="float" office:value="35.185605" calcext:value-type="float">
            <text:p>35.185605</text:p>
          </table:table-cell>
          <table:table-cell table:formula="of:=([.C646]-[.C645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4" office:value-type="float" office:value="233" calcext:value-type="float">
            <text:p>233</text:p>
          </table:table-cell>
          <table:table-cell office:value-type="float" office:value="35.185784" calcext:value-type="float">
            <text:p>35.185784</text:p>
          </table:table-cell>
          <table:table-cell table:formula="of:=([.C647]-[.C646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4" office:value-type="float" office:value="157" calcext:value-type="float">
            <text:p>157</text:p>
          </table:table-cell>
          <table:table-cell office:value-type="float" office:value="35.185963" calcext:value-type="float">
            <text:p>35.185963</text:p>
          </table:table-cell>
          <table:table-cell table:formula="of:=([.C648]-[.C647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4" office:value-type="float" office:value="252" calcext:value-type="float">
            <text:p>252</text:p>
          </table:table-cell>
          <table:table-cell office:value-type="float" office:value="35.186141" calcext:value-type="float">
            <text:p>35.186141</text:p>
          </table:table-cell>
          <table:table-cell table:formula="of:=([.C649]-[.C648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4" office:value-type="float" office:value="234" calcext:value-type="float">
            <text:p>234</text:p>
          </table:table-cell>
          <table:table-cell office:value-type="float" office:value="35.186321" calcext:value-type="float">
            <text:p>35.186321</text:p>
          </table:table-cell>
          <table:table-cell table:formula="of:=([.C650]-[.C649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35.186501" calcext:value-type="float">
            <text:p>35.186501</text:p>
          </table:table-cell>
          <table:table-cell table:formula="of:=([.C651]-[.C650])" office:value-type="float" office:value="0.000180000000000291" calcext:value-type="float">
            <text:p>0.0001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4" office:value-type="float" office:value="253" calcext:value-type="float">
            <text:p>253</text:p>
          </table:table-cell>
          <table:table-cell office:value-type="float" office:value="35.18668" calcext:value-type="float">
            <text:p>35.18668</text:p>
          </table:table-cell>
          <table:table-cell table:formula="of:=([.C652]-[.C651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4" office:value-type="float" office:value="235" calcext:value-type="float">
            <text:p>235</text:p>
          </table:table-cell>
          <table:table-cell office:value-type="float" office:value="35.186858" calcext:value-type="float">
            <text:p>35.186858</text:p>
          </table:table-cell>
          <table:table-cell table:formula="of:=([.C653]-[.C652])" office:value-type="float" office:value="0.000177999999998235" calcext:value-type="float">
            <text:p>0.000177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4" office:value-type="float" office:value="159" calcext:value-type="float">
            <text:p>159</text:p>
          </table:table-cell>
          <table:table-cell office:value-type="float" office:value="35.187038" calcext:value-type="float">
            <text:p>35.187038</text:p>
          </table:table-cell>
          <table:table-cell table:formula="of:=([.C654]-[.C653])" office:value-type="float" office:value="0.000180000000000291" calcext:value-type="float">
            <text:p>0.0001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4" office:value-type="float" office:value="254" calcext:value-type="float">
            <text:p>254</text:p>
          </table:table-cell>
          <table:table-cell office:value-type="float" office:value="35.187216" calcext:value-type="float">
            <text:p>35.187216</text:p>
          </table:table-cell>
          <table:table-cell table:formula="of:=([.C655]-[.C654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4" office:value-type="float" office:value="236" calcext:value-type="float">
            <text:p>236</text:p>
          </table:table-cell>
          <table:table-cell office:value-type="float" office:value="35.187395" calcext:value-type="float">
            <text:p>35.187395</text:p>
          </table:table-cell>
          <table:table-cell table:formula="of:=([.C656]-[.C655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35.187574" calcext:value-type="float">
            <text:p>35.187574</text:p>
          </table:table-cell>
          <table:table-cell table:formula="of:=([.C657]-[.C656])" office:value-type="float" office:value="0.00017899999999571" calcext:value-type="float">
            <text:p>0.000178999999996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4" office:value-type="float" office:value="255" calcext:value-type="float">
            <text:p>255</text:p>
          </table:table-cell>
          <table:table-cell office:value-type="float" office:value="35.187753" calcext:value-type="float">
            <text:p>35.187753</text:p>
          </table:table-cell>
          <table:table-cell table:formula="of:=([.C658]-[.C657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4" office:value-type="float" office:value="237" calcext:value-type="float">
            <text:p>237</text:p>
          </table:table-cell>
          <table:table-cell office:value-type="float" office:value="35.187931" calcext:value-type="float">
            <text:p>35.187931</text:p>
          </table:table-cell>
          <table:table-cell table:formula="of:=([.C659]-[.C658])" office:value-type="float" office:value="0.000177999999998235" calcext:value-type="float">
            <text:p>0.000177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35.18811" calcext:value-type="float">
            <text:p>35.18811</text:p>
          </table:table-cell>
          <table:table-cell table:formula="of:=([.C660]-[.C659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4" office:value-type="float" office:value="256" calcext:value-type="float">
            <text:p>256</text:p>
          </table:table-cell>
          <table:table-cell office:value-type="float" office:value="35.188289" calcext:value-type="float">
            <text:p>35.188289</text:p>
          </table:table-cell>
          <table:table-cell table:formula="of:=([.C661]-[.C660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35.188469" calcext:value-type="float">
            <text:p>35.188469</text:p>
          </table:table-cell>
          <table:table-cell table:formula="of:=([.C662]-[.C661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4" office:value-type="float" office:value="162" calcext:value-type="float">
            <text:p>162</text:p>
          </table:table-cell>
          <table:table-cell office:value-type="float" office:value="35.188651" calcext:value-type="float">
            <text:p>35.188651</text:p>
          </table:table-cell>
          <table:table-cell table:formula="of:=([.C663]-[.C662])" office:value-type="float" office:value="0.000182000000002347" calcext:value-type="float">
            <text:p>0.000182000000002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4" office:value-type="float" office:value="257" calcext:value-type="float">
            <text:p>257</text:p>
          </table:table-cell>
          <table:table-cell office:value-type="float" office:value="35.188831" calcext:value-type="float">
            <text:p>35.188831</text:p>
          </table:table-cell>
          <table:table-cell table:formula="of:=([.C664]-[.C663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4" office:value-type="float" office:value="239" calcext:value-type="float">
            <text:p>239</text:p>
          </table:table-cell>
          <table:table-cell office:value-type="float" office:value="35.189011" calcext:value-type="float">
            <text:p>35.189011</text:p>
          </table:table-cell>
          <table:table-cell table:formula="of:=([.C665]-[.C664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4" office:value-type="float" office:value="163" calcext:value-type="float">
            <text:p>163</text:p>
          </table:table-cell>
          <table:table-cell office:value-type="float" office:value="35.18919" calcext:value-type="float">
            <text:p>35.18919</text:p>
          </table:table-cell>
          <table:table-cell table:formula="of:=([.C666]-[.C665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5.189369" calcext:value-type="float">
            <text:p>35.189369</text:p>
          </table:table-cell>
          <table:table-cell table:formula="of:=([.C667]-[.C666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35.18955" calcext:value-type="float">
            <text:p>35.18955</text:p>
          </table:table-cell>
          <table:table-cell table:formula="of:=([.C668]-[.C667])" office:value-type="float" office:value="0.000180999999997766" calcext:value-type="float">
            <text:p>0.000180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35.18973" calcext:value-type="float">
            <text:p>35.18973</text:p>
          </table:table-cell>
          <table:table-cell table:formula="of:=([.C669]-[.C668])" office:value-type="float" office:value="0.000180000000000291" calcext:value-type="float">
            <text:p>0.0001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5.189917" calcext:value-type="float">
            <text:p>35.189917</text:p>
          </table:table-cell>
          <table:table-cell table:formula="of:=([.C670]-[.C669])" office:value-type="float" office:value="0.000187000000003934" calcext:value-type="float">
            <text:p>0.00018700000000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4" office:value-type="float" office:value="241" calcext:value-type="float">
            <text:p>241</text:p>
          </table:table-cell>
          <table:table-cell office:value-type="float" office:value="35.190122" calcext:value-type="float">
            <text:p>35.190122</text:p>
          </table:table-cell>
          <table:table-cell table:formula="of:=([.C671]-[.C670])" office:value-type="float" office:value="0.000205000000001121" calcext:value-type="float">
            <text:p>0.000205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4" office:value-type="float" office:value="165" calcext:value-type="float">
            <text:p>165</text:p>
          </table:table-cell>
          <table:table-cell office:value-type="float" office:value="35.190356" calcext:value-type="float">
            <text:p>35.190356</text:p>
          </table:table-cell>
          <table:table-cell table:formula="of:=([.C672]-[.C671])" office:value-type="float" office:value="0.000233999999998957" calcext:value-type="float">
            <text:p>0.000233999999999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4" office:value-type="float" office:value="260" calcext:value-type="float">
            <text:p>260</text:p>
          </table:table-cell>
          <table:table-cell office:value-type="float" office:value="35.190594" calcext:value-type="float">
            <text:p>35.190594</text:p>
          </table:table-cell>
          <table:table-cell table:formula="of:=([.C673]-[.C672])" office:value-type="float" office:value="0.000237999999995964" calcext:value-type="float">
            <text:p>0.000237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35.190811" calcext:value-type="float">
            <text:p>35.190811</text:p>
          </table:table-cell>
          <table:table-cell table:formula="of:=([.C674]-[.C673])" office:value-type="float" office:value="0.000216999999999246" calcext:value-type="float">
            <text:p>0.000216999999999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35.191018" calcext:value-type="float">
            <text:p>35.191018</text:p>
          </table:table-cell>
          <table:table-cell table:formula="of:=([.C675]-[.C674])" office:value-type="float" office:value="0.000207000000003177" calcext:value-type="float">
            <text:p>0.000207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4" office:value-type="float" office:value="261" calcext:value-type="float">
            <text:p>261</text:p>
          </table:table-cell>
          <table:table-cell office:value-type="float" office:value="35.191226" calcext:value-type="float">
            <text:p>35.191226</text:p>
          </table:table-cell>
          <table:table-cell table:formula="of:=([.C676]-[.C675])" office:value-type="float" office:value="0.000208000000000652" calcext:value-type="float">
            <text:p>0.000208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4" office:value-type="float" office:value="167" calcext:value-type="float">
            <text:p>167</text:p>
          </table:table-cell>
          <table:table-cell office:value-type="float" office:value="35.191458" calcext:value-type="float">
            <text:p>35.191458</text:p>
          </table:table-cell>
          <table:table-cell table:formula="of:=([.C677]-[.C676])" office:value-type="float" office:value="0.000231999999996901" calcext:value-type="float">
            <text:p>0.000231999999997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4" office:value-type="float" office:value="243" calcext:value-type="float">
            <text:p>243</text:p>
          </table:table-cell>
          <table:table-cell office:value-type="float" office:value="35.191689" calcext:value-type="float">
            <text:p>35.191689</text:p>
          </table:table-cell>
          <table:table-cell table:formula="of:=([.C678]-[.C677])" office:value-type="float" office:value="0.000230999999999426" calcext:value-type="float">
            <text:p>0.000230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4" office:value-type="float" office:value="262" calcext:value-type="float">
            <text:p>262</text:p>
          </table:table-cell>
          <table:table-cell office:value-type="float" office:value="35.191903" calcext:value-type="float">
            <text:p>35.191903</text:p>
          </table:table-cell>
          <table:table-cell table:formula="of:=([.C679]-[.C678])" office:value-type="float" office:value="0.00021400000000682" calcext:value-type="float">
            <text:p>0.000214000000007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4" office:value-type="float" office:value="168" calcext:value-type="float">
            <text:p>168</text:p>
          </table:table-cell>
          <table:table-cell office:value-type="float" office:value="35.192116" calcext:value-type="float">
            <text:p>35.192116</text:p>
          </table:table-cell>
          <table:table-cell table:formula="of:=([.C680]-[.C679])" office:value-type="float" office:value="0.000212999999995134" calcext:value-type="float">
            <text:p>0.000212999999995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35.192326" calcext:value-type="float">
            <text:p>35.192326</text:p>
          </table:table-cell>
          <table:table-cell table:formula="of:=([.C681]-[.C680])" office:value-type="float" office:value="0.000210000000002708" calcext:value-type="float">
            <text:p>0.000210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4" office:value-type="float" office:value="263" calcext:value-type="float">
            <text:p>263</text:p>
          </table:table-cell>
          <table:table-cell office:value-type="float" office:value="35.192536" calcext:value-type="float">
            <text:p>35.192536</text:p>
          </table:table-cell>
          <table:table-cell table:formula="of:=([.C682]-[.C681])" office:value-type="float" office:value="0.000209999999995603" calcext:value-type="float">
            <text:p>0.000209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4" office:value-type="float" office:value="169" calcext:value-type="float">
            <text:p>169</text:p>
          </table:table-cell>
          <table:table-cell office:value-type="float" office:value="35.192749" calcext:value-type="float">
            <text:p>35.192749</text:p>
          </table:table-cell>
          <table:table-cell table:formula="of:=([.C683]-[.C682])" office:value-type="float" office:value="0.000213000000002239" calcext:value-type="float">
            <text:p>0.000213000000002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4" office:value-type="float" office:value="245" calcext:value-type="float">
            <text:p>245</text:p>
          </table:table-cell>
          <table:table-cell office:value-type="float" office:value="35.193042" calcext:value-type="float">
            <text:p>35.193042</text:p>
          </table:table-cell>
          <table:table-cell table:formula="of:=([.C684]-[.C683])" office:value-type="float" office:value="0.000292999999999211" calcext:value-type="float">
            <text:p>0.000292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4" office:value-type="float" office:value="264" calcext:value-type="float">
            <text:p>264</text:p>
          </table:table-cell>
          <table:table-cell office:value-type="float" office:value="35.193311" calcext:value-type="float">
            <text:p>35.193311</text:p>
          </table:table-cell>
          <table:table-cell table:formula="of:=([.C685]-[.C684])" office:value-type="float" office:value="0.000269000000002961" calcext:value-type="float">
            <text:p>0.00026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5.193536" calcext:value-type="float">
            <text:p>35.193536</text:p>
          </table:table-cell>
          <table:table-cell table:formula="of:=([.C686]-[.C685])" office:value-type="float" office:value="0.000225000000000364" calcext:value-type="float">
            <text:p>0.000225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4" office:value-type="float" office:value="246" calcext:value-type="float">
            <text:p>246</text:p>
          </table:table-cell>
          <table:table-cell office:value-type="float" office:value="35.19375" calcext:value-type="float">
            <text:p>35.19375</text:p>
          </table:table-cell>
          <table:table-cell table:formula="of:=([.C687]-[.C686])" office:value-type="float" office:value="0.000213999999999714" calcext:value-type="float">
            <text:p>0.000214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35.19396" calcext:value-type="float">
            <text:p>35.19396</text:p>
          </table:table-cell>
          <table:table-cell table:formula="of:=([.C688]-[.C687])" office:value-type="float" office:value="0.000209999999995603" calcext:value-type="float">
            <text:p>0.000209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4" office:value-type="float" office:value="171" calcext:value-type="float">
            <text:p>171</text:p>
          </table:table-cell>
          <table:table-cell office:value-type="float" office:value="35.19417" calcext:value-type="float">
            <text:p>35.19417</text:p>
          </table:table-cell>
          <table:table-cell table:formula="of:=([.C689]-[.C688])" office:value-type="float" office:value="0.000210000000002708" calcext:value-type="float">
            <text:p>0.000210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4" office:value-type="float" office:value="247" calcext:value-type="float">
            <text:p>247</text:p>
          </table:table-cell>
          <table:table-cell office:value-type="float" office:value="35.19438" calcext:value-type="float">
            <text:p>35.19438</text:p>
          </table:table-cell>
          <table:table-cell table:formula="of:=([.C690]-[.C689])" office:value-type="float" office:value="0.000210000000002708" calcext:value-type="float">
            <text:p>0.000210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4" office:value-type="float" office:value="266" calcext:value-type="float">
            <text:p>266</text:p>
          </table:table-cell>
          <table:table-cell office:value-type="float" office:value="35.19461" calcext:value-type="float">
            <text:p>35.19461</text:p>
          </table:table-cell>
          <table:table-cell table:formula="of:=([.C691]-[.C690])" office:value-type="float" office:value="0.000229999999994845" calcext:value-type="float">
            <text:p>0.000229999999995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4" office:value-type="float" office:value="172" calcext:value-type="float">
            <text:p>172</text:p>
          </table:table-cell>
          <table:table-cell office:value-type="float" office:value="35.1948" calcext:value-type="float">
            <text:p>35.1948</text:p>
          </table:table-cell>
          <table:table-cell table:formula="of:=([.C692]-[.C691])" office:value-type="float" office:value="0.000190000000003465" calcext:value-type="float">
            <text:p>0.000190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4" office:value-type="float" office:value="248" calcext:value-type="float">
            <text:p>248</text:p>
          </table:table-cell>
          <table:table-cell office:value-type="float" office:value="35.194981" calcext:value-type="float">
            <text:p>35.194981</text:p>
          </table:table-cell>
          <table:table-cell table:formula="of:=([.C693]-[.C692])" office:value-type="float" office:value="0.000180999999997766" calcext:value-type="float">
            <text:p>0.000180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4" office:value-type="float" office:value="267" calcext:value-type="float">
            <text:p>267</text:p>
          </table:table-cell>
          <table:table-cell office:value-type="float" office:value="35.195161" calcext:value-type="float">
            <text:p>35.195161</text:p>
          </table:table-cell>
          <table:table-cell table:formula="of:=([.C694]-[.C693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4" office:value-type="float" office:value="173" calcext:value-type="float">
            <text:p>173</text:p>
          </table:table-cell>
          <table:table-cell office:value-type="float" office:value="35.195341" calcext:value-type="float">
            <text:p>35.195341</text:p>
          </table:table-cell>
          <table:table-cell table:formula="of:=([.C695]-[.C694])" office:value-type="float" office:value="0.000180000000000291" calcext:value-type="float">
            <text:p>0.0001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4" office:value-type="float" office:value="249" calcext:value-type="float">
            <text:p>249</text:p>
          </table:table-cell>
          <table:table-cell office:value-type="float" office:value="35.195522" calcext:value-type="float">
            <text:p>35.195522</text:p>
          </table:table-cell>
          <table:table-cell table:formula="of:=([.C696]-[.C695])" office:value-type="float" office:value="0.000180999999997766" calcext:value-type="float">
            <text:p>0.000180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4" office:value-type="float" office:value="268" calcext:value-type="float">
            <text:p>268</text:p>
          </table:table-cell>
          <table:table-cell office:value-type="float" office:value="35.195701" calcext:value-type="float">
            <text:p>35.195701</text:p>
          </table:table-cell>
          <table:table-cell table:formula="of:=([.C697]-[.C696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35.195879" calcext:value-type="float">
            <text:p>35.195879</text:p>
          </table:table-cell>
          <table:table-cell table:formula="of:=([.C698]-[.C697])" office:value-type="float" office:value="0.000177999999998235" calcext:value-type="float">
            <text:p>0.000177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4" office:value-type="float" office:value="269" calcext:value-type="float">
            <text:p>269</text:p>
          </table:table-cell>
          <table:table-cell office:value-type="float" office:value="35.196058" calcext:value-type="float">
            <text:p>35.196058</text:p>
          </table:table-cell>
          <table:table-cell table:formula="of:=([.C699]-[.C698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4" office:value-type="float" office:value="251" calcext:value-type="float">
            <text:p>251</text:p>
          </table:table-cell>
          <table:table-cell office:value-type="float" office:value="35.196237" calcext:value-type="float">
            <text:p>35.196237</text:p>
          </table:table-cell>
          <table:table-cell table:formula="of:=([.C700]-[.C699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4" office:value-type="float" office:value="270" calcext:value-type="float">
            <text:p>270</text:p>
          </table:table-cell>
          <table:table-cell office:value-type="float" office:value="35.196415" calcext:value-type="float">
            <text:p>35.196415</text:p>
          </table:table-cell>
          <table:table-cell table:formula="of:=([.C701]-[.C700])" office:value-type="float" office:value="0.000178000000005341" calcext:value-type="float">
            <text:p>0.000178000000005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4" office:value-type="float" office:value="252" calcext:value-type="float">
            <text:p>252</text:p>
          </table:table-cell>
          <table:table-cell office:value-type="float" office:value="35.196594" calcext:value-type="float">
            <text:p>35.196594</text:p>
          </table:table-cell>
          <table:table-cell table:formula="of:=([.C702]-[.C701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4" office:value-type="float" office:value="271" calcext:value-type="float">
            <text:p>271</text:p>
          </table:table-cell>
          <table:table-cell office:value-type="float" office:value="35.196774" calcext:value-type="float">
            <text:p>35.196774</text:p>
          </table:table-cell>
          <table:table-cell table:formula="of:=([.C703]-[.C702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4" office:value-type="float" office:value="253" calcext:value-type="float">
            <text:p>253</text:p>
          </table:table-cell>
          <table:table-cell office:value-type="float" office:value="35.196953" calcext:value-type="float">
            <text:p>35.196953</text:p>
          </table:table-cell>
          <table:table-cell table:formula="of:=([.C704]-[.C703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4" office:value-type="float" office:value="272" calcext:value-type="float">
            <text:p>272</text:p>
          </table:table-cell>
          <table:table-cell office:value-type="float" office:value="35.197132" calcext:value-type="float">
            <text:p>35.197132</text:p>
          </table:table-cell>
          <table:table-cell table:formula="of:=([.C705]-[.C704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4" office:value-type="float" office:value="254" calcext:value-type="float">
            <text:p>254</text:p>
          </table:table-cell>
          <table:table-cell office:value-type="float" office:value="35.19731" calcext:value-type="float">
            <text:p>35.19731</text:p>
          </table:table-cell>
          <table:table-cell table:formula="of:=([.C706]-[.C705])" office:value-type="float" office:value="0.000177999999998235" calcext:value-type="float">
            <text:p>0.000177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4" office:value-type="float" office:value="273" calcext:value-type="float">
            <text:p>273</text:p>
          </table:table-cell>
          <table:table-cell office:value-type="float" office:value="35.197489" calcext:value-type="float">
            <text:p>35.197489</text:p>
          </table:table-cell>
          <table:table-cell table:formula="of:=([.C707]-[.C706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4" office:value-type="float" office:value="255" calcext:value-type="float">
            <text:p>255</text:p>
          </table:table-cell>
          <table:table-cell office:value-type="float" office:value="35.197668" calcext:value-type="float">
            <text:p>35.197668</text:p>
          </table:table-cell>
          <table:table-cell table:formula="of:=([.C708]-[.C707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4" office:value-type="float" office:value="274" calcext:value-type="float">
            <text:p>274</text:p>
          </table:table-cell>
          <table:table-cell office:value-type="float" office:value="35.197847" calcext:value-type="float">
            <text:p>35.197847</text:p>
          </table:table-cell>
          <table:table-cell table:formula="of:=([.C709]-[.C708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4" office:value-type="float" office:value="256" calcext:value-type="float">
            <text:p>256</text:p>
          </table:table-cell>
          <table:table-cell office:value-type="float" office:value="35.198025" calcext:value-type="float">
            <text:p>35.198025</text:p>
          </table:table-cell>
          <table:table-cell table:formula="of:=([.C710]-[.C709])" office:value-type="float" office:value="0.000177999999998235" calcext:value-type="float">
            <text:p>0.000177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4" office:value-type="float" office:value="275" calcext:value-type="float">
            <text:p>275</text:p>
          </table:table-cell>
          <table:table-cell office:value-type="float" office:value="35.198204" calcext:value-type="float">
            <text:p>35.198204</text:p>
          </table:table-cell>
          <table:table-cell table:formula="of:=([.C711]-[.C710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4" office:value-type="float" office:value="257" calcext:value-type="float">
            <text:p>257</text:p>
          </table:table-cell>
          <table:table-cell office:value-type="float" office:value="35.198383" calcext:value-type="float">
            <text:p>35.198383</text:p>
          </table:table-cell>
          <table:table-cell table:formula="of:=([.C712]-[.C711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4" office:value-type="float" office:value="276" calcext:value-type="float">
            <text:p>276</text:p>
          </table:table-cell>
          <table:table-cell office:value-type="float" office:value="35.198561" calcext:value-type="float">
            <text:p>35.198561</text:p>
          </table:table-cell>
          <table:table-cell table:formula="of:=([.C713]-[.C712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5.19874" calcext:value-type="float">
            <text:p>35.19874</text:p>
          </table:table-cell>
          <table:table-cell table:formula="of:=([.C714]-[.C713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4" office:value-type="float" office:value="277" calcext:value-type="float">
            <text:p>277</text:p>
          </table:table-cell>
          <table:table-cell office:value-type="float" office:value="35.198919" calcext:value-type="float">
            <text:p>35.198919</text:p>
          </table:table-cell>
          <table:table-cell table:formula="of:=([.C715]-[.C714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5.199097" calcext:value-type="float">
            <text:p>35.199097</text:p>
          </table:table-cell>
          <table:table-cell table:formula="of:=([.C716]-[.C715])" office:value-type="float" office:value="0.000178000000005341" calcext:value-type="float">
            <text:p>0.00017800000000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4" office:value-type="float" office:value="278" calcext:value-type="float">
            <text:p>278</text:p>
          </table:table-cell>
          <table:table-cell office:value-type="float" office:value="35.199276" calcext:value-type="float">
            <text:p>35.199276</text:p>
          </table:table-cell>
          <table:table-cell table:formula="of:=([.C717]-[.C716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4" office:value-type="float" office:value="260" calcext:value-type="float">
            <text:p>260</text:p>
          </table:table-cell>
          <table:table-cell office:value-type="float" office:value="35.199455" calcext:value-type="float">
            <text:p>35.199455</text:p>
          </table:table-cell>
          <table:table-cell table:formula="of:=([.C718]-[.C717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4" office:value-type="float" office:value="279" calcext:value-type="float">
            <text:p>279</text:p>
          </table:table-cell>
          <table:table-cell office:value-type="float" office:value="35.199634" calcext:value-type="float">
            <text:p>35.199634</text:p>
          </table:table-cell>
          <table:table-cell table:formula="of:=([.C719]-[.C718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4" office:value-type="float" office:value="261" calcext:value-type="float">
            <text:p>261</text:p>
          </table:table-cell>
          <table:table-cell office:value-type="float" office:value="35.199812" calcext:value-type="float">
            <text:p>35.199812</text:p>
          </table:table-cell>
          <table:table-cell table:formula="of:=([.C720]-[.C719])" office:value-type="float" office:value="0.000177999999998235" calcext:value-type="float">
            <text:p>0.000177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5.199991" calcext:value-type="float">
            <text:p>35.199991</text:p>
          </table:table-cell>
          <table:table-cell table:formula="of:=([.C721]-[.C720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4" office:value-type="float" office:value="262" calcext:value-type="float">
            <text:p>262</text:p>
          </table:table-cell>
          <table:table-cell office:value-type="float" office:value="35.20017" calcext:value-type="float">
            <text:p>35.20017</text:p>
          </table:table-cell>
          <table:table-cell table:formula="of:=([.C722]-[.C721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35.200349" calcext:value-type="float">
            <text:p>35.200349</text:p>
          </table:table-cell>
          <table:table-cell table:formula="of:=([.C723]-[.C722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4" office:value-type="float" office:value="281" calcext:value-type="float">
            <text:p>281</text:p>
          </table:table-cell>
          <table:table-cell office:value-type="float" office:value="35.200527" calcext:value-type="float">
            <text:p>35.200527</text:p>
          </table:table-cell>
          <table:table-cell table:formula="of:=([.C724]-[.C723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4" office:value-type="float" office:value="263" calcext:value-type="float">
            <text:p>263</text:p>
          </table:table-cell>
          <table:table-cell office:value-type="float" office:value="35.200706" calcext:value-type="float">
            <text:p>35.200706</text:p>
          </table:table-cell>
          <table:table-cell table:formula="of:=([.C725]-[.C724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4" office:value-type="float" office:value="175" calcext:value-type="float">
            <text:p>175</text:p>
          </table:table-cell>
          <table:table-cell office:value-type="float" office:value="35.200884" calcext:value-type="float">
            <text:p>35.200884</text:p>
          </table:table-cell>
          <table:table-cell table:formula="of:=([.C726]-[.C725])" office:value-type="float" office:value="0.000178000000005341" calcext:value-type="float">
            <text:p>0.000178000000005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4" office:value-type="float" office:value="264" calcext:value-type="float">
            <text:p>264</text:p>
          </table:table-cell>
          <table:table-cell office:value-type="float" office:value="35.201063" calcext:value-type="float">
            <text:p>35.201063</text:p>
          </table:table-cell>
          <table:table-cell table:formula="of:=([.C727]-[.C726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35.201242" calcext:value-type="float">
            <text:p>35.201242</text:p>
          </table:table-cell>
          <table:table-cell table:formula="of:=([.C728]-[.C727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4" office:value-type="float" office:value="283" calcext:value-type="float">
            <text:p>283</text:p>
          </table:table-cell>
          <table:table-cell office:value-type="float" office:value="35.201421" calcext:value-type="float">
            <text:p>35.201421</text:p>
          </table:table-cell>
          <table:table-cell table:formula="of:=([.C729]-[.C728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35.2016" calcext:value-type="float">
            <text:p>35.2016</text:p>
          </table:table-cell>
          <table:table-cell table:formula="of:=([.C730]-[.C729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4" office:value-type="float" office:value="284" calcext:value-type="float">
            <text:p>284</text:p>
          </table:table-cell>
          <table:table-cell office:value-type="float" office:value="35.201793" calcext:value-type="float">
            <text:p>35.201793</text:p>
          </table:table-cell>
          <table:table-cell table:formula="of:=([.C731]-[.C730])" office:value-type="float" office:value="0.000193000000002996" calcext:value-type="float">
            <text:p>0.000193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35.201971" calcext:value-type="float">
            <text:p>35.201971</text:p>
          </table:table-cell>
          <table:table-cell table:formula="of:=([.C732]-[.C731])" office:value-type="float" office:value="0.000177999999998235" calcext:value-type="float">
            <text:p>0.000177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4" office:value-type="float" office:value="266" calcext:value-type="float">
            <text:p>266</text:p>
          </table:table-cell>
          <table:table-cell office:value-type="float" office:value="35.202151" calcext:value-type="float">
            <text:p>35.202151</text:p>
          </table:table-cell>
          <table:table-cell table:formula="of:=([.C733]-[.C732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4" office:value-type="float" office:value="285" calcext:value-type="float">
            <text:p>285</text:p>
          </table:table-cell>
          <table:table-cell office:value-type="float" office:value="35.20233" calcext:value-type="float">
            <text:p>35.20233</text:p>
          </table:table-cell>
          <table:table-cell table:formula="of:=([.C734]-[.C733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4" office:value-type="float" office:value="286" calcext:value-type="float">
            <text:p>286</text:p>
          </table:table-cell>
          <table:table-cell office:value-type="float" office:value="35.202508" calcext:value-type="float">
            <text:p>35.202508</text:p>
          </table:table-cell>
          <table:table-cell table:formula="of:=([.C735]-[.C734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4" office:value-type="float" office:value="267" calcext:value-type="float">
            <text:p>267</text:p>
          </table:table-cell>
          <table:table-cell office:value-type="float" office:value="35.202687" calcext:value-type="float">
            <text:p>35.202687</text:p>
          </table:table-cell>
          <table:table-cell table:formula="of:=([.C736]-[.C735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4" office:value-type="float" office:value="287" calcext:value-type="float">
            <text:p>287</text:p>
          </table:table-cell>
          <table:table-cell office:value-type="float" office:value="35.202905" calcext:value-type="float">
            <text:p>35.202905</text:p>
          </table:table-cell>
          <table:table-cell table:formula="of:=([.C737]-[.C736])" office:value-type="float" office:value="0.000218000000003826" calcext:value-type="float">
            <text:p>0.00021800000000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4" office:value-type="float" office:value="288" calcext:value-type="float">
            <text:p>288</text:p>
          </table:table-cell>
          <table:table-cell office:value-type="float" office:value="35.203093" calcext:value-type="float">
            <text:p>35.203093</text:p>
          </table:table-cell>
          <table:table-cell table:formula="of:=([.C738]-[.C737])" office:value-type="float" office:value="0.000188000000001409" calcext:value-type="float">
            <text:p>0.000188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4" office:value-type="float" office:value="268" calcext:value-type="float">
            <text:p>268</text:p>
          </table:table-cell>
          <table:table-cell office:value-type="float" office:value="35.203274" calcext:value-type="float">
            <text:p>35.203274</text:p>
          </table:table-cell>
          <table:table-cell table:formula="of:=([.C739]-[.C738])" office:value-type="float" office:value="0.000180999999997766" calcext:value-type="float">
            <text:p>0.000180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4" office:value-type="float" office:value="269" calcext:value-type="float">
            <text:p>269</text:p>
          </table:table-cell>
          <table:table-cell office:value-type="float" office:value="35.203454" calcext:value-type="float">
            <text:p>35.203454</text:p>
          </table:table-cell>
          <table:table-cell table:formula="of:=([.C740]-[.C739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4" office:value-type="float" office:value="177" calcext:value-type="float">
            <text:p>177</text:p>
          </table:table-cell>
          <table:table-cell office:value-type="float" office:value="35.203634" calcext:value-type="float">
            <text:p>35.203634</text:p>
          </table:table-cell>
          <table:table-cell table:formula="of:=([.C741]-[.C740])" office:value-type="float" office:value="0.000180000000000291" calcext:value-type="float">
            <text:p>0.0001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4" office:value-type="float" office:value="289" calcext:value-type="float">
            <text:p>289</text:p>
          </table:table-cell>
          <table:table-cell office:value-type="float" office:value="35.203813" calcext:value-type="float">
            <text:p>35.203813</text:p>
          </table:table-cell>
          <table:table-cell table:formula="of:=([.C742]-[.C741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4" office:value-type="float" office:value="270" calcext:value-type="float">
            <text:p>270</text:p>
          </table:table-cell>
          <table:table-cell office:value-type="float" office:value="35.203999" calcext:value-type="float">
            <text:p>35.203999</text:p>
          </table:table-cell>
          <table:table-cell table:formula="of:=([.C743]-[.C742])" office:value-type="float" office:value="0.000186000000006459" calcext:value-type="float">
            <text:p>0.00018600000000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35.204199" calcext:value-type="float">
            <text:p>35.204199</text:p>
          </table:table-cell>
          <table:table-cell table:formula="of:=([.C744]-[.C743])" office:value-type="float" office:value="0.000199999999999534" calcext:value-type="float">
            <text:p>0.0002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35.204422" calcext:value-type="float">
            <text:p>35.204422</text:p>
          </table:table-cell>
          <table:table-cell table:formula="of:=([.C745]-[.C744])" office:value-type="float" office:value="0.000222999999998308" calcext:value-type="float">
            <text:p>0.000222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4" office:value-type="float" office:value="271" calcext:value-type="float">
            <text:p>271</text:p>
          </table:table-cell>
          <table:table-cell office:value-type="float" office:value="35.204655" calcext:value-type="float">
            <text:p>35.204655</text:p>
          </table:table-cell>
          <table:table-cell table:formula="of:=([.C746]-[.C745])" office:value-type="float" office:value="0.000233000000001482" calcext:value-type="float">
            <text:p>0.000233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4" office:value-type="float" office:value="179" calcext:value-type="float">
            <text:p>179</text:p>
          </table:table-cell>
          <table:table-cell office:value-type="float" office:value="35.204874" calcext:value-type="float">
            <text:p>35.204874</text:p>
          </table:table-cell>
          <table:table-cell table:formula="of:=([.C747]-[.C746])" office:value-type="float" office:value="0.000218999999994196" calcext:value-type="float">
            <text:p>0.000218999999994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4" office:value-type="float" office:value="291" calcext:value-type="float">
            <text:p>291</text:p>
          </table:table-cell>
          <table:table-cell office:value-type="float" office:value="35.205082" calcext:value-type="float">
            <text:p>35.205082</text:p>
          </table:table-cell>
          <table:table-cell table:formula="of:=([.C748]-[.C747])" office:value-type="float" office:value="0.000208000000000652" calcext:value-type="float">
            <text:p>0.000208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4" office:value-type="float" office:value="272" calcext:value-type="float">
            <text:p>272</text:p>
          </table:table-cell>
          <table:table-cell office:value-type="float" office:value="35.205289" calcext:value-type="float">
            <text:p>35.205289</text:p>
          </table:table-cell>
          <table:table-cell table:formula="of:=([.C749]-[.C748])" office:value-type="float" office:value="0.000207000000003177" calcext:value-type="float">
            <text:p>0.000207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4" office:value-type="float" office:value="180" calcext:value-type="float">
            <text:p>180</text:p>
          </table:table-cell>
          <table:table-cell office:value-type="float" office:value="35.205496" calcext:value-type="float">
            <text:p>35.205496</text:p>
          </table:table-cell>
          <table:table-cell table:formula="of:=([.C750]-[.C749])" office:value-type="float" office:value="0.000206999999996071" calcext:value-type="float">
            <text:p>0.000206999999996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4" office:value-type="float" office:value="292" calcext:value-type="float">
            <text:p>292</text:p>
          </table:table-cell>
          <table:table-cell office:value-type="float" office:value="35.205703" calcext:value-type="float">
            <text:p>35.205703</text:p>
          </table:table-cell>
          <table:table-cell table:formula="of:=([.C751]-[.C750])" office:value-type="float" office:value="0.000207000000003177" calcext:value-type="float">
            <text:p>0.000207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4" office:value-type="float" office:value="273" calcext:value-type="float">
            <text:p>273</text:p>
          </table:table-cell>
          <table:table-cell office:value-type="float" office:value="35.205911" calcext:value-type="float">
            <text:p>35.205911</text:p>
          </table:table-cell>
          <table:table-cell table:formula="of:=([.C752]-[.C751])" office:value-type="float" office:value="0.000208000000000652" calcext:value-type="float">
            <text:p>0.000208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35.206124" calcext:value-type="float">
            <text:p>35.206124</text:p>
          </table:table-cell>
          <table:table-cell table:formula="of:=([.C753]-[.C752])" office:value-type="float" office:value="0.000213000000002239" calcext:value-type="float">
            <text:p>0.000213000000002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35.20634" calcext:value-type="float">
            <text:p>35.20634</text:p>
          </table:table-cell>
          <table:table-cell table:formula="of:=([.C754]-[.C753])" office:value-type="float" office:value="0.000215999999994665" calcext:value-type="float">
            <text:p>0.000215999999995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4" office:value-type="float" office:value="274" calcext:value-type="float">
            <text:p>274</text:p>
          </table:table-cell>
          <table:table-cell office:value-type="float" office:value="35.206572" calcext:value-type="float">
            <text:p>35.206572</text:p>
          </table:table-cell>
          <table:table-cell table:formula="of:=([.C755]-[.C754])" office:value-type="float" office:value="0.000232000000004007" calcext:value-type="float">
            <text:p>0.000232000000004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4" office:value-type="float" office:value="182" calcext:value-type="float">
            <text:p>182</text:p>
          </table:table-cell>
          <table:table-cell office:value-type="float" office:value="35.206802" calcext:value-type="float">
            <text:p>35.206802</text:p>
          </table:table-cell>
          <table:table-cell table:formula="of:=([.C756]-[.C755])" office:value-type="float" office:value="0.000230000000001951" calcext:value-type="float">
            <text:p>0.000230000000002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4" office:value-type="float" office:value="294" calcext:value-type="float">
            <text:p>294</text:p>
          </table:table-cell>
          <table:table-cell office:value-type="float" office:value="35.207016" calcext:value-type="float">
            <text:p>35.207016</text:p>
          </table:table-cell>
          <table:table-cell table:formula="of:=([.C757]-[.C756])" office:value-type="float" office:value="0.000213999999999714" calcext:value-type="float">
            <text:p>0.00021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4" office:value-type="float" office:value="275" calcext:value-type="float">
            <text:p>275</text:p>
          </table:table-cell>
          <table:table-cell office:value-type="float" office:value="35.207225" calcext:value-type="float">
            <text:p>35.207225</text:p>
          </table:table-cell>
          <table:table-cell table:formula="of:=([.C758]-[.C757])" office:value-type="float" office:value="0.000208999999998127" calcext:value-type="float">
            <text:p>0.000208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4" office:value-type="float" office:value="183" calcext:value-type="float">
            <text:p>183</text:p>
          </table:table-cell>
          <table:table-cell office:value-type="float" office:value="35.207449" calcext:value-type="float">
            <text:p>35.207449</text:p>
          </table:table-cell>
          <table:table-cell table:formula="of:=([.C759]-[.C758])" office:value-type="float" office:value="0.000223999999995783" calcext:value-type="float">
            <text:p>0.000223999999996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4" office:value-type="float" office:value="295" calcext:value-type="float">
            <text:p>295</text:p>
          </table:table-cell>
          <table:table-cell office:value-type="float" office:value="35.207694" calcext:value-type="float">
            <text:p>35.207694</text:p>
          </table:table-cell>
          <table:table-cell table:formula="of:=([.C760]-[.C759])" office:value-type="float" office:value="0.000244999999999607" calcext:value-type="float">
            <text:p>0.000245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4" office:value-type="float" office:value="276" calcext:value-type="float">
            <text:p>276</text:p>
          </table:table-cell>
          <table:table-cell office:value-type="float" office:value="35.207936" calcext:value-type="float">
            <text:p>35.207936</text:p>
          </table:table-cell>
          <table:table-cell table:formula="of:=([.C761]-[.C760])" office:value-type="float" office:value="0.000242000000000075" calcext:value-type="float">
            <text:p>0.00024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4" office:value-type="float" office:value="184" calcext:value-type="float">
            <text:p>184</text:p>
          </table:table-cell>
          <table:table-cell office:value-type="float" office:value="35.208162" calcext:value-type="float">
            <text:p>35.208162</text:p>
          </table:table-cell>
          <table:table-cell table:formula="of:=([.C762]-[.C761])" office:value-type="float" office:value="0.000226000000004944" calcext:value-type="float">
            <text:p>0.000226000000005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4" office:value-type="float" office:value="296" calcext:value-type="float">
            <text:p>296</text:p>
          </table:table-cell>
          <table:table-cell office:value-type="float" office:value="35.208379" calcext:value-type="float">
            <text:p>35.208379</text:p>
          </table:table-cell>
          <table:table-cell table:formula="of:=([.C763]-[.C762])" office:value-type="float" office:value="0.000216999999999246" calcext:value-type="float">
            <text:p>0.000216999999999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4" office:value-type="float" office:value="277" calcext:value-type="float">
            <text:p>277</text:p>
          </table:table-cell>
          <table:table-cell office:value-type="float" office:value="35.208591" calcext:value-type="float">
            <text:p>35.208591</text:p>
          </table:table-cell>
          <table:table-cell table:formula="of:=([.C764]-[.C763])" office:value-type="float" office:value="0.000211999999997658" calcext:value-type="float">
            <text:p>0.000211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4" office:value-type="float" office:value="185" calcext:value-type="float">
            <text:p>185</text:p>
          </table:table-cell>
          <table:table-cell office:value-type="float" office:value="35.208828" calcext:value-type="float">
            <text:p>35.208828</text:p>
          </table:table-cell>
          <table:table-cell table:formula="of:=([.C765]-[.C764])" office:value-type="float" office:value="0.000236999999998488" calcext:value-type="float">
            <text:p>0.000236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4" office:value-type="float" office:value="297" calcext:value-type="float">
            <text:p>297</text:p>
          </table:table-cell>
          <table:table-cell office:value-type="float" office:value="35.209018" calcext:value-type="float">
            <text:p>35.209018</text:p>
          </table:table-cell>
          <table:table-cell table:formula="of:=([.C766]-[.C765])" office:value-type="float" office:value="0.000190000000003465" calcext:value-type="float">
            <text:p>0.000190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4" office:value-type="float" office:value="278" calcext:value-type="float">
            <text:p>278</text:p>
          </table:table-cell>
          <table:table-cell office:value-type="float" office:value="35.209199" calcext:value-type="float">
            <text:p>35.209199</text:p>
          </table:table-cell>
          <table:table-cell table:formula="of:=([.C767]-[.C766])" office:value-type="float" office:value="0.000180999999997766" calcext:value-type="float">
            <text:p>0.000180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35.209379" calcext:value-type="float">
            <text:p>35.209379</text:p>
          </table:table-cell>
          <table:table-cell table:formula="of:=([.C768]-[.C767])" office:value-type="float" office:value="0.000180000000000291" calcext:value-type="float">
            <text:p>0.0001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4" office:value-type="float" office:value="298" calcext:value-type="float">
            <text:p>298</text:p>
          </table:table-cell>
          <table:table-cell office:value-type="float" office:value="35.209558" calcext:value-type="float">
            <text:p>35.209558</text:p>
          </table:table-cell>
          <table:table-cell table:formula="of:=([.C769]-[.C768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4" office:value-type="float" office:value="279" calcext:value-type="float">
            <text:p>279</text:p>
          </table:table-cell>
          <table:table-cell office:value-type="float" office:value="35.209738" calcext:value-type="float">
            <text:p>35.209738</text:p>
          </table:table-cell>
          <table:table-cell table:formula="of:=([.C770]-[.C769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4" office:value-type="float" office:value="187" calcext:value-type="float">
            <text:p>187</text:p>
          </table:table-cell>
          <table:table-cell office:value-type="float" office:value="35.209916" calcext:value-type="float">
            <text:p>35.209916</text:p>
          </table:table-cell>
          <table:table-cell table:formula="of:=([.C771]-[.C770])" office:value-type="float" office:value="0.000177999999998235" calcext:value-type="float">
            <text:p>0.000177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4" office:value-type="float" office:value="299" calcext:value-type="float">
            <text:p>299</text:p>
          </table:table-cell>
          <table:table-cell office:value-type="float" office:value="35.210095" calcext:value-type="float">
            <text:p>35.210095</text:p>
          </table:table-cell>
          <table:table-cell table:formula="of:=([.C772]-[.C771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5.210274" calcext:value-type="float">
            <text:p>35.210274</text:p>
          </table:table-cell>
          <table:table-cell table:formula="of:=([.C773]-[.C772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4" office:value-type="float" office:value="188" calcext:value-type="float">
            <text:p>188</text:p>
          </table:table-cell>
          <table:table-cell office:value-type="float" office:value="35.210453" calcext:value-type="float">
            <text:p>35.210453</text:p>
          </table:table-cell>
          <table:table-cell table:formula="of:=([.C774]-[.C773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4" office:value-type="float" office:value="281" calcext:value-type="float">
            <text:p>281</text:p>
          </table:table-cell>
          <table:table-cell office:value-type="float" office:value="35.210632" calcext:value-type="float">
            <text:p>35.210632</text:p>
          </table:table-cell>
          <table:table-cell table:formula="of:=([.C775]-[.C774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35.21081" calcext:value-type="float">
            <text:p>35.21081</text:p>
          </table:table-cell>
          <table:table-cell table:formula="of:=([.C776]-[.C775])" office:value-type="float" office:value="0.000178000000005341" calcext:value-type="float">
            <text:p>0.000178000000005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4" office:value-type="float" office:value="189" calcext:value-type="float">
            <text:p>189</text:p>
          </table:table-cell>
          <table:table-cell office:value-type="float" office:value="35.21099" calcext:value-type="float">
            <text:p>35.21099</text:p>
          </table:table-cell>
          <table:table-cell table:formula="of:=([.C777]-[.C776])" office:value-type="float" office:value="0.000180000000000291" calcext:value-type="float">
            <text:p>0.0001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35.21117" calcext:value-type="float">
            <text:p>35.21117</text:p>
          </table:table-cell>
          <table:table-cell table:formula="of:=([.C778]-[.C777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5.21135" calcext:value-type="float">
            <text:p>35.21135</text:p>
          </table:table-cell>
          <table:table-cell table:formula="of:=([.C779]-[.C778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35.21153" calcext:value-type="float">
            <text:p>35.21153</text:p>
          </table:table-cell>
          <table:table-cell table:formula="of:=([.C780]-[.C779])" office:value-type="float" office:value="0.000180000000000291" calcext:value-type="float">
            <text:p>0.0001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4" office:value-type="float" office:value="283" calcext:value-type="float">
            <text:p>283</text:p>
          </table:table-cell>
          <table:table-cell office:value-type="float" office:value="35.211709" calcext:value-type="float">
            <text:p>35.211709</text:p>
          </table:table-cell>
          <table:table-cell table:formula="of:=([.C781]-[.C780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4" office:value-type="float" office:value="302" calcext:value-type="float">
            <text:p>302</text:p>
          </table:table-cell>
          <table:table-cell office:value-type="float" office:value="35.211887" calcext:value-type="float">
            <text:p>35.211887</text:p>
          </table:table-cell>
          <table:table-cell table:formula="of:=([.C782]-[.C781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4" office:value-type="float" office:value="191" calcext:value-type="float">
            <text:p>191</text:p>
          </table:table-cell>
          <table:table-cell office:value-type="float" office:value="35.212066" calcext:value-type="float">
            <text:p>35.212066</text:p>
          </table:table-cell>
          <table:table-cell table:formula="of:=([.C783]-[.C782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4" office:value-type="float" office:value="284" calcext:value-type="float">
            <text:p>284</text:p>
          </table:table-cell>
          <table:table-cell office:value-type="float" office:value="35.212244" calcext:value-type="float">
            <text:p>35.212244</text:p>
          </table:table-cell>
          <table:table-cell table:formula="of:=([.C784]-[.C783])" office:value-type="float" office:value="0.000177999999998235" calcext:value-type="float">
            <text:p>0.000177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4" office:value-type="float" office:value="303" calcext:value-type="float">
            <text:p>303</text:p>
          </table:table-cell>
          <table:table-cell office:value-type="float" office:value="35.212423" calcext:value-type="float">
            <text:p>35.212423</text:p>
          </table:table-cell>
          <table:table-cell table:formula="of:=([.C785]-[.C784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4" office:value-type="float" office:value="192" calcext:value-type="float">
            <text:p>192</text:p>
          </table:table-cell>
          <table:table-cell office:value-type="float" office:value="35.212602" calcext:value-type="float">
            <text:p>35.212602</text:p>
          </table:table-cell>
          <table:table-cell table:formula="of:=([.C786]-[.C785])" office:value-type="float" office:value="0.00017899999999571" calcext:value-type="float">
            <text:p>0.000178999999996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4" office:value-type="float" office:value="285" calcext:value-type="float">
            <text:p>285</text:p>
          </table:table-cell>
          <table:table-cell office:value-type="float" office:value="35.212782" calcext:value-type="float">
            <text:p>35.212782</text:p>
          </table:table-cell>
          <table:table-cell table:formula="of:=([.C787]-[.C786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4" office:value-type="float" office:value="304" calcext:value-type="float">
            <text:p>304</text:p>
          </table:table-cell>
          <table:table-cell office:value-type="float" office:value="35.213006" calcext:value-type="float">
            <text:p>35.213006</text:p>
          </table:table-cell>
          <table:table-cell table:formula="of:=([.C788]-[.C787])" office:value-type="float" office:value="0.000224000000002889" calcext:value-type="float">
            <text:p>0.000224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4" office:value-type="float" office:value="193" calcext:value-type="float">
            <text:p>193</text:p>
          </table:table-cell>
          <table:table-cell office:value-type="float" office:value="35.213195" calcext:value-type="float">
            <text:p>35.213195</text:p>
          </table:table-cell>
          <table:table-cell table:formula="of:=([.C789]-[.C788])" office:value-type="float" office:value="0.000188999999998885" calcext:value-type="float">
            <text:p>0.000188999999999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4" office:value-type="float" office:value="286" calcext:value-type="float">
            <text:p>286</text:p>
          </table:table-cell>
          <table:table-cell office:value-type="float" office:value="35.213379" calcext:value-type="float">
            <text:p>35.213379</text:p>
          </table:table-cell>
          <table:table-cell table:formula="of:=([.C790]-[.C789])" office:value-type="float" office:value="0.000184000000004403" calcext:value-type="float">
            <text:p>0.000184000000004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4" office:value-type="float" office:value="305" calcext:value-type="float">
            <text:p>305</text:p>
          </table:table-cell>
          <table:table-cell office:value-type="float" office:value="35.213559" calcext:value-type="float">
            <text:p>35.213559</text:p>
          </table:table-cell>
          <table:table-cell table:formula="of:=([.C791]-[.C790])" office:value-type="float" office:value="0.000179999999993186" calcext:value-type="float">
            <text:p>0.00017999999999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4" office:value-type="float" office:value="194" calcext:value-type="float">
            <text:p>194</text:p>
          </table:table-cell>
          <table:table-cell office:value-type="float" office:value="35.213737" calcext:value-type="float">
            <text:p>35.213737</text:p>
          </table:table-cell>
          <table:table-cell table:formula="of:=([.C792]-[.C791])" office:value-type="float" office:value="0.000178000000005341" calcext:value-type="float">
            <text:p>0.000178000000005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4" office:value-type="float" office:value="287" calcext:value-type="float">
            <text:p>287</text:p>
          </table:table-cell>
          <table:table-cell office:value-type="float" office:value="35.213916" calcext:value-type="float">
            <text:p>35.213916</text:p>
          </table:table-cell>
          <table:table-cell table:formula="of:=([.C793]-[.C792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4" office:value-type="float" office:value="306" calcext:value-type="float">
            <text:p>306</text:p>
          </table:table-cell>
          <table:table-cell office:value-type="float" office:value="35.214095" calcext:value-type="float">
            <text:p>35.214095</text:p>
          </table:table-cell>
          <table:table-cell table:formula="of:=([.C794]-[.C793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4" office:value-type="float" office:value="195" calcext:value-type="float">
            <text:p>195</text:p>
          </table:table-cell>
          <table:table-cell office:value-type="float" office:value="35.214273" calcext:value-type="float">
            <text:p>35.214273</text:p>
          </table:table-cell>
          <table:table-cell table:formula="of:=([.C795]-[.C794])" office:value-type="float" office:value="0.000177999999998235" calcext:value-type="float">
            <text:p>0.000177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4" office:value-type="float" office:value="288" calcext:value-type="float">
            <text:p>288</text:p>
          </table:table-cell>
          <table:table-cell office:value-type="float" office:value="35.214452" calcext:value-type="float">
            <text:p>35.214452</text:p>
          </table:table-cell>
          <table:table-cell table:formula="of:=([.C796]-[.C795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4" office:value-type="float" office:value="307" calcext:value-type="float">
            <text:p>307</text:p>
          </table:table-cell>
          <table:table-cell office:value-type="float" office:value="35.214631" calcext:value-type="float">
            <text:p>35.214631</text:p>
          </table:table-cell>
          <table:table-cell table:formula="of:=([.C797]-[.C796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5.214809" calcext:value-type="float">
            <text:p>35.214809</text:p>
          </table:table-cell>
          <table:table-cell table:formula="of:=([.C798]-[.C797])" office:value-type="float" office:value="0.000178000000005341" calcext:value-type="float">
            <text:p>0.000178000000005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4" office:value-type="float" office:value="289" calcext:value-type="float">
            <text:p>289</text:p>
          </table:table-cell>
          <table:table-cell office:value-type="float" office:value="35.214988" calcext:value-type="float">
            <text:p>35.214988</text:p>
          </table:table-cell>
          <table:table-cell table:formula="of:=([.C799]-[.C798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4" office:value-type="float" office:value="308" calcext:value-type="float">
            <text:p>308</text:p>
          </table:table-cell>
          <table:table-cell office:value-type="float" office:value="35.215167" calcext:value-type="float">
            <text:p>35.215167</text:p>
          </table:table-cell>
          <table:table-cell table:formula="of:=([.C800]-[.C799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4" office:value-type="float" office:value="197" calcext:value-type="float">
            <text:p>197</text:p>
          </table:table-cell>
          <table:table-cell office:value-type="float" office:value="35.215347" calcext:value-type="float">
            <text:p>35.215347</text:p>
          </table:table-cell>
          <table:table-cell table:formula="of:=([.C801]-[.C800])" office:value-type="float" office:value="0.000180000000000291" calcext:value-type="float">
            <text:p>0.0001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35.215525" calcext:value-type="float">
            <text:p>35.215525</text:p>
          </table:table-cell>
          <table:table-cell table:formula="of:=([.C802]-[.C801])" office:value-type="float" office:value="0.000177999999998235" calcext:value-type="float">
            <text:p>0.000177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4" office:value-type="float" office:value="309" calcext:value-type="float">
            <text:p>309</text:p>
          </table:table-cell>
          <table:table-cell office:value-type="float" office:value="35.215704" calcext:value-type="float">
            <text:p>35.215704</text:p>
          </table:table-cell>
          <table:table-cell table:formula="of:=([.C803]-[.C802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4" office:value-type="float" office:value="198" calcext:value-type="float">
            <text:p>198</text:p>
          </table:table-cell>
          <table:table-cell office:value-type="float" office:value="35.215883" calcext:value-type="float">
            <text:p>35.215883</text:p>
          </table:table-cell>
          <table:table-cell table:formula="of:=([.C804]-[.C803])" office:value-type="float" office:value="0.00017899999999571" calcext:value-type="float">
            <text:p>0.000178999999996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4" office:value-type="float" office:value="291" calcext:value-type="float">
            <text:p>291</text:p>
          </table:table-cell>
          <table:table-cell office:value-type="float" office:value="35.216062" calcext:value-type="float">
            <text:p>35.216062</text:p>
          </table:table-cell>
          <table:table-cell table:formula="of:=([.C805]-[.C804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35.216295" calcext:value-type="float">
            <text:p>35.216295</text:p>
          </table:table-cell>
          <table:table-cell table:formula="of:=([.C806]-[.C805])" office:value-type="float" office:value="0.000233000000001482" calcext:value-type="float">
            <text:p>0.000233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4" office:value-type="float" office:value="199" calcext:value-type="float">
            <text:p>199</text:p>
          </table:table-cell>
          <table:table-cell office:value-type="float" office:value="35.216475" calcext:value-type="float">
            <text:p>35.216475</text:p>
          </table:table-cell>
          <table:table-cell table:formula="of:=([.C807]-[.C806])" office:value-type="float" office:value="0.000180000000000291" calcext:value-type="float">
            <text:p>0.0001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4" office:value-type="float" office:value="292" calcext:value-type="float">
            <text:p>292</text:p>
          </table:table-cell>
          <table:table-cell office:value-type="float" office:value="35.216655" calcext:value-type="float">
            <text:p>35.216655</text:p>
          </table:table-cell>
          <table:table-cell table:formula="of:=([.C808]-[.C807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4" office:value-type="float" office:value="311" calcext:value-type="float">
            <text:p>311</text:p>
          </table:table-cell>
          <table:table-cell office:value-type="float" office:value="35.216833" calcext:value-type="float">
            <text:p>35.216833</text:p>
          </table:table-cell>
          <table:table-cell table:formula="of:=([.C809]-[.C808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35.217014" calcext:value-type="float">
            <text:p>35.217014</text:p>
          </table:table-cell>
          <table:table-cell table:formula="of:=([.C810]-[.C809])" office:value-type="float" office:value="0.000180999999997766" calcext:value-type="float">
            <text:p>0.000180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35.217192" calcext:value-type="float">
            <text:p>35.217192</text:p>
          </table:table-cell>
          <table:table-cell table:formula="of:=([.C811]-[.C810])" office:value-type="float" office:value="0.000177999999998235" calcext:value-type="float">
            <text:p>0.000177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4" office:value-type="float" office:value="312" calcext:value-type="float">
            <text:p>312</text:p>
          </table:table-cell>
          <table:table-cell office:value-type="float" office:value="35.217371" calcext:value-type="float">
            <text:p>35.217371</text:p>
          </table:table-cell>
          <table:table-cell table:formula="of:=([.C812]-[.C811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4" office:value-type="float" office:value="201" calcext:value-type="float">
            <text:p>201</text:p>
          </table:table-cell>
          <table:table-cell office:value-type="float" office:value="35.21755" calcext:value-type="float">
            <text:p>35.21755</text:p>
          </table:table-cell>
          <table:table-cell table:formula="of:=([.C813]-[.C812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4" office:value-type="float" office:value="294" calcext:value-type="float">
            <text:p>294</text:p>
          </table:table-cell>
          <table:table-cell office:value-type="float" office:value="35.217729" calcext:value-type="float">
            <text:p>35.217729</text:p>
          </table:table-cell>
          <table:table-cell table:formula="of:=([.C814]-[.C813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4" office:value-type="float" office:value="313" calcext:value-type="float">
            <text:p>313</text:p>
          </table:table-cell>
          <table:table-cell office:value-type="float" office:value="35.217908" calcext:value-type="float">
            <text:p>35.217908</text:p>
          </table:table-cell>
          <table:table-cell table:formula="of:=([.C815]-[.C814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4" office:value-type="float" office:value="202" calcext:value-type="float">
            <text:p>202</text:p>
          </table:table-cell>
          <table:table-cell office:value-type="float" office:value="35.218093" calcext:value-type="float">
            <text:p>35.218093</text:p>
          </table:table-cell>
          <table:table-cell table:formula="of:=([.C816]-[.C815])" office:value-type="float" office:value="0.000185000000001878" calcext:value-type="float">
            <text:p>0.000185000000002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4" office:value-type="float" office:value="295" calcext:value-type="float">
            <text:p>295</text:p>
          </table:table-cell>
          <table:table-cell office:value-type="float" office:value="35.21828" calcext:value-type="float">
            <text:p>35.21828</text:p>
          </table:table-cell>
          <table:table-cell table:formula="of:=([.C817]-[.C816])" office:value-type="float" office:value="0.000186999999996829" calcext:value-type="float">
            <text:p>0.000186999999997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4" office:value-type="float" office:value="314" calcext:value-type="float">
            <text:p>314</text:p>
          </table:table-cell>
          <table:table-cell office:value-type="float" office:value="35.218478" calcext:value-type="float">
            <text:p>35.218478</text:p>
          </table:table-cell>
          <table:table-cell table:formula="of:=([.C818]-[.C817])" office:value-type="float" office:value="0.000197999999997478" calcext:value-type="float">
            <text:p>0.000197999999997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4" office:value-type="float" office:value="203" calcext:value-type="float">
            <text:p>203</text:p>
          </table:table-cell>
          <table:table-cell office:value-type="float" office:value="35.218694" calcext:value-type="float">
            <text:p>35.218694</text:p>
          </table:table-cell>
          <table:table-cell table:formula="of:=([.C819]-[.C818])" office:value-type="float" office:value="0.00021600000000177" calcext:value-type="float">
            <text:p>0.000216000000002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4" office:value-type="float" office:value="296" calcext:value-type="float">
            <text:p>296</text:p>
          </table:table-cell>
          <table:table-cell office:value-type="float" office:value="35.21892" calcext:value-type="float">
            <text:p>35.21892</text:p>
          </table:table-cell>
          <table:table-cell table:formula="of:=([.C820]-[.C819])" office:value-type="float" office:value="0.000225999999997839" calcext:value-type="float">
            <text:p>0.000225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4" office:value-type="float" office:value="315" calcext:value-type="float">
            <text:p>315</text:p>
          </table:table-cell>
          <table:table-cell office:value-type="float" office:value="35.219155" calcext:value-type="float">
            <text:p>35.219155</text:p>
          </table:table-cell>
          <table:table-cell table:formula="of:=([.C821]-[.C820])" office:value-type="float" office:value="0.000235000000003538" calcext:value-type="float">
            <text:p>0.00023500000000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4" office:value-type="float" office:value="204" calcext:value-type="float">
            <text:p>204</text:p>
          </table:table-cell>
          <table:table-cell office:value-type="float" office:value="35.219404" calcext:value-type="float">
            <text:p>35.219404</text:p>
          </table:table-cell>
          <table:table-cell table:formula="of:=([.C822]-[.C821])" office:value-type="float" office:value="0.000248999999996613" calcext:value-type="float">
            <text:p>0.000248999999997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4" office:value-type="float" office:value="297" calcext:value-type="float">
            <text:p>297</text:p>
          </table:table-cell>
          <table:table-cell office:value-type="float" office:value="35.219633" calcext:value-type="float">
            <text:p>35.219633</text:p>
          </table:table-cell>
          <table:table-cell table:formula="of:=([.C823]-[.C822])" office:value-type="float" office:value="0.000229000000004476" calcext:value-type="float">
            <text:p>0.000229000000004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5.21985" calcext:value-type="float">
            <text:p>35.21985</text:p>
          </table:table-cell>
          <table:table-cell table:formula="of:=([.C824]-[.C823])" office:value-type="float" office:value="0.000216999999999246" calcext:value-type="float">
            <text:p>0.000216999999999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4" office:value-type="float" office:value="205" calcext:value-type="float">
            <text:p>205</text:p>
          </table:table-cell>
          <table:table-cell office:value-type="float" office:value="35.220063" calcext:value-type="float">
            <text:p>35.220063</text:p>
          </table:table-cell>
          <table:table-cell table:formula="of:=([.C825]-[.C824])" office:value-type="float" office:value="0.000213000000002239" calcext:value-type="float">
            <text:p>0.000213000000002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4" office:value-type="float" office:value="298" calcext:value-type="float">
            <text:p>298</text:p>
          </table:table-cell>
          <table:table-cell office:value-type="float" office:value="35.220272" calcext:value-type="float">
            <text:p>35.220272</text:p>
          </table:table-cell>
          <table:table-cell table:formula="of:=([.C826]-[.C825])" office:value-type="float" office:value="0.000208999999998127" calcext:value-type="float">
            <text:p>0.000208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35.220483" calcext:value-type="float">
            <text:p>35.220483</text:p>
          </table:table-cell>
          <table:table-cell table:formula="of:=([.C827]-[.C826])" office:value-type="float" office:value="0.000211000000000183" calcext:value-type="float">
            <text:p>0.00021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4" office:value-type="float" office:value="206" calcext:value-type="float">
            <text:p>206</text:p>
          </table:table-cell>
          <table:table-cell office:value-type="float" office:value="35.220692" calcext:value-type="float">
            <text:p>35.220692</text:p>
          </table:table-cell>
          <table:table-cell table:formula="of:=([.C828]-[.C827])" office:value-type="float" office:value="0.000208999999998127" calcext:value-type="float">
            <text:p>0.000208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4" office:value-type="float" office:value="299" calcext:value-type="float">
            <text:p>299</text:p>
          </table:table-cell>
          <table:table-cell office:value-type="float" office:value="35.220903" calcext:value-type="float">
            <text:p>35.220903</text:p>
          </table:table-cell>
          <table:table-cell table:formula="of:=([.C829]-[.C828])" office:value-type="float" office:value="0.000211000000000183" calcext:value-type="float">
            <text:p>0.00021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4" office:value-type="float" office:value="318" calcext:value-type="float">
            <text:p>318</text:p>
          </table:table-cell>
          <table:table-cell office:value-type="float" office:value="35.221111" calcext:value-type="float">
            <text:p>35.221111</text:p>
          </table:table-cell>
          <table:table-cell table:formula="of:=([.C830]-[.C829])" office:value-type="float" office:value="0.000208000000000652" calcext:value-type="float">
            <text:p>0.000208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35.221323" calcext:value-type="float">
            <text:p>35.221323</text:p>
          </table:table-cell>
          <table:table-cell table:formula="of:=([.C831]-[.C830])" office:value-type="float" office:value="0.000211999999997658" calcext:value-type="float">
            <text:p>0.000211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35.221533" calcext:value-type="float">
            <text:p>35.221533</text:p>
          </table:table-cell>
          <table:table-cell table:formula="of:=([.C832]-[.C831])" office:value-type="float" office:value="0.000210000000002708" calcext:value-type="float">
            <text:p>0.000210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4" office:value-type="float" office:value="319" calcext:value-type="float">
            <text:p>319</text:p>
          </table:table-cell>
          <table:table-cell office:value-type="float" office:value="35.221759" calcext:value-type="float">
            <text:p>35.221759</text:p>
          </table:table-cell>
          <table:table-cell table:formula="of:=([.C833]-[.C832])" office:value-type="float" office:value="0.000225999999997839" calcext:value-type="float">
            <text:p>0.000225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4" office:value-type="float" office:value="208" calcext:value-type="float">
            <text:p>208</text:p>
          </table:table-cell>
          <table:table-cell office:value-type="float" office:value="35.22197" calcext:value-type="float">
            <text:p>35.22197</text:p>
          </table:table-cell>
          <table:table-cell table:formula="of:=([.C834]-[.C833])" office:value-type="float" office:value="0.000211000000000183" calcext:value-type="float">
            <text:p>0.000211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5.222179" calcext:value-type="float">
            <text:p>35.222179</text:p>
          </table:table-cell>
          <table:table-cell table:formula="of:=([.C835]-[.C834])" office:value-type="float" office:value="0.000208999999998127" calcext:value-type="float">
            <text:p>0.000208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4" office:value-type="float" office:value="320" calcext:value-type="float">
            <text:p>320</text:p>
          </table:table-cell>
          <table:table-cell office:value-type="float" office:value="35.222387" calcext:value-type="float">
            <text:p>35.222387</text:p>
          </table:table-cell>
          <table:table-cell table:formula="of:=([.C836]-[.C835])" office:value-type="float" office:value="0.000208000000000652" calcext:value-type="float">
            <text:p>0.000208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4" office:value-type="float" office:value="209" calcext:value-type="float">
            <text:p>209</text:p>
          </table:table-cell>
          <table:table-cell office:value-type="float" office:value="35.222598" calcext:value-type="float">
            <text:p>35.222598</text:p>
          </table:table-cell>
          <table:table-cell table:formula="of:=([.C837]-[.C836])" office:value-type="float" office:value="0.000211000000000183" calcext:value-type="float">
            <text:p>0.000211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4" office:value-type="float" office:value="302" calcext:value-type="float">
            <text:p>302</text:p>
          </table:table-cell>
          <table:table-cell office:value-type="float" office:value="35.222867" calcext:value-type="float">
            <text:p>35.222867</text:p>
          </table:table-cell>
          <table:table-cell table:formula="of:=([.C838]-[.C837])" office:value-type="float" office:value="0.000269000000002961" calcext:value-type="float">
            <text:p>0.00026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4" office:value-type="float" office:value="321" calcext:value-type="float">
            <text:p>321</text:p>
          </table:table-cell>
          <table:table-cell office:value-type="float" office:value="35.223072" calcext:value-type="float">
            <text:p>35.223072</text:p>
          </table:table-cell>
          <table:table-cell table:formula="of:=([.C839]-[.C838])" office:value-type="float" office:value="0.000205000000001121" calcext:value-type="float">
            <text:p>0.000205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4" office:value-type="float" office:value="210" calcext:value-type="float">
            <text:p>210</text:p>
          </table:table-cell>
          <table:table-cell office:value-type="float" office:value="35.223255" calcext:value-type="float">
            <text:p>35.223255</text:p>
          </table:table-cell>
          <table:table-cell table:formula="of:=([.C840]-[.C839])" office:value-type="float" office:value="0.000182999999999822" calcext:value-type="float">
            <text:p>0.00018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4" office:value-type="float" office:value="303" calcext:value-type="float">
            <text:p>303</text:p>
          </table:table-cell>
          <table:table-cell office:value-type="float" office:value="35.223438" calcext:value-type="float">
            <text:p>35.223438</text:p>
          </table:table-cell>
          <table:table-cell table:formula="of:=([.C841]-[.C840])" office:value-type="float" office:value="0.000182999999999822" calcext:value-type="float">
            <text:p>0.00018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4" office:value-type="float" office:value="322" calcext:value-type="float">
            <text:p>322</text:p>
          </table:table-cell>
          <table:table-cell office:value-type="float" office:value="35.223619" calcext:value-type="float">
            <text:p>35.223619</text:p>
          </table:table-cell>
          <table:table-cell table:formula="of:=([.C842]-[.C841])" office:value-type="float" office:value="0.000180999999997766" calcext:value-type="float">
            <text:p>0.000180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4" office:value-type="float" office:value="211" calcext:value-type="float">
            <text:p>211</text:p>
          </table:table-cell>
          <table:table-cell office:value-type="float" office:value="35.223797" calcext:value-type="float">
            <text:p>35.223797</text:p>
          </table:table-cell>
          <table:table-cell table:formula="of:=([.C843]-[.C842])" office:value-type="float" office:value="0.000177999999998235" calcext:value-type="float">
            <text:p>0.000177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4" office:value-type="float" office:value="304" calcext:value-type="float">
            <text:p>304</text:p>
          </table:table-cell>
          <table:table-cell office:value-type="float" office:value="35.223977" calcext:value-type="float">
            <text:p>35.223977</text:p>
          </table:table-cell>
          <table:table-cell table:formula="of:=([.C844]-[.C843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35.224156" calcext:value-type="float">
            <text:p>35.224156</text:p>
          </table:table-cell>
          <table:table-cell table:formula="of:=([.C845]-[.C844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5.224335" calcext:value-type="float">
            <text:p>35.224335</text:p>
          </table:table-cell>
          <table:table-cell table:formula="of:=([.C846]-[.C845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4" office:value-type="float" office:value="305" calcext:value-type="float">
            <text:p>305</text:p>
          </table:table-cell>
          <table:table-cell office:value-type="float" office:value="35.224514" calcext:value-type="float">
            <text:p>35.224514</text:p>
          </table:table-cell>
          <table:table-cell table:formula="of:=([.C847]-[.C846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4" office:value-type="float" office:value="324" calcext:value-type="float">
            <text:p>324</text:p>
          </table:table-cell>
          <table:table-cell office:value-type="float" office:value="35.224692" calcext:value-type="float">
            <text:p>35.224692</text:p>
          </table:table-cell>
          <table:table-cell table:formula="of:=([.C848]-[.C847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4" office:value-type="float" office:value="213" calcext:value-type="float">
            <text:p>213</text:p>
          </table:table-cell>
          <table:table-cell office:value-type="float" office:value="35.224873" calcext:value-type="float">
            <text:p>35.224873</text:p>
          </table:table-cell>
          <table:table-cell table:formula="of:=([.C849]-[.C848])" office:value-type="float" office:value="0.000181000000004872" calcext:value-type="float">
            <text:p>0.000181000000005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4" office:value-type="float" office:value="306" calcext:value-type="float">
            <text:p>306</text:p>
          </table:table-cell>
          <table:table-cell office:value-type="float" office:value="35.225054" calcext:value-type="float">
            <text:p>35.225054</text:p>
          </table:table-cell>
          <table:table-cell table:formula="of:=([.C850]-[.C849])" office:value-type="float" office:value="0.000180999999997766" calcext:value-type="float">
            <text:p>0.000180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4" office:value-type="float" office:value="325" calcext:value-type="float">
            <text:p>325</text:p>
          </table:table-cell>
          <table:table-cell office:value-type="float" office:value="35.225234" calcext:value-type="float">
            <text:p>35.225234</text:p>
          </table:table-cell>
          <table:table-cell table:formula="of:=([.C851]-[.C850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4" office:value-type="float" office:value="214" calcext:value-type="float">
            <text:p>214</text:p>
          </table:table-cell>
          <table:table-cell office:value-type="float" office:value="35.225415" calcext:value-type="float">
            <text:p>35.225415</text:p>
          </table:table-cell>
          <table:table-cell table:formula="of:=([.C852]-[.C851])" office:value-type="float" office:value="0.000180999999997766" calcext:value-type="float">
            <text:p>0.000180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4" office:value-type="float" office:value="307" calcext:value-type="float">
            <text:p>307</text:p>
          </table:table-cell>
          <table:table-cell office:value-type="float" office:value="35.225594" calcext:value-type="float">
            <text:p>35.225594</text:p>
          </table:table-cell>
          <table:table-cell table:formula="of:=([.C853]-[.C852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4" office:value-type="float" office:value="326" calcext:value-type="float">
            <text:p>326</text:p>
          </table:table-cell>
          <table:table-cell office:value-type="float" office:value="35.225773" calcext:value-type="float">
            <text:p>35.225773</text:p>
          </table:table-cell>
          <table:table-cell table:formula="of:=([.C854]-[.C853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4" office:value-type="float" office:value="215" calcext:value-type="float">
            <text:p>215</text:p>
          </table:table-cell>
          <table:table-cell office:value-type="float" office:value="35.225951" calcext:value-type="float">
            <text:p>35.225951</text:p>
          </table:table-cell>
          <table:table-cell table:formula="of:=([.C855]-[.C854])" office:value-type="float" office:value="0.000178000000005341" calcext:value-type="float">
            <text:p>0.000178000000005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4" office:value-type="float" office:value="308" calcext:value-type="float">
            <text:p>308</text:p>
          </table:table-cell>
          <table:table-cell office:value-type="float" office:value="35.226129" calcext:value-type="float">
            <text:p>35.226129</text:p>
          </table:table-cell>
          <table:table-cell table:formula="of:=([.C856]-[.C855])" office:value-type="float" office:value="0.000177999999998235" calcext:value-type="float">
            <text:p>0.000177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4" office:value-type="float" office:value="327" calcext:value-type="float">
            <text:p>327</text:p>
          </table:table-cell>
          <table:table-cell office:value-type="float" office:value="35.226308" calcext:value-type="float">
            <text:p>35.226308</text:p>
          </table:table-cell>
          <table:table-cell table:formula="of:=([.C857]-[.C856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4" office:value-type="float" office:value="216" calcext:value-type="float">
            <text:p>216</text:p>
          </table:table-cell>
          <table:table-cell office:value-type="float" office:value="35.226486" calcext:value-type="float">
            <text:p>35.226486</text:p>
          </table:table-cell>
          <table:table-cell table:formula="of:=([.C858]-[.C857])" office:value-type="float" office:value="0.000177999999998235" calcext:value-type="float">
            <text:p>0.000177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4" office:value-type="float" office:value="309" calcext:value-type="float">
            <text:p>309</text:p>
          </table:table-cell>
          <table:table-cell office:value-type="float" office:value="35.226665" calcext:value-type="float">
            <text:p>35.226665</text:p>
          </table:table-cell>
          <table:table-cell table:formula="of:=([.C859]-[.C858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5.226844" calcext:value-type="float">
            <text:p>35.226844</text:p>
          </table:table-cell>
          <table:table-cell table:formula="of:=([.C860]-[.C859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4" office:value-type="float" office:value="217" calcext:value-type="float">
            <text:p>217</text:p>
          </table:table-cell>
          <table:table-cell office:value-type="float" office:value="35.227023" calcext:value-type="float">
            <text:p>35.227023</text:p>
          </table:table-cell>
          <table:table-cell table:formula="of:=([.C861]-[.C860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35.227202" calcext:value-type="float">
            <text:p>35.227202</text:p>
          </table:table-cell>
          <table:table-cell table:formula="of:=([.C862]-[.C861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4" office:value-type="float" office:value="329" calcext:value-type="float">
            <text:p>329</text:p>
          </table:table-cell>
          <table:table-cell office:value-type="float" office:value="35.227382" calcext:value-type="float">
            <text:p>35.227382</text:p>
          </table:table-cell>
          <table:table-cell table:formula="of:=([.C863]-[.C862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4" office:value-type="float" office:value="218" calcext:value-type="float">
            <text:p>218</text:p>
          </table:table-cell>
          <table:table-cell office:value-type="float" office:value="35.227564" calcext:value-type="float">
            <text:p>35.227564</text:p>
          </table:table-cell>
          <table:table-cell table:formula="of:=([.C864]-[.C863])" office:value-type="float" office:value="0.000182000000002347" calcext:value-type="float">
            <text:p>0.000182000000002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4" office:value-type="float" office:value="311" calcext:value-type="float">
            <text:p>311</text:p>
          </table:table-cell>
          <table:table-cell office:value-type="float" office:value="35.227743" calcext:value-type="float">
            <text:p>35.227743</text:p>
          </table:table-cell>
          <table:table-cell table:formula="of:=([.C865]-[.C864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4" office:value-type="float" office:value="330" calcext:value-type="float">
            <text:p>330</text:p>
          </table:table-cell>
          <table:table-cell office:value-type="float" office:value="35.227922" calcext:value-type="float">
            <text:p>35.227922</text:p>
          </table:table-cell>
          <table:table-cell table:formula="of:=([.C866]-[.C865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4" office:value-type="float" office:value="219" calcext:value-type="float">
            <text:p>219</text:p>
          </table:table-cell>
          <table:table-cell office:value-type="float" office:value="35.228102" calcext:value-type="float">
            <text:p>35.228102</text:p>
          </table:table-cell>
          <table:table-cell table:formula="of:=([.C867]-[.C866])" office:value-type="float" office:value="0.000180000000000291" calcext:value-type="float">
            <text:p>0.0001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4" office:value-type="float" office:value="312" calcext:value-type="float">
            <text:p>312</text:p>
          </table:table-cell>
          <table:table-cell office:value-type="float" office:value="35.228282" calcext:value-type="float">
            <text:p>35.228282</text:p>
          </table:table-cell>
          <table:table-cell table:formula="of:=([.C868]-[.C867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4" office:value-type="float" office:value="331" calcext:value-type="float">
            <text:p>331</text:p>
          </table:table-cell>
          <table:table-cell office:value-type="float" office:value="35.228462" calcext:value-type="float">
            <text:p>35.228462</text:p>
          </table:table-cell>
          <table:table-cell table:formula="of:=([.C869]-[.C868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4" office:value-type="float" office:value="220" calcext:value-type="float">
            <text:p>220</text:p>
          </table:table-cell>
          <table:table-cell office:value-type="float" office:value="35.228641" calcext:value-type="float">
            <text:p>35.228641</text:p>
          </table:table-cell>
          <table:table-cell table:formula="of:=([.C870]-[.C869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4" office:value-type="float" office:value="313" calcext:value-type="float">
            <text:p>313</text:p>
          </table:table-cell>
          <table:table-cell office:value-type="float" office:value="35.228821" calcext:value-type="float">
            <text:p>35.228821</text:p>
          </table:table-cell>
          <table:table-cell table:formula="of:=([.C871]-[.C870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4" office:value-type="float" office:value="332" calcext:value-type="float">
            <text:p>332</text:p>
          </table:table-cell>
          <table:table-cell office:value-type="float" office:value="35.229" calcext:value-type="float">
            <text:p>35.229</text:p>
          </table:table-cell>
          <table:table-cell table:formula="of:=([.C872]-[.C871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5.229179" calcext:value-type="float">
            <text:p>35.229179</text:p>
          </table:table-cell>
          <table:table-cell table:formula="of:=([.C873]-[.C872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4" office:value-type="float" office:value="314" calcext:value-type="float">
            <text:p>314</text:p>
          </table:table-cell>
          <table:table-cell office:value-type="float" office:value="35.229358" calcext:value-type="float">
            <text:p>35.229358</text:p>
          </table:table-cell>
          <table:table-cell table:formula="of:=([.C874]-[.C873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4" office:value-type="float" office:value="333" calcext:value-type="float">
            <text:p>333</text:p>
          </table:table-cell>
          <table:table-cell office:value-type="float" office:value="35.229537" calcext:value-type="float">
            <text:p>35.229537</text:p>
          </table:table-cell>
          <table:table-cell table:formula="of:=([.C875]-[.C874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4" office:value-type="float" office:value="222" calcext:value-type="float">
            <text:p>222</text:p>
          </table:table-cell>
          <table:table-cell office:value-type="float" office:value="35.229716" calcext:value-type="float">
            <text:p>35.229716</text:p>
          </table:table-cell>
          <table:table-cell table:formula="of:=([.C876]-[.C875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4" office:value-type="float" office:value="315" calcext:value-type="float">
            <text:p>315</text:p>
          </table:table-cell>
          <table:table-cell office:value-type="float" office:value="35.229896" calcext:value-type="float">
            <text:p>35.229896</text:p>
          </table:table-cell>
          <table:table-cell table:formula="of:=([.C877]-[.C876])" office:value-type="float" office:value="0.000179999999993186" calcext:value-type="float">
            <text:p>0.00017999999999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35.230076" calcext:value-type="float">
            <text:p>35.230076</text:p>
          </table:table-cell>
          <table:table-cell table:formula="of:=([.C878]-[.C877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4" office:value-type="float" office:value="223" calcext:value-type="float">
            <text:p>223</text:p>
          </table:table-cell>
          <table:table-cell office:value-type="float" office:value="35.230255" calcext:value-type="float">
            <text:p>35.230255</text:p>
          </table:table-cell>
          <table:table-cell table:formula="of:=([.C879]-[.C878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5.230433" calcext:value-type="float">
            <text:p>35.230433</text:p>
          </table:table-cell>
          <table:table-cell table:formula="of:=([.C880]-[.C879])" office:value-type="float" office:value="0.000177999999998235" calcext:value-type="float">
            <text:p>0.000177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5.230612" calcext:value-type="float">
            <text:p>35.230612</text:p>
          </table:table-cell>
          <table:table-cell table:formula="of:=([.C881]-[.C880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35.230791" calcext:value-type="float">
            <text:p>35.230791</text:p>
          </table:table-cell>
          <table:table-cell table:formula="of:=([.C882]-[.C881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4" office:value-type="float" office:value="225" calcext:value-type="float">
            <text:p>225</text:p>
          </table:table-cell>
          <table:table-cell office:value-type="float" office:value="35.230969" calcext:value-type="float">
            <text:p>35.230969</text:p>
          </table:table-cell>
          <table:table-cell table:formula="of:=([.C883]-[.C882])" office:value-type="float" office:value="0.000177999999998235" calcext:value-type="float">
            <text:p>0.000177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4" office:value-type="float" office:value="318" calcext:value-type="float">
            <text:p>318</text:p>
          </table:table-cell>
          <table:table-cell office:value-type="float" office:value="35.231148" calcext:value-type="float">
            <text:p>35.231148</text:p>
          </table:table-cell>
          <table:table-cell table:formula="of:=([.C884]-[.C883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4" office:value-type="float" office:value="226" calcext:value-type="float">
            <text:p>226</text:p>
          </table:table-cell>
          <table:table-cell office:value-type="float" office:value="35.231327" calcext:value-type="float">
            <text:p>35.231327</text:p>
          </table:table-cell>
          <table:table-cell table:formula="of:=([.C885]-[.C884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4" office:value-type="float" office:value="319" calcext:value-type="float">
            <text:p>319</text:p>
          </table:table-cell>
          <table:table-cell office:value-type="float" office:value="35.231506" calcext:value-type="float">
            <text:p>35.231506</text:p>
          </table:table-cell>
          <table:table-cell table:formula="of:=([.C886]-[.C885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4" office:value-type="float" office:value="227" calcext:value-type="float">
            <text:p>227</text:p>
          </table:table-cell>
          <table:table-cell office:value-type="float" office:value="35.231684" calcext:value-type="float">
            <text:p>35.231684</text:p>
          </table:table-cell>
          <table:table-cell table:formula="of:=([.C887]-[.C886])" office:value-type="float" office:value="0.000177999999998235" calcext:value-type="float">
            <text:p>0.000177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4" office:value-type="float" office:value="320" calcext:value-type="float">
            <text:p>320</text:p>
          </table:table-cell>
          <table:table-cell office:value-type="float" office:value="35.231864" calcext:value-type="float">
            <text:p>35.231864</text:p>
          </table:table-cell>
          <table:table-cell table:formula="of:=([.C888]-[.C887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4" office:value-type="float" office:value="228" calcext:value-type="float">
            <text:p>228</text:p>
          </table:table-cell>
          <table:table-cell office:value-type="float" office:value="35.23205" calcext:value-type="float">
            <text:p>35.23205</text:p>
          </table:table-cell>
          <table:table-cell table:formula="of:=([.C889]-[.C888])" office:value-type="float" office:value="0.000185999999999353" calcext:value-type="float">
            <text:p>0.000185999999999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4" office:value-type="float" office:value="321" calcext:value-type="float">
            <text:p>321</text:p>
          </table:table-cell>
          <table:table-cell office:value-type="float" office:value="35.232252" calcext:value-type="float">
            <text:p>35.232252</text:p>
          </table:table-cell>
          <table:table-cell table:formula="of:=([.C890]-[.C889])" office:value-type="float" office:value="0.00020200000000159" calcext:value-type="float">
            <text:p>0.00020200000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4" office:value-type="float" office:value="229" calcext:value-type="float">
            <text:p>229</text:p>
          </table:table-cell>
          <table:table-cell office:value-type="float" office:value="35.232481" calcext:value-type="float">
            <text:p>35.232481</text:p>
          </table:table-cell>
          <table:table-cell table:formula="of:=([.C891]-[.C890])" office:value-type="float" office:value="0.00022899999999737" calcext:value-type="float">
            <text:p>0.000228999999997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4" office:value-type="float" office:value="322" calcext:value-type="float">
            <text:p>322</text:p>
          </table:table-cell>
          <table:table-cell office:value-type="float" office:value="35.232716" calcext:value-type="float">
            <text:p>35.232716</text:p>
          </table:table-cell>
          <table:table-cell table:formula="of:=([.C892]-[.C891])" office:value-type="float" office:value="0.000235000000003538" calcext:value-type="float">
            <text:p>0.000235000000004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5.232992" calcext:value-type="float">
            <text:p>35.232992</text:p>
          </table:table-cell>
          <table:table-cell table:formula="of:=([.C893]-[.C892])" office:value-type="float" office:value="0.000275999999999499" calcext:value-type="float">
            <text:p>0.000275999999999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35.23324" calcext:value-type="float">
            <text:p>35.23324</text:p>
          </table:table-cell>
          <table:table-cell table:formula="of:=([.C894]-[.C893])" office:value-type="float" office:value="0.000247999999999138" calcext:value-type="float">
            <text:p>0.000247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4" office:value-type="float" office:value="231" calcext:value-type="float">
            <text:p>231</text:p>
          </table:table-cell>
          <table:table-cell office:value-type="float" office:value="35.233452" calcext:value-type="float">
            <text:p>35.233452</text:p>
          </table:table-cell>
          <table:table-cell table:formula="of:=([.C895]-[.C894])" office:value-type="float" office:value="0.000211999999997658" calcext:value-type="float">
            <text:p>0.000211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4" office:value-type="float" office:value="324" calcext:value-type="float">
            <text:p>324</text:p>
          </table:table-cell>
          <table:table-cell office:value-type="float" office:value="35.233659" calcext:value-type="float">
            <text:p>35.233659</text:p>
          </table:table-cell>
          <table:table-cell table:formula="of:=([.C896]-[.C895])" office:value-type="float" office:value="0.000207000000003177" calcext:value-type="float">
            <text:p>0.000207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4" office:value-type="float" office:value="232" calcext:value-type="float">
            <text:p>232</text:p>
          </table:table-cell>
          <table:table-cell office:value-type="float" office:value="35.233865" calcext:value-type="float">
            <text:p>35.233865</text:p>
          </table:table-cell>
          <table:table-cell table:formula="of:=([.C897]-[.C896])" office:value-type="float" office:value="0.000205999999998596" calcext:value-type="float">
            <text:p>0.000205999999999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4" office:value-type="float" office:value="325" calcext:value-type="float">
            <text:p>325</text:p>
          </table:table-cell>
          <table:table-cell office:value-type="float" office:value="35.234072" calcext:value-type="float">
            <text:p>35.234072</text:p>
          </table:table-cell>
          <table:table-cell table:formula="of:=([.C898]-[.C897])" office:value-type="float" office:value="0.000206999999996071" calcext:value-type="float">
            <text:p>0.000206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4" office:value-type="float" office:value="233" calcext:value-type="float">
            <text:p>233</text:p>
          </table:table-cell>
          <table:table-cell office:value-type="float" office:value="35.234279" calcext:value-type="float">
            <text:p>35.234279</text:p>
          </table:table-cell>
          <table:table-cell table:formula="of:=([.C899]-[.C898])" office:value-type="float" office:value="0.000207000000003177" calcext:value-type="float">
            <text:p>0.000207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4" office:value-type="float" office:value="326" calcext:value-type="float">
            <text:p>326</text:p>
          </table:table-cell>
          <table:table-cell office:value-type="float" office:value="35.234486" calcext:value-type="float">
            <text:p>35.234486</text:p>
          </table:table-cell>
          <table:table-cell table:formula="of:=([.C900]-[.C899])" office:value-type="float" office:value="0.000206999999996071" calcext:value-type="float">
            <text:p>0.000206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4" office:value-type="float" office:value="234" calcext:value-type="float">
            <text:p>234</text:p>
          </table:table-cell>
          <table:table-cell office:value-type="float" office:value="35.234692" calcext:value-type="float">
            <text:p>35.234692</text:p>
          </table:table-cell>
          <table:table-cell table:formula="of:=([.C901]-[.C900])" office:value-type="float" office:value="0.000206000000005702" calcext:value-type="float">
            <text:p>0.000206000000006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4" office:value-type="float" office:value="327" calcext:value-type="float">
            <text:p>327</text:p>
          </table:table-cell>
          <table:table-cell office:value-type="float" office:value="35.234895" calcext:value-type="float">
            <text:p>35.234895</text:p>
          </table:table-cell>
          <table:table-cell table:formula="of:=([.C902]-[.C901])" office:value-type="float" office:value="0.000202999999999065" calcext:value-type="float">
            <text:p>0.000202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4" office:value-type="float" office:value="235" calcext:value-type="float">
            <text:p>235</text:p>
          </table:table-cell>
          <table:table-cell office:value-type="float" office:value="35.235099" calcext:value-type="float">
            <text:p>35.235099</text:p>
          </table:table-cell>
          <table:table-cell table:formula="of:=([.C903]-[.C902])" office:value-type="float" office:value="0.00020399999999654" calcext:value-type="float">
            <text:p>0.000203999999997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5.235312" calcext:value-type="float">
            <text:p>35.235312</text:p>
          </table:table-cell>
          <table:table-cell table:formula="of:=([.C904]-[.C903])" office:value-type="float" office:value="0.000213000000002239" calcext:value-type="float">
            <text:p>0.00021300000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4" office:value-type="float" office:value="236" calcext:value-type="float">
            <text:p>236</text:p>
          </table:table-cell>
          <table:table-cell office:value-type="float" office:value="35.235546" calcext:value-type="float">
            <text:p>35.235546</text:p>
          </table:table-cell>
          <table:table-cell table:formula="of:=([.C905]-[.C904])" office:value-type="float" office:value="0.000233999999998957" calcext:value-type="float">
            <text:p>0.000233999999999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4" office:value-type="float" office:value="329" calcext:value-type="float">
            <text:p>329</text:p>
          </table:table-cell>
          <table:table-cell office:value-type="float" office:value="35.235783" calcext:value-type="float">
            <text:p>35.235783</text:p>
          </table:table-cell>
          <table:table-cell table:formula="of:=([.C906]-[.C905])" office:value-type="float" office:value="0.000236999999998488" calcext:value-type="float">
            <text:p>0.000236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4" office:value-type="float" office:value="237" calcext:value-type="float">
            <text:p>237</text:p>
          </table:table-cell>
          <table:table-cell office:value-type="float" office:value="35.236024" calcext:value-type="float">
            <text:p>35.236024</text:p>
          </table:table-cell>
          <table:table-cell table:formula="of:=([.C907]-[.C906])" office:value-type="float" office:value="0.0002410000000026" calcext:value-type="float">
            <text:p>0.000241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4" office:value-type="float" office:value="330" calcext:value-type="float">
            <text:p>330</text:p>
          </table:table-cell>
          <table:table-cell office:value-type="float" office:value="35.236242" calcext:value-type="float">
            <text:p>35.236242</text:p>
          </table:table-cell>
          <table:table-cell table:formula="of:=([.C908]-[.C907])" office:value-type="float" office:value="0.000217999999996721" calcext:value-type="float">
            <text:p>0.000217999999997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35.236452" calcext:value-type="float">
            <text:p>35.236452</text:p>
          </table:table-cell>
          <table:table-cell table:formula="of:=([.C909]-[.C908])" office:value-type="float" office:value="0.000210000000002708" calcext:value-type="float">
            <text:p>0.000210000000003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4" office:value-type="float" office:value="331" calcext:value-type="float">
            <text:p>331</text:p>
          </table:table-cell>
          <table:table-cell office:value-type="float" office:value="35.236681" calcext:value-type="float">
            <text:p>35.236681</text:p>
          </table:table-cell>
          <table:table-cell table:formula="of:=([.C910]-[.C909])" office:value-type="float" office:value="0.00022899999999737" calcext:value-type="float">
            <text:p>0.000228999999997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4" office:value-type="float" office:value="239" calcext:value-type="float">
            <text:p>239</text:p>
          </table:table-cell>
          <table:table-cell office:value-type="float" office:value="35.236884" calcext:value-type="float">
            <text:p>35.236884</text:p>
          </table:table-cell>
          <table:table-cell table:formula="of:=([.C911]-[.C910])" office:value-type="float" office:value="0.00020300000000617" calcext:value-type="float">
            <text:p>0.000203000000006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4" office:value-type="float" office:value="332" calcext:value-type="float">
            <text:p>332</text:p>
          </table:table-cell>
          <table:table-cell office:value-type="float" office:value="35.237068" calcext:value-type="float">
            <text:p>35.237068</text:p>
          </table:table-cell>
          <table:table-cell table:formula="of:=([.C912]-[.C911])" office:value-type="float" office:value="0.000183999999997297" calcext:value-type="float">
            <text:p>0.000183999999997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4" office:value-type="float" office:value="335" calcext:value-type="float">
            <text:p>335</text:p>
          </table:table-cell>
          <table:table-cell office:value-type="float" office:value="35.237247" calcext:value-type="float">
            <text:p>35.237247</text:p>
          </table:table-cell>
          <table:table-cell table:formula="of:=([.C913]-[.C912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35.237427" calcext:value-type="float">
            <text:p>35.237427</text:p>
          </table:table-cell>
          <table:table-cell table:formula="of:=([.C914]-[.C913])" office:value-type="float" office:value="0.000180000000000291" calcext:value-type="float">
            <text:p>0.0001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4" office:value-type="float" office:value="333" calcext:value-type="float">
            <text:p>333</text:p>
          </table:table-cell>
          <table:table-cell office:value-type="float" office:value="35.237606" calcext:value-type="float">
            <text:p>35.237606</text:p>
          </table:table-cell>
          <table:table-cell table:formula="of:=([.C915]-[.C914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35.237784" calcext:value-type="float">
            <text:p>35.237784</text:p>
          </table:table-cell>
          <table:table-cell table:formula="of:=([.C916]-[.C915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35.237963" calcext:value-type="float">
            <text:p>35.237963</text:p>
          </table:table-cell>
          <table:table-cell table:formula="of:=([.C917]-[.C916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4" office:value-type="float" office:value="241" calcext:value-type="float">
            <text:p>241</text:p>
          </table:table-cell>
          <table:table-cell office:value-type="float" office:value="35.238141" calcext:value-type="float">
            <text:p>35.238141</text:p>
          </table:table-cell>
          <table:table-cell table:formula="of:=([.C918]-[.C917])" office:value-type="float" office:value="0.000177999999998235" calcext:value-type="float">
            <text:p>0.000177999999998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4" office:value-type="float" office:value="335" calcext:value-type="float">
            <text:p>335</text:p>
          </table:table-cell>
          <table:table-cell office:value-type="float" office:value="35.238321" calcext:value-type="float">
            <text:p>35.238321</text:p>
          </table:table-cell>
          <table:table-cell table:formula="of:=([.C919]-[.C918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4" office:value-type="float" office:value="337" calcext:value-type="float">
            <text:p>337</text:p>
          </table:table-cell>
          <table:table-cell office:value-type="float" office:value="35.238499" calcext:value-type="float">
            <text:p>35.238499</text:p>
          </table:table-cell>
          <table:table-cell table:formula="of:=([.C920]-[.C919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4" office:value-type="float" office:value="338" calcext:value-type="float">
            <text:p>338</text:p>
          </table:table-cell>
          <table:table-cell office:value-type="float" office:value="35.238679" calcext:value-type="float">
            <text:p>35.238679</text:p>
          </table:table-cell>
          <table:table-cell table:formula="of:=([.C921]-[.C920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35.238857" calcext:value-type="float">
            <text:p>35.238857</text:p>
          </table:table-cell>
          <table:table-cell table:formula="of:=([.C922]-[.C921])" office:value-type="float" office:value="0.000178000000005341" calcext:value-type="float">
            <text:p>0.00017800000000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35.239035" calcext:value-type="float">
            <text:p>35.239035</text:p>
          </table:table-cell>
          <table:table-cell table:formula="of:=([.C923]-[.C922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4" office:value-type="float" office:value="337" calcext:value-type="float">
            <text:p>337</text:p>
          </table:table-cell>
          <table:table-cell office:value-type="float" office:value="35.239215" calcext:value-type="float">
            <text:p>35.239215</text:p>
          </table:table-cell>
          <table:table-cell table:formula="of:=([.C924]-[.C923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4" office:value-type="float" office:value="340" calcext:value-type="float">
            <text:p>340</text:p>
          </table:table-cell>
          <table:table-cell office:value-type="float" office:value="35.239395" calcext:value-type="float">
            <text:p>35.239395</text:p>
          </table:table-cell>
          <table:table-cell table:formula="of:=([.C925]-[.C924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4" office:value-type="float" office:value="341" calcext:value-type="float">
            <text:p>341</text:p>
          </table:table-cell>
          <table:table-cell office:value-type="float" office:value="35.239575" calcext:value-type="float">
            <text:p>35.239575</text:p>
          </table:table-cell>
          <table:table-cell table:formula="of:=([.C926]-[.C925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4" office:value-type="float" office:value="342" calcext:value-type="float">
            <text:p>342</text:p>
          </table:table-cell>
          <table:table-cell office:value-type="float" office:value="35.239754" calcext:value-type="float">
            <text:p>35.239754</text:p>
          </table:table-cell>
          <table:table-cell table:formula="of:=([.C927]-[.C926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4" office:value-type="float" office:value="338" calcext:value-type="float">
            <text:p>338</text:p>
          </table:table-cell>
          <table:table-cell office:value-type="float" office:value="35.239932" calcext:value-type="float">
            <text:p>35.239932</text:p>
          </table:table-cell>
          <table:table-cell table:formula="of:=([.C928]-[.C927])" office:value-type="float" office:value="0.000178000000005341" calcext:value-type="float">
            <text:p>0.00017800000000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4" office:value-type="float" office:value="343" calcext:value-type="float">
            <text:p>343</text:p>
          </table:table-cell>
          <table:table-cell office:value-type="float" office:value="35.24011" calcext:value-type="float">
            <text:p>35.24011</text:p>
          </table:table-cell>
          <table:table-cell table:formula="of:=([.C929]-[.C928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35.240289" calcext:value-type="float">
            <text:p>35.240289</text:p>
          </table:table-cell>
          <table:table-cell table:formula="of:=([.C930]-[.C929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4" office:value-type="float" office:value="344" calcext:value-type="float">
            <text:p>344</text:p>
          </table:table-cell>
          <table:table-cell office:value-type="float" office:value="35.240467" calcext:value-type="float">
            <text:p>35.240467</text:p>
          </table:table-cell>
          <table:table-cell table:formula="of:=([.C931]-[.C930])" office:value-type="float" office:value="0.000178000000005341" calcext:value-type="float">
            <text:p>0.000178000000005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4" office:value-type="float" office:value="340" calcext:value-type="float">
            <text:p>340</text:p>
          </table:table-cell>
          <table:table-cell office:value-type="float" office:value="35.240647" calcext:value-type="float">
            <text:p>35.240647</text:p>
          </table:table-cell>
          <table:table-cell table:formula="of:=([.C932]-[.C931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4" office:value-type="float" office:value="345" calcext:value-type="float">
            <text:p>345</text:p>
          </table:table-cell>
          <table:table-cell office:value-type="float" office:value="35.240825" calcext:value-type="float">
            <text:p>35.240825</text:p>
          </table:table-cell>
          <table:table-cell table:formula="of:=([.C933]-[.C932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4" office:value-type="float" office:value="341" calcext:value-type="float">
            <text:p>341</text:p>
          </table:table-cell>
          <table:table-cell office:value-type="float" office:value="35.241003" calcext:value-type="float">
            <text:p>35.241003</text:p>
          </table:table-cell>
          <table:table-cell table:formula="of:=([.C934]-[.C933])" office:value-type="float" office:value="0.000177999999998235" calcext:value-type="float">
            <text:p>0.000177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4" office:value-type="float" office:value="346" calcext:value-type="float">
            <text:p>346</text:p>
          </table:table-cell>
          <table:table-cell office:value-type="float" office:value="35.241196" calcext:value-type="float">
            <text:p>35.241196</text:p>
          </table:table-cell>
          <table:table-cell table:formula="of:=([.C935]-[.C934])" office:value-type="float" office:value="0.000193000000002996" calcext:value-type="float">
            <text:p>0.000193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4" office:value-type="float" office:value="342" calcext:value-type="float">
            <text:p>342</text:p>
          </table:table-cell>
          <table:table-cell office:value-type="float" office:value="35.241376" calcext:value-type="float">
            <text:p>35.241376</text:p>
          </table:table-cell>
          <table:table-cell table:formula="of:=([.C936]-[.C935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35.241555" calcext:value-type="float">
            <text:p>35.241555</text:p>
          </table:table-cell>
          <table:table-cell table:formula="of:=([.C937]-[.C936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4" office:value-type="float" office:value="343" calcext:value-type="float">
            <text:p>343</text:p>
          </table:table-cell>
          <table:table-cell office:value-type="float" office:value="35.241734" calcext:value-type="float">
            <text:p>35.241734</text:p>
          </table:table-cell>
          <table:table-cell table:formula="of:=([.C938]-[.C937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4" office:value-type="float" office:value="348" calcext:value-type="float">
            <text:p>348</text:p>
          </table:table-cell>
          <table:table-cell office:value-type="float" office:value="35.241912" calcext:value-type="float">
            <text:p>35.241912</text:p>
          </table:table-cell>
          <table:table-cell table:formula="of:=([.C939]-[.C938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4" office:value-type="float" office:value="344" calcext:value-type="float">
            <text:p>344</text:p>
          </table:table-cell>
          <table:table-cell office:value-type="float" office:value="35.24209" calcext:value-type="float">
            <text:p>35.24209</text:p>
          </table:table-cell>
          <table:table-cell table:formula="of:=([.C940]-[.C939])" office:value-type="float" office:value="0.000177999999998235" calcext:value-type="float">
            <text:p>0.000177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4" office:value-type="float" office:value="349" calcext:value-type="float">
            <text:p>349</text:p>
          </table:table-cell>
          <table:table-cell office:value-type="float" office:value="35.242269" calcext:value-type="float">
            <text:p>35.242269</text:p>
          </table:table-cell>
          <table:table-cell table:formula="of:=([.C941]-[.C940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4" office:value-type="float" office:value="345" calcext:value-type="float">
            <text:p>345</text:p>
          </table:table-cell>
          <table:table-cell office:value-type="float" office:value="35.242447" calcext:value-type="float">
            <text:p>35.242447</text:p>
          </table:table-cell>
          <table:table-cell table:formula="of:=([.C942]-[.C941])" office:value-type="float" office:value="0.000177999999998235" calcext:value-type="float">
            <text:p>0.000177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4" office:value-type="float" office:value="350" calcext:value-type="float">
            <text:p>350</text:p>
          </table:table-cell>
          <table:table-cell office:value-type="float" office:value="35.242627" calcext:value-type="float">
            <text:p>35.242627</text:p>
          </table:table-cell>
          <table:table-cell table:formula="of:=([.C943]-[.C942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4" office:value-type="float" office:value="346" calcext:value-type="float">
            <text:p>346</text:p>
          </table:table-cell>
          <table:table-cell office:value-type="float" office:value="35.242805" calcext:value-type="float">
            <text:p>35.242805</text:p>
          </table:table-cell>
          <table:table-cell table:formula="of:=([.C944]-[.C943])" office:value-type="float" office:value="0.000177999999998235" calcext:value-type="float">
            <text:p>0.000177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4" office:value-type="float" office:value="351" calcext:value-type="float">
            <text:p>351</text:p>
          </table:table-cell>
          <table:table-cell office:value-type="float" office:value="35.243032" calcext:value-type="float">
            <text:p>35.243032</text:p>
          </table:table-cell>
          <table:table-cell table:formula="of:=([.C945]-[.C944])" office:value-type="float" office:value="0.00022700000000242" calcext:value-type="float">
            <text:p>0.000227000000002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35.243213" calcext:value-type="float">
            <text:p>35.243213</text:p>
          </table:table-cell>
          <table:table-cell table:formula="of:=([.C946]-[.C945])" office:value-type="float" office:value="0.000180999999997766" calcext:value-type="float">
            <text:p>0.000180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4" office:value-type="float" office:value="352" calcext:value-type="float">
            <text:p>352</text:p>
          </table:table-cell>
          <table:table-cell office:value-type="float" office:value="35.243393" calcext:value-type="float">
            <text:p>35.243393</text:p>
          </table:table-cell>
          <table:table-cell table:formula="of:=([.C947]-[.C946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4" office:value-type="float" office:value="348" calcext:value-type="float">
            <text:p>348</text:p>
          </table:table-cell>
          <table:table-cell office:value-type="float" office:value="35.243574" calcext:value-type="float">
            <text:p>35.243574</text:p>
          </table:table-cell>
          <table:table-cell table:formula="of:=([.C948]-[.C947])" office:value-type="float" office:value="0.000181000000004872" calcext:value-type="float">
            <text:p>0.00018100000000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4" office:value-type="float" office:value="353" calcext:value-type="float">
            <text:p>353</text:p>
          </table:table-cell>
          <table:table-cell office:value-type="float" office:value="35.243754" calcext:value-type="float">
            <text:p>35.243754</text:p>
          </table:table-cell>
          <table:table-cell table:formula="of:=([.C949]-[.C948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4" office:value-type="float" office:value="349" calcext:value-type="float">
            <text:p>349</text:p>
          </table:table-cell>
          <table:table-cell office:value-type="float" office:value="35.243933" calcext:value-type="float">
            <text:p>35.243933</text:p>
          </table:table-cell>
          <table:table-cell table:formula="of:=([.C950]-[.C949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4" office:value-type="float" office:value="354" calcext:value-type="float">
            <text:p>354</text:p>
          </table:table-cell>
          <table:table-cell office:value-type="float" office:value="35.244112" calcext:value-type="float">
            <text:p>35.244112</text:p>
          </table:table-cell>
          <table:table-cell table:formula="of:=([.C951]-[.C950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4" office:value-type="float" office:value="350" calcext:value-type="float">
            <text:p>350</text:p>
          </table:table-cell>
          <table:table-cell office:value-type="float" office:value="35.244291" calcext:value-type="float">
            <text:p>35.244291</text:p>
          </table:table-cell>
          <table:table-cell table:formula="of:=([.C952]-[.C951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4" office:value-type="float" office:value="355" calcext:value-type="float">
            <text:p>355</text:p>
          </table:table-cell>
          <table:table-cell office:value-type="float" office:value="35.24447" calcext:value-type="float">
            <text:p>35.24447</text:p>
          </table:table-cell>
          <table:table-cell table:formula="of:=([.C953]-[.C952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4" office:value-type="float" office:value="351" calcext:value-type="float">
            <text:p>351</text:p>
          </table:table-cell>
          <table:table-cell office:value-type="float" office:value="35.244649" calcext:value-type="float">
            <text:p>35.244649</text:p>
          </table:table-cell>
          <table:table-cell table:formula="of:=([.C954]-[.C953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4" office:value-type="float" office:value="356" calcext:value-type="float">
            <text:p>356</text:p>
          </table:table-cell>
          <table:table-cell office:value-type="float" office:value="35.244827" calcext:value-type="float">
            <text:p>35.244827</text:p>
          </table:table-cell>
          <table:table-cell table:formula="of:=([.C955]-[.C954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4" office:value-type="float" office:value="352" calcext:value-type="float">
            <text:p>352</text:p>
          </table:table-cell>
          <table:table-cell office:value-type="float" office:value="35.245006" calcext:value-type="float">
            <text:p>35.245006</text:p>
          </table:table-cell>
          <table:table-cell table:formula="of:=([.C956]-[.C955])" office:value-type="float" office:value="0.00017899999999571" calcext:value-type="float">
            <text:p>0.000178999999996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4" office:value-type="float" office:value="357" calcext:value-type="float">
            <text:p>357</text:p>
          </table:table-cell>
          <table:table-cell office:value-type="float" office:value="35.245186" calcext:value-type="float">
            <text:p>35.245186</text:p>
          </table:table-cell>
          <table:table-cell table:formula="of:=([.C957]-[.C956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4" office:value-type="float" office:value="353" calcext:value-type="float">
            <text:p>353</text:p>
          </table:table-cell>
          <table:table-cell office:value-type="float" office:value="35.245364" calcext:value-type="float">
            <text:p>35.245364</text:p>
          </table:table-cell>
          <table:table-cell table:formula="of:=([.C958]-[.C957])" office:value-type="float" office:value="0.000178000000005341" calcext:value-type="float">
            <text:p>0.00017800000000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4" office:value-type="float" office:value="358" calcext:value-type="float">
            <text:p>358</text:p>
          </table:table-cell>
          <table:table-cell office:value-type="float" office:value="35.245543" calcext:value-type="float">
            <text:p>35.245543</text:p>
          </table:table-cell>
          <table:table-cell table:formula="of:=([.C959]-[.C958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4" office:value-type="float" office:value="354" calcext:value-type="float">
            <text:p>354</text:p>
          </table:table-cell>
          <table:table-cell office:value-type="float" office:value="35.245721" calcext:value-type="float">
            <text:p>35.245721</text:p>
          </table:table-cell>
          <table:table-cell table:formula="of:=([.C960]-[.C959])" office:value-type="float" office:value="0.000178000000005341" calcext:value-type="float">
            <text:p>0.00017800000000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4" office:value-type="float" office:value="359" calcext:value-type="float">
            <text:p>359</text:p>
          </table:table-cell>
          <table:table-cell office:value-type="float" office:value="35.2459" calcext:value-type="float">
            <text:p>35.2459</text:p>
          </table:table-cell>
          <table:table-cell table:formula="of:=([.C961]-[.C960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4" office:value-type="float" office:value="355" calcext:value-type="float">
            <text:p>355</text:p>
          </table:table-cell>
          <table:table-cell office:value-type="float" office:value="35.246088" calcext:value-type="float">
            <text:p>35.246088</text:p>
          </table:table-cell>
          <table:table-cell table:formula="of:=([.C962]-[.C961])" office:value-type="float" office:value="0.000188000000001409" calcext:value-type="float">
            <text:p>0.000188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4" office:value-type="float" office:value="360" calcext:value-type="float">
            <text:p>360</text:p>
          </table:table-cell>
          <table:table-cell office:value-type="float" office:value="35.24629" calcext:value-type="float">
            <text:p>35.24629</text:p>
          </table:table-cell>
          <table:table-cell table:formula="of:=([.C963]-[.C962])" office:value-type="float" office:value="0.00020200000000159" calcext:value-type="float">
            <text:p>0.000202000000002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4" office:value-type="float" office:value="356" calcext:value-type="float">
            <text:p>356</text:p>
          </table:table-cell>
          <table:table-cell office:value-type="float" office:value="35.246521" calcext:value-type="float">
            <text:p>35.246521</text:p>
          </table:table-cell>
          <table:table-cell table:formula="of:=([.C964]-[.C963])" office:value-type="float" office:value="0.000230999999999426" calcext:value-type="float">
            <text:p>0.000230999999999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4" office:value-type="float" office:value="361" calcext:value-type="float">
            <text:p>361</text:p>
          </table:table-cell>
          <table:table-cell office:value-type="float" office:value="35.246756" calcext:value-type="float">
            <text:p>35.246756</text:p>
          </table:table-cell>
          <table:table-cell table:formula="of:=([.C965]-[.C964])" office:value-type="float" office:value="0.000234999999996432" calcext:value-type="float">
            <text:p>0.000234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4" office:value-type="float" office:value="357" calcext:value-type="float">
            <text:p>357</text:p>
          </table:table-cell>
          <table:table-cell office:value-type="float" office:value="35.246972" calcext:value-type="float">
            <text:p>35.246972</text:p>
          </table:table-cell>
          <table:table-cell table:formula="of:=([.C966]-[.C965])" office:value-type="float" office:value="0.00021600000000177" calcext:value-type="float">
            <text:p>0.00021600000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4" office:value-type="float" office:value="362" calcext:value-type="float">
            <text:p>362</text:p>
          </table:table-cell>
          <table:table-cell office:value-type="float" office:value="35.24718" calcext:value-type="float">
            <text:p>35.24718</text:p>
          </table:table-cell>
          <table:table-cell table:formula="of:=([.C967]-[.C966])" office:value-type="float" office:value="0.000208000000000652" calcext:value-type="float">
            <text:p>0.000208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4" office:value-type="float" office:value="358" calcext:value-type="float">
            <text:p>358</text:p>
          </table:table-cell>
          <table:table-cell office:value-type="float" office:value="35.247398" calcext:value-type="float">
            <text:p>35.247398</text:p>
          </table:table-cell>
          <table:table-cell table:formula="of:=([.C968]-[.C967])" office:value-type="float" office:value="0.000217999999996721" calcext:value-type="float">
            <text:p>0.000217999999997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4" office:value-type="float" office:value="363" calcext:value-type="float">
            <text:p>363</text:p>
          </table:table-cell>
          <table:table-cell office:value-type="float" office:value="35.247625" calcext:value-type="float">
            <text:p>35.247625</text:p>
          </table:table-cell>
          <table:table-cell table:formula="of:=([.C969]-[.C968])" office:value-type="float" office:value="0.00022700000000242" calcext:value-type="float">
            <text:p>0.000227000000002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4" office:value-type="float" office:value="359" calcext:value-type="float">
            <text:p>359</text:p>
          </table:table-cell>
          <table:table-cell office:value-type="float" office:value="35.247834" calcext:value-type="float">
            <text:p>35.247834</text:p>
          </table:table-cell>
          <table:table-cell table:formula="of:=([.C970]-[.C969])" office:value-type="float" office:value="0.000208999999998127" calcext:value-type="float">
            <text:p>0.000208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4" office:value-type="float" office:value="364" calcext:value-type="float">
            <text:p>364</text:p>
          </table:table-cell>
          <table:table-cell office:value-type="float" office:value="35.248042" calcext:value-type="float">
            <text:p>35.248042</text:p>
          </table:table-cell>
          <table:table-cell table:formula="of:=([.C971]-[.C970])" office:value-type="float" office:value="0.000208000000000652" calcext:value-type="float">
            <text:p>0.00020800000000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4" office:value-type="float" office:value="360" calcext:value-type="float">
            <text:p>360</text:p>
          </table:table-cell>
          <table:table-cell office:value-type="float" office:value="35.24825" calcext:value-type="float">
            <text:p>35.24825</text:p>
          </table:table-cell>
          <table:table-cell table:formula="of:=([.C972]-[.C971])" office:value-type="float" office:value="0.000208000000000652" calcext:value-type="float">
            <text:p>0.000208000000001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4" office:value-type="float" office:value="365" calcext:value-type="float">
            <text:p>365</text:p>
          </table:table-cell>
          <table:table-cell office:value-type="float" office:value="35.248459" calcext:value-type="float">
            <text:p>35.248459</text:p>
          </table:table-cell>
          <table:table-cell table:formula="of:=([.C973]-[.C972])" office:value-type="float" office:value="0.000208999999998127" calcext:value-type="float">
            <text:p>0.000208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4" office:value-type="float" office:value="361" calcext:value-type="float">
            <text:p>361</text:p>
          </table:table-cell>
          <table:table-cell office:value-type="float" office:value="35.248669" calcext:value-type="float">
            <text:p>35.248669</text:p>
          </table:table-cell>
          <table:table-cell table:formula="of:=([.C974]-[.C973])" office:value-type="float" office:value="0.000210000000002708" calcext:value-type="float">
            <text:p>0.000210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4" office:value-type="float" office:value="366" calcext:value-type="float">
            <text:p>366</text:p>
          </table:table-cell>
          <table:table-cell office:value-type="float" office:value="35.248878" calcext:value-type="float">
            <text:p>35.248878</text:p>
          </table:table-cell>
          <table:table-cell table:formula="of:=([.C975]-[.C974])" office:value-type="float" office:value="0.000208999999998127" calcext:value-type="float">
            <text:p>0.000208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4" office:value-type="float" office:value="362" calcext:value-type="float">
            <text:p>362</text:p>
          </table:table-cell>
          <table:table-cell office:value-type="float" office:value="35.249085" calcext:value-type="float">
            <text:p>35.249085</text:p>
          </table:table-cell>
          <table:table-cell table:formula="of:=([.C976]-[.C975])" office:value-type="float" office:value="0.000207000000003177" calcext:value-type="float">
            <text:p>0.000207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4" office:value-type="float" office:value="367" calcext:value-type="float">
            <text:p>367</text:p>
          </table:table-cell>
          <table:table-cell office:value-type="float" office:value="35.249292" calcext:value-type="float">
            <text:p>35.249292</text:p>
          </table:table-cell>
          <table:table-cell table:formula="of:=([.C977]-[.C976])" office:value-type="float" office:value="0.000206999999996071" calcext:value-type="float">
            <text:p>0.000206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4" office:value-type="float" office:value="363" calcext:value-type="float">
            <text:p>363</text:p>
          </table:table-cell>
          <table:table-cell office:value-type="float" office:value="35.249499" calcext:value-type="float">
            <text:p>35.249499</text:p>
          </table:table-cell>
          <table:table-cell table:formula="of:=([.C978]-[.C977])" office:value-type="float" office:value="0.000207000000003177" calcext:value-type="float">
            <text:p>0.000207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4" office:value-type="float" office:value="368" calcext:value-type="float">
            <text:p>368</text:p>
          </table:table-cell>
          <table:table-cell office:value-type="float" office:value="35.24971" calcext:value-type="float">
            <text:p>35.24971</text:p>
          </table:table-cell>
          <table:table-cell table:formula="of:=([.C979]-[.C978])" office:value-type="float" office:value="0.000211000000000183" calcext:value-type="float">
            <text:p>0.000211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4" office:value-type="float" office:value="364" calcext:value-type="float">
            <text:p>364</text:p>
          </table:table-cell>
          <table:table-cell office:value-type="float" office:value="35.249919" calcext:value-type="float">
            <text:p>35.249919</text:p>
          </table:table-cell>
          <table:table-cell table:formula="of:=([.C980]-[.C979])" office:value-type="float" office:value="0.000208999999998127" calcext:value-type="float">
            <text:p>0.000208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4" office:value-type="float" office:value="369" calcext:value-type="float">
            <text:p>369</text:p>
          </table:table-cell>
          <table:table-cell office:value-type="float" office:value="35.250128" calcext:value-type="float">
            <text:p>35.250128</text:p>
          </table:table-cell>
          <table:table-cell table:formula="of:=([.C981]-[.C980])" office:value-type="float" office:value="0.000208999999998127" calcext:value-type="float">
            <text:p>0.000208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4" office:value-type="float" office:value="365" calcext:value-type="float">
            <text:p>365</text:p>
          </table:table-cell>
          <table:table-cell office:value-type="float" office:value="35.250337" calcext:value-type="float">
            <text:p>35.250337</text:p>
          </table:table-cell>
          <table:table-cell table:formula="of:=([.C982]-[.C981])" office:value-type="float" office:value="0.000209000000005233" calcext:value-type="float">
            <text:p>0.00020900000000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35.250572" calcext:value-type="float">
            <text:p>35.250572</text:p>
          </table:table-cell>
          <table:table-cell table:formula="of:=([.C983]-[.C982])" office:value-type="float" office:value="0.000234999999996432" calcext:value-type="float">
            <text:p>0.000234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4" office:value-type="float" office:value="366" calcext:value-type="float">
            <text:p>366</text:p>
          </table:table-cell>
          <table:table-cell office:value-type="float" office:value="35.250762" calcext:value-type="float">
            <text:p>35.250762</text:p>
          </table:table-cell>
          <table:table-cell table:formula="of:=([.C984]-[.C983])" office:value-type="float" office:value="0.000190000000003465" calcext:value-type="float">
            <text:p>0.000190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4" office:value-type="float" office:value="371" calcext:value-type="float">
            <text:p>371</text:p>
          </table:table-cell>
          <table:table-cell office:value-type="float" office:value="35.250941" calcext:value-type="float">
            <text:p>35.250941</text:p>
          </table:table-cell>
          <table:table-cell table:formula="of:=([.C985]-[.C984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4" office:value-type="float" office:value="367" calcext:value-type="float">
            <text:p>367</text:p>
          </table:table-cell>
          <table:table-cell office:value-type="float" office:value="35.25112" calcext:value-type="float">
            <text:p>35.25112</text:p>
          </table:table-cell>
          <table:table-cell table:formula="of:=([.C986]-[.C985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4" office:value-type="float" office:value="372" calcext:value-type="float">
            <text:p>372</text:p>
          </table:table-cell>
          <table:table-cell office:value-type="float" office:value="35.251301" calcext:value-type="float">
            <text:p>35.251301</text:p>
          </table:table-cell>
          <table:table-cell table:formula="of:=([.C987]-[.C986])" office:value-type="float" office:value="0.000180999999997766" calcext:value-type="float">
            <text:p>0.000180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4" office:value-type="float" office:value="368" calcext:value-type="float">
            <text:p>368</text:p>
          </table:table-cell>
          <table:table-cell office:value-type="float" office:value="35.25148" calcext:value-type="float">
            <text:p>35.25148</text:p>
          </table:table-cell>
          <table:table-cell table:formula="of:=([.C988]-[.C987])" office:value-type="float" office:value="0.000179000000002816" calcext:value-type="float">
            <text:p>0.000179000000003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4" office:value-type="float" office:value="373" calcext:value-type="float">
            <text:p>373</text:p>
          </table:table-cell>
          <table:table-cell office:value-type="float" office:value="35.251659" calcext:value-type="float">
            <text:p>35.251659</text:p>
          </table:table-cell>
          <table:table-cell table:formula="of:=([.C989]-[.C988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4" office:value-type="float" office:value="369" calcext:value-type="float">
            <text:p>369</text:p>
          </table:table-cell>
          <table:table-cell office:value-type="float" office:value="35.251837" calcext:value-type="float">
            <text:p>35.251837</text:p>
          </table:table-cell>
          <table:table-cell table:formula="of:=([.C990]-[.C989])" office:value-type="float" office:value="0.000178000000005341" calcext:value-type="float">
            <text:p>0.00017800000000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4" office:value-type="float" office:value="374" calcext:value-type="float">
            <text:p>374</text:p>
          </table:table-cell>
          <table:table-cell office:value-type="float" office:value="35.252016" calcext:value-type="float">
            <text:p>35.252016</text:p>
          </table:table-cell>
          <table:table-cell table:formula="of:=([.C991]-[.C990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35.252194" calcext:value-type="float">
            <text:p>35.252194</text:p>
          </table:table-cell>
          <table:table-cell table:formula="of:=([.C992]-[.C991])" office:value-type="float" office:value="0.000178000000005341" calcext:value-type="float">
            <text:p>0.00017800000000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4" office:value-type="float" office:value="375" calcext:value-type="float">
            <text:p>375</text:p>
          </table:table-cell>
          <table:table-cell office:value-type="float" office:value="35.252372" calcext:value-type="float">
            <text:p>35.252372</text:p>
          </table:table-cell>
          <table:table-cell table:formula="of:=([.C993]-[.C992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4" office:value-type="float" office:value="371" calcext:value-type="float">
            <text:p>371</text:p>
          </table:table-cell>
          <table:table-cell office:value-type="float" office:value="35.25255" calcext:value-type="float">
            <text:p>35.25255</text:p>
          </table:table-cell>
          <table:table-cell table:formula="of:=([.C994]-[.C993])" office:value-type="float" office:value="0.000177999999998235" calcext:value-type="float">
            <text:p>0.000177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4" office:value-type="float" office:value="376" calcext:value-type="float">
            <text:p>376</text:p>
          </table:table-cell>
          <table:table-cell office:value-type="float" office:value="35.252728" calcext:value-type="float">
            <text:p>35.252728</text:p>
          </table:table-cell>
          <table:table-cell table:formula="of:=([.C995]-[.C994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4" office:value-type="float" office:value="372" calcext:value-type="float">
            <text:p>372</text:p>
          </table:table-cell>
          <table:table-cell office:value-type="float" office:value="35.252955" calcext:value-type="float">
            <text:p>35.252955</text:p>
          </table:table-cell>
          <table:table-cell table:formula="of:=([.C996]-[.C995])" office:value-type="float" office:value="0.00022700000000242" calcext:value-type="float">
            <text:p>0.000227000000002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4" office:value-type="float" office:value="377" calcext:value-type="float">
            <text:p>377</text:p>
          </table:table-cell>
          <table:table-cell office:value-type="float" office:value="35.253134" calcext:value-type="float">
            <text:p>35.253134</text:p>
          </table:table-cell>
          <table:table-cell table:formula="of:=([.C997]-[.C996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4" office:value-type="float" office:value="373" calcext:value-type="float">
            <text:p>373</text:p>
          </table:table-cell>
          <table:table-cell office:value-type="float" office:value="35.253312" calcext:value-type="float">
            <text:p>35.253312</text:p>
          </table:table-cell>
          <table:table-cell table:formula="of:=([.C998]-[.C997])" office:value-type="float" office:value="0.000177999999998235" calcext:value-type="float">
            <text:p>0.000177999999998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4" office:value-type="float" office:value="378" calcext:value-type="float">
            <text:p>378</text:p>
          </table:table-cell>
          <table:table-cell office:value-type="float" office:value="35.253491" calcext:value-type="float">
            <text:p>35.253491</text:p>
          </table:table-cell>
          <table:table-cell table:formula="of:=([.C999]-[.C998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4" office:value-type="float" office:value="374" calcext:value-type="float">
            <text:p>374</text:p>
          </table:table-cell>
          <table:table-cell office:value-type="float" office:value="35.253669" calcext:value-type="float">
            <text:p>35.253669</text:p>
          </table:table-cell>
          <table:table-cell table:formula="of:=([.C1000]-[.C999])" office:value-type="float" office:value="0.000178000000005341" calcext:value-type="float">
            <text:p>0.00017800000000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4" office:value-type="float" office:value="379" calcext:value-type="float">
            <text:p>379</text:p>
          </table:table-cell>
          <table:table-cell office:value-type="float" office:value="35.253848" calcext:value-type="float">
            <text:p>35.253848</text:p>
          </table:table-cell>
          <table:table-cell table:formula="of:=([.C1001]-[.C1000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4" office:value-type="float" office:value="375" calcext:value-type="float">
            <text:p>375</text:p>
          </table:table-cell>
          <table:table-cell office:value-type="float" office:value="35.254026" calcext:value-type="float">
            <text:p>35.254026</text:p>
          </table:table-cell>
          <table:table-cell table:formula="of:=([.C1002]-[.C1001])" office:value-type="float" office:value="0.000178000000005341" calcext:value-type="float">
            <text:p>0.00017800000000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4" office:value-type="float" office:value="380" calcext:value-type="float">
            <text:p>380</text:p>
          </table:table-cell>
          <table:table-cell office:value-type="float" office:value="35.254203" calcext:value-type="float">
            <text:p>35.254203</text:p>
          </table:table-cell>
          <table:table-cell table:formula="of:=([.C1003]-[.C1002])" office:value-type="float" office:value="0.000176999999993654" calcext:value-type="float">
            <text:p>0.000176999999994</text:p>
          </table:table-cell>
          <table:table-cell office:value-type="float" office:value="30931" calcext:value-type="float">
            <text:p>30931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style-name="ce4" office:value-type="float" office:value="376" calcext:value-type="float">
            <text:p>376</text:p>
          </table:table-cell>
          <table:table-cell office:value-type="float" office:value="35.254381" calcext:value-type="float">
            <text:p>35.254381</text:p>
          </table:table-cell>
          <table:table-cell table:formula="of:=([.C1004]-[.C1003])" office:value-type="float" office:value="0.000178000000005341" calcext:value-type="float">
            <text:p>0.000178000000005</text:p>
          </table:table-cell>
          <table:table-cell office:value-type="float" office:value="30930" calcext:value-type="float">
            <text:p>30930</text:p>
          </table:table-cell>
        </table:table-row>
        <table:table-row table:style-name="ro1" table:number-rows-repeated="104757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y PID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4" table:default-cell-style-name="Default"/>
        <table:table-row table:style-name="ro1">
          <table:table-cell/>
          <table:table-cell table:style-name="ce2"/>
          <table:table-cell/>
          <table:table-cell table:style-name="ce5" office:value-type="string" calcext:value-type="string">
            <text:p>All PIDs</text:p>
          </table:table-cell>
          <table:table-cell/>
          <table:table-cell office:value-type="string" calcext:value-type="string">
            <text:p>Pid 30930</text:p>
          </table:table-cell>
        </table:table-row>
        <table:table-row table:style-name="ro1">
          <table:table-cell/>
          <table:table-cell table:style-name="ce2"/>
          <table:table-cell/>
          <table:table-cell table:style-name="ce5" table:formula="of:=MAX([.D7:.D1005])" office:value-type="float" office:value="0.0272879999999986" calcext:value-type="float">
            <text:p>0.027288</text:p>
          </table:table-cell>
          <table:table-cell office:value-type="string" calcext:value-type="string">
            <text:p>Max</text:p>
          </table:table-cell>
          <table:table-cell table:formula="of:=MAX([.D7:.D382])" office:value-type="float" office:value="0.0178690000000046" calcext:value-type="float">
            <text:p>0.017869000000005</text:p>
          </table:table-cell>
        </table:table-row>
        <table:table-row table:style-name="ro1">
          <table:table-cell table:number-columns-repeated="3"/>
          <table:table-cell table:style-name="ce5" table:formula="of:=AVERAGE([.D7:.D1005])" office:value-type="float" office:value="0.00069337111334002" calcext:value-type="float">
            <text:p>0.000693</text:p>
          </table:table-cell>
          <table:table-cell office:value-type="string" calcext:value-type="string">
            <text:p>Average</text:p>
          </table:table-cell>
          <table:table-cell table:style-name="ce5" table:formula="of:=AVERAGE([.D7:.D382])" office:value-type="float" office:value="0.000726162234042559" calcext:value-type="float">
            <text:p>0.000726</text:p>
          </table:table-cell>
        </table:table-row>
        <table:table-row table:style-name="ro1">
          <table:table-cell table:number-columns-repeated="3"/>
          <table:table-cell table:style-name="ce5" table:formula="of:=MIN([.D7:.D1005])" office:value-type="float" office:value="0.000177999999998235" calcext:value-type="float">
            <text:p>0.000178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Pid 30931</text:p>
          </table:table-cell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ID</text:p>
          </table:table-cell>
          <table:table-cell table:style-name="ce5" table:formula="of:=MAX([.D384:.D763])" office:value-type="float" office:value="0.0161200000000008" calcext:value-type="float">
            <text:p>0.016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4.981344" calcext:value-type="float">
            <text:p>34.981344</text:p>
          </table:table-cell>
          <table:table-cell/>
          <table:table-cell office:value-type="float" office:value="30930" calcext:value-type="float">
            <text:p>30930</text:p>
          </table:table-cell>
          <table:table-cell table:style-name="ce5" table:formula="of:=AVERAGE([.D73:.D384])" office:value-type="float" office:value="0.000733845659164008" calcext:value-type="float">
            <text:p>0.0007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4.982435" calcext:value-type="float">
            <text:p>34.982435</text:p>
          </table:table-cell>
          <table:table-cell table:formula="of:=([.C7]-[.C6])" office:value-type="float" office:value="0.0010910000000024" calcext:value-type="float">
            <text:p>0.001091000000002</text:p>
          </table:table-cell>
          <table:table-cell office:value-type="float" office:value="30930" calcext:value-type="float">
            <text:p>30930</text:p>
          </table:table-cell>
          <table:table-cell office:value-type="string" calcext:value-type="string">
            <text:p>Pid 309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34.983006" calcext:value-type="float">
            <text:p>34.983006</text:p>
          </table:table-cell>
          <table:table-cell table:formula="of:=([.C8]-[.C7])" office:value-type="float" office:value="0.000571000000000765" calcext:value-type="float">
            <text:p>0.000571000000001</text:p>
          </table:table-cell>
          <table:table-cell office:value-type="float" office:value="30930" calcext:value-type="float">
            <text:p>30930</text:p>
          </table:table-cell>
          <table:table-cell table:style-name="ce5" table:formula="of:=MAX([.D765:.D1005])" office:value-type="float" office:value="0.0272879999999986" calcext:value-type="float">
            <text:p>0.0272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34.983471" calcext:value-type="float">
            <text:p>34.983471</text:p>
          </table:table-cell>
          <table:table-cell table:formula="of:=([.C9]-[.C8])" office:value-type="float" office:value="0.000464999999998383" calcext:value-type="float">
            <text:p>0.000464999999998</text:p>
          </table:table-cell>
          <table:table-cell office:value-type="float" office:value="30930" calcext:value-type="float">
            <text:p>30930</text:p>
          </table:table-cell>
          <table:table-cell table:style-name="ce5" table:formula="of:=AVERAGE([.D765:.D1005])" office:value-type="float" office:value="0.000676414937759332" calcext:value-type="float">
            <text:p>0.0006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34.983847" calcext:value-type="float">
            <text:p>34.983847</text:p>
          </table:table-cell>
          <table:table-cell table:formula="of:=([.C10]-[.C9])" office:value-type="float" office:value="0.000375999999995713" calcext:value-type="float">
            <text:p>0.00037599999999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4.984213" calcext:value-type="float">
            <text:p>34.984213</text:p>
          </table:table-cell>
          <table:table-cell table:formula="of:=([.C11]-[.C10])" office:value-type="float" office:value="0.000365999999999644" calcext:value-type="float">
            <text:p>0.00036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34.984578" calcext:value-type="float">
            <text:p>34.984578</text:p>
          </table:table-cell>
          <table:table-cell table:formula="of:=([.C12]-[.C11])" office:value-type="float" office:value="0.000365000000002169" calcext:value-type="float">
            <text:p>0.000365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34.984942" calcext:value-type="float">
            <text:p>34.984942</text:p>
          </table:table-cell>
          <table:table-cell table:formula="of:=([.C13]-[.C12])" office:value-type="float" office:value="0.000363999999997588" calcext:value-type="float">
            <text:p>0.000363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34.985307" calcext:value-type="float">
            <text:p>34.985307</text:p>
          </table:table-cell>
          <table:table-cell table:formula="of:=([.C14]-[.C13])" office:value-type="float" office:value="0.000365000000002169" calcext:value-type="float">
            <text:p>0.000365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34.985671" calcext:value-type="float">
            <text:p>34.985671</text:p>
          </table:table-cell>
          <table:table-cell table:formula="of:=([.C15]-[.C14])" office:value-type="float" office:value="0.000363999999997588" calcext:value-type="float">
            <text:p>0.000363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34.986032" calcext:value-type="float">
            <text:p>34.986032</text:p>
          </table:table-cell>
          <table:table-cell table:formula="of:=([.C16]-[.C15])" office:value-type="float" office:value="0.000361000000005163" calcext:value-type="float">
            <text:p>0.00036100000000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4.986395" calcext:value-type="float">
            <text:p>34.986395</text:p>
          </table:table-cell>
          <table:table-cell table:formula="of:=([.C17]-[.C16])" office:value-type="float" office:value="0.000363000000000113" calcext:value-type="float">
            <text:p>0.00036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34.986761" calcext:value-type="float">
            <text:p>34.986761</text:p>
          </table:table-cell>
          <table:table-cell table:formula="of:=([.C18]-[.C17])" office:value-type="float" office:value="0.000365999999999644" calcext:value-type="float">
            <text:p>0.00036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4.987126" calcext:value-type="float">
            <text:p>34.987126</text:p>
          </table:table-cell>
          <table:table-cell table:formula="of:=([.C19]-[.C18])" office:value-type="float" office:value="0.000365000000002169" calcext:value-type="float">
            <text:p>0.000365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34.987543" calcext:value-type="float">
            <text:p>34.987543</text:p>
          </table:table-cell>
          <table:table-cell table:formula="of:=([.C20]-[.C19])" office:value-type="float" office:value="0.000416999999998779" calcext:value-type="float">
            <text:p>0.000416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4.987907" calcext:value-type="float">
            <text:p>34.987907</text:p>
          </table:table-cell>
          <table:table-cell table:formula="of:=([.C21]-[.C20])" office:value-type="float" office:value="0.000363999999997588" calcext:value-type="float">
            <text:p>0.000363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34.988272" calcext:value-type="float">
            <text:p>34.988272</text:p>
          </table:table-cell>
          <table:table-cell table:formula="of:=([.C22]-[.C21])" office:value-type="float" office:value="0.000365000000002169" calcext:value-type="float">
            <text:p>0.000365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4.988637" calcext:value-type="float">
            <text:p>34.988637</text:p>
          </table:table-cell>
          <table:table-cell table:formula="of:=([.C23]-[.C22])" office:value-type="float" office:value="0.000364999999995064" calcext:value-type="float">
            <text:p>0.00036499999999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34.989" calcext:value-type="float">
            <text:p>34.989</text:p>
          </table:table-cell>
          <table:table-cell table:formula="of:=([.C24]-[.C23])" office:value-type="float" office:value="0.000363000000000113" calcext:value-type="float">
            <text:p>0.00036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4.989365" calcext:value-type="float">
            <text:p>34.989365</text:p>
          </table:table-cell>
          <table:table-cell table:formula="of:=([.C25]-[.C24])" office:value-type="float" office:value="0.000365000000002169" calcext:value-type="float">
            <text:p>0.000365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34.98973" calcext:value-type="float">
            <text:p>34.98973</text:p>
          </table:table-cell>
          <table:table-cell table:formula="of:=([.C26]-[.C25])" office:value-type="float" office:value="0.000365000000002169" calcext:value-type="float">
            <text:p>0.000365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34.990097" calcext:value-type="float">
            <text:p>34.990097</text:p>
          </table:table-cell>
          <table:table-cell table:formula="of:=([.C27]-[.C26])" office:value-type="float" office:value="0.00036699999999712" calcext:value-type="float">
            <text:p>0.000366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34.990462" calcext:value-type="float">
            <text:p>34.990462</text:p>
          </table:table-cell>
          <table:table-cell table:formula="of:=([.C28]-[.C27])" office:value-type="float" office:value="0.000365000000002169" calcext:value-type="float">
            <text:p>0.000365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34.990829" calcext:value-type="float">
            <text:p>34.990829</text:p>
          </table:table-cell>
          <table:table-cell table:formula="of:=([.C29]-[.C28])" office:value-type="float" office:value="0.00036699999999712" calcext:value-type="float">
            <text:p>0.000366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34.991209" calcext:value-type="float">
            <text:p>34.991209</text:p>
          </table:table-cell>
          <table:table-cell table:formula="of:=([.C30]-[.C29])" office:value-type="float" office:value="0.000379999999999825" calcext:value-type="float">
            <text:p>0.0003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34.991592" calcext:value-type="float">
            <text:p>34.991592</text:p>
          </table:table-cell>
          <table:table-cell table:formula="of:=([.C31]-[.C30])" office:value-type="float" office:value="0.000382999999999356" calcext:value-type="float">
            <text:p>0.000382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34.991957" calcext:value-type="float">
            <text:p>34.991957</text:p>
          </table:table-cell>
          <table:table-cell table:formula="of:=([.C32]-[.C31])" office:value-type="float" office:value="0.000365000000002169" calcext:value-type="float">
            <text:p>0.000365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34.99232" calcext:value-type="float">
            <text:p>34.99232</text:p>
          </table:table-cell>
          <table:table-cell table:formula="of:=([.C33]-[.C32])" office:value-type="float" office:value="0.000363000000000113" calcext:value-type="float">
            <text:p>0.00036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34.992683" calcext:value-type="float">
            <text:p>34.992683</text:p>
          </table:table-cell>
          <table:table-cell table:formula="of:=([.C34]-[.C33])" office:value-type="float" office:value="0.000363000000000113" calcext:value-type="float">
            <text:p>0.00036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34.993097" calcext:value-type="float">
            <text:p>34.993097</text:p>
          </table:table-cell>
          <table:table-cell table:formula="of:=([.C35]-[.C34])" office:value-type="float" office:value="0.000413999999999248" calcext:value-type="float">
            <text:p>0.000413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34.993463" calcext:value-type="float">
            <text:p>34.993463</text:p>
          </table:table-cell>
          <table:table-cell table:formula="of:=([.C36]-[.C35])" office:value-type="float" office:value="0.000365999999999644" calcext:value-type="float">
            <text:p>0.00036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34.993828" calcext:value-type="float">
            <text:p>34.993828</text:p>
          </table:table-cell>
          <table:table-cell table:formula="of:=([.C37]-[.C36])" office:value-type="float" office:value="0.000365000000002169" calcext:value-type="float">
            <text:p>0.000365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34.994192" calcext:value-type="float">
            <text:p>34.994192</text:p>
          </table:table-cell>
          <table:table-cell table:formula="of:=([.C38]-[.C37])" office:value-type="float" office:value="0.000363999999997588" calcext:value-type="float">
            <text:p>0.000363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34.994558" calcext:value-type="float">
            <text:p>34.994558</text:p>
          </table:table-cell>
          <table:table-cell table:formula="of:=([.C39]-[.C38])" office:value-type="float" office:value="0.000365999999999644" calcext:value-type="float">
            <text:p>0.00036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34.994922" calcext:value-type="float">
            <text:p>34.994922</text:p>
          </table:table-cell>
          <table:table-cell table:formula="of:=([.C40]-[.C39])" office:value-type="float" office:value="0.000364000000004694" calcext:value-type="float">
            <text:p>0.00036400000000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34.995323" calcext:value-type="float">
            <text:p>34.995323</text:p>
          </table:table-cell>
          <table:table-cell table:formula="of:=([.C41]-[.C40])" office:value-type="float" office:value="0.000400999999996543" calcext:value-type="float">
            <text:p>0.000400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34.995689" calcext:value-type="float">
            <text:p>34.995689</text:p>
          </table:table-cell>
          <table:table-cell table:formula="of:=([.C42]-[.C41])" office:value-type="float" office:value="0.000365999999999644" calcext:value-type="float">
            <text:p>0.00036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34.996053" calcext:value-type="float">
            <text:p>34.996053</text:p>
          </table:table-cell>
          <table:table-cell table:formula="of:=([.C43]-[.C42])" office:value-type="float" office:value="0.000364000000004694" calcext:value-type="float">
            <text:p>0.00036400000000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34.996418" calcext:value-type="float">
            <text:p>34.996418</text:p>
          </table:table-cell>
          <table:table-cell table:formula="of:=([.C44]-[.C43])" office:value-type="float" office:value="0.000364999999995064" calcext:value-type="float">
            <text:p>0.00036499999999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34.99678" calcext:value-type="float">
            <text:p>34.99678</text:p>
          </table:table-cell>
          <table:table-cell table:formula="of:=([.C45]-[.C44])" office:value-type="float" office:value="0.000362000000002638" calcext:value-type="float">
            <text:p>0.000362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34.997145" calcext:value-type="float">
            <text:p>34.997145</text:p>
          </table:table-cell>
          <table:table-cell table:formula="of:=([.C46]-[.C45])" office:value-type="float" office:value="0.000365000000002169" calcext:value-type="float">
            <text:p>0.000365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34.997508" calcext:value-type="float">
            <text:p>34.997508</text:p>
          </table:table-cell>
          <table:table-cell table:formula="of:=([.C47]-[.C46])" office:value-type="float" office:value="0.000363000000000113" calcext:value-type="float">
            <text:p>0.00036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34.99787" calcext:value-type="float">
            <text:p>34.99787</text:p>
          </table:table-cell>
          <table:table-cell table:formula="of:=([.C48]-[.C47])" office:value-type="float" office:value="0.000361999999995533" calcext:value-type="float">
            <text:p>0.00036199999999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34.998233" calcext:value-type="float">
            <text:p>34.998233</text:p>
          </table:table-cell>
          <table:table-cell table:formula="of:=([.C49]-[.C48])" office:value-type="float" office:value="0.000363000000000113" calcext:value-type="float">
            <text:p>0.00036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34.998601" calcext:value-type="float">
            <text:p>34.998601</text:p>
          </table:table-cell>
          <table:table-cell table:formula="of:=([.C50]-[.C49])" office:value-type="float" office:value="0.0003680000000017" calcext:value-type="float">
            <text:p>0.000368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34.99936" calcext:value-type="float">
            <text:p>34.99936</text:p>
          </table:table-cell>
          <table:table-cell table:formula="of:=([.C51]-[.C50])" office:value-type="float" office:value="0.000759000000002175" calcext:value-type="float">
            <text:p>0.000759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35.000094" calcext:value-type="float">
            <text:p>35.000094</text:p>
          </table:table-cell>
          <table:table-cell table:formula="of:=([.C52]-[.C51])" office:value-type="float" office:value="0.000733999999994239" calcext:value-type="float">
            <text:p>0.00073399999999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35.000818" calcext:value-type="float">
            <text:p>35.000818</text:p>
          </table:table-cell>
          <table:table-cell table:formula="of:=([.C53]-[.C52])" office:value-type="float" office:value="0.000724000000005276" calcext:value-type="float">
            <text:p>0.00072400000000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35.001545" calcext:value-type="float">
            <text:p>35.001545</text:p>
          </table:table-cell>
          <table:table-cell table:formula="of:=([.C54]-[.C53])" office:value-type="float" office:value="0.000726999999997702" calcext:value-type="float">
            <text:p>0.000726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35.002271" calcext:value-type="float">
            <text:p>35.002271</text:p>
          </table:table-cell>
          <table:table-cell table:formula="of:=([.C55]-[.C54])" office:value-type="float" office:value="0.000726000000000226" calcext:value-type="float">
            <text:p>0.00072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35.004466" calcext:value-type="float">
            <text:p>35.004466</text:p>
          </table:table-cell>
          <table:table-cell table:formula="of:=([.C56]-[.C55])" office:value-type="float" office:value="0.00219500000000039" calcext:value-type="float">
            <text:p>0.00219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35.005387" calcext:value-type="float">
            <text:p>35.005387</text:p>
          </table:table-cell>
          <table:table-cell table:formula="of:=([.C57]-[.C56])" office:value-type="float" office:value="0.000920999999998173" calcext:value-type="float">
            <text:p>0.000920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35.00612" calcext:value-type="float">
            <text:p>35.00612</text:p>
          </table:table-cell>
          <table:table-cell table:formula="of:=([.C58]-[.C57])" office:value-type="float" office:value="0.000733000000003869" calcext:value-type="float">
            <text:p>0.00073300000000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35.00685" calcext:value-type="float">
            <text:p>35.00685</text:p>
          </table:table-cell>
          <table:table-cell table:formula="of:=([.C59]-[.C58])" office:value-type="float" office:value="0.000729999999997233" calcext:value-type="float">
            <text:p>0.000729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35.007622" calcext:value-type="float">
            <text:p>35.007622</text:p>
          </table:table-cell>
          <table:table-cell table:formula="of:=([.C60]-[.C59])" office:value-type="float" office:value="0.000771999999997774" calcext:value-type="float">
            <text:p>0.000771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35.008352" calcext:value-type="float">
            <text:p>35.008352</text:p>
          </table:table-cell>
          <table:table-cell table:formula="of:=([.C61]-[.C60])" office:value-type="float" office:value="0.000730000000004338" calcext:value-type="float">
            <text:p>0.00073000000000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35.009079" calcext:value-type="float">
            <text:p>35.009079</text:p>
          </table:table-cell>
          <table:table-cell table:formula="of:=([.C62]-[.C61])" office:value-type="float" office:value="0.000726999999997702" calcext:value-type="float">
            <text:p>0.000726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35.009811" calcext:value-type="float">
            <text:p>35.009811</text:p>
          </table:table-cell>
          <table:table-cell table:formula="of:=([.C63]-[.C62])" office:value-type="float" office:value="0.000731999999999289" calcext:value-type="float">
            <text:p>0.000731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35.010558" calcext:value-type="float">
            <text:p>35.010558</text:p>
          </table:table-cell>
          <table:table-cell table:formula="of:=([.C64]-[.C63])" office:value-type="float" office:value="0.00074700000000405" calcext:value-type="float">
            <text:p>0.00074700000000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35.021742" calcext:value-type="float">
            <text:p>35.021742</text:p>
          </table:table-cell>
          <table:table-cell table:formula="of:=([.C65]-[.C64])" office:value-type="float" office:value="0.0111840000000001" calcext:value-type="float">
            <text:p>0.01118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35.022496" calcext:value-type="float">
            <text:p>35.022496</text:p>
          </table:table-cell>
          <table:table-cell table:formula="of:=([.C66]-[.C65])" office:value-type="float" office:value="0.000753999999993482" calcext:value-type="float">
            <text:p>0.00075399999999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5.023349" calcext:value-type="float">
            <text:p>35.023349</text:p>
          </table:table-cell>
          <table:table-cell table:formula="of:=([.C67]-[.C66])" office:value-type="float" office:value="0.000853000000006432" calcext:value-type="float">
            <text:p>0.00085300000000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35.024063" calcext:value-type="float">
            <text:p>35.024063</text:p>
          </table:table-cell>
          <table:table-cell table:formula="of:=([.C68]-[.C67])" office:value-type="float" office:value="0.000713999999994996" calcext:value-type="float">
            <text:p>0.00071399999999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35.024783" calcext:value-type="float">
            <text:p>35.024783</text:p>
          </table:table-cell>
          <table:table-cell table:formula="of:=([.C69]-[.C68])" office:value-type="float" office:value="0.000720000000001164" calcext:value-type="float">
            <text:p>0.000720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64" calcext:value-type="float">
            <text:p>64</text:p>
          </table:table-cell>
          <table:table-cell office:value-type="float" office:value="35.025493" calcext:value-type="float">
            <text:p>35.025493</text:p>
          </table:table-cell>
          <table:table-cell table:formula="of:=([.C70]-[.C69])" office:value-type="float" office:value="0.00070999999999799" calcext:value-type="float">
            <text:p>0.000709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35.026205" calcext:value-type="float">
            <text:p>35.026205</text:p>
          </table:table-cell>
          <table:table-cell table:formula="of:=([.C71]-[.C70])" office:value-type="float" office:value="0.000712000000000046" calcext:value-type="float">
            <text:p>0.00071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float" office:value="66" calcext:value-type="float">
            <text:p>66</text:p>
          </table:table-cell>
          <table:table-cell office:value-type="float" office:value="35.026917" calcext:value-type="float">
            <text:p>35.026917</text:p>
          </table:table-cell>
          <table:table-cell table:formula="of:=([.C72]-[.C71])" office:value-type="float" office:value="0.000712000000000046" calcext:value-type="float">
            <text:p>0.00071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35.027627" calcext:value-type="float">
            <text:p>35.027627</text:p>
          </table:table-cell>
          <table:table-cell table:formula="of:=([.C73]-[.C72])" office:value-type="float" office:value="0.000710000000005095" calcext:value-type="float">
            <text:p>0.00071000000000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35.028337" calcext:value-type="float">
            <text:p>35.028337</text:p>
          </table:table-cell>
          <table:table-cell table:formula="of:=([.C74]-[.C73])" office:value-type="float" office:value="0.00070999999999799" calcext:value-type="float">
            <text:p>0.000709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35.02976" calcext:value-type="float">
            <text:p>35.02976</text:p>
          </table:table-cell>
          <table:table-cell table:formula="of:=([.C75]-[.C74])" office:value-type="float" office:value="0.00142300000000262" calcext:value-type="float">
            <text:p>0.001423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35.030468" calcext:value-type="float">
            <text:p>35.030468</text:p>
          </table:table-cell>
          <table:table-cell table:formula="of:=([.C76]-[.C75])" office:value-type="float" office:value="0.000707999999995934" calcext:value-type="float">
            <text:p>0.00070799999999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35.031179" calcext:value-type="float">
            <text:p>35.031179</text:p>
          </table:table-cell>
          <table:table-cell table:formula="of:=([.C77]-[.C76])" office:value-type="float" office:value="0.000711000000002571" calcext:value-type="float">
            <text:p>0.000711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35.031893" calcext:value-type="float">
            <text:p>35.031893</text:p>
          </table:table-cell>
          <table:table-cell table:formula="of:=([.C78]-[.C77])" office:value-type="float" office:value="0.000713999999994996" calcext:value-type="float">
            <text:p>0.00071399999999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35.032607" calcext:value-type="float">
            <text:p>35.032607</text:p>
          </table:table-cell>
          <table:table-cell table:formula="of:=([.C79]-[.C78])" office:value-type="float" office:value="0.000714000000002102" calcext:value-type="float">
            <text:p>0.000714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office:value-type="float" office:value="74" calcext:value-type="float">
            <text:p>74</text:p>
          </table:table-cell>
          <table:table-cell office:value-type="float" office:value="35.03337" calcext:value-type="float">
            <text:p>35.03337</text:p>
          </table:table-cell>
          <table:table-cell table:formula="of:=([.C80]-[.C79])" office:value-type="float" office:value="0.000762999999999181" calcext:value-type="float">
            <text:p>0.000762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35.034435" calcext:value-type="float">
            <text:p>35.034435</text:p>
          </table:table-cell>
          <table:table-cell table:formula="of:=([.C81]-[.C80])" office:value-type="float" office:value="0.00106500000000409" calcext:value-type="float">
            <text:p>0.00106500000000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35.035169" calcext:value-type="float">
            <text:p>35.035169</text:p>
          </table:table-cell>
          <table:table-cell table:formula="of:=([.C82]-[.C81])" office:value-type="float" office:value="0.000734000000001345" calcext:value-type="float">
            <text:p>0.000734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35.035885" calcext:value-type="float">
            <text:p>35.035885</text:p>
          </table:table-cell>
          <table:table-cell table:formula="of:=([.C83]-[.C82])" office:value-type="float" office:value="0.000715999999997052" calcext:value-type="float">
            <text:p>0.000715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office:value-type="float" office:value="78" calcext:value-type="float">
            <text:p>78</text:p>
          </table:table-cell>
          <table:table-cell office:value-type="float" office:value="35.036598" calcext:value-type="float">
            <text:p>35.036598</text:p>
          </table:table-cell>
          <table:table-cell table:formula="of:=([.C84]-[.C83])" office:value-type="float" office:value="0.000712999999997521" calcext:value-type="float">
            <text:p>0.000712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office:value-type="float" office:value="79" calcext:value-type="float">
            <text:p>79</text:p>
          </table:table-cell>
          <table:table-cell office:value-type="float" office:value="35.03731" calcext:value-type="float">
            <text:p>35.03731</text:p>
          </table:table-cell>
          <table:table-cell table:formula="of:=([.C85]-[.C84])" office:value-type="float" office:value="0.000712000000000046" calcext:value-type="float">
            <text:p>0.00071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35.038023" calcext:value-type="float">
            <text:p>35.038023</text:p>
          </table:table-cell>
          <table:table-cell table:formula="of:=([.C86]-[.C85])" office:value-type="float" office:value="0.000713000000004627" calcext:value-type="float">
            <text:p>0.00071300000000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35.038738" calcext:value-type="float">
            <text:p>35.038738</text:p>
          </table:table-cell>
          <table:table-cell table:formula="of:=([.C87]-[.C86])" office:value-type="float" office:value="0.000714999999999577" calcext:value-type="float">
            <text:p>0.00071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35.039453" calcext:value-type="float">
            <text:p>35.039453</text:p>
          </table:table-cell>
          <table:table-cell table:formula="of:=([.C88]-[.C87])" office:value-type="float" office:value="0.000714999999999577" calcext:value-type="float">
            <text:p>0.00071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office:value-type="float" office:value="83" calcext:value-type="float">
            <text:p>83</text:p>
          </table:table-cell>
          <table:table-cell office:value-type="float" office:value="35.04017" calcext:value-type="float">
            <text:p>35.04017</text:p>
          </table:table-cell>
          <table:table-cell table:formula="of:=([.C89]-[.C88])" office:value-type="float" office:value="0.000717000000001633" calcext:value-type="float">
            <text:p>0.000717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35.040879" calcext:value-type="float">
            <text:p>35.040879</text:p>
          </table:table-cell>
          <table:table-cell table:formula="of:=([.C90]-[.C89])" office:value-type="float" office:value="0.000708999999993409" calcext:value-type="float">
            <text:p>0.00070899999999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35.041593" calcext:value-type="float">
            <text:p>35.041593</text:p>
          </table:table-cell>
          <table:table-cell table:formula="of:=([.C91]-[.C90])" office:value-type="float" office:value="0.000714000000002102" calcext:value-type="float">
            <text:p>0.000714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35.042304" calcext:value-type="float">
            <text:p>35.042304</text:p>
          </table:table-cell>
          <table:table-cell table:formula="of:=([.C92]-[.C91])" office:value-type="float" office:value="0.000711000000002571" calcext:value-type="float">
            <text:p>0.000711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office:value-type="float" office:value="87" calcext:value-type="float">
            <text:p>87</text:p>
          </table:table-cell>
          <table:table-cell office:value-type="float" office:value="35.043068" calcext:value-type="float">
            <text:p>35.043068</text:p>
          </table:table-cell>
          <table:table-cell table:formula="of:=([.C93]-[.C92])" office:value-type="float" office:value="0.000763999999996656" calcext:value-type="float">
            <text:p>0.000763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35.043786" calcext:value-type="float">
            <text:p>35.043786</text:p>
          </table:table-cell>
          <table:table-cell table:formula="of:=([.C94]-[.C93])" office:value-type="float" office:value="0.000717999999999108" calcext:value-type="float">
            <text:p>0.00071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float" office:value="89" calcext:value-type="float">
            <text:p>89</text:p>
          </table:table-cell>
          <table:table-cell office:value-type="float" office:value="35.044501" calcext:value-type="float">
            <text:p>35.044501</text:p>
          </table:table-cell>
          <table:table-cell table:formula="of:=([.C95]-[.C94])" office:value-type="float" office:value="0.000714999999999577" calcext:value-type="float">
            <text:p>0.00071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35.045215" calcext:value-type="float">
            <text:p>35.045215</text:p>
          </table:table-cell>
          <table:table-cell table:formula="of:=([.C96]-[.C95])" office:value-type="float" office:value="0.000714000000002102" calcext:value-type="float">
            <text:p>0.000714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float" office:value="91" calcext:value-type="float">
            <text:p>91</text:p>
          </table:table-cell>
          <table:table-cell office:value-type="float" office:value="35.04593" calcext:value-type="float">
            <text:p>35.04593</text:p>
          </table:table-cell>
          <table:table-cell table:formula="of:=([.C97]-[.C96])" office:value-type="float" office:value="0.000714999999999577" calcext:value-type="float">
            <text:p>0.00071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92" calcext:value-type="float">
            <text:p>92</text:p>
          </table:table-cell>
          <table:table-cell office:value-type="float" office:value="35.046645" calcext:value-type="float">
            <text:p>35.046645</text:p>
          </table:table-cell>
          <table:table-cell table:formula="of:=([.C98]-[.C97])" office:value-type="float" office:value="0.000714999999999577" calcext:value-type="float">
            <text:p>0.00071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office:value-type="float" office:value="93" calcext:value-type="float">
            <text:p>93</text:p>
          </table:table-cell>
          <table:table-cell office:value-type="float" office:value="35.047361" calcext:value-type="float">
            <text:p>35.047361</text:p>
          </table:table-cell>
          <table:table-cell table:formula="of:=([.C99]-[.C98])" office:value-type="float" office:value="0.000716000000004158" calcext:value-type="float">
            <text:p>0.00071600000000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94" calcext:value-type="float">
            <text:p>94</text:p>
          </table:table-cell>
          <table:table-cell office:value-type="float" office:value="35.048077" calcext:value-type="float">
            <text:p>35.048077</text:p>
          </table:table-cell>
          <table:table-cell table:formula="of:=([.C100]-[.C99])" office:value-type="float" office:value="0.000715999999997052" calcext:value-type="float">
            <text:p>0.000715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float" office:value="95" calcext:value-type="float">
            <text:p>95</text:p>
          </table:table-cell>
          <table:table-cell office:value-type="float" office:value="35.056212" calcext:value-type="float">
            <text:p>35.056212</text:p>
          </table:table-cell>
          <table:table-cell table:formula="of:=([.C101]-[.C100])" office:value-type="float" office:value="0.00813500000000289" calcext:value-type="float">
            <text:p>0.008135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office:value-type="float" office:value="96" calcext:value-type="float">
            <text:p>96</text:p>
          </table:table-cell>
          <table:table-cell office:value-type="float" office:value="35.0571" calcext:value-type="float">
            <text:p>35.0571</text:p>
          </table:table-cell>
          <table:table-cell table:formula="of:=([.C102]-[.C101])" office:value-type="float" office:value="0.000887999999996225" calcext:value-type="float">
            <text:p>0.00088799999999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float" office:value="97" calcext:value-type="float">
            <text:p>97</text:p>
          </table:table-cell>
          <table:table-cell office:value-type="float" office:value="35.057856" calcext:value-type="float">
            <text:p>35.057856</text:p>
          </table:table-cell>
          <table:table-cell table:formula="of:=([.C103]-[.C102])" office:value-type="float" office:value="0.000756000000002643" calcext:value-type="float">
            <text:p>0.000756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office:value-type="float" office:value="98" calcext:value-type="float">
            <text:p>98</text:p>
          </table:table-cell>
          <table:table-cell office:value-type="float" office:value="35.058609" calcext:value-type="float">
            <text:p>35.058609</text:p>
          </table:table-cell>
          <table:table-cell table:formula="of:=([.C104]-[.C103])" office:value-type="float" office:value="0.000752999999996007" calcext:value-type="float">
            <text:p>0.00075299999999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office:value-type="float" office:value="99" calcext:value-type="float">
            <text:p>99</text:p>
          </table:table-cell>
          <table:table-cell office:value-type="float" office:value="35.059384" calcext:value-type="float">
            <text:p>35.059384</text:p>
          </table:table-cell>
          <table:table-cell table:formula="of:=([.C105]-[.C104])" office:value-type="float" office:value="0.000775000000004411" calcext:value-type="float">
            <text:p>0.00077500000000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5.060144" calcext:value-type="float">
            <text:p>35.060144</text:p>
          </table:table-cell>
          <table:table-cell table:formula="of:=([.C106]-[.C105])" office:value-type="float" office:value="0.00075999999999965" calcext:value-type="float">
            <text:p>0.0007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office:value-type="float" office:value="101" calcext:value-type="float">
            <text:p>101</text:p>
          </table:table-cell>
          <table:table-cell office:value-type="float" office:value="35.06089" calcext:value-type="float">
            <text:p>35.06089</text:p>
          </table:table-cell>
          <table:table-cell table:formula="of:=([.C107]-[.C106])" office:value-type="float" office:value="0.000745999999999469" calcext:value-type="float">
            <text:p>0.000745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float" office:value="102" calcext:value-type="float">
            <text:p>102</text:p>
          </table:table-cell>
          <table:table-cell office:value-type="float" office:value="35.06166" calcext:value-type="float">
            <text:p>35.06166</text:p>
          </table:table-cell>
          <table:table-cell table:formula="of:=([.C108]-[.C107])" office:value-type="float" office:value="0.000770000000002824" calcext:value-type="float">
            <text:p>0.000770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float" office:value="103" calcext:value-type="float">
            <text:p>103</text:p>
          </table:table-cell>
          <table:table-cell office:value-type="float" office:value="35.062387" calcext:value-type="float">
            <text:p>35.062387</text:p>
          </table:table-cell>
          <table:table-cell table:formula="of:=([.C109]-[.C108])" office:value-type="float" office:value="0.000726999999997702" calcext:value-type="float">
            <text:p>0.000726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office:value-type="float" office:value="104" calcext:value-type="float">
            <text:p>104</text:p>
          </table:table-cell>
          <table:table-cell office:value-type="float" office:value="35.063165" calcext:value-type="float">
            <text:p>35.063165</text:p>
          </table:table-cell>
          <table:table-cell table:formula="of:=([.C110]-[.C109])" office:value-type="float" office:value="0.000777999999996837" calcext:value-type="float">
            <text:p>0.000777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float" office:value="105" calcext:value-type="float">
            <text:p>105</text:p>
          </table:table-cell>
          <table:table-cell office:value-type="float" office:value="35.063902" calcext:value-type="float">
            <text:p>35.063902</text:p>
          </table:table-cell>
          <table:table-cell table:formula="of:=([.C111]-[.C110])" office:value-type="float" office:value="0.000737000000000876" calcext:value-type="float">
            <text:p>0.00073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float" office:value="106" calcext:value-type="float">
            <text:p>106</text:p>
          </table:table-cell>
          <table:table-cell office:value-type="float" office:value="35.064617" calcext:value-type="float">
            <text:p>35.064617</text:p>
          </table:table-cell>
          <table:table-cell table:formula="of:=([.C112]-[.C111])" office:value-type="float" office:value="0.000714999999999577" calcext:value-type="float">
            <text:p>0.00071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office:value-type="float" office:value="107" calcext:value-type="float">
            <text:p>107</text:p>
          </table:table-cell>
          <table:table-cell office:value-type="float" office:value="35.065334" calcext:value-type="float">
            <text:p>35.065334</text:p>
          </table:table-cell>
          <table:table-cell table:formula="of:=([.C113]-[.C112])" office:value-type="float" office:value="0.000717000000001633" calcext:value-type="float">
            <text:p>0.000717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35.066049" calcext:value-type="float">
            <text:p>35.066049</text:p>
          </table:table-cell>
          <table:table-cell table:formula="of:=([.C114]-[.C113])" office:value-type="float" office:value="0.000714999999999577" calcext:value-type="float">
            <text:p>0.00071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4" office:value-type="float" office:value="109" calcext:value-type="float">
            <text:p>109</text:p>
          </table:table-cell>
          <table:table-cell office:value-type="float" office:value="35.067476" calcext:value-type="float">
            <text:p>35.067476</text:p>
          </table:table-cell>
          <table:table-cell table:formula="of:=([.C115]-[.C114])" office:value-type="float" office:value="0.00142699999999962" calcext:value-type="float">
            <text:p>0.00142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4" office:value-type="float" office:value="110" calcext:value-type="float">
            <text:p>110</text:p>
          </table:table-cell>
          <table:table-cell office:value-type="float" office:value="35.068548" calcext:value-type="float">
            <text:p>35.068548</text:p>
          </table:table-cell>
          <table:table-cell table:formula="of:=([.C116]-[.C115])" office:value-type="float" office:value="0.00107200000000063" calcext:value-type="float">
            <text:p>0.001072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35.069261" calcext:value-type="float">
            <text:p>35.069261</text:p>
          </table:table-cell>
          <table:table-cell table:formula="of:=([.C117]-[.C116])" office:value-type="float" office:value="0.000712999999997521" calcext:value-type="float">
            <text:p>0.000712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4" office:value-type="float" office:value="112" calcext:value-type="float">
            <text:p>112</text:p>
          </table:table-cell>
          <table:table-cell office:value-type="float" office:value="35.06962" calcext:value-type="float">
            <text:p>35.06962</text:p>
          </table:table-cell>
          <table:table-cell table:formula="of:=([.C118]-[.C117])" office:value-type="float" office:value="0.000359000000003107" calcext:value-type="float">
            <text:p>0.000359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35.070694" calcext:value-type="float">
            <text:p>35.070694</text:p>
          </table:table-cell>
          <table:table-cell table:formula="of:=([.C119]-[.C118])" office:value-type="float" office:value="0.00107400000000268" calcext:value-type="float">
            <text:p>0.001074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4" office:value-type="float" office:value="114" calcext:value-type="float">
            <text:p>114</text:p>
          </table:table-cell>
          <table:table-cell office:value-type="float" office:value="35.07141" calcext:value-type="float">
            <text:p>35.07141</text:p>
          </table:table-cell>
          <table:table-cell table:formula="of:=([.C120]-[.C119])" office:value-type="float" office:value="0.000715999999997052" calcext:value-type="float">
            <text:p>0.000715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4" office:value-type="float" office:value="115" calcext:value-type="float">
            <text:p>115</text:p>
          </table:table-cell>
          <table:table-cell office:value-type="float" office:value="35.072126" calcext:value-type="float">
            <text:p>35.072126</text:p>
          </table:table-cell>
          <table:table-cell table:formula="of:=([.C121]-[.C120])" office:value-type="float" office:value="0.000715999999997052" calcext:value-type="float">
            <text:p>0.000715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4" office:value-type="float" office:value="116" calcext:value-type="float">
            <text:p>116</text:p>
          </table:table-cell>
          <table:table-cell office:value-type="float" office:value="35.072881" calcext:value-type="float">
            <text:p>35.072881</text:p>
          </table:table-cell>
          <table:table-cell table:formula="of:=([.C122]-[.C121])" office:value-type="float" office:value="0.000755000000005168" calcext:value-type="float">
            <text:p>0.00075500000000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4" office:value-type="float" office:value="117" calcext:value-type="float">
            <text:p>117</text:p>
          </table:table-cell>
          <table:table-cell office:value-type="float" office:value="35.0736" calcext:value-type="float">
            <text:p>35.0736</text:p>
          </table:table-cell>
          <table:table-cell table:formula="of:=([.C123]-[.C122])" office:value-type="float" office:value="0.000718999999996584" calcext:value-type="float">
            <text:p>0.000718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35.074768" calcext:value-type="float">
            <text:p>35.074768</text:p>
          </table:table-cell>
          <table:table-cell table:formula="of:=([.C124]-[.C123])" office:value-type="float" office:value="0.00116799999999984" calcext:value-type="float">
            <text:p>0.00116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4" office:value-type="float" office:value="119" calcext:value-type="float">
            <text:p>119</text:p>
          </table:table-cell>
          <table:table-cell office:value-type="float" office:value="35.075839" calcext:value-type="float">
            <text:p>35.075839</text:p>
          </table:table-cell>
          <table:table-cell table:formula="of:=([.C125]-[.C124])" office:value-type="float" office:value="0.00107100000000315" calcext:value-type="float">
            <text:p>0.001071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35.091212" calcext:value-type="float">
            <text:p>35.091212</text:p>
          </table:table-cell>
          <table:table-cell table:formula="of:=([.C126]-[.C125])" office:value-type="float" office:value="0.0153729999999968" calcext:value-type="float">
            <text:p>0.015372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4" office:value-type="float" office:value="121" calcext:value-type="float">
            <text:p>121</text:p>
          </table:table-cell>
          <table:table-cell office:value-type="float" office:value="35.091607" calcext:value-type="float">
            <text:p>35.091607</text:p>
          </table:table-cell>
          <table:table-cell table:formula="of:=([.C127]-[.C126])" office:value-type="float" office:value="0.000395000000004586" calcext:value-type="float">
            <text:p>0.00039500000000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4" office:value-type="float" office:value="122" calcext:value-type="float">
            <text:p>122</text:p>
          </table:table-cell>
          <table:table-cell office:value-type="float" office:value="35.092389" calcext:value-type="float">
            <text:p>35.092389</text:p>
          </table:table-cell>
          <table:table-cell table:formula="of:=([.C128]-[.C127])" office:value-type="float" office:value="0.000781999999993843" calcext:value-type="float">
            <text:p>0.00078199999999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4" office:value-type="float" office:value="123" calcext:value-type="float">
            <text:p>123</text:p>
          </table:table-cell>
          <table:table-cell office:value-type="float" office:value="35.093283" calcext:value-type="float">
            <text:p>35.093283</text:p>
          </table:table-cell>
          <table:table-cell table:formula="of:=([.C129]-[.C128])" office:value-type="float" office:value="0.000894000000002393" calcext:value-type="float">
            <text:p>0.000894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4" office:value-type="float" office:value="124" calcext:value-type="float">
            <text:p>124</text:p>
          </table:table-cell>
          <table:table-cell office:value-type="float" office:value="35.094074" calcext:value-type="float">
            <text:p>35.094074</text:p>
          </table:table-cell>
          <table:table-cell table:formula="of:=([.C130]-[.C129])" office:value-type="float" office:value="0.000790999999999542" calcext:value-type="float">
            <text:p>0.00079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4" office:value-type="float" office:value="125" calcext:value-type="float">
            <text:p>125</text:p>
          </table:table-cell>
          <table:table-cell office:value-type="float" office:value="35.094447" calcext:value-type="float">
            <text:p>35.094447</text:p>
          </table:table-cell>
          <table:table-cell table:formula="of:=([.C131]-[.C130])" office:value-type="float" office:value="0.000373000000003287" calcext:value-type="float">
            <text:p>0.000373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4" office:value-type="float" office:value="126" calcext:value-type="float">
            <text:p>126</text:p>
          </table:table-cell>
          <table:table-cell office:value-type="float" office:value="35.095565" calcext:value-type="float">
            <text:p>35.095565</text:p>
          </table:table-cell>
          <table:table-cell table:formula="of:=([.C132]-[.C131])" office:value-type="float" office:value="0.00111799999999818" calcext:value-type="float">
            <text:p>0.001117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35.096693" calcext:value-type="float">
            <text:p>35.096693</text:p>
          </table:table-cell>
          <table:table-cell table:formula="of:=([.C133]-[.C132])" office:value-type="float" office:value="0.00112800000000135" calcext:value-type="float">
            <text:p>0.001128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35.100806" calcext:value-type="float">
            <text:p>35.100806</text:p>
          </table:table-cell>
          <table:table-cell table:formula="of:=([.C134]-[.C133])" office:value-type="float" office:value="0.0041129999999967" calcext:value-type="float">
            <text:p>0.004112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35.10193" calcext:value-type="float">
            <text:p>35.10193</text:p>
          </table:table-cell>
          <table:table-cell table:formula="of:=([.C135]-[.C134])" office:value-type="float" office:value="0.00112400000000434" calcext:value-type="float">
            <text:p>0.00112400000000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35.103125" calcext:value-type="float">
            <text:p>35.103125</text:p>
          </table:table-cell>
          <table:table-cell table:formula="of:=([.C136]-[.C135])" office:value-type="float" office:value="0.00119499999999562" calcext:value-type="float">
            <text:p>0.00119499999999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35.104332" calcext:value-type="float">
            <text:p>35.104332</text:p>
          </table:table-cell>
          <table:table-cell table:formula="of:=([.C137]-[.C136])" office:value-type="float" office:value="0.00120700000000085" calcext:value-type="float">
            <text:p>0.00120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35.10505" calcext:value-type="float">
            <text:p>35.10505</text:p>
          </table:table-cell>
          <table:table-cell table:formula="of:=([.C138]-[.C137])" office:value-type="float" office:value="0.000717999999999108" calcext:value-type="float">
            <text:p>0.00071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35.106125" calcext:value-type="float">
            <text:p>35.106125</text:p>
          </table:table-cell>
          <table:table-cell table:formula="of:=([.C139]-[.C138])" office:value-type="float" office:value="0.00107500000000016" calcext:value-type="float">
            <text:p>0.00107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4" office:value-type="float" office:value="134" calcext:value-type="float">
            <text:p>134</text:p>
          </table:table-cell>
          <table:table-cell office:value-type="float" office:value="35.107197" calcext:value-type="float">
            <text:p>35.107197</text:p>
          </table:table-cell>
          <table:table-cell table:formula="of:=([.C140]-[.C139])" office:value-type="float" office:value="0.00107200000000063" calcext:value-type="float">
            <text:p>0.001072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4" office:value-type="float" office:value="135" calcext:value-type="float">
            <text:p>135</text:p>
          </table:table-cell>
          <table:table-cell office:value-type="float" office:value="35.107917" calcext:value-type="float">
            <text:p>35.107917</text:p>
          </table:table-cell>
          <table:table-cell table:formula="of:=([.C141]-[.C140])" office:value-type="float" office:value="0.000720000000001164" calcext:value-type="float">
            <text:p>0.000720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35.109043" calcext:value-type="float">
            <text:p>35.109043</text:p>
          </table:table-cell>
          <table:table-cell table:formula="of:=([.C142]-[.C141])" office:value-type="float" office:value="0.00112599999999929" calcext:value-type="float">
            <text:p>0.001125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4" office:value-type="float" office:value="137" calcext:value-type="float">
            <text:p>137</text:p>
          </table:table-cell>
          <table:table-cell office:value-type="float" office:value="35.109801" calcext:value-type="float">
            <text:p>35.109801</text:p>
          </table:table-cell>
          <table:table-cell table:formula="of:=([.C143]-[.C142])" office:value-type="float" office:value="0.000757999999997594" calcext:value-type="float">
            <text:p>0.000757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35.110519" calcext:value-type="float">
            <text:p>35.110519</text:p>
          </table:table-cell>
          <table:table-cell table:formula="of:=([.C144]-[.C143])" office:value-type="float" office:value="0.000717999999999108" calcext:value-type="float">
            <text:p>0.00071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35.111246" calcext:value-type="float">
            <text:p>35.111246</text:p>
          </table:table-cell>
          <table:table-cell table:formula="of:=([.C145]-[.C144])" office:value-type="float" office:value="0.000727000000004807" calcext:value-type="float">
            <text:p>0.00072700000000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4" office:value-type="float" office:value="140" calcext:value-type="float">
            <text:p>140</text:p>
          </table:table-cell>
          <table:table-cell office:value-type="float" office:value="35.111992" calcext:value-type="float">
            <text:p>35.111992</text:p>
          </table:table-cell>
          <table:table-cell table:formula="of:=([.C146]-[.C145])" office:value-type="float" office:value="0.000745999999999469" calcext:value-type="float">
            <text:p>0.000745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35.11274" calcext:value-type="float">
            <text:p>35.11274</text:p>
          </table:table-cell>
          <table:table-cell table:formula="of:=([.C147]-[.C146])" office:value-type="float" office:value="0.000748000000001525" calcext:value-type="float">
            <text:p>0.000748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4" office:value-type="float" office:value="142" calcext:value-type="float">
            <text:p>142</text:p>
          </table:table-cell>
          <table:table-cell office:value-type="float" office:value="35.113607" calcext:value-type="float">
            <text:p>35.113607</text:p>
          </table:table-cell>
          <table:table-cell table:formula="of:=([.C148]-[.C147])" office:value-type="float" office:value="0.000866999999999507" calcext:value-type="float">
            <text:p>0.00086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4" office:value-type="float" office:value="143" calcext:value-type="float">
            <text:p>143</text:p>
          </table:table-cell>
          <table:table-cell office:value-type="float" office:value="35.114365" calcext:value-type="float">
            <text:p>35.114365</text:p>
          </table:table-cell>
          <table:table-cell table:formula="of:=([.C149]-[.C148])" office:value-type="float" office:value="0.000757999999997594" calcext:value-type="float">
            <text:p>0.000757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4" office:value-type="float" office:value="144" calcext:value-type="float">
            <text:p>144</text:p>
          </table:table-cell>
          <table:table-cell office:value-type="float" office:value="35.115123" calcext:value-type="float">
            <text:p>35.115123</text:p>
          </table:table-cell>
          <table:table-cell table:formula="of:=([.C150]-[.C149])" office:value-type="float" office:value="0.000757999999997594" calcext:value-type="float">
            <text:p>0.000757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35.115883" calcext:value-type="float">
            <text:p>35.115883</text:p>
          </table:table-cell>
          <table:table-cell table:formula="of:=([.C151]-[.C150])" office:value-type="float" office:value="0.00075999999999965" calcext:value-type="float">
            <text:p>0.0007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4" office:value-type="float" office:value="146" calcext:value-type="float">
            <text:p>146</text:p>
          </table:table-cell>
          <table:table-cell office:value-type="float" office:value="35.116636" calcext:value-type="float">
            <text:p>35.116636</text:p>
          </table:table-cell>
          <table:table-cell table:formula="of:=([.C152]-[.C151])" office:value-type="float" office:value="0.000753000000003112" calcext:value-type="float">
            <text:p>0.000753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4" office:value-type="float" office:value="147" calcext:value-type="float">
            <text:p>147</text:p>
          </table:table-cell>
          <table:table-cell office:value-type="float" office:value="35.117389" calcext:value-type="float">
            <text:p>35.117389</text:p>
          </table:table-cell>
          <table:table-cell table:formula="of:=([.C153]-[.C152])" office:value-type="float" office:value="0.000753000000003112" calcext:value-type="float">
            <text:p>0.000753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35.11814" calcext:value-type="float">
            <text:p>35.11814</text:p>
          </table:table-cell>
          <table:table-cell table:formula="of:=([.C154]-[.C153])" office:value-type="float" office:value="0.000750999999993951" calcext:value-type="float">
            <text:p>0.00075099999999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35.118891" calcext:value-type="float">
            <text:p>35.118891</text:p>
          </table:table-cell>
          <table:table-cell table:formula="of:=([.C155]-[.C154])" office:value-type="float" office:value="0.000751000000001056" calcext:value-type="float">
            <text:p>0.000751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35.119705" calcext:value-type="float">
            <text:p>35.119705</text:p>
          </table:table-cell>
          <table:table-cell table:formula="of:=([.C156]-[.C155])" office:value-type="float" office:value="0.000814000000005422" calcext:value-type="float">
            <text:p>0.00081400000000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35.120475" calcext:value-type="float">
            <text:p>35.120475</text:p>
          </table:table-cell>
          <table:table-cell table:formula="of:=([.C157]-[.C156])" office:value-type="float" office:value="0.000769999999995719" calcext:value-type="float">
            <text:p>0.00076999999999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4" office:value-type="float" office:value="152" calcext:value-type="float">
            <text:p>152</text:p>
          </table:table-cell>
          <table:table-cell office:value-type="float" office:value="35.12124" calcext:value-type="float">
            <text:p>35.12124</text:p>
          </table:table-cell>
          <table:table-cell table:formula="of:=([.C158]-[.C157])" office:value-type="float" office:value="0.000765000000001237" calcext:value-type="float">
            <text:p>0.000765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4" office:value-type="float" office:value="153" calcext:value-type="float">
            <text:p>153</text:p>
          </table:table-cell>
          <table:table-cell office:value-type="float" office:value="35.122008" calcext:value-type="float">
            <text:p>35.122008</text:p>
          </table:table-cell>
          <table:table-cell table:formula="of:=([.C159]-[.C158])" office:value-type="float" office:value="0.000768000000000768" calcext:value-type="float">
            <text:p>0.000768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4" office:value-type="float" office:value="154" calcext:value-type="float">
            <text:p>154</text:p>
          </table:table-cell>
          <table:table-cell office:value-type="float" office:value="35.122781" calcext:value-type="float">
            <text:p>35.122781</text:p>
          </table:table-cell>
          <table:table-cell table:formula="of:=([.C160]-[.C159])" office:value-type="float" office:value="0.000773000000002355" calcext:value-type="float">
            <text:p>0.000773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35.123677" calcext:value-type="float">
            <text:p>35.123677</text:p>
          </table:table-cell>
          <table:table-cell table:formula="of:=([.C161]-[.C160])" office:value-type="float" office:value="0.000895999999997343" calcext:value-type="float">
            <text:p>0.000895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4" office:value-type="float" office:value="156" calcext:value-type="float">
            <text:p>156</text:p>
          </table:table-cell>
          <table:table-cell office:value-type="float" office:value="35.124454" calcext:value-type="float">
            <text:p>35.124454</text:p>
          </table:table-cell>
          <table:table-cell table:formula="of:=([.C162]-[.C161])" office:value-type="float" office:value="0.000776999999999362" calcext:value-type="float">
            <text:p>0.000776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4" office:value-type="float" office:value="157" calcext:value-type="float">
            <text:p>157</text:p>
          </table:table-cell>
          <table:table-cell office:value-type="float" office:value="35.125297" calcext:value-type="float">
            <text:p>35.125297</text:p>
          </table:table-cell>
          <table:table-cell table:formula="of:=([.C163]-[.C162])" office:value-type="float" office:value="0.000843000000003258" calcext:value-type="float">
            <text:p>0.000843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35.125982" calcext:value-type="float">
            <text:p>35.125982</text:p>
          </table:table-cell>
          <table:table-cell table:formula="of:=([.C164]-[.C163])" office:value-type="float" office:value="0.00068499999999716" calcext:value-type="float">
            <text:p>0.000684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4" office:value-type="float" office:value="159" calcext:value-type="float">
            <text:p>159</text:p>
          </table:table-cell>
          <table:table-cell office:value-type="float" office:value="35.126402" calcext:value-type="float">
            <text:p>35.126402</text:p>
          </table:table-cell>
          <table:table-cell table:formula="of:=([.C165]-[.C164])" office:value-type="float" office:value="0.000419999999998311" calcext:value-type="float">
            <text:p>0.000419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35.126812" calcext:value-type="float">
            <text:p>35.126812</text:p>
          </table:table-cell>
          <table:table-cell table:formula="of:=([.C166]-[.C165])" office:value-type="float" office:value="0.000410000000002242" calcext:value-type="float">
            <text:p>0.000410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35.127213" calcext:value-type="float">
            <text:p>35.127213</text:p>
          </table:table-cell>
          <table:table-cell table:formula="of:=([.C167]-[.C166])" office:value-type="float" office:value="0.000400999999996543" calcext:value-type="float">
            <text:p>0.000400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4" office:value-type="float" office:value="162" calcext:value-type="float">
            <text:p>162</text:p>
          </table:table-cell>
          <table:table-cell office:value-type="float" office:value="35.127623" calcext:value-type="float">
            <text:p>35.127623</text:p>
          </table:table-cell>
          <table:table-cell table:formula="of:=([.C168]-[.C167])" office:value-type="float" office:value="0.000410000000002242" calcext:value-type="float">
            <text:p>0.000410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4" office:value-type="float" office:value="163" calcext:value-type="float">
            <text:p>163</text:p>
          </table:table-cell>
          <table:table-cell office:value-type="float" office:value="35.12802" calcext:value-type="float">
            <text:p>35.12802</text:p>
          </table:table-cell>
          <table:table-cell table:formula="of:=([.C169]-[.C168])" office:value-type="float" office:value="0.000396999999999537" calcext:value-type="float">
            <text:p>0.0003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35.128403" calcext:value-type="float">
            <text:p>35.128403</text:p>
          </table:table-cell>
          <table:table-cell table:formula="of:=([.C170]-[.C169])" office:value-type="float" office:value="0.000382999999999356" calcext:value-type="float">
            <text:p>0.000382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4" office:value-type="float" office:value="165" calcext:value-type="float">
            <text:p>165</text:p>
          </table:table-cell>
          <table:table-cell office:value-type="float" office:value="35.128788" calcext:value-type="float">
            <text:p>35.128788</text:p>
          </table:table-cell>
          <table:table-cell table:formula="of:=([.C171]-[.C170])" office:value-type="float" office:value="0.000385000000001412" calcext:value-type="float">
            <text:p>0.000385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35.129186" calcext:value-type="float">
            <text:p>35.129186</text:p>
          </table:table-cell>
          <table:table-cell table:formula="of:=([.C172]-[.C171])" office:value-type="float" office:value="0.000397999999997012" calcext:value-type="float">
            <text:p>0.000397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4" office:value-type="float" office:value="167" calcext:value-type="float">
            <text:p>167</text:p>
          </table:table-cell>
          <table:table-cell office:value-type="float" office:value="35.129567" calcext:value-type="float">
            <text:p>35.129567</text:p>
          </table:table-cell>
          <table:table-cell table:formula="of:=([.C173]-[.C172])" office:value-type="float" office:value="0.000381000000004406" calcext:value-type="float">
            <text:p>0.00038100000000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4" office:value-type="float" office:value="168" calcext:value-type="float">
            <text:p>168</text:p>
          </table:table-cell>
          <table:table-cell office:value-type="float" office:value="35.129923" calcext:value-type="float">
            <text:p>35.129923</text:p>
          </table:table-cell>
          <table:table-cell table:formula="of:=([.C174]-[.C173])" office:value-type="float" office:value="0.00035599999999647" calcext:value-type="float">
            <text:p>0.00035599999999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4" office:value-type="float" office:value="169" calcext:value-type="float">
            <text:p>169</text:p>
          </table:table-cell>
          <table:table-cell office:value-type="float" office:value="35.130282" calcext:value-type="float">
            <text:p>35.130282</text:p>
          </table:table-cell>
          <table:table-cell table:formula="of:=([.C175]-[.C174])" office:value-type="float" office:value="0.000359000000003107" calcext:value-type="float">
            <text:p>0.000359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5.130639" calcext:value-type="float">
            <text:p>35.130639</text:p>
          </table:table-cell>
          <table:table-cell table:formula="of:=([.C176]-[.C175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4" office:value-type="float" office:value="171" calcext:value-type="float">
            <text:p>171</text:p>
          </table:table-cell>
          <table:table-cell office:value-type="float" office:value="35.130996" calcext:value-type="float">
            <text:p>35.130996</text:p>
          </table:table-cell>
          <table:table-cell table:formula="of:=([.C177]-[.C176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4" office:value-type="float" office:value="172" calcext:value-type="float">
            <text:p>172</text:p>
          </table:table-cell>
          <table:table-cell office:value-type="float" office:value="35.131355" calcext:value-type="float">
            <text:p>35.131355</text:p>
          </table:table-cell>
          <table:table-cell table:formula="of:=([.C178]-[.C177])" office:value-type="float" office:value="0.000358999999996001" calcext:value-type="float">
            <text:p>0.00035899999999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4" office:value-type="float" office:value="173" calcext:value-type="float">
            <text:p>173</text:p>
          </table:table-cell>
          <table:table-cell office:value-type="float" office:value="35.131713" calcext:value-type="float">
            <text:p>35.131713</text:p>
          </table:table-cell>
          <table:table-cell table:formula="of:=([.C179]-[.C178])" office:value-type="float" office:value="0.000357999999998526" calcext:value-type="float">
            <text:p>0.00035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35.132071" calcext:value-type="float">
            <text:p>35.132071</text:p>
          </table:table-cell>
          <table:table-cell table:formula="of:=([.C180]-[.C179])" office:value-type="float" office:value="0.000358000000005632" calcext:value-type="float">
            <text:p>0.00035800000000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4" office:value-type="float" office:value="175" calcext:value-type="float">
            <text:p>175</text:p>
          </table:table-cell>
          <table:table-cell office:value-type="float" office:value="35.132428" calcext:value-type="float">
            <text:p>35.132428</text:p>
          </table:table-cell>
          <table:table-cell table:formula="of:=([.C181]-[.C180])" office:value-type="float" office:value="0.000356999999993945" calcext:value-type="float">
            <text:p>0.00035699999999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35.132796" calcext:value-type="float">
            <text:p>35.132796</text:p>
          </table:table-cell>
          <table:table-cell table:formula="of:=([.C182]-[.C181])" office:value-type="float" office:value="0.0003680000000017" calcext:value-type="float">
            <text:p>0.000368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4" office:value-type="float" office:value="177" calcext:value-type="float">
            <text:p>177</text:p>
          </table:table-cell>
          <table:table-cell office:value-type="float" office:value="35.13324" calcext:value-type="float">
            <text:p>35.13324</text:p>
          </table:table-cell>
          <table:table-cell table:formula="of:=([.C183]-[.C182])" office:value-type="float" office:value="0.000444000000001665" calcext:value-type="float">
            <text:p>0.000444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35.133631" calcext:value-type="float">
            <text:p>35.133631</text:p>
          </table:table-cell>
          <table:table-cell table:formula="of:=([.C184]-[.C183])" office:value-type="float" office:value="0.000391000000000474" calcext:value-type="float">
            <text:p>0.00039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4" office:value-type="float" office:value="179" calcext:value-type="float">
            <text:p>179</text:p>
          </table:table-cell>
          <table:table-cell office:value-type="float" office:value="35.134015" calcext:value-type="float">
            <text:p>35.134015</text:p>
          </table:table-cell>
          <table:table-cell table:formula="of:=([.C185]-[.C184])" office:value-type="float" office:value="0.000383999999996831" calcext:value-type="float">
            <text:p>0.000383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4" office:value-type="float" office:value="180" calcext:value-type="float">
            <text:p>180</text:p>
          </table:table-cell>
          <table:table-cell office:value-type="float" office:value="35.134399" calcext:value-type="float">
            <text:p>35.134399</text:p>
          </table:table-cell>
          <table:table-cell table:formula="of:=([.C186]-[.C185])" office:value-type="float" office:value="0.000384000000003937" calcext:value-type="float">
            <text:p>0.00038400000000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35.134782" calcext:value-type="float">
            <text:p>35.134782</text:p>
          </table:table-cell>
          <table:table-cell table:formula="of:=([.C187]-[.C186])" office:value-type="float" office:value="0.000382999999999356" calcext:value-type="float">
            <text:p>0.000382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4" office:value-type="float" office:value="182" calcext:value-type="float">
            <text:p>182</text:p>
          </table:table-cell>
          <table:table-cell office:value-type="float" office:value="35.135168" calcext:value-type="float">
            <text:p>35.135168</text:p>
          </table:table-cell>
          <table:table-cell table:formula="of:=([.C188]-[.C187])" office:value-type="float" office:value="0.000385999999998887" calcext:value-type="float">
            <text:p>0.000385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4" office:value-type="float" office:value="183" calcext:value-type="float">
            <text:p>183</text:p>
          </table:table-cell>
          <table:table-cell office:value-type="float" office:value="35.135557" calcext:value-type="float">
            <text:p>35.135557</text:p>
          </table:table-cell>
          <table:table-cell table:formula="of:=([.C189]-[.C188])" office:value-type="float" office:value="0.000388999999998418" calcext:value-type="float">
            <text:p>0.000388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4" office:value-type="float" office:value="184" calcext:value-type="float">
            <text:p>184</text:p>
          </table:table-cell>
          <table:table-cell office:value-type="float" office:value="35.136134" calcext:value-type="float">
            <text:p>35.136134</text:p>
          </table:table-cell>
          <table:table-cell table:formula="of:=([.C190]-[.C189])" office:value-type="float" office:value="0.000576999999999828" calcext:value-type="float">
            <text:p>0.00057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4" office:value-type="float" office:value="185" calcext:value-type="float">
            <text:p>185</text:p>
          </table:table-cell>
          <table:table-cell office:value-type="float" office:value="35.136713" calcext:value-type="float">
            <text:p>35.136713</text:p>
          </table:table-cell>
          <table:table-cell table:formula="of:=([.C191]-[.C190])" office:value-type="float" office:value="0.000579000000001884" calcext:value-type="float">
            <text:p>0.000579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35.137294" calcext:value-type="float">
            <text:p>35.137294</text:p>
          </table:table-cell>
          <table:table-cell table:formula="of:=([.C192]-[.C191])" office:value-type="float" office:value="0.000580999999996834" calcext:value-type="float">
            <text:p>0.000580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4" office:value-type="float" office:value="187" calcext:value-type="float">
            <text:p>187</text:p>
          </table:table-cell>
          <table:table-cell office:value-type="float" office:value="35.137678" calcext:value-type="float">
            <text:p>35.137678</text:p>
          </table:table-cell>
          <table:table-cell table:formula="of:=([.C193]-[.C192])" office:value-type="float" office:value="0.000384000000003937" calcext:value-type="float">
            <text:p>0.00038400000000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4" office:value-type="float" office:value="188" calcext:value-type="float">
            <text:p>188</text:p>
          </table:table-cell>
          <table:table-cell office:value-type="float" office:value="35.1389" calcext:value-type="float">
            <text:p>35.1389</text:p>
          </table:table-cell>
          <table:table-cell table:formula="of:=([.C194]-[.C193])" office:value-type="float" office:value="0.0012219999999985" calcext:value-type="float">
            <text:p>0.001221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4" office:value-type="float" office:value="189" calcext:value-type="float">
            <text:p>189</text:p>
          </table:table-cell>
          <table:table-cell office:value-type="float" office:value="35.141947" calcext:value-type="float">
            <text:p>35.141947</text:p>
          </table:table-cell>
          <table:table-cell table:formula="of:=([.C195]-[.C194])" office:value-type="float" office:value="0.00304700000000224" calcext:value-type="float">
            <text:p>0.003047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35.142499" calcext:value-type="float">
            <text:p>35.142499</text:p>
          </table:table-cell>
          <table:table-cell table:formula="of:=([.C196]-[.C195])" office:value-type="float" office:value="0.000551999999998998" calcext:value-type="float">
            <text:p>0.000551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4" office:value-type="float" office:value="191" calcext:value-type="float">
            <text:p>191</text:p>
          </table:table-cell>
          <table:table-cell office:value-type="float" office:value="35.143149" calcext:value-type="float">
            <text:p>35.143149</text:p>
          </table:table-cell>
          <table:table-cell table:formula="of:=([.C197]-[.C196])" office:value-type="float" office:value="0.000650000000000262" calcext:value-type="float">
            <text:p>0.0006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4" office:value-type="float" office:value="192" calcext:value-type="float">
            <text:p>192</text:p>
          </table:table-cell>
          <table:table-cell office:value-type="float" office:value="35.143691" calcext:value-type="float">
            <text:p>35.143691</text:p>
          </table:table-cell>
          <table:table-cell table:formula="of:=([.C198]-[.C197])" office:value-type="float" office:value="0.000541999999995824" calcext:value-type="float">
            <text:p>0.00054199999999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4" office:value-type="float" office:value="193" calcext:value-type="float">
            <text:p>193</text:p>
          </table:table-cell>
          <table:table-cell office:value-type="float" office:value="35.14405" calcext:value-type="float">
            <text:p>35.14405</text:p>
          </table:table-cell>
          <table:table-cell table:formula="of:=([.C199]-[.C198])" office:value-type="float" office:value="0.000359000000003107" calcext:value-type="float">
            <text:p>0.000359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4" office:value-type="float" office:value="194" calcext:value-type="float">
            <text:p>194</text:p>
          </table:table-cell>
          <table:table-cell office:value-type="float" office:value="35.146015" calcext:value-type="float">
            <text:p>35.146015</text:p>
          </table:table-cell>
          <table:table-cell table:formula="of:=([.C200]-[.C199])" office:value-type="float" office:value="0.00196499999999844" calcext:value-type="float">
            <text:p>0.001964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4" office:value-type="float" office:value="195" calcext:value-type="float">
            <text:p>195</text:p>
          </table:table-cell>
          <table:table-cell office:value-type="float" office:value="35.163884" calcext:value-type="float">
            <text:p>35.163884</text:p>
          </table:table-cell>
          <table:table-cell table:formula="of:=([.C201]-[.C200])" office:value-type="float" office:value="0.0178690000000046" calcext:value-type="float">
            <text:p>0.01786900000000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5.164519" calcext:value-type="float">
            <text:p>35.164519</text:p>
          </table:table-cell>
          <table:table-cell table:formula="of:=([.C202]-[.C201])" office:value-type="float" office:value="0.0006349999999955" calcext:value-type="float">
            <text:p>0.00063499999999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4" office:value-type="float" office:value="197" calcext:value-type="float">
            <text:p>197</text:p>
          </table:table-cell>
          <table:table-cell office:value-type="float" office:value="35.165358" calcext:value-type="float">
            <text:p>35.165358</text:p>
          </table:table-cell>
          <table:table-cell table:formula="of:=([.C203]-[.C202])" office:value-type="float" office:value="0.000838999999999146" calcext:value-type="float">
            <text:p>0.000838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4" office:value-type="float" office:value="198" calcext:value-type="float">
            <text:p>198</text:p>
          </table:table-cell>
          <table:table-cell office:value-type="float" office:value="35.165986" calcext:value-type="float">
            <text:p>35.165986</text:p>
          </table:table-cell>
          <table:table-cell table:formula="of:=([.C204]-[.C203])" office:value-type="float" office:value="0.000627999999998963" calcext:value-type="float">
            <text:p>0.00062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4" office:value-type="float" office:value="199" calcext:value-type="float">
            <text:p>199</text:p>
          </table:table-cell>
          <table:table-cell office:value-type="float" office:value="35.166783" calcext:value-type="float">
            <text:p>35.166783</text:p>
          </table:table-cell>
          <table:table-cell table:formula="of:=([.C205]-[.C204])" office:value-type="float" office:value="0.00079700000000571" calcext:value-type="float">
            <text:p>0.00079700000000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35.167321" calcext:value-type="float">
            <text:p>35.167321</text:p>
          </table:table-cell>
          <table:table-cell table:formula="of:=([.C206]-[.C205])" office:value-type="float" office:value="0.000537999999998817" calcext:value-type="float">
            <text:p>0.00053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4" office:value-type="float" office:value="201" calcext:value-type="float">
            <text:p>201</text:p>
          </table:table-cell>
          <table:table-cell office:value-type="float" office:value="35.167857" calcext:value-type="float">
            <text:p>35.167857</text:p>
          </table:table-cell>
          <table:table-cell table:formula="of:=([.C207]-[.C206])" office:value-type="float" office:value="0.000535999999996761" calcext:value-type="float">
            <text:p>0.000535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4" office:value-type="float" office:value="202" calcext:value-type="float">
            <text:p>202</text:p>
          </table:table-cell>
          <table:table-cell office:value-type="float" office:value="35.168394" calcext:value-type="float">
            <text:p>35.168394</text:p>
          </table:table-cell>
          <table:table-cell table:formula="of:=([.C208]-[.C207])" office:value-type="float" office:value="0.000537000000001342" calcext:value-type="float">
            <text:p>0.00053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4" office:value-type="float" office:value="203" calcext:value-type="float">
            <text:p>203</text:p>
          </table:table-cell>
          <table:table-cell office:value-type="float" office:value="35.168933" calcext:value-type="float">
            <text:p>35.168933</text:p>
          </table:table-cell>
          <table:table-cell table:formula="of:=([.C209]-[.C208])" office:value-type="float" office:value="0.000539000000003398" calcext:value-type="float">
            <text:p>0.000539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4" office:value-type="float" office:value="204" calcext:value-type="float">
            <text:p>204</text:p>
          </table:table-cell>
          <table:table-cell office:value-type="float" office:value="35.169292" calcext:value-type="float">
            <text:p>35.169292</text:p>
          </table:table-cell>
          <table:table-cell table:formula="of:=([.C210]-[.C209])" office:value-type="float" office:value="0.000358999999996001" calcext:value-type="float">
            <text:p>0.00035899999999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4" office:value-type="float" office:value="205" calcext:value-type="float">
            <text:p>205</text:p>
          </table:table-cell>
          <table:table-cell office:value-type="float" office:value="35.16983" calcext:value-type="float">
            <text:p>35.16983</text:p>
          </table:table-cell>
          <table:table-cell table:formula="of:=([.C211]-[.C210])" office:value-type="float" office:value="0.000537999999998817" calcext:value-type="float">
            <text:p>0.00053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4" office:value-type="float" office:value="206" calcext:value-type="float">
            <text:p>206</text:p>
          </table:table-cell>
          <table:table-cell office:value-type="float" office:value="35.170188" calcext:value-type="float">
            <text:p>35.170188</text:p>
          </table:table-cell>
          <table:table-cell table:formula="of:=([.C212]-[.C211])" office:value-type="float" office:value="0.000358000000005632" calcext:value-type="float">
            <text:p>0.00035800000000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35.170724" calcext:value-type="float">
            <text:p>35.170724</text:p>
          </table:table-cell>
          <table:table-cell table:formula="of:=([.C213]-[.C212])" office:value-type="float" office:value="0.000535999999996761" calcext:value-type="float">
            <text:p>0.000535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4" office:value-type="float" office:value="208" calcext:value-type="float">
            <text:p>208</text:p>
          </table:table-cell>
          <table:table-cell office:value-type="float" office:value="35.171262" calcext:value-type="float">
            <text:p>35.171262</text:p>
          </table:table-cell>
          <table:table-cell table:formula="of:=([.C214]-[.C213])" office:value-type="float" office:value="0.000537999999998817" calcext:value-type="float">
            <text:p>0.00053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4" office:value-type="float" office:value="209" calcext:value-type="float">
            <text:p>209</text:p>
          </table:table-cell>
          <table:table-cell office:value-type="float" office:value="35.171799" calcext:value-type="float">
            <text:p>35.171799</text:p>
          </table:table-cell>
          <table:table-cell table:formula="of:=([.C215]-[.C214])" office:value-type="float" office:value="0.000537000000001342" calcext:value-type="float">
            <text:p>0.00053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4" office:value-type="float" office:value="210" calcext:value-type="float">
            <text:p>210</text:p>
          </table:table-cell>
          <table:table-cell office:value-type="float" office:value="35.172337" calcext:value-type="float">
            <text:p>35.172337</text:p>
          </table:table-cell>
          <table:table-cell table:formula="of:=([.C216]-[.C215])" office:value-type="float" office:value="0.000537999999998817" calcext:value-type="float">
            <text:p>0.00053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4" office:value-type="float" office:value="211" calcext:value-type="float">
            <text:p>211</text:p>
          </table:table-cell>
          <table:table-cell office:value-type="float" office:value="35.172909" calcext:value-type="float">
            <text:p>35.172909</text:p>
          </table:table-cell>
          <table:table-cell table:formula="of:=([.C217]-[.C216])" office:value-type="float" office:value="0.000571999999998241" calcext:value-type="float">
            <text:p>0.000571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5.173462" calcext:value-type="float">
            <text:p>35.173462</text:p>
          </table:table-cell>
          <table:table-cell table:formula="of:=([.C218]-[.C217])" office:value-type="float" office:value="0.000553000000003578" calcext:value-type="float">
            <text:p>0.00055300000000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4" office:value-type="float" office:value="213" calcext:value-type="float">
            <text:p>213</text:p>
          </table:table-cell>
          <table:table-cell office:value-type="float" office:value="35.174" calcext:value-type="float">
            <text:p>35.174</text:p>
          </table:table-cell>
          <table:table-cell table:formula="of:=([.C219]-[.C218])" office:value-type="float" office:value="0.000537999999998817" calcext:value-type="float">
            <text:p>0.00053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4" office:value-type="float" office:value="214" calcext:value-type="float">
            <text:p>214</text:p>
          </table:table-cell>
          <table:table-cell office:value-type="float" office:value="35.174539" calcext:value-type="float">
            <text:p>35.174539</text:p>
          </table:table-cell>
          <table:table-cell table:formula="of:=([.C220]-[.C219])" office:value-type="float" office:value="0.000539000000003398" calcext:value-type="float">
            <text:p>0.000539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4" office:value-type="float" office:value="215" calcext:value-type="float">
            <text:p>215</text:p>
          </table:table-cell>
          <table:table-cell office:value-type="float" office:value="35.175075" calcext:value-type="float">
            <text:p>35.175075</text:p>
          </table:table-cell>
          <table:table-cell table:formula="of:=([.C221]-[.C220])" office:value-type="float" office:value="0.000535999999996761" calcext:value-type="float">
            <text:p>0.000535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4" office:value-type="float" office:value="216" calcext:value-type="float">
            <text:p>216</text:p>
          </table:table-cell>
          <table:table-cell office:value-type="float" office:value="35.175619" calcext:value-type="float">
            <text:p>35.175619</text:p>
          </table:table-cell>
          <table:table-cell table:formula="of:=([.C222]-[.C221])" office:value-type="float" office:value="0.00054399999999788" calcext:value-type="float">
            <text:p>0.000543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4" office:value-type="float" office:value="217" calcext:value-type="float">
            <text:p>217</text:p>
          </table:table-cell>
          <table:table-cell office:value-type="float" office:value="35.176225" calcext:value-type="float">
            <text:p>35.176225</text:p>
          </table:table-cell>
          <table:table-cell table:formula="of:=([.C223]-[.C222])" office:value-type="float" office:value="0.000606000000004769" calcext:value-type="float">
            <text:p>0.00060600000000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4" office:value-type="float" office:value="218" calcext:value-type="float">
            <text:p>218</text:p>
          </table:table-cell>
          <table:table-cell office:value-type="float" office:value="35.176931" calcext:value-type="float">
            <text:p>35.176931</text:p>
          </table:table-cell>
          <table:table-cell table:formula="of:=([.C224]-[.C223])" office:value-type="float" office:value="0.000706000000000984" calcext:value-type="float">
            <text:p>0.000706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float" office:value="219" calcext:value-type="float">
            <text:p>219</text:p>
          </table:table-cell>
          <table:table-cell office:value-type="float" office:value="35.177635" calcext:value-type="float">
            <text:p>35.177635</text:p>
          </table:table-cell>
          <table:table-cell table:formula="of:=([.C225]-[.C224])" office:value-type="float" office:value="0.000703999999998928" calcext:value-type="float">
            <text:p>0.000703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4" office:value-type="float" office:value="220" calcext:value-type="float">
            <text:p>220</text:p>
          </table:table-cell>
          <table:table-cell office:value-type="float" office:value="35.178273" calcext:value-type="float">
            <text:p>35.178273</text:p>
          </table:table-cell>
          <table:table-cell table:formula="of:=([.C226]-[.C225])" office:value-type="float" office:value="0.000637999999995031" calcext:value-type="float">
            <text:p>0.00063799999999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5.178907" calcext:value-type="float">
            <text:p>35.178907</text:p>
          </table:table-cell>
          <table:table-cell table:formula="of:=([.C227]-[.C226])" office:value-type="float" office:value="0.00063400000000513" calcext:value-type="float">
            <text:p>0.00063400000000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4" office:value-type="float" office:value="222" calcext:value-type="float">
            <text:p>222</text:p>
          </table:table-cell>
          <table:table-cell office:value-type="float" office:value="35.179597" calcext:value-type="float">
            <text:p>35.179597</text:p>
          </table:table-cell>
          <table:table-cell table:formula="of:=([.C228]-[.C227])" office:value-type="float" office:value="0.000689999999998747" calcext:value-type="float">
            <text:p>0.000689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4" office:value-type="float" office:value="223" calcext:value-type="float">
            <text:p>223</text:p>
          </table:table-cell>
          <table:table-cell office:value-type="float" office:value="35.180265" calcext:value-type="float">
            <text:p>35.180265</text:p>
          </table:table-cell>
          <table:table-cell table:formula="of:=([.C229]-[.C228])" office:value-type="float" office:value="0.000667999999997448" calcext:value-type="float">
            <text:p>0.000667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5.180859" calcext:value-type="float">
            <text:p>35.180859</text:p>
          </table:table-cell>
          <table:table-cell table:formula="of:=([.C230]-[.C229])" office:value-type="float" office:value="0.000593999999999539" calcext:value-type="float">
            <text:p>0.00059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4" office:value-type="float" office:value="225" calcext:value-type="float">
            <text:p>225</text:p>
          </table:table-cell>
          <table:table-cell office:value-type="float" office:value="35.181399" calcext:value-type="float">
            <text:p>35.181399</text:p>
          </table:table-cell>
          <table:table-cell table:formula="of:=([.C231]-[.C230])" office:value-type="float" office:value="0.000540000000000873" calcext:value-type="float">
            <text:p>0.000540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4" office:value-type="float" office:value="226" calcext:value-type="float">
            <text:p>226</text:p>
          </table:table-cell>
          <table:table-cell office:value-type="float" office:value="35.181938" calcext:value-type="float">
            <text:p>35.181938</text:p>
          </table:table-cell>
          <table:table-cell table:formula="of:=([.C232]-[.C231])" office:value-type="float" office:value="0.000539000000003398" calcext:value-type="float">
            <text:p>0.000539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4" office:value-type="float" office:value="227" calcext:value-type="float">
            <text:p>227</text:p>
          </table:table-cell>
          <table:table-cell office:value-type="float" office:value="35.182489" calcext:value-type="float">
            <text:p>35.182489</text:p>
          </table:table-cell>
          <table:table-cell table:formula="of:=([.C233]-[.C232])" office:value-type="float" office:value="0.000550999999994417" calcext:value-type="float">
            <text:p>0.00055099999999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4" office:value-type="float" office:value="228" calcext:value-type="float">
            <text:p>228</text:p>
          </table:table-cell>
          <table:table-cell office:value-type="float" office:value="35.183091" calcext:value-type="float">
            <text:p>35.183091</text:p>
          </table:table-cell>
          <table:table-cell table:formula="of:=([.C234]-[.C233])" office:value-type="float" office:value="0.000602000000000658" calcext:value-type="float">
            <text:p>0.000602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4" office:value-type="float" office:value="229" calcext:value-type="float">
            <text:p>229</text:p>
          </table:table-cell>
          <table:table-cell office:value-type="float" office:value="35.183633" calcext:value-type="float">
            <text:p>35.183633</text:p>
          </table:table-cell>
          <table:table-cell table:formula="of:=([.C235]-[.C234])" office:value-type="float" office:value="0.000542000000002929" calcext:value-type="float">
            <text:p>0.000542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5.184171" calcext:value-type="float">
            <text:p>35.184171</text:p>
          </table:table-cell>
          <table:table-cell table:formula="of:=([.C236]-[.C235])" office:value-type="float" office:value="0.000537999999998817" calcext:value-type="float">
            <text:p>0.00053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4" office:value-type="float" office:value="231" calcext:value-type="float">
            <text:p>231</text:p>
          </table:table-cell>
          <table:table-cell office:value-type="float" office:value="35.18471" calcext:value-type="float">
            <text:p>35.18471</text:p>
          </table:table-cell>
          <table:table-cell table:formula="of:=([.C237]-[.C236])" office:value-type="float" office:value="0.000539000000003398" calcext:value-type="float">
            <text:p>0.000539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4" office:value-type="float" office:value="232" calcext:value-type="float">
            <text:p>232</text:p>
          </table:table-cell>
          <table:table-cell office:value-type="float" office:value="35.185247" calcext:value-type="float">
            <text:p>35.185247</text:p>
          </table:table-cell>
          <table:table-cell table:formula="of:=([.C238]-[.C237])" office:value-type="float" office:value="0.000536999999994237" calcext:value-type="float">
            <text:p>0.00053699999999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4" office:value-type="float" office:value="233" calcext:value-type="float">
            <text:p>233</text:p>
          </table:table-cell>
          <table:table-cell office:value-type="float" office:value="35.185784" calcext:value-type="float">
            <text:p>35.185784</text:p>
          </table:table-cell>
          <table:table-cell table:formula="of:=([.C239]-[.C238])" office:value-type="float" office:value="0.000537000000001342" calcext:value-type="float">
            <text:p>0.00053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4" office:value-type="float" office:value="234" calcext:value-type="float">
            <text:p>234</text:p>
          </table:table-cell>
          <table:table-cell office:value-type="float" office:value="35.186321" calcext:value-type="float">
            <text:p>35.186321</text:p>
          </table:table-cell>
          <table:table-cell table:formula="of:=([.C240]-[.C239])" office:value-type="float" office:value="0.000537000000001342" calcext:value-type="float">
            <text:p>0.00053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4" office:value-type="float" office:value="235" calcext:value-type="float">
            <text:p>235</text:p>
          </table:table-cell>
          <table:table-cell office:value-type="float" office:value="35.186858" calcext:value-type="float">
            <text:p>35.186858</text:p>
          </table:table-cell>
          <table:table-cell table:formula="of:=([.C241]-[.C240])" office:value-type="float" office:value="0.000537000000001342" calcext:value-type="float">
            <text:p>0.00053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4" office:value-type="float" office:value="236" calcext:value-type="float">
            <text:p>236</text:p>
          </table:table-cell>
          <table:table-cell office:value-type="float" office:value="35.187395" calcext:value-type="float">
            <text:p>35.187395</text:p>
          </table:table-cell>
          <table:table-cell table:formula="of:=([.C242]-[.C241])" office:value-type="float" office:value="0.000537000000001342" calcext:value-type="float">
            <text:p>0.00053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4" office:value-type="float" office:value="237" calcext:value-type="float">
            <text:p>237</text:p>
          </table:table-cell>
          <table:table-cell office:value-type="float" office:value="35.187931" calcext:value-type="float">
            <text:p>35.187931</text:p>
          </table:table-cell>
          <table:table-cell table:formula="of:=([.C243]-[.C242])" office:value-type="float" office:value="0.000535999999996761" calcext:value-type="float">
            <text:p>0.000535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35.188469" calcext:value-type="float">
            <text:p>35.188469</text:p>
          </table:table-cell>
          <table:table-cell table:formula="of:=([.C244]-[.C243])" office:value-type="float" office:value="0.000537999999998817" calcext:value-type="float">
            <text:p>0.00053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4" office:value-type="float" office:value="239" calcext:value-type="float">
            <text:p>239</text:p>
          </table:table-cell>
          <table:table-cell office:value-type="float" office:value="35.189011" calcext:value-type="float">
            <text:p>35.189011</text:p>
          </table:table-cell>
          <table:table-cell table:formula="of:=([.C245]-[.C244])" office:value-type="float" office:value="0.000542000000002929" calcext:value-type="float">
            <text:p>0.000542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35.18955" calcext:value-type="float">
            <text:p>35.18955</text:p>
          </table:table-cell>
          <table:table-cell table:formula="of:=([.C246]-[.C245])" office:value-type="float" office:value="0.000538999999996292" calcext:value-type="float">
            <text:p>0.00053899999999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4" office:value-type="float" office:value="241" calcext:value-type="float">
            <text:p>241</text:p>
          </table:table-cell>
          <table:table-cell office:value-type="float" office:value="35.190122" calcext:value-type="float">
            <text:p>35.190122</text:p>
          </table:table-cell>
          <table:table-cell table:formula="of:=([.C247]-[.C246])" office:value-type="float" office:value="0.000572000000005346" calcext:value-type="float">
            <text:p>0.00057200000000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35.191018" calcext:value-type="float">
            <text:p>35.191018</text:p>
          </table:table-cell>
          <table:table-cell table:formula="of:=([.C248]-[.C247])" office:value-type="float" office:value="0.000895999999997343" calcext:value-type="float">
            <text:p>0.000895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4" office:value-type="float" office:value="243" calcext:value-type="float">
            <text:p>243</text:p>
          </table:table-cell>
          <table:table-cell office:value-type="float" office:value="35.191689" calcext:value-type="float">
            <text:p>35.191689</text:p>
          </table:table-cell>
          <table:table-cell table:formula="of:=([.C249]-[.C248])" office:value-type="float" office:value="0.00067099999999698" calcext:value-type="float">
            <text:p>0.000670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35.192326" calcext:value-type="float">
            <text:p>35.192326</text:p>
          </table:table-cell>
          <table:table-cell table:formula="of:=([.C250]-[.C249])" office:value-type="float" office:value="0.000637000000004662" calcext:value-type="float">
            <text:p>0.00063700000000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4" office:value-type="float" office:value="245" calcext:value-type="float">
            <text:p>245</text:p>
          </table:table-cell>
          <table:table-cell office:value-type="float" office:value="35.193042" calcext:value-type="float">
            <text:p>35.193042</text:p>
          </table:table-cell>
          <table:table-cell table:formula="of:=([.C251]-[.C250])" office:value-type="float" office:value="0.000715999999997052" calcext:value-type="float">
            <text:p>0.000715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4" office:value-type="float" office:value="246" calcext:value-type="float">
            <text:p>246</text:p>
          </table:table-cell>
          <table:table-cell office:value-type="float" office:value="35.19375" calcext:value-type="float">
            <text:p>35.19375</text:p>
          </table:table-cell>
          <table:table-cell table:formula="of:=([.C252]-[.C251])" office:value-type="float" office:value="0.00070800000000304" calcext:value-type="float">
            <text:p>0.000708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4" office:value-type="float" office:value="247" calcext:value-type="float">
            <text:p>247</text:p>
          </table:table-cell>
          <table:table-cell office:value-type="float" office:value="35.19438" calcext:value-type="float">
            <text:p>35.19438</text:p>
          </table:table-cell>
          <table:table-cell table:formula="of:=([.C253]-[.C252])" office:value-type="float" office:value="0.000630000000001019" calcext:value-type="float">
            <text:p>0.000630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4" office:value-type="float" office:value="248" calcext:value-type="float">
            <text:p>248</text:p>
          </table:table-cell>
          <table:table-cell office:value-type="float" office:value="35.194981" calcext:value-type="float">
            <text:p>35.194981</text:p>
          </table:table-cell>
          <table:table-cell table:formula="of:=([.C254]-[.C253])" office:value-type="float" office:value="0.000600999999996077" calcext:value-type="float">
            <text:p>0.00060099999999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4" office:value-type="float" office:value="249" calcext:value-type="float">
            <text:p>249</text:p>
          </table:table-cell>
          <table:table-cell office:value-type="float" office:value="35.195522" calcext:value-type="float">
            <text:p>35.195522</text:p>
          </table:table-cell>
          <table:table-cell table:formula="of:=([.C255]-[.C254])" office:value-type="float" office:value="0.000540999999998348" calcext:value-type="float">
            <text:p>0.000540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35.195879" calcext:value-type="float">
            <text:p>35.195879</text:p>
          </table:table-cell>
          <table:table-cell table:formula="of:=([.C256]-[.C255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4" office:value-type="float" office:value="251" calcext:value-type="float">
            <text:p>251</text:p>
          </table:table-cell>
          <table:table-cell office:value-type="float" office:value="35.196237" calcext:value-type="float">
            <text:p>35.196237</text:p>
          </table:table-cell>
          <table:table-cell table:formula="of:=([.C257]-[.C256])" office:value-type="float" office:value="0.000357999999998526" calcext:value-type="float">
            <text:p>0.00035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4" office:value-type="float" office:value="252" calcext:value-type="float">
            <text:p>252</text:p>
          </table:table-cell>
          <table:table-cell office:value-type="float" office:value="35.196594" calcext:value-type="float">
            <text:p>35.196594</text:p>
          </table:table-cell>
          <table:table-cell table:formula="of:=([.C258]-[.C257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4" office:value-type="float" office:value="253" calcext:value-type="float">
            <text:p>253</text:p>
          </table:table-cell>
          <table:table-cell office:value-type="float" office:value="35.196953" calcext:value-type="float">
            <text:p>35.196953</text:p>
          </table:table-cell>
          <table:table-cell table:formula="of:=([.C259]-[.C258])" office:value-type="float" office:value="0.000359000000003107" calcext:value-type="float">
            <text:p>0.000359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4" office:value-type="float" office:value="254" calcext:value-type="float">
            <text:p>254</text:p>
          </table:table-cell>
          <table:table-cell office:value-type="float" office:value="35.19731" calcext:value-type="float">
            <text:p>35.19731</text:p>
          </table:table-cell>
          <table:table-cell table:formula="of:=([.C260]-[.C259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4" office:value-type="float" office:value="255" calcext:value-type="float">
            <text:p>255</text:p>
          </table:table-cell>
          <table:table-cell office:value-type="float" office:value="35.197668" calcext:value-type="float">
            <text:p>35.197668</text:p>
          </table:table-cell>
          <table:table-cell table:formula="of:=([.C261]-[.C260])" office:value-type="float" office:value="0.000357999999998526" calcext:value-type="float">
            <text:p>0.00035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4" office:value-type="float" office:value="256" calcext:value-type="float">
            <text:p>256</text:p>
          </table:table-cell>
          <table:table-cell office:value-type="float" office:value="35.198025" calcext:value-type="float">
            <text:p>35.198025</text:p>
          </table:table-cell>
          <table:table-cell table:formula="of:=([.C262]-[.C261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4" office:value-type="float" office:value="257" calcext:value-type="float">
            <text:p>257</text:p>
          </table:table-cell>
          <table:table-cell office:value-type="float" office:value="35.198383" calcext:value-type="float">
            <text:p>35.198383</text:p>
          </table:table-cell>
          <table:table-cell table:formula="of:=([.C263]-[.C262])" office:value-type="float" office:value="0.000357999999998526" calcext:value-type="float">
            <text:p>0.00035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5.19874" calcext:value-type="float">
            <text:p>35.19874</text:p>
          </table:table-cell>
          <table:table-cell table:formula="of:=([.C264]-[.C263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5.199097" calcext:value-type="float">
            <text:p>35.199097</text:p>
          </table:table-cell>
          <table:table-cell table:formula="of:=([.C265]-[.C264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4" office:value-type="float" office:value="260" calcext:value-type="float">
            <text:p>260</text:p>
          </table:table-cell>
          <table:table-cell office:value-type="float" office:value="35.199455" calcext:value-type="float">
            <text:p>35.199455</text:p>
          </table:table-cell>
          <table:table-cell table:formula="of:=([.C266]-[.C265])" office:value-type="float" office:value="0.000357999999998526" calcext:value-type="float">
            <text:p>0.00035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4" office:value-type="float" office:value="261" calcext:value-type="float">
            <text:p>261</text:p>
          </table:table-cell>
          <table:table-cell office:value-type="float" office:value="35.199812" calcext:value-type="float">
            <text:p>35.199812</text:p>
          </table:table-cell>
          <table:table-cell table:formula="of:=([.C267]-[.C266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4" office:value-type="float" office:value="262" calcext:value-type="float">
            <text:p>262</text:p>
          </table:table-cell>
          <table:table-cell office:value-type="float" office:value="35.20017" calcext:value-type="float">
            <text:p>35.20017</text:p>
          </table:table-cell>
          <table:table-cell table:formula="of:=([.C268]-[.C267])" office:value-type="float" office:value="0.000357999999998526" calcext:value-type="float">
            <text:p>0.00035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4" office:value-type="float" office:value="263" calcext:value-type="float">
            <text:p>263</text:p>
          </table:table-cell>
          <table:table-cell office:value-type="float" office:value="35.200706" calcext:value-type="float">
            <text:p>35.200706</text:p>
          </table:table-cell>
          <table:table-cell table:formula="of:=([.C269]-[.C268])" office:value-type="float" office:value="0.000535999999996761" calcext:value-type="float">
            <text:p>0.000535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4" office:value-type="float" office:value="264" calcext:value-type="float">
            <text:p>264</text:p>
          </table:table-cell>
          <table:table-cell office:value-type="float" office:value="35.201063" calcext:value-type="float">
            <text:p>35.201063</text:p>
          </table:table-cell>
          <table:table-cell table:formula="of:=([.C270]-[.C269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35.2016" calcext:value-type="float">
            <text:p>35.2016</text:p>
          </table:table-cell>
          <table:table-cell table:formula="of:=([.C271]-[.C270])" office:value-type="float" office:value="0.000537000000001342" calcext:value-type="float">
            <text:p>0.00053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4" office:value-type="float" office:value="266" calcext:value-type="float">
            <text:p>266</text:p>
          </table:table-cell>
          <table:table-cell office:value-type="float" office:value="35.202151" calcext:value-type="float">
            <text:p>35.202151</text:p>
          </table:table-cell>
          <table:table-cell table:formula="of:=([.C272]-[.C271])" office:value-type="float" office:value="0.000551000000001523" calcext:value-type="float">
            <text:p>0.000551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4" office:value-type="float" office:value="267" calcext:value-type="float">
            <text:p>267</text:p>
          </table:table-cell>
          <table:table-cell office:value-type="float" office:value="35.202687" calcext:value-type="float">
            <text:p>35.202687</text:p>
          </table:table-cell>
          <table:table-cell table:formula="of:=([.C273]-[.C272])" office:value-type="float" office:value="0.000535999999996761" calcext:value-type="float">
            <text:p>0.000535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4" office:value-type="float" office:value="268" calcext:value-type="float">
            <text:p>268</text:p>
          </table:table-cell>
          <table:table-cell office:value-type="float" office:value="35.203274" calcext:value-type="float">
            <text:p>35.203274</text:p>
          </table:table-cell>
          <table:table-cell table:formula="of:=([.C274]-[.C273])" office:value-type="float" office:value="0.000587000000003002" calcext:value-type="float">
            <text:p>0.000587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4" office:value-type="float" office:value="269" calcext:value-type="float">
            <text:p>269</text:p>
          </table:table-cell>
          <table:table-cell office:value-type="float" office:value="35.203454" calcext:value-type="float">
            <text:p>35.203454</text:p>
          </table:table-cell>
          <table:table-cell table:formula="of:=([.C275]-[.C274])" office:value-type="float" office:value="0.000180000000000291" calcext:value-type="float">
            <text:p>0.0001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4" office:value-type="float" office:value="270" calcext:value-type="float">
            <text:p>270</text:p>
          </table:table-cell>
          <table:table-cell office:value-type="float" office:value="35.203999" calcext:value-type="float">
            <text:p>35.203999</text:p>
          </table:table-cell>
          <table:table-cell table:formula="of:=([.C276]-[.C275])" office:value-type="float" office:value="0.00054500000000246" calcext:value-type="float">
            <text:p>0.000545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4" office:value-type="float" office:value="271" calcext:value-type="float">
            <text:p>271</text:p>
          </table:table-cell>
          <table:table-cell office:value-type="float" office:value="35.204655" calcext:value-type="float">
            <text:p>35.204655</text:p>
          </table:table-cell>
          <table:table-cell table:formula="of:=([.C277]-[.C276])" office:value-type="float" office:value="0.000655999999999324" calcext:value-type="float">
            <text:p>0.000655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4" office:value-type="float" office:value="272" calcext:value-type="float">
            <text:p>272</text:p>
          </table:table-cell>
          <table:table-cell office:value-type="float" office:value="35.205289" calcext:value-type="float">
            <text:p>35.205289</text:p>
          </table:table-cell>
          <table:table-cell table:formula="of:=([.C278]-[.C277])" office:value-type="float" office:value="0.000633999999998025" calcext:value-type="float">
            <text:p>0.000633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4" office:value-type="float" office:value="273" calcext:value-type="float">
            <text:p>273</text:p>
          </table:table-cell>
          <table:table-cell office:value-type="float" office:value="35.205911" calcext:value-type="float">
            <text:p>35.205911</text:p>
          </table:table-cell>
          <table:table-cell table:formula="of:=([.C279]-[.C278])" office:value-type="float" office:value="0.0006219999999999" calcext:value-type="float">
            <text:p>0.00062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4" office:value-type="float" office:value="274" calcext:value-type="float">
            <text:p>274</text:p>
          </table:table-cell>
          <table:table-cell office:value-type="float" office:value="35.206572" calcext:value-type="float">
            <text:p>35.206572</text:p>
          </table:table-cell>
          <table:table-cell table:formula="of:=([.C280]-[.C279])" office:value-type="float" office:value="0.000661000000000911" calcext:value-type="float">
            <text:p>0.000661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4" office:value-type="float" office:value="275" calcext:value-type="float">
            <text:p>275</text:p>
          </table:table-cell>
          <table:table-cell office:value-type="float" office:value="35.207225" calcext:value-type="float">
            <text:p>35.207225</text:p>
          </table:table-cell>
          <table:table-cell table:formula="of:=([.C281]-[.C280])" office:value-type="float" office:value="0.000652999999999793" calcext:value-type="float">
            <text:p>0.00065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4" office:value-type="float" office:value="276" calcext:value-type="float">
            <text:p>276</text:p>
          </table:table-cell>
          <table:table-cell office:value-type="float" office:value="35.207936" calcext:value-type="float">
            <text:p>35.207936</text:p>
          </table:table-cell>
          <table:table-cell table:formula="of:=([.C282]-[.C281])" office:value-type="float" office:value="0.000710999999995465" calcext:value-type="float">
            <text:p>0.00071099999999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4" office:value-type="float" office:value="277" calcext:value-type="float">
            <text:p>277</text:p>
          </table:table-cell>
          <table:table-cell office:value-type="float" office:value="35.208591" calcext:value-type="float">
            <text:p>35.208591</text:p>
          </table:table-cell>
          <table:table-cell table:formula="of:=([.C283]-[.C282])" office:value-type="float" office:value="0.000655000000001849" calcext:value-type="float">
            <text:p>0.000655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4" office:value-type="float" office:value="278" calcext:value-type="float">
            <text:p>278</text:p>
          </table:table-cell>
          <table:table-cell office:value-type="float" office:value="35.209199" calcext:value-type="float">
            <text:p>35.209199</text:p>
          </table:table-cell>
          <table:table-cell table:formula="of:=([.C284]-[.C283])" office:value-type="float" office:value="0.00060799999999972" calcext:value-type="float">
            <text:p>0.00060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4" office:value-type="float" office:value="279" calcext:value-type="float">
            <text:p>279</text:p>
          </table:table-cell>
          <table:table-cell office:value-type="float" office:value="35.209738" calcext:value-type="float">
            <text:p>35.209738</text:p>
          </table:table-cell>
          <table:table-cell table:formula="of:=([.C285]-[.C284])" office:value-type="float" office:value="0.000539000000003398" calcext:value-type="float">
            <text:p>0.000539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5.210274" calcext:value-type="float">
            <text:p>35.210274</text:p>
          </table:table-cell>
          <table:table-cell table:formula="of:=([.C286]-[.C285])" office:value-type="float" office:value="0.000535999999996761" calcext:value-type="float">
            <text:p>0.000535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4" office:value-type="float" office:value="281" calcext:value-type="float">
            <text:p>281</text:p>
          </table:table-cell>
          <table:table-cell office:value-type="float" office:value="35.210632" calcext:value-type="float">
            <text:p>35.210632</text:p>
          </table:table-cell>
          <table:table-cell table:formula="of:=([.C287]-[.C286])" office:value-type="float" office:value="0.000357999999998526" calcext:value-type="float">
            <text:p>0.00035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35.21117" calcext:value-type="float">
            <text:p>35.21117</text:p>
          </table:table-cell>
          <table:table-cell table:formula="of:=([.C288]-[.C287])" office:value-type="float" office:value="0.000538000000005923" calcext:value-type="float">
            <text:p>0.00053800000000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4" office:value-type="float" office:value="283" calcext:value-type="float">
            <text:p>283</text:p>
          </table:table-cell>
          <table:table-cell office:value-type="float" office:value="35.211709" calcext:value-type="float">
            <text:p>35.211709</text:p>
          </table:table-cell>
          <table:table-cell table:formula="of:=([.C289]-[.C288])" office:value-type="float" office:value="0.000538999999996292" calcext:value-type="float">
            <text:p>0.00053899999999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4" office:value-type="float" office:value="284" calcext:value-type="float">
            <text:p>284</text:p>
          </table:table-cell>
          <table:table-cell office:value-type="float" office:value="35.212244" calcext:value-type="float">
            <text:p>35.212244</text:p>
          </table:table-cell>
          <table:table-cell table:formula="of:=([.C290]-[.C289])" office:value-type="float" office:value="0.000534999999999286" calcext:value-type="float">
            <text:p>0.000534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4" office:value-type="float" office:value="285" calcext:value-type="float">
            <text:p>285</text:p>
          </table:table-cell>
          <table:table-cell office:value-type="float" office:value="35.212782" calcext:value-type="float">
            <text:p>35.212782</text:p>
          </table:table-cell>
          <table:table-cell table:formula="of:=([.C291]-[.C290])" office:value-type="float" office:value="0.000537999999998817" calcext:value-type="float">
            <text:p>0.00053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4" office:value-type="float" office:value="286" calcext:value-type="float">
            <text:p>286</text:p>
          </table:table-cell>
          <table:table-cell office:value-type="float" office:value="35.213379" calcext:value-type="float">
            <text:p>35.213379</text:p>
          </table:table-cell>
          <table:table-cell table:formula="of:=([.C292]-[.C291])" office:value-type="float" office:value="0.000597000000006176" calcext:value-type="float">
            <text:p>0.00059700000000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4" office:value-type="float" office:value="287" calcext:value-type="float">
            <text:p>287</text:p>
          </table:table-cell>
          <table:table-cell office:value-type="float" office:value="35.213916" calcext:value-type="float">
            <text:p>35.213916</text:p>
          </table:table-cell>
          <table:table-cell table:formula="of:=([.C293]-[.C292])" office:value-type="float" office:value="0.000536999999994237" calcext:value-type="float">
            <text:p>0.00053699999999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4" office:value-type="float" office:value="288" calcext:value-type="float">
            <text:p>288</text:p>
          </table:table-cell>
          <table:table-cell office:value-type="float" office:value="35.214452" calcext:value-type="float">
            <text:p>35.214452</text:p>
          </table:table-cell>
          <table:table-cell table:formula="of:=([.C294]-[.C293])" office:value-type="float" office:value="0.000536000000003867" calcext:value-type="float">
            <text:p>0.00053600000000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4" office:value-type="float" office:value="289" calcext:value-type="float">
            <text:p>289</text:p>
          </table:table-cell>
          <table:table-cell office:value-type="float" office:value="35.214988" calcext:value-type="float">
            <text:p>35.214988</text:p>
          </table:table-cell>
          <table:table-cell table:formula="of:=([.C295]-[.C294])" office:value-type="float" office:value="0.000535999999996761" calcext:value-type="float">
            <text:p>0.000535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35.215525" calcext:value-type="float">
            <text:p>35.215525</text:p>
          </table:table-cell>
          <table:table-cell table:formula="of:=([.C296]-[.C295])" office:value-type="float" office:value="0.000537000000001342" calcext:value-type="float">
            <text:p>0.00053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4" office:value-type="float" office:value="291" calcext:value-type="float">
            <text:p>291</text:p>
          </table:table-cell>
          <table:table-cell office:value-type="float" office:value="35.216062" calcext:value-type="float">
            <text:p>35.216062</text:p>
          </table:table-cell>
          <table:table-cell table:formula="of:=([.C297]-[.C296])" office:value-type="float" office:value="0.000537000000001342" calcext:value-type="float">
            <text:p>0.00053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4" office:value-type="float" office:value="292" calcext:value-type="float">
            <text:p>292</text:p>
          </table:table-cell>
          <table:table-cell office:value-type="float" office:value="35.216655" calcext:value-type="float">
            <text:p>35.216655</text:p>
          </table:table-cell>
          <table:table-cell table:formula="of:=([.C298]-[.C297])" office:value-type="float" office:value="0.000593000000002064" calcext:value-type="float">
            <text:p>0.000593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35.217192" calcext:value-type="float">
            <text:p>35.217192</text:p>
          </table:table-cell>
          <table:table-cell table:formula="of:=([.C299]-[.C298])" office:value-type="float" office:value="0.000536999999994237" calcext:value-type="float">
            <text:p>0.00053699999999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4" office:value-type="float" office:value="294" calcext:value-type="float">
            <text:p>294</text:p>
          </table:table-cell>
          <table:table-cell office:value-type="float" office:value="35.217729" calcext:value-type="float">
            <text:p>35.217729</text:p>
          </table:table-cell>
          <table:table-cell table:formula="of:=([.C300]-[.C299])" office:value-type="float" office:value="0.000537000000001342" calcext:value-type="float">
            <text:p>0.00053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4" office:value-type="float" office:value="295" calcext:value-type="float">
            <text:p>295</text:p>
          </table:table-cell>
          <table:table-cell office:value-type="float" office:value="35.21828" calcext:value-type="float">
            <text:p>35.21828</text:p>
          </table:table-cell>
          <table:table-cell table:formula="of:=([.C301]-[.C300])" office:value-type="float" office:value="0.000551000000001523" calcext:value-type="float">
            <text:p>0.000551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4" office:value-type="float" office:value="296" calcext:value-type="float">
            <text:p>296</text:p>
          </table:table-cell>
          <table:table-cell office:value-type="float" office:value="35.21892" calcext:value-type="float">
            <text:p>35.21892</text:p>
          </table:table-cell>
          <table:table-cell table:formula="of:=([.C302]-[.C301])" office:value-type="float" office:value="0.000639999999997087" calcext:value-type="float">
            <text:p>0.000639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4" office:value-type="float" office:value="297" calcext:value-type="float">
            <text:p>297</text:p>
          </table:table-cell>
          <table:table-cell office:value-type="float" office:value="35.219633" calcext:value-type="float">
            <text:p>35.219633</text:p>
          </table:table-cell>
          <table:table-cell table:formula="of:=([.C303]-[.C302])" office:value-type="float" office:value="0.000713000000004627" calcext:value-type="float">
            <text:p>0.00071300000000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4" office:value-type="float" office:value="298" calcext:value-type="float">
            <text:p>298</text:p>
          </table:table-cell>
          <table:table-cell office:value-type="float" office:value="35.220272" calcext:value-type="float">
            <text:p>35.220272</text:p>
          </table:table-cell>
          <table:table-cell table:formula="of:=([.C304]-[.C303])" office:value-type="float" office:value="0.000638999999999612" calcext:value-type="float">
            <text:p>0.00063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4" office:value-type="float" office:value="299" calcext:value-type="float">
            <text:p>299</text:p>
          </table:table-cell>
          <table:table-cell office:value-type="float" office:value="35.220903" calcext:value-type="float">
            <text:p>35.220903</text:p>
          </table:table-cell>
          <table:table-cell table:formula="of:=([.C305]-[.C304])" office:value-type="float" office:value="0.000630999999998494" calcext:value-type="float">
            <text:p>0.000630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35.221533" calcext:value-type="float">
            <text:p>35.221533</text:p>
          </table:table-cell>
          <table:table-cell table:formula="of:=([.C306]-[.C305])" office:value-type="float" office:value="0.000630000000001019" calcext:value-type="float">
            <text:p>0.000630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5.222179" calcext:value-type="float">
            <text:p>35.222179</text:p>
          </table:table-cell>
          <table:table-cell table:formula="of:=([.C307]-[.C306])" office:value-type="float" office:value="0.00064599999999615" calcext:value-type="float">
            <text:p>0.00064599999999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4" office:value-type="float" office:value="302" calcext:value-type="float">
            <text:p>302</text:p>
          </table:table-cell>
          <table:table-cell office:value-type="float" office:value="35.222867" calcext:value-type="float">
            <text:p>35.222867</text:p>
          </table:table-cell>
          <table:table-cell table:formula="of:=([.C308]-[.C307])" office:value-type="float" office:value="0.000688000000003797" calcext:value-type="float">
            <text:p>0.00068800000000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4" office:value-type="float" office:value="303" calcext:value-type="float">
            <text:p>303</text:p>
          </table:table-cell>
          <table:table-cell office:value-type="float" office:value="35.223438" calcext:value-type="float">
            <text:p>35.223438</text:p>
          </table:table-cell>
          <table:table-cell table:formula="of:=([.C309]-[.C308])" office:value-type="float" office:value="0.000571000000000765" calcext:value-type="float">
            <text:p>0.000571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4" office:value-type="float" office:value="304" calcext:value-type="float">
            <text:p>304</text:p>
          </table:table-cell>
          <table:table-cell office:value-type="float" office:value="35.223977" calcext:value-type="float">
            <text:p>35.223977</text:p>
          </table:table-cell>
          <table:table-cell table:formula="of:=([.C310]-[.C309])" office:value-type="float" office:value="0.000538999999996292" calcext:value-type="float">
            <text:p>0.00053899999999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4" office:value-type="float" office:value="305" calcext:value-type="float">
            <text:p>305</text:p>
          </table:table-cell>
          <table:table-cell office:value-type="float" office:value="35.224514" calcext:value-type="float">
            <text:p>35.224514</text:p>
          </table:table-cell>
          <table:table-cell table:formula="of:=([.C311]-[.C310])" office:value-type="float" office:value="0.000537000000001342" calcext:value-type="float">
            <text:p>0.00053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4" office:value-type="float" office:value="306" calcext:value-type="float">
            <text:p>306</text:p>
          </table:table-cell>
          <table:table-cell office:value-type="float" office:value="35.225054" calcext:value-type="float">
            <text:p>35.225054</text:p>
          </table:table-cell>
          <table:table-cell table:formula="of:=([.C312]-[.C311])" office:value-type="float" office:value="0.000540000000000873" calcext:value-type="float">
            <text:p>0.000540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4" office:value-type="float" office:value="307" calcext:value-type="float">
            <text:p>307</text:p>
          </table:table-cell>
          <table:table-cell office:value-type="float" office:value="35.225594" calcext:value-type="float">
            <text:p>35.225594</text:p>
          </table:table-cell>
          <table:table-cell table:formula="of:=([.C313]-[.C312])" office:value-type="float" office:value="0.000540000000000873" calcext:value-type="float">
            <text:p>0.000540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4" office:value-type="float" office:value="308" calcext:value-type="float">
            <text:p>308</text:p>
          </table:table-cell>
          <table:table-cell office:value-type="float" office:value="35.226129" calcext:value-type="float">
            <text:p>35.226129</text:p>
          </table:table-cell>
          <table:table-cell table:formula="of:=([.C314]-[.C313])" office:value-type="float" office:value="0.000534999999999286" calcext:value-type="float">
            <text:p>0.000534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4" office:value-type="float" office:value="309" calcext:value-type="float">
            <text:p>309</text:p>
          </table:table-cell>
          <table:table-cell office:value-type="float" office:value="35.226665" calcext:value-type="float">
            <text:p>35.226665</text:p>
          </table:table-cell>
          <table:table-cell table:formula="of:=([.C315]-[.C314])" office:value-type="float" office:value="0.000535999999996761" calcext:value-type="float">
            <text:p>0.000535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35.227202" calcext:value-type="float">
            <text:p>35.227202</text:p>
          </table:table-cell>
          <table:table-cell table:formula="of:=([.C316]-[.C315])" office:value-type="float" office:value="0.000537000000001342" calcext:value-type="float">
            <text:p>0.00053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4" office:value-type="float" office:value="311" calcext:value-type="float">
            <text:p>311</text:p>
          </table:table-cell>
          <table:table-cell office:value-type="float" office:value="35.227743" calcext:value-type="float">
            <text:p>35.227743</text:p>
          </table:table-cell>
          <table:table-cell table:formula="of:=([.C317]-[.C316])" office:value-type="float" office:value="0.000540999999998348" calcext:value-type="float">
            <text:p>0.000540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4" office:value-type="float" office:value="312" calcext:value-type="float">
            <text:p>312</text:p>
          </table:table-cell>
          <table:table-cell office:value-type="float" office:value="35.228282" calcext:value-type="float">
            <text:p>35.228282</text:p>
          </table:table-cell>
          <table:table-cell table:formula="of:=([.C318]-[.C317])" office:value-type="float" office:value="0.000539000000003398" calcext:value-type="float">
            <text:p>0.000539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4" office:value-type="float" office:value="313" calcext:value-type="float">
            <text:p>313</text:p>
          </table:table-cell>
          <table:table-cell office:value-type="float" office:value="35.228821" calcext:value-type="float">
            <text:p>35.228821</text:p>
          </table:table-cell>
          <table:table-cell table:formula="of:=([.C319]-[.C318])" office:value-type="float" office:value="0.000539000000003398" calcext:value-type="float">
            <text:p>0.000539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4" office:value-type="float" office:value="314" calcext:value-type="float">
            <text:p>314</text:p>
          </table:table-cell>
          <table:table-cell office:value-type="float" office:value="35.229358" calcext:value-type="float">
            <text:p>35.229358</text:p>
          </table:table-cell>
          <table:table-cell table:formula="of:=([.C320]-[.C319])" office:value-type="float" office:value="0.000536999999994237" calcext:value-type="float">
            <text:p>0.00053699999999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4" office:value-type="float" office:value="315" calcext:value-type="float">
            <text:p>315</text:p>
          </table:table-cell>
          <table:table-cell office:value-type="float" office:value="35.229896" calcext:value-type="float">
            <text:p>35.229896</text:p>
          </table:table-cell>
          <table:table-cell table:formula="of:=([.C321]-[.C320])" office:value-type="float" office:value="0.000537999999998817" calcext:value-type="float">
            <text:p>0.00053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5.230433" calcext:value-type="float">
            <text:p>35.230433</text:p>
          </table:table-cell>
          <table:table-cell table:formula="of:=([.C322]-[.C321])" office:value-type="float" office:value="0.000537000000001342" calcext:value-type="float">
            <text:p>0.00053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35.230791" calcext:value-type="float">
            <text:p>35.230791</text:p>
          </table:table-cell>
          <table:table-cell table:formula="of:=([.C323]-[.C322])" office:value-type="float" office:value="0.000358000000005632" calcext:value-type="float">
            <text:p>0.00035800000000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4" office:value-type="float" office:value="318" calcext:value-type="float">
            <text:p>318</text:p>
          </table:table-cell>
          <table:table-cell office:value-type="float" office:value="35.231148" calcext:value-type="float">
            <text:p>35.231148</text:p>
          </table:table-cell>
          <table:table-cell table:formula="of:=([.C324]-[.C323])" office:value-type="float" office:value="0.000356999999993945" calcext:value-type="float">
            <text:p>0.00035699999999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4" office:value-type="float" office:value="319" calcext:value-type="float">
            <text:p>319</text:p>
          </table:table-cell>
          <table:table-cell office:value-type="float" office:value="35.231506" calcext:value-type="float">
            <text:p>35.231506</text:p>
          </table:table-cell>
          <table:table-cell table:formula="of:=([.C325]-[.C324])" office:value-type="float" office:value="0.000358000000005632" calcext:value-type="float">
            <text:p>0.00035800000000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4" office:value-type="float" office:value="320" calcext:value-type="float">
            <text:p>320</text:p>
          </table:table-cell>
          <table:table-cell office:value-type="float" office:value="35.231864" calcext:value-type="float">
            <text:p>35.231864</text:p>
          </table:table-cell>
          <table:table-cell table:formula="of:=([.C326]-[.C325])" office:value-type="float" office:value="0.000357999999998526" calcext:value-type="float">
            <text:p>0.00035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4" office:value-type="float" office:value="321" calcext:value-type="float">
            <text:p>321</text:p>
          </table:table-cell>
          <table:table-cell office:value-type="float" office:value="35.232252" calcext:value-type="float">
            <text:p>35.232252</text:p>
          </table:table-cell>
          <table:table-cell table:formula="of:=([.C327]-[.C326])" office:value-type="float" office:value="0.000388000000000943" calcext:value-type="float">
            <text:p>0.000388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4" office:value-type="float" office:value="322" calcext:value-type="float">
            <text:p>322</text:p>
          </table:table-cell>
          <table:table-cell office:value-type="float" office:value="35.232716" calcext:value-type="float">
            <text:p>35.232716</text:p>
          </table:table-cell>
          <table:table-cell table:formula="of:=([.C328]-[.C327])" office:value-type="float" office:value="0.000464000000000908" calcext:value-type="float">
            <text:p>0.000464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35.23324" calcext:value-type="float">
            <text:p>35.23324</text:p>
          </table:table-cell>
          <table:table-cell table:formula="of:=([.C329]-[.C328])" office:value-type="float" office:value="0.000523999999998637" calcext:value-type="float">
            <text:p>0.000523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4" office:value-type="float" office:value="324" calcext:value-type="float">
            <text:p>324</text:p>
          </table:table-cell>
          <table:table-cell office:value-type="float" office:value="35.233659" calcext:value-type="float">
            <text:p>35.233659</text:p>
          </table:table-cell>
          <table:table-cell table:formula="of:=([.C330]-[.C329])" office:value-type="float" office:value="0.000419000000000835" calcext:value-type="float">
            <text:p>0.000419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4" office:value-type="float" office:value="325" calcext:value-type="float">
            <text:p>325</text:p>
          </table:table-cell>
          <table:table-cell office:value-type="float" office:value="35.234072" calcext:value-type="float">
            <text:p>35.234072</text:p>
          </table:table-cell>
          <table:table-cell table:formula="of:=([.C331]-[.C330])" office:value-type="float" office:value="0.000412999999994668" calcext:value-type="float">
            <text:p>0.00041299999999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4" office:value-type="float" office:value="326" calcext:value-type="float">
            <text:p>326</text:p>
          </table:table-cell>
          <table:table-cell office:value-type="float" office:value="35.234486" calcext:value-type="float">
            <text:p>35.234486</text:p>
          </table:table-cell>
          <table:table-cell table:formula="of:=([.C332]-[.C331])" office:value-type="float" office:value="0.000413999999999248" calcext:value-type="float">
            <text:p>0.000413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4" office:value-type="float" office:value="327" calcext:value-type="float">
            <text:p>327</text:p>
          </table:table-cell>
          <table:table-cell office:value-type="float" office:value="35.234895" calcext:value-type="float">
            <text:p>35.234895</text:p>
          </table:table-cell>
          <table:table-cell table:formula="of:=([.C333]-[.C332])" office:value-type="float" office:value="0.000409000000004767" calcext:value-type="float">
            <text:p>0.00040900000000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5.235312" calcext:value-type="float">
            <text:p>35.235312</text:p>
          </table:table-cell>
          <table:table-cell table:formula="of:=([.C334]-[.C333])" office:value-type="float" office:value="0.000416999999998779" calcext:value-type="float">
            <text:p>0.000416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4" office:value-type="float" office:value="329" calcext:value-type="float">
            <text:p>329</text:p>
          </table:table-cell>
          <table:table-cell office:value-type="float" office:value="35.235783" calcext:value-type="float">
            <text:p>35.235783</text:p>
          </table:table-cell>
          <table:table-cell table:formula="of:=([.C335]-[.C334])" office:value-type="float" office:value="0.000470999999997446" calcext:value-type="float">
            <text:p>0.000470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4" office:value-type="float" office:value="330" calcext:value-type="float">
            <text:p>330</text:p>
          </table:table-cell>
          <table:table-cell office:value-type="float" office:value="35.236242" calcext:value-type="float">
            <text:p>35.236242</text:p>
          </table:table-cell>
          <table:table-cell table:formula="of:=([.C336]-[.C335])" office:value-type="float" office:value="0.000458999999999321" calcext:value-type="float">
            <text:p>0.000458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4" office:value-type="float" office:value="331" calcext:value-type="float">
            <text:p>331</text:p>
          </table:table-cell>
          <table:table-cell office:value-type="float" office:value="35.236681" calcext:value-type="float">
            <text:p>35.236681</text:p>
          </table:table-cell>
          <table:table-cell table:formula="of:=([.C337]-[.C336])" office:value-type="float" office:value="0.000439000000000078" calcext:value-type="float">
            <text:p>0.00043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4" office:value-type="float" office:value="332" calcext:value-type="float">
            <text:p>332</text:p>
          </table:table-cell>
          <table:table-cell office:value-type="float" office:value="35.237068" calcext:value-type="float">
            <text:p>35.237068</text:p>
          </table:table-cell>
          <table:table-cell table:formula="of:=([.C338]-[.C337])" office:value-type="float" office:value="0.000387000000003468" calcext:value-type="float">
            <text:p>0.000387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4" office:value-type="float" office:value="333" calcext:value-type="float">
            <text:p>333</text:p>
          </table:table-cell>
          <table:table-cell office:value-type="float" office:value="35.237606" calcext:value-type="float">
            <text:p>35.237606</text:p>
          </table:table-cell>
          <table:table-cell table:formula="of:=([.C339]-[.C338])" office:value-type="float" office:value="0.000537999999998817" calcext:value-type="float">
            <text:p>0.00053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35.237963" calcext:value-type="float">
            <text:p>35.237963</text:p>
          </table:table-cell>
          <table:table-cell table:formula="of:=([.C340]-[.C339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4" office:value-type="float" office:value="335" calcext:value-type="float">
            <text:p>335</text:p>
          </table:table-cell>
          <table:table-cell office:value-type="float" office:value="35.238321" calcext:value-type="float">
            <text:p>35.238321</text:p>
          </table:table-cell>
          <table:table-cell table:formula="of:=([.C341]-[.C340])" office:value-type="float" office:value="0.000357999999998526" calcext:value-type="float">
            <text:p>0.00035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35.238857" calcext:value-type="float">
            <text:p>35.238857</text:p>
          </table:table-cell>
          <table:table-cell table:formula="of:=([.C342]-[.C341])" office:value-type="float" office:value="0.000536000000003867" calcext:value-type="float">
            <text:p>0.00053600000000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4" office:value-type="float" office:value="337" calcext:value-type="float">
            <text:p>337</text:p>
          </table:table-cell>
          <table:table-cell office:value-type="float" office:value="35.239215" calcext:value-type="float">
            <text:p>35.239215</text:p>
          </table:table-cell>
          <table:table-cell table:formula="of:=([.C343]-[.C342])" office:value-type="float" office:value="0.000357999999998526" calcext:value-type="float">
            <text:p>0.00035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4" office:value-type="float" office:value="338" calcext:value-type="float">
            <text:p>338</text:p>
          </table:table-cell>
          <table:table-cell office:value-type="float" office:value="35.239932" calcext:value-type="float">
            <text:p>35.239932</text:p>
          </table:table-cell>
          <table:table-cell table:formula="of:=([.C344]-[.C343])" office:value-type="float" office:value="0.000717000000001633" calcext:value-type="float">
            <text:p>0.000717000000002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35.240289" calcext:value-type="float">
            <text:p>35.240289</text:p>
          </table:table-cell>
          <table:table-cell table:formula="of:=([.C345]-[.C344])" office:value-type="float" office:value="0.000356999999993945" calcext:value-type="float">
            <text:p>0.00035699999999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4" office:value-type="float" office:value="340" calcext:value-type="float">
            <text:p>340</text:p>
          </table:table-cell>
          <table:table-cell office:value-type="float" office:value="35.240647" calcext:value-type="float">
            <text:p>35.240647</text:p>
          </table:table-cell>
          <table:table-cell table:formula="of:=([.C346]-[.C345])" office:value-type="float" office:value="0.000358000000005632" calcext:value-type="float">
            <text:p>0.00035800000000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4" office:value-type="float" office:value="341" calcext:value-type="float">
            <text:p>341</text:p>
          </table:table-cell>
          <table:table-cell office:value-type="float" office:value="35.241003" calcext:value-type="float">
            <text:p>35.241003</text:p>
          </table:table-cell>
          <table:table-cell table:formula="of:=([.C347]-[.C346])" office:value-type="float" office:value="0.00035599999999647" calcext:value-type="float">
            <text:p>0.00035599999999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4" office:value-type="float" office:value="342" calcext:value-type="float">
            <text:p>342</text:p>
          </table:table-cell>
          <table:table-cell office:value-type="float" office:value="35.241376" calcext:value-type="float">
            <text:p>35.241376</text:p>
          </table:table-cell>
          <table:table-cell table:formula="of:=([.C348]-[.C347])" office:value-type="float" office:value="0.000373000000003287" calcext:value-type="float">
            <text:p>0.000373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4" office:value-type="float" office:value="343" calcext:value-type="float">
            <text:p>343</text:p>
          </table:table-cell>
          <table:table-cell office:value-type="float" office:value="35.241734" calcext:value-type="float">
            <text:p>35.241734</text:p>
          </table:table-cell>
          <table:table-cell table:formula="of:=([.C349]-[.C348])" office:value-type="float" office:value="0.000357999999998526" calcext:value-type="float">
            <text:p>0.00035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4" office:value-type="float" office:value="344" calcext:value-type="float">
            <text:p>344</text:p>
          </table:table-cell>
          <table:table-cell office:value-type="float" office:value="35.24209" calcext:value-type="float">
            <text:p>35.24209</text:p>
          </table:table-cell>
          <table:table-cell table:formula="of:=([.C350]-[.C349])" office:value-type="float" office:value="0.00035599999999647" calcext:value-type="float">
            <text:p>0.00035599999999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4" office:value-type="float" office:value="345" calcext:value-type="float">
            <text:p>345</text:p>
          </table:table-cell>
          <table:table-cell office:value-type="float" office:value="35.242447" calcext:value-type="float">
            <text:p>35.242447</text:p>
          </table:table-cell>
          <table:table-cell table:formula="of:=([.C351]-[.C350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4" office:value-type="float" office:value="346" calcext:value-type="float">
            <text:p>346</text:p>
          </table:table-cell>
          <table:table-cell office:value-type="float" office:value="35.242805" calcext:value-type="float">
            <text:p>35.242805</text:p>
          </table:table-cell>
          <table:table-cell table:formula="of:=([.C352]-[.C351])" office:value-type="float" office:value="0.000357999999998526" calcext:value-type="float">
            <text:p>0.00035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35.243213" calcext:value-type="float">
            <text:p>35.243213</text:p>
          </table:table-cell>
          <table:table-cell table:formula="of:=([.C353]-[.C352])" office:value-type="float" office:value="0.000408000000000186" calcext:value-type="float">
            <text:p>0.00040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4" office:value-type="float" office:value="348" calcext:value-type="float">
            <text:p>348</text:p>
          </table:table-cell>
          <table:table-cell office:value-type="float" office:value="35.243574" calcext:value-type="float">
            <text:p>35.243574</text:p>
          </table:table-cell>
          <table:table-cell table:formula="of:=([.C354]-[.C353])" office:value-type="float" office:value="0.000361000000005163" calcext:value-type="float">
            <text:p>0.00036100000000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4" office:value-type="float" office:value="349" calcext:value-type="float">
            <text:p>349</text:p>
          </table:table-cell>
          <table:table-cell office:value-type="float" office:value="35.243933" calcext:value-type="float">
            <text:p>35.243933</text:p>
          </table:table-cell>
          <table:table-cell table:formula="of:=([.C355]-[.C354])" office:value-type="float" office:value="0.000358999999996001" calcext:value-type="float">
            <text:p>0.00035899999999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4" office:value-type="float" office:value="350" calcext:value-type="float">
            <text:p>350</text:p>
          </table:table-cell>
          <table:table-cell office:value-type="float" office:value="35.244291" calcext:value-type="float">
            <text:p>35.244291</text:p>
          </table:table-cell>
          <table:table-cell table:formula="of:=([.C356]-[.C355])" office:value-type="float" office:value="0.000357999999998526" calcext:value-type="float">
            <text:p>0.00035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4" office:value-type="float" office:value="351" calcext:value-type="float">
            <text:p>351</text:p>
          </table:table-cell>
          <table:table-cell office:value-type="float" office:value="35.244649" calcext:value-type="float">
            <text:p>35.244649</text:p>
          </table:table-cell>
          <table:table-cell table:formula="of:=([.C357]-[.C356])" office:value-type="float" office:value="0.000358000000005632" calcext:value-type="float">
            <text:p>0.00035800000000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4" office:value-type="float" office:value="352" calcext:value-type="float">
            <text:p>352</text:p>
          </table:table-cell>
          <table:table-cell office:value-type="float" office:value="35.245006" calcext:value-type="float">
            <text:p>35.245006</text:p>
          </table:table-cell>
          <table:table-cell table:formula="of:=([.C358]-[.C357])" office:value-type="float" office:value="0.000356999999993945" calcext:value-type="float">
            <text:p>0.000356999999994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4" office:value-type="float" office:value="353" calcext:value-type="float">
            <text:p>353</text:p>
          </table:table-cell>
          <table:table-cell office:value-type="float" office:value="35.245364" calcext:value-type="float">
            <text:p>35.245364</text:p>
          </table:table-cell>
          <table:table-cell table:formula="of:=([.C359]-[.C358])" office:value-type="float" office:value="0.000358000000005632" calcext:value-type="float">
            <text:p>0.00035800000000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4" office:value-type="float" office:value="354" calcext:value-type="float">
            <text:p>354</text:p>
          </table:table-cell>
          <table:table-cell office:value-type="float" office:value="35.245721" calcext:value-type="float">
            <text:p>35.245721</text:p>
          </table:table-cell>
          <table:table-cell table:formula="of:=([.C360]-[.C359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4" office:value-type="float" office:value="355" calcext:value-type="float">
            <text:p>355</text:p>
          </table:table-cell>
          <table:table-cell office:value-type="float" office:value="35.246088" calcext:value-type="float">
            <text:p>35.246088</text:p>
          </table:table-cell>
          <table:table-cell table:formula="of:=([.C361]-[.C360])" office:value-type="float" office:value="0.00036699999999712" calcext:value-type="float">
            <text:p>0.000366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4" office:value-type="float" office:value="356" calcext:value-type="float">
            <text:p>356</text:p>
          </table:table-cell>
          <table:table-cell office:value-type="float" office:value="35.246521" calcext:value-type="float">
            <text:p>35.246521</text:p>
          </table:table-cell>
          <table:table-cell table:formula="of:=([.C362]-[.C361])" office:value-type="float" office:value="0.000433000000001016" calcext:value-type="float">
            <text:p>0.000433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4" office:value-type="float" office:value="357" calcext:value-type="float">
            <text:p>357</text:p>
          </table:table-cell>
          <table:table-cell office:value-type="float" office:value="35.246972" calcext:value-type="float">
            <text:p>35.246972</text:p>
          </table:table-cell>
          <table:table-cell table:formula="of:=([.C363]-[.C362])" office:value-type="float" office:value="0.000450999999998203" calcext:value-type="float">
            <text:p>0.000450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4" office:value-type="float" office:value="358" calcext:value-type="float">
            <text:p>358</text:p>
          </table:table-cell>
          <table:table-cell office:value-type="float" office:value="35.247398" calcext:value-type="float">
            <text:p>35.247398</text:p>
          </table:table-cell>
          <table:table-cell table:formula="of:=([.C364]-[.C363])" office:value-type="float" office:value="0.000425999999997373" calcext:value-type="float">
            <text:p>0.000425999999997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4" office:value-type="float" office:value="359" calcext:value-type="float">
            <text:p>359</text:p>
          </table:table-cell>
          <table:table-cell office:value-type="float" office:value="35.247834" calcext:value-type="float">
            <text:p>35.247834</text:p>
          </table:table-cell>
          <table:table-cell table:formula="of:=([.C365]-[.C364])" office:value-type="float" office:value="0.000436000000000547" calcext:value-type="float">
            <text:p>0.000436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4" office:value-type="float" office:value="360" calcext:value-type="float">
            <text:p>360</text:p>
          </table:table-cell>
          <table:table-cell office:value-type="float" office:value="35.24825" calcext:value-type="float">
            <text:p>35.24825</text:p>
          </table:table-cell>
          <table:table-cell table:formula="of:=([.C366]-[.C365])" office:value-type="float" office:value="0.000416000000001304" calcext:value-type="float">
            <text:p>0.000416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4" office:value-type="float" office:value="361" calcext:value-type="float">
            <text:p>361</text:p>
          </table:table-cell>
          <table:table-cell office:value-type="float" office:value="35.248669" calcext:value-type="float">
            <text:p>35.248669</text:p>
          </table:table-cell>
          <table:table-cell table:formula="of:=([.C367]-[.C366])" office:value-type="float" office:value="0.000419000000000835" calcext:value-type="float">
            <text:p>0.000419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4" office:value-type="float" office:value="362" calcext:value-type="float">
            <text:p>362</text:p>
          </table:table-cell>
          <table:table-cell office:value-type="float" office:value="35.249085" calcext:value-type="float">
            <text:p>35.249085</text:p>
          </table:table-cell>
          <table:table-cell table:formula="of:=([.C368]-[.C367])" office:value-type="float" office:value="0.000416000000001304" calcext:value-type="float">
            <text:p>0.000416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4" office:value-type="float" office:value="363" calcext:value-type="float">
            <text:p>363</text:p>
          </table:table-cell>
          <table:table-cell office:value-type="float" office:value="35.249499" calcext:value-type="float">
            <text:p>35.249499</text:p>
          </table:table-cell>
          <table:table-cell table:formula="of:=([.C369]-[.C368])" office:value-type="float" office:value="0.000413999999999248" calcext:value-type="float">
            <text:p>0.000413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4" office:value-type="float" office:value="364" calcext:value-type="float">
            <text:p>364</text:p>
          </table:table-cell>
          <table:table-cell office:value-type="float" office:value="35.249919" calcext:value-type="float">
            <text:p>35.249919</text:p>
          </table:table-cell>
          <table:table-cell table:formula="of:=([.C370]-[.C369])" office:value-type="float" office:value="0.000419999999998311" calcext:value-type="float">
            <text:p>0.000419999999998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4" office:value-type="float" office:value="365" calcext:value-type="float">
            <text:p>365</text:p>
          </table:table-cell>
          <table:table-cell office:value-type="float" office:value="35.250337" calcext:value-type="float">
            <text:p>35.250337</text:p>
          </table:table-cell>
          <table:table-cell table:formula="of:=([.C371]-[.C370])" office:value-type="float" office:value="0.00041800000000336" calcext:value-type="float">
            <text:p>0.000418000000003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4" office:value-type="float" office:value="366" calcext:value-type="float">
            <text:p>366</text:p>
          </table:table-cell>
          <table:table-cell office:value-type="float" office:value="35.250762" calcext:value-type="float">
            <text:p>35.250762</text:p>
          </table:table-cell>
          <table:table-cell table:formula="of:=([.C372]-[.C371])" office:value-type="float" office:value="0.000424999999999898" calcext:value-type="float">
            <text:p>0.000425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4" office:value-type="float" office:value="367" calcext:value-type="float">
            <text:p>367</text:p>
          </table:table-cell>
          <table:table-cell office:value-type="float" office:value="35.25112" calcext:value-type="float">
            <text:p>35.25112</text:p>
          </table:table-cell>
          <table:table-cell table:formula="of:=([.C373]-[.C372])" office:value-type="float" office:value="0.000357999999998526" calcext:value-type="float">
            <text:p>0.000357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4" office:value-type="float" office:value="368" calcext:value-type="float">
            <text:p>368</text:p>
          </table:table-cell>
          <table:table-cell office:value-type="float" office:value="35.25148" calcext:value-type="float">
            <text:p>35.25148</text:p>
          </table:table-cell>
          <table:table-cell table:formula="of:=([.C374]-[.C373])" office:value-type="float" office:value="0.000360000000000582" calcext:value-type="float">
            <text:p>0.000360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4" office:value-type="float" office:value="369" calcext:value-type="float">
            <text:p>369</text:p>
          </table:table-cell>
          <table:table-cell office:value-type="float" office:value="35.251837" calcext:value-type="float">
            <text:p>35.251837</text:p>
          </table:table-cell>
          <table:table-cell table:formula="of:=([.C375]-[.C374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35.252194" calcext:value-type="float">
            <text:p>35.252194</text:p>
          </table:table-cell>
          <table:table-cell table:formula="of:=([.C376]-[.C375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4" office:value-type="float" office:value="371" calcext:value-type="float">
            <text:p>371</text:p>
          </table:table-cell>
          <table:table-cell office:value-type="float" office:value="35.25255" calcext:value-type="float">
            <text:p>35.25255</text:p>
          </table:table-cell>
          <table:table-cell table:formula="of:=([.C377]-[.C376])" office:value-type="float" office:value="0.00035599999999647" calcext:value-type="float">
            <text:p>0.000355999999996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4" office:value-type="float" office:value="372" calcext:value-type="float">
            <text:p>372</text:p>
          </table:table-cell>
          <table:table-cell office:value-type="float" office:value="35.252955" calcext:value-type="float">
            <text:p>35.252955</text:p>
          </table:table-cell>
          <table:table-cell table:formula="of:=([.C378]-[.C377])" office:value-type="float" office:value="0.000405000000000655" calcext:value-type="float">
            <text:p>0.000405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4" office:value-type="float" office:value="373" calcext:value-type="float">
            <text:p>373</text:p>
          </table:table-cell>
          <table:table-cell office:value-type="float" office:value="35.253312" calcext:value-type="float">
            <text:p>35.253312</text:p>
          </table:table-cell>
          <table:table-cell table:formula="of:=([.C379]-[.C378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4" office:value-type="float" office:value="374" calcext:value-type="float">
            <text:p>374</text:p>
          </table:table-cell>
          <table:table-cell office:value-type="float" office:value="35.253669" calcext:value-type="float">
            <text:p>35.253669</text:p>
          </table:table-cell>
          <table:table-cell table:formula="of:=([.C380]-[.C379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4" office:value-type="float" office:value="375" calcext:value-type="float">
            <text:p>375</text:p>
          </table:table-cell>
          <table:table-cell office:value-type="float" office:value="35.254026" calcext:value-type="float">
            <text:p>35.254026</text:p>
          </table:table-cell>
          <table:table-cell table:formula="of:=([.C381]-[.C380])" office:value-type="float" office:value="0.000357000000001051" calcext:value-type="float">
            <text:p>0.000357000000001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1000" calcext:value-type="float">
            <text:p>1,000</text:p>
          </table:table-cell>
          <table:table-cell table:style-name="ce4" office:value-type="float" office:value="376" calcext:value-type="float">
            <text:p>376</text:p>
          </table:table-cell>
          <table:table-cell office:value-type="float" office:value="35.254381" calcext:value-type="float">
            <text:p>35.254381</text:p>
          </table:table-cell>
          <table:table-cell table:formula="of:=([.C382]-[.C381])" office:value-type="float" office:value="0.000354999999998995" calcext:value-type="float">
            <text:p>0.000354999999999</text:p>
          </table:table-cell>
          <table:table-cell office:value-type="float" office:value="30930" calcext:value-type="float">
            <text:p>3093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4.998965" calcext:value-type="float">
            <text:p>34.998965</text:p>
          </table:table-cell>
          <table:table-cell/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4.999727" calcext:value-type="float">
            <text:p>34.999727</text:p>
          </table:table-cell>
          <table:table-cell table:formula="of:=([.C384]-[.C383])" office:value-type="float" office:value="0.000762000000001706" calcext:value-type="float">
            <text:p>0.00076200000000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35.000456" calcext:value-type="float">
            <text:p>35.000456</text:p>
          </table:table-cell>
          <table:table-cell table:formula="of:=([.C385]-[.C384])" office:value-type="float" office:value="0.000728999999999758" calcext:value-type="float">
            <text:p>0.00072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35.001182" calcext:value-type="float">
            <text:p>35.001182</text:p>
          </table:table-cell>
          <table:table-cell table:formula="of:=([.C386]-[.C385])" office:value-type="float" office:value="0.000726000000000226" calcext:value-type="float">
            <text:p>0.00072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35.001906" calcext:value-type="float">
            <text:p>35.001906</text:p>
          </table:table-cell>
          <table:table-cell table:formula="of:=([.C387]-[.C386])" office:value-type="float" office:value="0.000723999999998171" calcext:value-type="float">
            <text:p>0.000723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5.002635" calcext:value-type="float">
            <text:p>35.002635</text:p>
          </table:table-cell>
          <table:table-cell table:formula="of:=([.C388]-[.C387])" office:value-type="float" office:value="0.000728999999999758" calcext:value-type="float">
            <text:p>0.00072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35.005003" calcext:value-type="float">
            <text:p>35.005003</text:p>
          </table:table-cell>
          <table:table-cell table:formula="of:=([.C389]-[.C388])" office:value-type="float" office:value="0.00236800000000414" calcext:value-type="float">
            <text:p>0.002368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35.005754" calcext:value-type="float">
            <text:p>35.005754</text:p>
          </table:table-cell>
          <table:table-cell table:formula="of:=([.C390]-[.C389])" office:value-type="float" office:value="0.000751000000001056" calcext:value-type="float">
            <text:p>0.000751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35.006485" calcext:value-type="float">
            <text:p>35.006485</text:p>
          </table:table-cell>
          <table:table-cell table:formula="of:=([.C391]-[.C390])" office:value-type="float" office:value="0.000730999999994708" calcext:value-type="float">
            <text:p>0.00073099999999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35.007237" calcext:value-type="float">
            <text:p>35.007237</text:p>
          </table:table-cell>
          <table:table-cell table:formula="of:=([.C392]-[.C391])" office:value-type="float" office:value="0.000752000000005637" calcext:value-type="float">
            <text:p>0.00075200000000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35.007988" calcext:value-type="float">
            <text:p>35.007988</text:p>
          </table:table-cell>
          <table:table-cell table:formula="of:=([.C393]-[.C392])" office:value-type="float" office:value="0.000750999999993951" calcext:value-type="float">
            <text:p>0.00075099999999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5.008715" calcext:value-type="float">
            <text:p>35.008715</text:p>
          </table:table-cell>
          <table:table-cell table:formula="of:=([.C394]-[.C393])" office:value-type="float" office:value="0.000727000000004807" calcext:value-type="float">
            <text:p>0.00072700000000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35.009443" calcext:value-type="float">
            <text:p>35.009443</text:p>
          </table:table-cell>
          <table:table-cell table:formula="of:=([.C395]-[.C394])" office:value-type="float" office:value="0.000727999999995177" calcext:value-type="float">
            <text:p>0.00072799999999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5.010195" calcext:value-type="float">
            <text:p>35.010195</text:p>
          </table:table-cell>
          <table:table-cell table:formula="of:=([.C396]-[.C395])" office:value-type="float" office:value="0.000752000000005637" calcext:value-type="float">
            <text:p>0.00075200000000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35.021115" calcext:value-type="float">
            <text:p>35.021115</text:p>
          </table:table-cell>
          <table:table-cell table:formula="of:=([.C397]-[.C396])" office:value-type="float" office:value="0.0109199999999987" calcext:value-type="float">
            <text:p>0.010919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.022138" calcext:value-type="float">
            <text:p>35.022138</text:p>
          </table:table-cell>
          <table:table-cell table:formula="of:=([.C398]-[.C397])" office:value-type="float" office:value="0.00102299999999644" calcext:value-type="float">
            <text:p>0.001022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35.022974" calcext:value-type="float">
            <text:p>35.022974</text:p>
          </table:table-cell>
          <table:table-cell table:formula="of:=([.C399]-[.C398])" office:value-type="float" office:value="0.000835999999999615" calcext:value-type="float">
            <text:p>0.00083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5.023708" calcext:value-type="float">
            <text:p>35.023708</text:p>
          </table:table-cell>
          <table:table-cell table:formula="of:=([.C400]-[.C399])" office:value-type="float" office:value="0.000734000000001345" calcext:value-type="float">
            <text:p>0.000734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35.024421" calcext:value-type="float">
            <text:p>35.024421</text:p>
          </table:table-cell>
          <table:table-cell table:formula="of:=([.C401]-[.C400])" office:value-type="float" office:value="0.000712999999997521" calcext:value-type="float">
            <text:p>0.000712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5.025139" calcext:value-type="float">
            <text:p>35.025139</text:p>
          </table:table-cell>
          <table:table-cell table:formula="of:=([.C402]-[.C401])" office:value-type="float" office:value="0.000718000000006214" calcext:value-type="float">
            <text:p>0.00071800000000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35.025846" calcext:value-type="float">
            <text:p>35.025846</text:p>
          </table:table-cell>
          <table:table-cell table:formula="of:=([.C403]-[.C402])" office:value-type="float" office:value="0.000706999999998459" calcext:value-type="float">
            <text:p>0.000706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35.026562" calcext:value-type="float">
            <text:p>35.026562</text:p>
          </table:table-cell>
          <table:table-cell table:formula="of:=([.C404]-[.C403])" office:value-type="float" office:value="0.000715999999997052" calcext:value-type="float">
            <text:p>0.000715999999997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35.02727" calcext:value-type="float">
            <text:p>35.02727</text:p>
          </table:table-cell>
          <table:table-cell table:formula="of:=([.C405]-[.C404])" office:value-type="float" office:value="0.00070800000000304" calcext:value-type="float">
            <text:p>0.000708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35.027981" calcext:value-type="float">
            <text:p>35.027981</text:p>
          </table:table-cell>
          <table:table-cell table:formula="of:=([.C406]-[.C405])" office:value-type="float" office:value="0.000710999999995465" calcext:value-type="float">
            <text:p>0.00071099999999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35.028693" calcext:value-type="float">
            <text:p>35.028693</text:p>
          </table:table-cell>
          <table:table-cell table:formula="of:=([.C407]-[.C406])" office:value-type="float" office:value="0.000712000000000046" calcext:value-type="float">
            <text:p>0.00071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35.029048" calcext:value-type="float">
            <text:p>35.029048</text:p>
          </table:table-cell>
          <table:table-cell table:formula="of:=([.C408]-[.C407])" office:value-type="float" office:value="0.0003550000000061" calcext:value-type="float">
            <text:p>0.00035500000000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35.029405" calcext:value-type="float">
            <text:p>35.029405</text:p>
          </table:table-cell>
          <table:table-cell table:formula="of:=([.C409]-[.C408])" office:value-type="float" office:value="0.000356999999993945" calcext:value-type="float">
            <text:p>0.00035699999999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35.030114" calcext:value-type="float">
            <text:p>35.030114</text:p>
          </table:table-cell>
          <table:table-cell table:formula="of:=([.C410]-[.C409])" office:value-type="float" office:value="0.000709000000000515" calcext:value-type="float">
            <text:p>0.000709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35.030823" calcext:value-type="float">
            <text:p>35.030823</text:p>
          </table:table-cell>
          <table:table-cell table:formula="of:=([.C411]-[.C410])" office:value-type="float" office:value="0.000709000000000515" calcext:value-type="float">
            <text:p>0.000709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35.031535" calcext:value-type="float">
            <text:p>35.031535</text:p>
          </table:table-cell>
          <table:table-cell table:formula="of:=([.C412]-[.C411])" office:value-type="float" office:value="0.000712000000000046" calcext:value-type="float">
            <text:p>0.00071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35.032249" calcext:value-type="float">
            <text:p>35.032249</text:p>
          </table:table-cell>
          <table:table-cell table:formula="of:=([.C413]-[.C412])" office:value-type="float" office:value="0.000714000000002102" calcext:value-type="float">
            <text:p>0.00071400000000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35.033011" calcext:value-type="float">
            <text:p>35.033011</text:p>
          </table:table-cell>
          <table:table-cell table:formula="of:=([.C414]-[.C413])" office:value-type="float" office:value="0.000762000000001706" calcext:value-type="float">
            <text:p>0.00076200000000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35.033725" calcext:value-type="float">
            <text:p>35.033725</text:p>
          </table:table-cell>
          <table:table-cell table:formula="of:=([.C415]-[.C414])" office:value-type="float" office:value="0.000713999999994996" calcext:value-type="float">
            <text:p>0.00071399999999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35.034811" calcext:value-type="float">
            <text:p>35.034811</text:p>
          </table:table-cell>
          <table:table-cell table:formula="of:=([.C416]-[.C415])" office:value-type="float" office:value="0.00108600000000081" calcext:value-type="float">
            <text:p>0.001086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35.035528" calcext:value-type="float">
            <text:p>35.035528</text:p>
          </table:table-cell>
          <table:table-cell table:formula="of:=([.C417]-[.C416])" office:value-type="float" office:value="0.000717000000001633" calcext:value-type="float">
            <text:p>0.00071700000000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35.036242" calcext:value-type="float">
            <text:p>35.036242</text:p>
          </table:table-cell>
          <table:table-cell table:formula="of:=([.C418]-[.C417])" office:value-type="float" office:value="0.000714000000002102" calcext:value-type="float">
            <text:p>0.00071400000000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35.036955" calcext:value-type="float">
            <text:p>35.036955</text:p>
          </table:table-cell>
          <table:table-cell table:formula="of:=([.C419]-[.C418])" office:value-type="float" office:value="0.000712999999997521" calcext:value-type="float">
            <text:p>0.000712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35.037667" calcext:value-type="float">
            <text:p>35.037667</text:p>
          </table:table-cell>
          <table:table-cell table:formula="of:=([.C420]-[.C419])" office:value-type="float" office:value="0.000712000000000046" calcext:value-type="float">
            <text:p>0.00071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35.03838" calcext:value-type="float">
            <text:p>35.03838</text:p>
          </table:table-cell>
          <table:table-cell table:formula="of:=([.C421]-[.C420])" office:value-type="float" office:value="0.000712999999997521" calcext:value-type="float">
            <text:p>0.000712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35.039096" calcext:value-type="float">
            <text:p>35.039096</text:p>
          </table:table-cell>
          <table:table-cell table:formula="of:=([.C422]-[.C421])" office:value-type="float" office:value="0.000716000000004158" calcext:value-type="float">
            <text:p>0.000716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35.039812" calcext:value-type="float">
            <text:p>35.039812</text:p>
          </table:table-cell>
          <table:table-cell table:formula="of:=([.C423]-[.C422])" office:value-type="float" office:value="0.000715999999997052" calcext:value-type="float">
            <text:p>0.000715999999997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35.040525" calcext:value-type="float">
            <text:p>35.040525</text:p>
          </table:table-cell>
          <table:table-cell table:formula="of:=([.C424]-[.C423])" office:value-type="float" office:value="0.000713000000004627" calcext:value-type="float">
            <text:p>0.00071300000000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35.041236" calcext:value-type="float">
            <text:p>35.041236</text:p>
          </table:table-cell>
          <table:table-cell table:formula="of:=([.C425]-[.C424])" office:value-type="float" office:value="0.000710999999995465" calcext:value-type="float">
            <text:p>0.00071099999999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35.041949" calcext:value-type="float">
            <text:p>35.041949</text:p>
          </table:table-cell>
          <table:table-cell table:formula="of:=([.C426]-[.C425])" office:value-type="float" office:value="0.000713000000004627" calcext:value-type="float">
            <text:p>0.00071300000000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35.042659" calcext:value-type="float">
            <text:p>35.042659</text:p>
          </table:table-cell>
          <table:table-cell table:formula="of:=([.C427]-[.C426])" office:value-type="float" office:value="0.00070999999999799" calcext:value-type="float">
            <text:p>0.000709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35.043429" calcext:value-type="float">
            <text:p>35.043429</text:p>
          </table:table-cell>
          <table:table-cell table:formula="of:=([.C428]-[.C427])" office:value-type="float" office:value="0.000770000000002824" calcext:value-type="float">
            <text:p>0.000770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35.044144" calcext:value-type="float">
            <text:p>35.044144</text:p>
          </table:table-cell>
          <table:table-cell table:formula="of:=([.C429]-[.C428])" office:value-type="float" office:value="0.000714999999999577" calcext:value-type="float">
            <text:p>0.00071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35.044857" calcext:value-type="float">
            <text:p>35.044857</text:p>
          </table:table-cell>
          <table:table-cell table:formula="of:=([.C430]-[.C429])" office:value-type="float" office:value="0.000712999999997521" calcext:value-type="float">
            <text:p>0.000712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35.045572" calcext:value-type="float">
            <text:p>35.045572</text:p>
          </table:table-cell>
          <table:table-cell table:formula="of:=([.C431]-[.C430])" office:value-type="float" office:value="0.000714999999999577" calcext:value-type="float">
            <text:p>0.00071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35.04629" calcext:value-type="float">
            <text:p>35.04629</text:p>
          </table:table-cell>
          <table:table-cell table:formula="of:=([.C432]-[.C431])" office:value-type="float" office:value="0.000717999999999108" calcext:value-type="float">
            <text:p>0.00071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35.047003" calcext:value-type="float">
            <text:p>35.047003</text:p>
          </table:table-cell>
          <table:table-cell table:formula="of:=([.C433]-[.C432])" office:value-type="float" office:value="0.000712999999997521" calcext:value-type="float">
            <text:p>0.000712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35.047718" calcext:value-type="float">
            <text:p>35.047718</text:p>
          </table:table-cell>
          <table:table-cell table:formula="of:=([.C434]-[.C433])" office:value-type="float" office:value="0.000715000000006683" calcext:value-type="float">
            <text:p>0.000715000000007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35.048448" calcext:value-type="float">
            <text:p>35.048448</text:p>
          </table:table-cell>
          <table:table-cell table:formula="of:=([.C435]-[.C434])" office:value-type="float" office:value="0.000729999999997233" calcext:value-type="float">
            <text:p>0.000729999999997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35.05671" calcext:value-type="float">
            <text:p>35.05671</text:p>
          </table:table-cell>
          <table:table-cell table:formula="of:=([.C436]-[.C435])" office:value-type="float" office:value="0.00826200000000199" calcext:value-type="float">
            <text:p>0.00826200000000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35.05748" calcext:value-type="float">
            <text:p>35.05748</text:p>
          </table:table-cell>
          <table:table-cell table:formula="of:=([.C437]-[.C436])" office:value-type="float" office:value="0.000769999999995719" calcext:value-type="float">
            <text:p>0.000769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35.058233" calcext:value-type="float">
            <text:p>35.058233</text:p>
          </table:table-cell>
          <table:table-cell table:formula="of:=([.C438]-[.C437])" office:value-type="float" office:value="0.000753000000003112" calcext:value-type="float">
            <text:p>0.000753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35.059007" calcext:value-type="float">
            <text:p>35.059007</text:p>
          </table:table-cell>
          <table:table-cell table:formula="of:=([.C439]-[.C438])" office:value-type="float" office:value="0.00077399999999983" calcext:value-type="float">
            <text:p>0.00077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35.059769" calcext:value-type="float">
            <text:p>35.059769</text:p>
          </table:table-cell>
          <table:table-cell table:formula="of:=([.C440]-[.C439])" office:value-type="float" office:value="0.000762000000001706" calcext:value-type="float">
            <text:p>0.00076200000000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35.060517" calcext:value-type="float">
            <text:p>35.060517</text:p>
          </table:table-cell>
          <table:table-cell table:formula="of:=([.C441]-[.C440])" office:value-type="float" office:value="0.00074799999999442" calcext:value-type="float">
            <text:p>0.00074799999999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35.061266" calcext:value-type="float">
            <text:p>35.061266</text:p>
          </table:table-cell>
          <table:table-cell table:formula="of:=([.C442]-[.C441])" office:value-type="float" office:value="0.000749000000006106" calcext:value-type="float">
            <text:p>0.00074900000000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35.062029" calcext:value-type="float">
            <text:p>35.062029</text:p>
          </table:table-cell>
          <table:table-cell table:formula="of:=([.C443]-[.C442])" office:value-type="float" office:value="0.000762999999999181" calcext:value-type="float">
            <text:p>0.000762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5.062744" calcext:value-type="float">
            <text:p>35.062744</text:p>
          </table:table-cell>
          <table:table-cell table:formula="of:=([.C444]-[.C443])" office:value-type="float" office:value="0.000714999999999577" calcext:value-type="float">
            <text:p>0.00071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35.063542" calcext:value-type="float">
            <text:p>35.063542</text:p>
          </table:table-cell>
          <table:table-cell table:formula="of:=([.C445]-[.C444])" office:value-type="float" office:value="0.00079799999999608" calcext:value-type="float">
            <text:p>0.000797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35.06426" calcext:value-type="float">
            <text:p>35.06426</text:p>
          </table:table-cell>
          <table:table-cell table:formula="of:=([.C446]-[.C445])" office:value-type="float" office:value="0.000717999999999108" calcext:value-type="float">
            <text:p>0.00071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float" office:value="64" calcext:value-type="float">
            <text:p>64</text:p>
          </table:table-cell>
          <table:table-cell office:value-type="float" office:value="35.064977" calcext:value-type="float">
            <text:p>35.064977</text:p>
          </table:table-cell>
          <table:table-cell table:formula="of:=([.C447]-[.C446])" office:value-type="float" office:value="0.000717000000001633" calcext:value-type="float">
            <text:p>0.00071700000000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35.065691" calcext:value-type="float">
            <text:p>35.065691</text:p>
          </table:table-cell>
          <table:table-cell table:formula="of:=([.C448]-[.C447])" office:value-type="float" office:value="0.000714000000002102" calcext:value-type="float">
            <text:p>0.00071400000000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float" office:value="66" calcext:value-type="float">
            <text:p>66</text:p>
          </table:table-cell>
          <table:table-cell office:value-type="float" office:value="35.066405" calcext:value-type="float">
            <text:p>35.066405</text:p>
          </table:table-cell>
          <table:table-cell table:formula="of:=([.C449]-[.C448])" office:value-type="float" office:value="0.000714000000002102" calcext:value-type="float">
            <text:p>0.00071400000000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35.066763" calcext:value-type="float">
            <text:p>35.066763</text:p>
          </table:table-cell>
          <table:table-cell table:formula="of:=([.C450]-[.C449])" office:value-type="float" office:value="0.000357999999998526" calcext:value-type="float">
            <text:p>0.00035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35.067119" calcext:value-type="float">
            <text:p>35.067119</text:p>
          </table:table-cell>
          <table:table-cell table:formula="of:=([.C451]-[.C450])" office:value-type="float" office:value="0.00035599999999647" calcext:value-type="float">
            <text:p>0.000355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35.067835" calcext:value-type="float">
            <text:p>35.067835</text:p>
          </table:table-cell>
          <table:table-cell table:formula="of:=([.C452]-[.C451])" office:value-type="float" office:value="0.000716000000004158" calcext:value-type="float">
            <text:p>0.000716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35.068192" calcext:value-type="float">
            <text:p>35.068192</text:p>
          </table:table-cell>
          <table:table-cell table:formula="of:=([.C453]-[.C452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35.068905" calcext:value-type="float">
            <text:p>35.068905</text:p>
          </table:table-cell>
          <table:table-cell table:formula="of:=([.C454]-[.C453])" office:value-type="float" office:value="0.000712999999997521" calcext:value-type="float">
            <text:p>0.000712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35.069978" calcext:value-type="float">
            <text:p>35.069978</text:p>
          </table:table-cell>
          <table:table-cell table:formula="of:=([.C455]-[.C454])" office:value-type="float" office:value="0.0010729999999981" calcext:value-type="float">
            <text:p>0.001072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35.070337" calcext:value-type="float">
            <text:p>35.070337</text:p>
          </table:table-cell>
          <table:table-cell table:formula="of:=([.C456]-[.C455])" office:value-type="float" office:value="0.000359000000003107" calcext:value-type="float">
            <text:p>0.000359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4" office:value-type="float" office:value="74" calcext:value-type="float">
            <text:p>74</text:p>
          </table:table-cell>
          <table:table-cell office:value-type="float" office:value="35.071052" calcext:value-type="float">
            <text:p>35.071052</text:p>
          </table:table-cell>
          <table:table-cell table:formula="of:=([.C457]-[.C456])" office:value-type="float" office:value="0.000714999999999577" calcext:value-type="float">
            <text:p>0.00071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35.071771" calcext:value-type="float">
            <text:p>35.071771</text:p>
          </table:table-cell>
          <table:table-cell table:formula="of:=([.C458]-[.C457])" office:value-type="float" office:value="0.000718999999996584" calcext:value-type="float">
            <text:p>0.000718999999997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35.072483" calcext:value-type="float">
            <text:p>35.072483</text:p>
          </table:table-cell>
          <table:table-cell table:formula="of:=([.C459]-[.C458])" office:value-type="float" office:value="0.000712000000000046" calcext:value-type="float">
            <text:p>0.00071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35.073243" calcext:value-type="float">
            <text:p>35.073243</text:p>
          </table:table-cell>
          <table:table-cell table:formula="of:=([.C460]-[.C459])" office:value-type="float" office:value="0.00075999999999965" calcext:value-type="float">
            <text:p>0.0007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4" office:value-type="float" office:value="78" calcext:value-type="float">
            <text:p>78</text:p>
          </table:table-cell>
          <table:table-cell office:value-type="float" office:value="35.073956" calcext:value-type="float">
            <text:p>35.073956</text:p>
          </table:table-cell>
          <table:table-cell table:formula="of:=([.C461]-[.C460])" office:value-type="float" office:value="0.000713000000004627" calcext:value-type="float">
            <text:p>0.00071300000000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4" office:value-type="float" office:value="79" calcext:value-type="float">
            <text:p>79</text:p>
          </table:table-cell>
          <table:table-cell office:value-type="float" office:value="35.074313" calcext:value-type="float">
            <text:p>35.074313</text:p>
          </table:table-cell>
          <table:table-cell table:formula="of:=([.C462]-[.C461])" office:value-type="float" office:value="0.000356999999993945" calcext:value-type="float">
            <text:p>0.00035699999999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35.090433" calcext:value-type="float">
            <text:p>35.090433</text:p>
          </table:table-cell>
          <table:table-cell table:formula="of:=([.C463]-[.C462])" office:value-type="float" office:value="0.0161200000000008" calcext:value-type="float">
            <text:p>0.016120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35.09082" calcext:value-type="float">
            <text:p>35.09082</text:p>
          </table:table-cell>
          <table:table-cell table:formula="of:=([.C464]-[.C463])" office:value-type="float" office:value="0.000387000000003468" calcext:value-type="float">
            <text:p>0.000387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35.092002" calcext:value-type="float">
            <text:p>35.092002</text:p>
          </table:table-cell>
          <table:table-cell table:formula="of:=([.C465]-[.C464])" office:value-type="float" office:value="0.00118200000000002" calcext:value-type="float">
            <text:p>0.00118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4" office:value-type="float" office:value="83" calcext:value-type="float">
            <text:p>83</text:p>
          </table:table-cell>
          <table:table-cell office:value-type="float" office:value="35.092777" calcext:value-type="float">
            <text:p>35.092777</text:p>
          </table:table-cell>
          <table:table-cell table:formula="of:=([.C466]-[.C465])" office:value-type="float" office:value="0.000774999999997306" calcext:value-type="float">
            <text:p>0.000774999999997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35.093699" calcext:value-type="float">
            <text:p>35.093699</text:p>
          </table:table-cell>
          <table:table-cell table:formula="of:=([.C467]-[.C466])" office:value-type="float" office:value="0.000922000000002754" calcext:value-type="float">
            <text:p>0.000922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35.09482" calcext:value-type="float">
            <text:p>35.09482</text:p>
          </table:table-cell>
          <table:table-cell table:formula="of:=([.C468]-[.C467])" office:value-type="float" office:value="0.00112099999999771" calcext:value-type="float">
            <text:p>0.001120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35.096313" calcext:value-type="float">
            <text:p>35.096313</text:p>
          </table:table-cell>
          <table:table-cell table:formula="of:=([.C469]-[.C468])" office:value-type="float" office:value="0.00149300000000352" calcext:value-type="float">
            <text:p>0.001493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4" office:value-type="float" office:value="87" calcext:value-type="float">
            <text:p>87</text:p>
          </table:table-cell>
          <table:table-cell office:value-type="float" office:value="35.097439" calcext:value-type="float">
            <text:p>35.097439</text:p>
          </table:table-cell>
          <table:table-cell table:formula="of:=([.C470]-[.C469])" office:value-type="float" office:value="0.00112599999999929" calcext:value-type="float">
            <text:p>0.001125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35.098188" calcext:value-type="float">
            <text:p>35.098188</text:p>
          </table:table-cell>
          <table:table-cell table:formula="of:=([.C471]-[.C470])" office:value-type="float" office:value="0.000748999999999" calcext:value-type="float">
            <text:p>0.000748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4" office:value-type="float" office:value="89" calcext:value-type="float">
            <text:p>89</text:p>
          </table:table-cell>
          <table:table-cell office:value-type="float" office:value="35.098933" calcext:value-type="float">
            <text:p>35.098933</text:p>
          </table:table-cell>
          <table:table-cell table:formula="of:=([.C472]-[.C471])" office:value-type="float" office:value="0.000745000000001994" calcext:value-type="float">
            <text:p>0.00074500000000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35.099685" calcext:value-type="float">
            <text:p>35.099685</text:p>
          </table:table-cell>
          <table:table-cell table:formula="of:=([.C473]-[.C472])" office:value-type="float" office:value="0.000751999999998532" calcext:value-type="float">
            <text:p>0.000751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4" office:value-type="float" office:value="91" calcext:value-type="float">
            <text:p>91</text:p>
          </table:table-cell>
          <table:table-cell office:value-type="float" office:value="35.100433" calcext:value-type="float">
            <text:p>35.100433</text:p>
          </table:table-cell>
          <table:table-cell table:formula="of:=([.C474]-[.C473])" office:value-type="float" office:value="0.000748000000001525" calcext:value-type="float">
            <text:p>0.00074800000000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4" office:value-type="float" office:value="92" calcext:value-type="float">
            <text:p>92</text:p>
          </table:table-cell>
          <table:table-cell office:value-type="float" office:value="35.101552" calcext:value-type="float">
            <text:p>35.101552</text:p>
          </table:table-cell>
          <table:table-cell table:formula="of:=([.C475]-[.C474])" office:value-type="float" office:value="0.00111899999999565" calcext:value-type="float">
            <text:p>0.001118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4" office:value-type="float" office:value="93" calcext:value-type="float">
            <text:p>93</text:p>
          </table:table-cell>
          <table:table-cell office:value-type="float" office:value="35.102676" calcext:value-type="float">
            <text:p>35.102676</text:p>
          </table:table-cell>
          <table:table-cell table:formula="of:=([.C476]-[.C475])" office:value-type="float" office:value="0.00112400000000434" calcext:value-type="float">
            <text:p>0.001124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4" office:value-type="float" office:value="94" calcext:value-type="float">
            <text:p>94</text:p>
          </table:table-cell>
          <table:table-cell office:value-type="float" office:value="35.103966" calcext:value-type="float">
            <text:p>35.103966</text:p>
          </table:table-cell>
          <table:table-cell table:formula="of:=([.C477]-[.C476])" office:value-type="float" office:value="0.00128999999999735" calcext:value-type="float">
            <text:p>0.001289999999997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4" office:value-type="float" office:value="95" calcext:value-type="float">
            <text:p>95</text:p>
          </table:table-cell>
          <table:table-cell office:value-type="float" office:value="35.105409" calcext:value-type="float">
            <text:p>35.105409</text:p>
          </table:table-cell>
          <table:table-cell table:formula="of:=([.C478]-[.C477])" office:value-type="float" office:value="0.00144300000000186" calcext:value-type="float">
            <text:p>0.00144300000000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4" office:value-type="float" office:value="96" calcext:value-type="float">
            <text:p>96</text:p>
          </table:table-cell>
          <table:table-cell office:value-type="float" office:value="35.105765" calcext:value-type="float">
            <text:p>35.105765</text:p>
          </table:table-cell>
          <table:table-cell table:formula="of:=([.C479]-[.C478])" office:value-type="float" office:value="0.00035599999999647" calcext:value-type="float">
            <text:p>0.000355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4" office:value-type="float" office:value="97" calcext:value-type="float">
            <text:p>97</text:p>
          </table:table-cell>
          <table:table-cell office:value-type="float" office:value="35.106482" calcext:value-type="float">
            <text:p>35.106482</text:p>
          </table:table-cell>
          <table:table-cell table:formula="of:=([.C480]-[.C479])" office:value-type="float" office:value="0.000717000000001633" calcext:value-type="float">
            <text:p>0.00071700000000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4" office:value-type="float" office:value="98" calcext:value-type="float">
            <text:p>98</text:p>
          </table:table-cell>
          <table:table-cell office:value-type="float" office:value="35.107558" calcext:value-type="float">
            <text:p>35.107558</text:p>
          </table:table-cell>
          <table:table-cell table:formula="of:=([.C481]-[.C480])" office:value-type="float" office:value="0.00107599999999763" calcext:value-type="float">
            <text:p>0.001075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4" office:value-type="float" office:value="99" calcext:value-type="float">
            <text:p>99</text:p>
          </table:table-cell>
          <table:table-cell office:value-type="float" office:value="35.108277" calcext:value-type="float">
            <text:p>35.108277</text:p>
          </table:table-cell>
          <table:table-cell table:formula="of:=([.C482]-[.C481])" office:value-type="float" office:value="0.000719000000003689" calcext:value-type="float">
            <text:p>0.000719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5.109433" calcext:value-type="float">
            <text:p>35.109433</text:p>
          </table:table-cell>
          <table:table-cell table:formula="of:=([.C483]-[.C482])" office:value-type="float" office:value="0.00115600000000171" calcext:value-type="float">
            <text:p>0.00115600000000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4" office:value-type="float" office:value="101" calcext:value-type="float">
            <text:p>101</text:p>
          </table:table-cell>
          <table:table-cell office:value-type="float" office:value="35.110161" calcext:value-type="float">
            <text:p>35.110161</text:p>
          </table:table-cell>
          <table:table-cell table:formula="of:=([.C484]-[.C483])" office:value-type="float" office:value="0.000727999999995177" calcext:value-type="float">
            <text:p>0.00072799999999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4" office:value-type="float" office:value="102" calcext:value-type="float">
            <text:p>102</text:p>
          </table:table-cell>
          <table:table-cell office:value-type="float" office:value="35.110877" calcext:value-type="float">
            <text:p>35.110877</text:p>
          </table:table-cell>
          <table:table-cell table:formula="of:=([.C485]-[.C484])" office:value-type="float" office:value="0.000716000000004158" calcext:value-type="float">
            <text:p>0.000716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4" office:value-type="float" office:value="103" calcext:value-type="float">
            <text:p>103</text:p>
          </table:table-cell>
          <table:table-cell office:value-type="float" office:value="35.111617" calcext:value-type="float">
            <text:p>35.111617</text:p>
          </table:table-cell>
          <table:table-cell table:formula="of:=([.C486]-[.C485])" office:value-type="float" office:value="0.000740000000000407" calcext:value-type="float">
            <text:p>0.0007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4" office:value-type="float" office:value="104" calcext:value-type="float">
            <text:p>104</text:p>
          </table:table-cell>
          <table:table-cell office:value-type="float" office:value="35.112367" calcext:value-type="float">
            <text:p>35.112367</text:p>
          </table:table-cell>
          <table:table-cell table:formula="of:=([.C487]-[.C486])" office:value-type="float" office:value="0.000749999999996476" calcext:value-type="float">
            <text:p>0.000749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4" office:value-type="float" office:value="105" calcext:value-type="float">
            <text:p>105</text:p>
          </table:table-cell>
          <table:table-cell office:value-type="float" office:value="35.1132" calcext:value-type="float">
            <text:p>35.1132</text:p>
          </table:table-cell>
          <table:table-cell table:formula="of:=([.C488]-[.C487])" office:value-type="float" office:value="0.000833000000000084" calcext:value-type="float">
            <text:p>0.00083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4" office:value-type="float" office:value="106" calcext:value-type="float">
            <text:p>106</text:p>
          </table:table-cell>
          <table:table-cell office:value-type="float" office:value="35.113988" calcext:value-type="float">
            <text:p>35.113988</text:p>
          </table:table-cell>
          <table:table-cell table:formula="of:=([.C489]-[.C488])" office:value-type="float" office:value="0.000788000000000011" calcext:value-type="float">
            <text:p>0.00078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4" office:value-type="float" office:value="107" calcext:value-type="float">
            <text:p>107</text:p>
          </table:table-cell>
          <table:table-cell office:value-type="float" office:value="35.114746" calcext:value-type="float">
            <text:p>35.114746</text:p>
          </table:table-cell>
          <table:table-cell table:formula="of:=([.C490]-[.C489])" office:value-type="float" office:value="0.000757999999997594" calcext:value-type="float">
            <text:p>0.000757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35.115501" calcext:value-type="float">
            <text:p>35.115501</text:p>
          </table:table-cell>
          <table:table-cell table:formula="of:=([.C491]-[.C490])" office:value-type="float" office:value="0.000755000000005168" calcext:value-type="float">
            <text:p>0.00075500000000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4" office:value-type="float" office:value="109" calcext:value-type="float">
            <text:p>109</text:p>
          </table:table-cell>
          <table:table-cell office:value-type="float" office:value="35.11626" calcext:value-type="float">
            <text:p>35.11626</text:p>
          </table:table-cell>
          <table:table-cell table:formula="of:=([.C492]-[.C491])" office:value-type="float" office:value="0.000758999999995069" calcext:value-type="float">
            <text:p>0.00075899999999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4" office:value-type="float" office:value="110" calcext:value-type="float">
            <text:p>110</text:p>
          </table:table-cell>
          <table:table-cell office:value-type="float" office:value="35.117013" calcext:value-type="float">
            <text:p>35.117013</text:p>
          </table:table-cell>
          <table:table-cell table:formula="of:=([.C493]-[.C492])" office:value-type="float" office:value="0.000753000000003112" calcext:value-type="float">
            <text:p>0.000753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35.117762" calcext:value-type="float">
            <text:p>35.117762</text:p>
          </table:table-cell>
          <table:table-cell table:formula="of:=([.C494]-[.C493])" office:value-type="float" office:value="0.000748999999999" calcext:value-type="float">
            <text:p>0.000748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4" office:value-type="float" office:value="112" calcext:value-type="float">
            <text:p>112</text:p>
          </table:table-cell>
          <table:table-cell office:value-type="float" office:value="35.118516" calcext:value-type="float">
            <text:p>35.118516</text:p>
          </table:table-cell>
          <table:table-cell table:formula="of:=([.C495]-[.C494])" office:value-type="float" office:value="0.000754000000000588" calcext:value-type="float">
            <text:p>0.000754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35.119279" calcext:value-type="float">
            <text:p>35.119279</text:p>
          </table:table-cell>
          <table:table-cell table:formula="of:=([.C496]-[.C495])" office:value-type="float" office:value="0.000762999999999181" calcext:value-type="float">
            <text:p>0.000762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4" office:value-type="float" office:value="114" calcext:value-type="float">
            <text:p>114</text:p>
          </table:table-cell>
          <table:table-cell office:value-type="float" office:value="35.120093" calcext:value-type="float">
            <text:p>35.120093</text:p>
          </table:table-cell>
          <table:table-cell table:formula="of:=([.C497]-[.C496])" office:value-type="float" office:value="0.000813999999998316" calcext:value-type="float">
            <text:p>0.000813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4" office:value-type="float" office:value="115" calcext:value-type="float">
            <text:p>115</text:p>
          </table:table-cell>
          <table:table-cell office:value-type="float" office:value="35.120856" calcext:value-type="float">
            <text:p>35.120856</text:p>
          </table:table-cell>
          <table:table-cell table:formula="of:=([.C498]-[.C497])" office:value-type="float" office:value="0.000763000000006286" calcext:value-type="float">
            <text:p>0.00076300000000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4" office:value-type="float" office:value="116" calcext:value-type="float">
            <text:p>116</text:p>
          </table:table-cell>
          <table:table-cell office:value-type="float" office:value="35.121624" calcext:value-type="float">
            <text:p>35.121624</text:p>
          </table:table-cell>
          <table:table-cell table:formula="of:=([.C499]-[.C498])" office:value-type="float" office:value="0.000767999999993663" calcext:value-type="float">
            <text:p>0.00076799999999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4" office:value-type="float" office:value="117" calcext:value-type="float">
            <text:p>117</text:p>
          </table:table-cell>
          <table:table-cell office:value-type="float" office:value="35.122395" calcext:value-type="float">
            <text:p>35.122395</text:p>
          </table:table-cell>
          <table:table-cell table:formula="of:=([.C500]-[.C499])" office:value-type="float" office:value="0.000771000000000299" calcext:value-type="float">
            <text:p>0.00077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35.123263" calcext:value-type="float">
            <text:p>35.123263</text:p>
          </table:table-cell>
          <table:table-cell table:formula="of:=([.C501]-[.C500])" office:value-type="float" office:value="0.000868000000004088" calcext:value-type="float">
            <text:p>0.000868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4" office:value-type="float" office:value="119" calcext:value-type="float">
            <text:p>119</text:p>
          </table:table-cell>
          <table:table-cell office:value-type="float" office:value="35.124068" calcext:value-type="float">
            <text:p>35.124068</text:p>
          </table:table-cell>
          <table:table-cell table:formula="of:=([.C502]-[.C501])" office:value-type="float" office:value="0.000804999999999723" calcext:value-type="float">
            <text:p>0.00080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35.124869" calcext:value-type="float">
            <text:p>35.124869</text:p>
          </table:table-cell>
          <table:table-cell table:formula="of:=([.C503]-[.C502])" office:value-type="float" office:value="0.000800999999995611" calcext:value-type="float">
            <text:p>0.000800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4" office:value-type="float" office:value="121" calcext:value-type="float">
            <text:p>121</text:p>
          </table:table-cell>
          <table:table-cell office:value-type="float" office:value="35.125692" calcext:value-type="float">
            <text:p>35.125692</text:p>
          </table:table-cell>
          <table:table-cell table:formula="of:=([.C504]-[.C503])" office:value-type="float" office:value="0.000823000000004015" calcext:value-type="float">
            <text:p>0.000823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4" office:value-type="float" office:value="122" calcext:value-type="float">
            <text:p>122</text:p>
          </table:table-cell>
          <table:table-cell office:value-type="float" office:value="35.126186" calcext:value-type="float">
            <text:p>35.126186</text:p>
          </table:table-cell>
          <table:table-cell table:formula="of:=([.C505]-[.C504])" office:value-type="float" office:value="0.00049399999999622" calcext:value-type="float">
            <text:p>0.000493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4" office:value-type="float" office:value="123" calcext:value-type="float">
            <text:p>123</text:p>
          </table:table-cell>
          <table:table-cell office:value-type="float" office:value="35.126607" calcext:value-type="float">
            <text:p>35.126607</text:p>
          </table:table-cell>
          <table:table-cell table:formula="of:=([.C506]-[.C505])" office:value-type="float" office:value="0.000421000000002891" calcext:value-type="float">
            <text:p>0.000421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4" office:value-type="float" office:value="124" calcext:value-type="float">
            <text:p>124</text:p>
          </table:table-cell>
          <table:table-cell office:value-type="float" office:value="35.127013" calcext:value-type="float">
            <text:p>35.127013</text:p>
          </table:table-cell>
          <table:table-cell table:formula="of:=([.C507]-[.C506])" office:value-type="float" office:value="0.00040599999999813" calcext:value-type="float">
            <text:p>0.000405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4" office:value-type="float" office:value="125" calcext:value-type="float">
            <text:p>125</text:p>
          </table:table-cell>
          <table:table-cell office:value-type="float" office:value="35.127418" calcext:value-type="float">
            <text:p>35.127418</text:p>
          </table:table-cell>
          <table:table-cell table:formula="of:=([.C508]-[.C507])" office:value-type="float" office:value="0.000405000000000655" calcext:value-type="float">
            <text:p>0.000405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4" office:value-type="float" office:value="126" calcext:value-type="float">
            <text:p>126</text:p>
          </table:table-cell>
          <table:table-cell office:value-type="float" office:value="35.127825" calcext:value-type="float">
            <text:p>35.127825</text:p>
          </table:table-cell>
          <table:table-cell table:formula="of:=([.C509]-[.C508])" office:value-type="float" office:value="0.000407000000002711" calcext:value-type="float">
            <text:p>0.000407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35.128212" calcext:value-type="float">
            <text:p>35.128212</text:p>
          </table:table-cell>
          <table:table-cell table:formula="of:=([.C510]-[.C509])" office:value-type="float" office:value="0.000386999999996362" calcext:value-type="float">
            <text:p>0.000386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35.128596" calcext:value-type="float">
            <text:p>35.128596</text:p>
          </table:table-cell>
          <table:table-cell table:formula="of:=([.C511]-[.C510])" office:value-type="float" office:value="0.000384000000003937" calcext:value-type="float">
            <text:p>0.000384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35.128984" calcext:value-type="float">
            <text:p>35.128984</text:p>
          </table:table-cell>
          <table:table-cell table:formula="of:=([.C512]-[.C511])" office:value-type="float" office:value="0.000388000000000943" calcext:value-type="float">
            <text:p>0.000388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35.129383" calcext:value-type="float">
            <text:p>35.129383</text:p>
          </table:table-cell>
          <table:table-cell table:formula="of:=([.C513]-[.C512])" office:value-type="float" office:value="0.000398999999994487" calcext:value-type="float">
            <text:p>0.00039899999999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35.129745" calcext:value-type="float">
            <text:p>35.129745</text:p>
          </table:table-cell>
          <table:table-cell table:formula="of:=([.C514]-[.C513])" office:value-type="float" office:value="0.000362000000002638" calcext:value-type="float">
            <text:p>0.000362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35.130102" calcext:value-type="float">
            <text:p>35.130102</text:p>
          </table:table-cell>
          <table:table-cell table:formula="of:=([.C515]-[.C514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35.13046" calcext:value-type="float">
            <text:p>35.13046</text:p>
          </table:table-cell>
          <table:table-cell table:formula="of:=([.C516]-[.C515])" office:value-type="float" office:value="0.000357999999998526" calcext:value-type="float">
            <text:p>0.00035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4" office:value-type="float" office:value="134" calcext:value-type="float">
            <text:p>134</text:p>
          </table:table-cell>
          <table:table-cell office:value-type="float" office:value="35.130818" calcext:value-type="float">
            <text:p>35.130818</text:p>
          </table:table-cell>
          <table:table-cell table:formula="of:=([.C517]-[.C516])" office:value-type="float" office:value="0.000357999999998526" calcext:value-type="float">
            <text:p>0.00035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4" office:value-type="float" office:value="135" calcext:value-type="float">
            <text:p>135</text:p>
          </table:table-cell>
          <table:table-cell office:value-type="float" office:value="35.131175" calcext:value-type="float">
            <text:p>35.131175</text:p>
          </table:table-cell>
          <table:table-cell table:formula="of:=([.C518]-[.C517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35.131534" calcext:value-type="float">
            <text:p>35.131534</text:p>
          </table:table-cell>
          <table:table-cell table:formula="of:=([.C519]-[.C518])" office:value-type="float" office:value="0.000359000000003107" calcext:value-type="float">
            <text:p>0.000359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4" office:value-type="float" office:value="137" calcext:value-type="float">
            <text:p>137</text:p>
          </table:table-cell>
          <table:table-cell office:value-type="float" office:value="35.131892" calcext:value-type="float">
            <text:p>35.131892</text:p>
          </table:table-cell>
          <table:table-cell table:formula="of:=([.C520]-[.C519])" office:value-type="float" office:value="0.000357999999998526" calcext:value-type="float">
            <text:p>0.00035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35.13225" calcext:value-type="float">
            <text:p>35.13225</text:p>
          </table:table-cell>
          <table:table-cell table:formula="of:=([.C521]-[.C520])" office:value-type="float" office:value="0.000357999999998526" calcext:value-type="float">
            <text:p>0.00035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35.132607" calcext:value-type="float">
            <text:p>35.132607</text:p>
          </table:table-cell>
          <table:table-cell table:formula="of:=([.C522]-[.C521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4" office:value-type="float" office:value="140" calcext:value-type="float">
            <text:p>140</text:p>
          </table:table-cell>
          <table:table-cell office:value-type="float" office:value="35.133033" calcext:value-type="float">
            <text:p>35.133033</text:p>
          </table:table-cell>
          <table:table-cell table:formula="of:=([.C523]-[.C522])" office:value-type="float" office:value="0.000425999999997373" calcext:value-type="float">
            <text:p>0.000425999999997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35.133436" calcext:value-type="float">
            <text:p>35.133436</text:p>
          </table:table-cell>
          <table:table-cell table:formula="of:=([.C524]-[.C523])" office:value-type="float" office:value="0.000403000000005704" calcext:value-type="float">
            <text:p>0.00040300000000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4" office:value-type="float" office:value="142" calcext:value-type="float">
            <text:p>142</text:p>
          </table:table-cell>
          <table:table-cell office:value-type="float" office:value="35.133823" calcext:value-type="float">
            <text:p>35.133823</text:p>
          </table:table-cell>
          <table:table-cell table:formula="of:=([.C525]-[.C524])" office:value-type="float" office:value="0.000386999999996362" calcext:value-type="float">
            <text:p>0.000386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4" office:value-type="float" office:value="143" calcext:value-type="float">
            <text:p>143</text:p>
          </table:table-cell>
          <table:table-cell office:value-type="float" office:value="35.134208" calcext:value-type="float">
            <text:p>35.134208</text:p>
          </table:table-cell>
          <table:table-cell table:formula="of:=([.C526]-[.C525])" office:value-type="float" office:value="0.000385000000001412" calcext:value-type="float">
            <text:p>0.000385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4" office:value-type="float" office:value="144" calcext:value-type="float">
            <text:p>144</text:p>
          </table:table-cell>
          <table:table-cell office:value-type="float" office:value="35.13459" calcext:value-type="float">
            <text:p>35.13459</text:p>
          </table:table-cell>
          <table:table-cell table:formula="of:=([.C527]-[.C526])" office:value-type="float" office:value="0.000382000000001881" calcext:value-type="float">
            <text:p>0.00038200000000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35.134974" calcext:value-type="float">
            <text:p>35.134974</text:p>
          </table:table-cell>
          <table:table-cell table:formula="of:=([.C528]-[.C527])" office:value-type="float" office:value="0.000383999999996831" calcext:value-type="float">
            <text:p>0.000383999999997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4" office:value-type="float" office:value="146" calcext:value-type="float">
            <text:p>146</text:p>
          </table:table-cell>
          <table:table-cell office:value-type="float" office:value="35.135362" calcext:value-type="float">
            <text:p>35.135362</text:p>
          </table:table-cell>
          <table:table-cell table:formula="of:=([.C529]-[.C528])" office:value-type="float" office:value="0.000388000000000943" calcext:value-type="float">
            <text:p>0.000388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4" office:value-type="float" office:value="147" calcext:value-type="float">
            <text:p>147</text:p>
          </table:table-cell>
          <table:table-cell office:value-type="float" office:value="35.135748" calcext:value-type="float">
            <text:p>35.135748</text:p>
          </table:table-cell>
          <table:table-cell table:formula="of:=([.C530]-[.C529])" office:value-type="float" office:value="0.000385999999998887" calcext:value-type="float">
            <text:p>0.000385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35.136327" calcext:value-type="float">
            <text:p>35.136327</text:p>
          </table:table-cell>
          <table:table-cell table:formula="of:=([.C531]-[.C530])" office:value-type="float" office:value="0.000579000000001884" calcext:value-type="float">
            <text:p>0.00057900000000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35.136907" calcext:value-type="float">
            <text:p>35.136907</text:p>
          </table:table-cell>
          <table:table-cell table:formula="of:=([.C532]-[.C531])" office:value-type="float" office:value="0.000579999999999359" calcext:value-type="float">
            <text:p>0.000579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35.137485" calcext:value-type="float">
            <text:p>35.137485</text:p>
          </table:table-cell>
          <table:table-cell table:formula="of:=([.C533]-[.C532])" office:value-type="float" office:value="0.000577999999997303" calcext:value-type="float">
            <text:p>0.000577999999997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35.138066" calcext:value-type="float">
            <text:p>35.138066</text:p>
          </table:table-cell>
          <table:table-cell table:formula="of:=([.C534]-[.C533])" office:value-type="float" office:value="0.00058100000000394" calcext:value-type="float">
            <text:p>0.000581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4" office:value-type="float" office:value="152" calcext:value-type="float">
            <text:p>152</text:p>
          </table:table-cell>
          <table:table-cell office:value-type="float" office:value="35.138454" calcext:value-type="float">
            <text:p>35.138454</text:p>
          </table:table-cell>
          <table:table-cell table:formula="of:=([.C535]-[.C534])" office:value-type="float" office:value="0.000388000000000943" calcext:value-type="float">
            <text:p>0.000388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4" office:value-type="float" office:value="153" calcext:value-type="float">
            <text:p>153</text:p>
          </table:table-cell>
          <table:table-cell office:value-type="float" office:value="35.139093" calcext:value-type="float">
            <text:p>35.139093</text:p>
          </table:table-cell>
          <table:table-cell table:formula="of:=([.C536]-[.C535])" office:value-type="float" office:value="0.000638999999999612" calcext:value-type="float">
            <text:p>0.00063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4" office:value-type="float" office:value="154" calcext:value-type="float">
            <text:p>154</text:p>
          </table:table-cell>
          <table:table-cell office:value-type="float" office:value="35.139486" calcext:value-type="float">
            <text:p>35.139486</text:p>
          </table:table-cell>
          <table:table-cell table:formula="of:=([.C537]-[.C536])" office:value-type="float" office:value="0.000392999999995425" calcext:value-type="float">
            <text:p>0.00039299999999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35.139872" calcext:value-type="float">
            <text:p>35.139872</text:p>
          </table:table-cell>
          <table:table-cell table:formula="of:=([.C538]-[.C537])" office:value-type="float" office:value="0.000385999999998887" calcext:value-type="float">
            <text:p>0.000385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4" office:value-type="float" office:value="156" calcext:value-type="float">
            <text:p>156</text:p>
          </table:table-cell>
          <table:table-cell office:value-type="float" office:value="35.140259" calcext:value-type="float">
            <text:p>35.140259</text:p>
          </table:table-cell>
          <table:table-cell table:formula="of:=([.C539]-[.C538])" office:value-type="float" office:value="0.000387000000003468" calcext:value-type="float">
            <text:p>0.000387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4" office:value-type="float" office:value="157" calcext:value-type="float">
            <text:p>157</text:p>
          </table:table-cell>
          <table:table-cell office:value-type="float" office:value="35.140645" calcext:value-type="float">
            <text:p>35.140645</text:p>
          </table:table-cell>
          <table:table-cell table:formula="of:=([.C540]-[.C539])" office:value-type="float" office:value="0.000385999999998887" calcext:value-type="float">
            <text:p>0.000385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35.14104" calcext:value-type="float">
            <text:p>35.14104</text:p>
          </table:table-cell>
          <table:table-cell table:formula="of:=([.C541]-[.C540])" office:value-type="float" office:value="0.000394999999997481" calcext:value-type="float">
            <text:p>0.000394999999997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4" office:value-type="float" office:value="159" calcext:value-type="float">
            <text:p>159</text:p>
          </table:table-cell>
          <table:table-cell office:value-type="float" office:value="35.141408" calcext:value-type="float">
            <text:p>35.141408</text:p>
          </table:table-cell>
          <table:table-cell table:formula="of:=([.C542]-[.C541])" office:value-type="float" office:value="0.0003680000000017" calcext:value-type="float">
            <text:p>0.00036800000000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35.141586" calcext:value-type="float">
            <text:p>35.141586</text:p>
          </table:table-cell>
          <table:table-cell table:formula="of:=([.C543]-[.C542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35.142126" calcext:value-type="float">
            <text:p>35.142126</text:p>
          </table:table-cell>
          <table:table-cell table:formula="of:=([.C544]-[.C543])" office:value-type="float" office:value="0.000540000000000873" calcext:value-type="float">
            <text:p>0.000540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4" office:value-type="float" office:value="162" calcext:value-type="float">
            <text:p>162</text:p>
          </table:table-cell>
          <table:table-cell office:value-type="float" office:value="35.142678" calcext:value-type="float">
            <text:p>35.142678</text:p>
          </table:table-cell>
          <table:table-cell table:formula="of:=([.C545]-[.C544])" office:value-type="float" office:value="0.000551999999998998" calcext:value-type="float">
            <text:p>0.000551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4" office:value-type="float" office:value="163" calcext:value-type="float">
            <text:p>163</text:p>
          </table:table-cell>
          <table:table-cell office:value-type="float" office:value="35.143331" calcext:value-type="float">
            <text:p>35.143331</text:p>
          </table:table-cell>
          <table:table-cell table:formula="of:=([.C546]-[.C545])" office:value-type="float" office:value="0.000653000000006898" calcext:value-type="float">
            <text:p>0.000653000000007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35.14387" calcext:value-type="float">
            <text:p>35.14387</text:p>
          </table:table-cell>
          <table:table-cell table:formula="of:=([.C547]-[.C546])" office:value-type="float" office:value="0.000538999999996292" calcext:value-type="float">
            <text:p>0.000538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4" office:value-type="float" office:value="165" calcext:value-type="float">
            <text:p>165</text:p>
          </table:table-cell>
          <table:table-cell office:value-type="float" office:value="35.144408" calcext:value-type="float">
            <text:p>35.144408</text:p>
          </table:table-cell>
          <table:table-cell table:formula="of:=([.C548]-[.C547])" office:value-type="float" office:value="0.000537999999998817" calcext:value-type="float">
            <text:p>0.00053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35.144765" calcext:value-type="float">
            <text:p>35.144765</text:p>
          </table:table-cell>
          <table:table-cell table:formula="of:=([.C549]-[.C548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4" office:value-type="float" office:value="167" calcext:value-type="float">
            <text:p>167</text:p>
          </table:table-cell>
          <table:table-cell office:value-type="float" office:value="35.145122" calcext:value-type="float">
            <text:p>35.145122</text:p>
          </table:table-cell>
          <table:table-cell table:formula="of:=([.C550]-[.C549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4" office:value-type="float" office:value="168" calcext:value-type="float">
            <text:p>168</text:p>
          </table:table-cell>
          <table:table-cell office:value-type="float" office:value="35.145479" calcext:value-type="float">
            <text:p>35.145479</text:p>
          </table:table-cell>
          <table:table-cell table:formula="of:=([.C551]-[.C550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4" office:value-type="float" office:value="169" calcext:value-type="float">
            <text:p>169</text:p>
          </table:table-cell>
          <table:table-cell office:value-type="float" office:value="35.145658" calcext:value-type="float">
            <text:p>35.145658</text:p>
          </table:table-cell>
          <table:table-cell table:formula="of:=([.C552]-[.C551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5.146372" calcext:value-type="float">
            <text:p>35.146372</text:p>
          </table:table-cell>
          <table:table-cell table:formula="of:=([.C553]-[.C552])" office:value-type="float" office:value="0.000714000000002102" calcext:value-type="float">
            <text:p>0.00071400000000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4" office:value-type="float" office:value="171" calcext:value-type="float">
            <text:p>171</text:p>
          </table:table-cell>
          <table:table-cell office:value-type="float" office:value="35.14673" calcext:value-type="float">
            <text:p>35.14673</text:p>
          </table:table-cell>
          <table:table-cell table:formula="of:=([.C554]-[.C553])" office:value-type="float" office:value="0.000357999999998526" calcext:value-type="float">
            <text:p>0.00035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4" office:value-type="float" office:value="172" calcext:value-type="float">
            <text:p>172</text:p>
          </table:table-cell>
          <table:table-cell office:value-type="float" office:value="35.147101" calcext:value-type="float">
            <text:p>35.147101</text:p>
          </table:table-cell>
          <table:table-cell table:formula="of:=([.C555]-[.C554])" office:value-type="float" office:value="0.000371000000001231" calcext:value-type="float">
            <text:p>0.000371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4" office:value-type="float" office:value="173" calcext:value-type="float">
            <text:p>173</text:p>
          </table:table-cell>
          <table:table-cell office:value-type="float" office:value="35.147486" calcext:value-type="float">
            <text:p>35.147486</text:p>
          </table:table-cell>
          <table:table-cell table:formula="of:=([.C556]-[.C555])" office:value-type="float" office:value="0.000385000000001412" calcext:value-type="float">
            <text:p>0.000385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35.147869" calcext:value-type="float">
            <text:p>35.147869</text:p>
          </table:table-cell>
          <table:table-cell table:formula="of:=([.C557]-[.C556])" office:value-type="float" office:value="0.000382999999999356" calcext:value-type="float">
            <text:p>0.000382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4" office:value-type="float" office:value="175" calcext:value-type="float">
            <text:p>175</text:p>
          </table:table-cell>
          <table:table-cell office:value-type="float" office:value="35.148254" calcext:value-type="float">
            <text:p>35.148254</text:p>
          </table:table-cell>
          <table:table-cell table:formula="of:=([.C558]-[.C557])" office:value-type="float" office:value="0.000385000000001412" calcext:value-type="float">
            <text:p>0.000385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35.148637" calcext:value-type="float">
            <text:p>35.148637</text:p>
          </table:table-cell>
          <table:table-cell table:formula="of:=([.C559]-[.C558])" office:value-type="float" office:value="0.000382999999999356" calcext:value-type="float">
            <text:p>0.000382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4" office:value-type="float" office:value="177" calcext:value-type="float">
            <text:p>177</text:p>
          </table:table-cell>
          <table:table-cell office:value-type="float" office:value="35.149024" calcext:value-type="float">
            <text:p>35.149024</text:p>
          </table:table-cell>
          <table:table-cell table:formula="of:=([.C560]-[.C559])" office:value-type="float" office:value="0.000386999999996362" calcext:value-type="float">
            <text:p>0.000386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35.149407" calcext:value-type="float">
            <text:p>35.149407</text:p>
          </table:table-cell>
          <table:table-cell table:formula="of:=([.C561]-[.C560])" office:value-type="float" office:value="0.000382999999999356" calcext:value-type="float">
            <text:p>0.000382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4" office:value-type="float" office:value="179" calcext:value-type="float">
            <text:p>179</text:p>
          </table:table-cell>
          <table:table-cell office:value-type="float" office:value="35.149797" calcext:value-type="float">
            <text:p>35.149797</text:p>
          </table:table-cell>
          <table:table-cell table:formula="of:=([.C562]-[.C561])" office:value-type="float" office:value="0.000390000000002999" calcext:value-type="float">
            <text:p>0.000390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4" office:value-type="float" office:value="180" calcext:value-type="float">
            <text:p>180</text:p>
          </table:table-cell>
          <table:table-cell office:value-type="float" office:value="35.150184" calcext:value-type="float">
            <text:p>35.150184</text:p>
          </table:table-cell>
          <table:table-cell table:formula="of:=([.C563]-[.C562])" office:value-type="float" office:value="0.000387000000003468" calcext:value-type="float">
            <text:p>0.000387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35.150575" calcext:value-type="float">
            <text:p>35.150575</text:p>
          </table:table-cell>
          <table:table-cell table:formula="of:=([.C564]-[.C563])" office:value-type="float" office:value="0.000391000000000474" calcext:value-type="float">
            <text:p>0.00039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4" office:value-type="float" office:value="182" calcext:value-type="float">
            <text:p>182</text:p>
          </table:table-cell>
          <table:table-cell office:value-type="float" office:value="35.150961" calcext:value-type="float">
            <text:p>35.150961</text:p>
          </table:table-cell>
          <table:table-cell table:formula="of:=([.C565]-[.C564])" office:value-type="float" office:value="0.000385999999998887" calcext:value-type="float">
            <text:p>0.000385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4" office:value-type="float" office:value="183" calcext:value-type="float">
            <text:p>183</text:p>
          </table:table-cell>
          <table:table-cell office:value-type="float" office:value="35.151349" calcext:value-type="float">
            <text:p>35.151349</text:p>
          </table:table-cell>
          <table:table-cell table:formula="of:=([.C566]-[.C565])" office:value-type="float" office:value="0.000388000000000943" calcext:value-type="float">
            <text:p>0.000388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4" office:value-type="float" office:value="184" calcext:value-type="float">
            <text:p>184</text:p>
          </table:table-cell>
          <table:table-cell office:value-type="float" office:value="35.151737" calcext:value-type="float">
            <text:p>35.151737</text:p>
          </table:table-cell>
          <table:table-cell table:formula="of:=([.C567]-[.C566])" office:value-type="float" office:value="0.000387999999993838" calcext:value-type="float">
            <text:p>0.00038799999999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4" office:value-type="float" office:value="185" calcext:value-type="float">
            <text:p>185</text:p>
          </table:table-cell>
          <table:table-cell office:value-type="float" office:value="35.152122" calcext:value-type="float">
            <text:p>35.152122</text:p>
          </table:table-cell>
          <table:table-cell table:formula="of:=([.C568]-[.C567])" office:value-type="float" office:value="0.000385000000001412" calcext:value-type="float">
            <text:p>0.000385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35.152574" calcext:value-type="float">
            <text:p>35.152574</text:p>
          </table:table-cell>
          <table:table-cell table:formula="of:=([.C569]-[.C568])" office:value-type="float" office:value="0.000452000000002784" calcext:value-type="float">
            <text:p>0.000452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4" office:value-type="float" office:value="187" calcext:value-type="float">
            <text:p>187</text:p>
          </table:table-cell>
          <table:table-cell office:value-type="float" office:value="35.153171" calcext:value-type="float">
            <text:p>35.153171</text:p>
          </table:table-cell>
          <table:table-cell table:formula="of:=([.C570]-[.C569])" office:value-type="float" office:value="0.000596999999999071" calcext:value-type="float">
            <text:p>0.000596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4" office:value-type="float" office:value="188" calcext:value-type="float">
            <text:p>188</text:p>
          </table:table-cell>
          <table:table-cell office:value-type="float" office:value="35.153669" calcext:value-type="float">
            <text:p>35.153669</text:p>
          </table:table-cell>
          <table:table-cell table:formula="of:=([.C571]-[.C570])" office:value-type="float" office:value="0.000498000000000332" calcext:value-type="float">
            <text:p>0.0004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4" office:value-type="float" office:value="189" calcext:value-type="float">
            <text:p>189</text:p>
          </table:table-cell>
          <table:table-cell office:value-type="float" office:value="35.154102" calcext:value-type="float">
            <text:p>35.154102</text:p>
          </table:table-cell>
          <table:table-cell table:formula="of:=([.C572]-[.C571])" office:value-type="float" office:value="0.000433000000001016" calcext:value-type="float">
            <text:p>0.000433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35.154543" calcext:value-type="float">
            <text:p>35.154543</text:p>
          </table:table-cell>
          <table:table-cell table:formula="of:=([.C573]-[.C572])" office:value-type="float" office:value="0.000440999999995029" calcext:value-type="float">
            <text:p>0.00044099999999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4" office:value-type="float" office:value="191" calcext:value-type="float">
            <text:p>191</text:p>
          </table:table-cell>
          <table:table-cell office:value-type="float" office:value="35.154906" calcext:value-type="float">
            <text:p>35.154906</text:p>
          </table:table-cell>
          <table:table-cell table:formula="of:=([.C574]-[.C573])" office:value-type="float" office:value="0.000363000000000113" calcext:value-type="float">
            <text:p>0.00036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4" office:value-type="float" office:value="192" calcext:value-type="float">
            <text:p>192</text:p>
          </table:table-cell>
          <table:table-cell office:value-type="float" office:value="35.155263" calcext:value-type="float">
            <text:p>35.155263</text:p>
          </table:table-cell>
          <table:table-cell table:formula="of:=([.C575]-[.C574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4" office:value-type="float" office:value="193" calcext:value-type="float">
            <text:p>193</text:p>
          </table:table-cell>
          <table:table-cell office:value-type="float" office:value="35.155633" calcext:value-type="float">
            <text:p>35.155633</text:p>
          </table:table-cell>
          <table:table-cell table:formula="of:=([.C576]-[.C575])" office:value-type="float" office:value="0.000370000000003756" calcext:value-type="float">
            <text:p>0.000370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4" office:value-type="float" office:value="194" calcext:value-type="float">
            <text:p>194</text:p>
          </table:table-cell>
          <table:table-cell office:value-type="float" office:value="35.156038" calcext:value-type="float">
            <text:p>35.156038</text:p>
          </table:table-cell>
          <table:table-cell table:formula="of:=([.C577]-[.C576])" office:value-type="float" office:value="0.000405000000000655" calcext:value-type="float">
            <text:p>0.000405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4" office:value-type="float" office:value="195" calcext:value-type="float">
            <text:p>195</text:p>
          </table:table-cell>
          <table:table-cell office:value-type="float" office:value="35.156406" calcext:value-type="float">
            <text:p>35.156406</text:p>
          </table:table-cell>
          <table:table-cell table:formula="of:=([.C578]-[.C577])" office:value-type="float" office:value="0.000367999999994595" calcext:value-type="float">
            <text:p>0.00036799999999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5.156762" calcext:value-type="float">
            <text:p>35.156762</text:p>
          </table:table-cell>
          <table:table-cell table:formula="of:=([.C579]-[.C578])" office:value-type="float" office:value="0.000356000000003576" calcext:value-type="float">
            <text:p>0.000356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4" office:value-type="float" office:value="197" calcext:value-type="float">
            <text:p>197</text:p>
          </table:table-cell>
          <table:table-cell office:value-type="float" office:value="35.15712" calcext:value-type="float">
            <text:p>35.15712</text:p>
          </table:table-cell>
          <table:table-cell table:formula="of:=([.C580]-[.C579])" office:value-type="float" office:value="0.000357999999998526" calcext:value-type="float">
            <text:p>0.00035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4" office:value-type="float" office:value="198" calcext:value-type="float">
            <text:p>198</text:p>
          </table:table-cell>
          <table:table-cell office:value-type="float" office:value="35.157477" calcext:value-type="float">
            <text:p>35.157477</text:p>
          </table:table-cell>
          <table:table-cell table:formula="of:=([.C581]-[.C580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4" office:value-type="float" office:value="199" calcext:value-type="float">
            <text:p>199</text:p>
          </table:table-cell>
          <table:table-cell office:value-type="float" office:value="35.157834" calcext:value-type="float">
            <text:p>35.157834</text:p>
          </table:table-cell>
          <table:table-cell table:formula="of:=([.C582]-[.C581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35.158192" calcext:value-type="float">
            <text:p>35.158192</text:p>
          </table:table-cell>
          <table:table-cell table:formula="of:=([.C583]-[.C582])" office:value-type="float" office:value="0.000357999999998526" calcext:value-type="float">
            <text:p>0.00035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4" office:value-type="float" office:value="201" calcext:value-type="float">
            <text:p>201</text:p>
          </table:table-cell>
          <table:table-cell office:value-type="float" office:value="35.158552" calcext:value-type="float">
            <text:p>35.158552</text:p>
          </table:table-cell>
          <table:table-cell table:formula="of:=([.C584]-[.C583])" office:value-type="float" office:value="0.000360000000000582" calcext:value-type="float">
            <text:p>0.000360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4" office:value-type="float" office:value="202" calcext:value-type="float">
            <text:p>202</text:p>
          </table:table-cell>
          <table:table-cell office:value-type="float" office:value="35.158909" calcext:value-type="float">
            <text:p>35.158909</text:p>
          </table:table-cell>
          <table:table-cell table:formula="of:=([.C585]-[.C584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4" office:value-type="float" office:value="203" calcext:value-type="float">
            <text:p>203</text:p>
          </table:table-cell>
          <table:table-cell office:value-type="float" office:value="35.159267" calcext:value-type="float">
            <text:p>35.159267</text:p>
          </table:table-cell>
          <table:table-cell table:formula="of:=([.C586]-[.C585])" office:value-type="float" office:value="0.000357999999998526" calcext:value-type="float">
            <text:p>0.00035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4" office:value-type="float" office:value="204" calcext:value-type="float">
            <text:p>204</text:p>
          </table:table-cell>
          <table:table-cell office:value-type="float" office:value="35.159625" calcext:value-type="float">
            <text:p>35.159625</text:p>
          </table:table-cell>
          <table:table-cell table:formula="of:=([.C587]-[.C586])" office:value-type="float" office:value="0.000357999999998526" calcext:value-type="float">
            <text:p>0.00035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4" office:value-type="float" office:value="205" calcext:value-type="float">
            <text:p>205</text:p>
          </table:table-cell>
          <table:table-cell office:value-type="float" office:value="35.159982" calcext:value-type="float">
            <text:p>35.159982</text:p>
          </table:table-cell>
          <table:table-cell table:formula="of:=([.C588]-[.C587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4" office:value-type="float" office:value="206" calcext:value-type="float">
            <text:p>206</text:p>
          </table:table-cell>
          <table:table-cell office:value-type="float" office:value="35.160339" calcext:value-type="float">
            <text:p>35.160339</text:p>
          </table:table-cell>
          <table:table-cell table:formula="of:=([.C589]-[.C588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35.160698" calcext:value-type="float">
            <text:p>35.160698</text:p>
          </table:table-cell>
          <table:table-cell table:formula="of:=([.C590]-[.C589])" office:value-type="float" office:value="0.000358999999996001" calcext:value-type="float">
            <text:p>0.000358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4" office:value-type="float" office:value="208" calcext:value-type="float">
            <text:p>208</text:p>
          </table:table-cell>
          <table:table-cell office:value-type="float" office:value="35.161054" calcext:value-type="float">
            <text:p>35.161054</text:p>
          </table:table-cell>
          <table:table-cell table:formula="of:=([.C591]-[.C590])" office:value-type="float" office:value="0.000356000000003576" calcext:value-type="float">
            <text:p>0.000356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4" office:value-type="float" office:value="209" calcext:value-type="float">
            <text:p>209</text:p>
          </table:table-cell>
          <table:table-cell office:value-type="float" office:value="35.161424" calcext:value-type="float">
            <text:p>35.161424</text:p>
          </table:table-cell>
          <table:table-cell table:formula="of:=([.C592]-[.C591])" office:value-type="float" office:value="0.000369999999996651" calcext:value-type="float">
            <text:p>0.000369999999997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4" office:value-type="float" office:value="210" calcext:value-type="float">
            <text:p>210</text:p>
          </table:table-cell>
          <table:table-cell office:value-type="float" office:value="35.161829" calcext:value-type="float">
            <text:p>35.161829</text:p>
          </table:table-cell>
          <table:table-cell table:formula="of:=([.C593]-[.C592])" office:value-type="float" office:value="0.000405000000000655" calcext:value-type="float">
            <text:p>0.000405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4" office:value-type="float" office:value="211" calcext:value-type="float">
            <text:p>211</text:p>
          </table:table-cell>
          <table:table-cell office:value-type="float" office:value="35.162313" calcext:value-type="float">
            <text:p>35.162313</text:p>
          </table:table-cell>
          <table:table-cell table:formula="of:=([.C594]-[.C593])" office:value-type="float" office:value="0.000484000000000151" calcext:value-type="float">
            <text:p>0.00048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5.162786" calcext:value-type="float">
            <text:p>35.162786</text:p>
          </table:table-cell>
          <table:table-cell table:formula="of:=([.C595]-[.C594])" office:value-type="float" office:value="0.000472999999999502" calcext:value-type="float">
            <text:p>0.00047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4" office:value-type="float" office:value="213" calcext:value-type="float">
            <text:p>213</text:p>
          </table:table-cell>
          <table:table-cell office:value-type="float" office:value="35.163377" calcext:value-type="float">
            <text:p>35.163377</text:p>
          </table:table-cell>
          <table:table-cell table:formula="of:=([.C596]-[.C595])" office:value-type="float" office:value="0.000591000000000008" calcext:value-type="float">
            <text:p>0.00059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4" office:value-type="float" office:value="214" calcext:value-type="float">
            <text:p>214</text:p>
          </table:table-cell>
          <table:table-cell office:value-type="float" office:value="35.163645" calcext:value-type="float">
            <text:p>35.163645</text:p>
          </table:table-cell>
          <table:table-cell table:formula="of:=([.C597]-[.C596])" office:value-type="float" office:value="0.000268000000005486" calcext:value-type="float">
            <text:p>0.00026800000000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4" office:value-type="float" office:value="215" calcext:value-type="float">
            <text:p>215</text:p>
          </table:table-cell>
          <table:table-cell office:value-type="float" office:value="35.164313" calcext:value-type="float">
            <text:p>35.164313</text:p>
          </table:table-cell>
          <table:table-cell table:formula="of:=([.C598]-[.C597])" office:value-type="float" office:value="0.000667999999997448" calcext:value-type="float">
            <text:p>0.000667999999997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4" office:value-type="float" office:value="216" calcext:value-type="float">
            <text:p>216</text:p>
          </table:table-cell>
          <table:table-cell office:value-type="float" office:value="35.164938" calcext:value-type="float">
            <text:p>35.164938</text:p>
          </table:table-cell>
          <table:table-cell table:formula="of:=([.C599]-[.C598])" office:value-type="float" office:value="0.000624999999999432" calcext:value-type="float">
            <text:p>0.000624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4" office:value-type="float" office:value="217" calcext:value-type="float">
            <text:p>217</text:p>
          </table:table-cell>
          <table:table-cell office:value-type="float" office:value="35.165567" calcext:value-type="float">
            <text:p>35.165567</text:p>
          </table:table-cell>
          <table:table-cell table:formula="of:=([.C600]-[.C599])" office:value-type="float" office:value="0.000629000000003543" calcext:value-type="float">
            <text:p>0.000629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4" office:value-type="float" office:value="218" calcext:value-type="float">
            <text:p>218</text:p>
          </table:table-cell>
          <table:table-cell office:value-type="float" office:value="35.166209" calcext:value-type="float">
            <text:p>35.166209</text:p>
          </table:table-cell>
          <table:table-cell table:formula="of:=([.C601]-[.C600])" office:value-type="float" office:value="0.000641999999999143" calcext:value-type="float">
            <text:p>0.000641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4" office:value-type="float" office:value="219" calcext:value-type="float">
            <text:p>219</text:p>
          </table:table-cell>
          <table:table-cell office:value-type="float" office:value="35.166604" calcext:value-type="float">
            <text:p>35.166604</text:p>
          </table:table-cell>
          <table:table-cell table:formula="of:=([.C602]-[.C601])" office:value-type="float" office:value="0.000394999999997481" calcext:value-type="float">
            <text:p>0.000394999999997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4" office:value-type="float" office:value="220" calcext:value-type="float">
            <text:p>220</text:p>
          </table:table-cell>
          <table:table-cell office:value-type="float" office:value="35.167142" calcext:value-type="float">
            <text:p>35.167142</text:p>
          </table:table-cell>
          <table:table-cell table:formula="of:=([.C603]-[.C602])" office:value-type="float" office:value="0.000537999999998817" calcext:value-type="float">
            <text:p>0.00053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5.167679" calcext:value-type="float">
            <text:p>35.167679</text:p>
          </table:table-cell>
          <table:table-cell table:formula="of:=([.C604]-[.C603])" office:value-type="float" office:value="0.000537000000001342" calcext:value-type="float">
            <text:p>0.00053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4" office:value-type="float" office:value="222" calcext:value-type="float">
            <text:p>222</text:p>
          </table:table-cell>
          <table:table-cell office:value-type="float" office:value="35.168216" calcext:value-type="float">
            <text:p>35.168216</text:p>
          </table:table-cell>
          <table:table-cell table:formula="of:=([.C605]-[.C604])" office:value-type="float" office:value="0.000537000000001342" calcext:value-type="float">
            <text:p>0.00053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4" office:value-type="float" office:value="223" calcext:value-type="float">
            <text:p>223</text:p>
          </table:table-cell>
          <table:table-cell office:value-type="float" office:value="35.169471" calcext:value-type="float">
            <text:p>35.169471</text:p>
          </table:table-cell>
          <table:table-cell table:formula="of:=([.C606]-[.C605])" office:value-type="float" office:value="0.00125500000000045" calcext:value-type="float">
            <text:p>0.00125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5.170009" calcext:value-type="float">
            <text:p>35.170009</text:p>
          </table:table-cell>
          <table:table-cell table:formula="of:=([.C607]-[.C606])" office:value-type="float" office:value="0.000537999999998817" calcext:value-type="float">
            <text:p>0.00053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4" office:value-type="float" office:value="225" calcext:value-type="float">
            <text:p>225</text:p>
          </table:table-cell>
          <table:table-cell office:value-type="float" office:value="35.170546" calcext:value-type="float">
            <text:p>35.170546</text:p>
          </table:table-cell>
          <table:table-cell table:formula="of:=([.C608]-[.C607])" office:value-type="float" office:value="0.000537000000001342" calcext:value-type="float">
            <text:p>0.00053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4" office:value-type="float" office:value="226" calcext:value-type="float">
            <text:p>226</text:p>
          </table:table-cell>
          <table:table-cell office:value-type="float" office:value="35.171083" calcext:value-type="float">
            <text:p>35.171083</text:p>
          </table:table-cell>
          <table:table-cell table:formula="of:=([.C609]-[.C608])" office:value-type="float" office:value="0.000537000000001342" calcext:value-type="float">
            <text:p>0.00053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4" office:value-type="float" office:value="227" calcext:value-type="float">
            <text:p>227</text:p>
          </table:table-cell>
          <table:table-cell office:value-type="float" office:value="35.17162" calcext:value-type="float">
            <text:p>35.17162</text:p>
          </table:table-cell>
          <table:table-cell table:formula="of:=([.C610]-[.C609])" office:value-type="float" office:value="0.000536999999994237" calcext:value-type="float">
            <text:p>0.00053699999999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4" office:value-type="float" office:value="228" calcext:value-type="float">
            <text:p>228</text:p>
          </table:table-cell>
          <table:table-cell office:value-type="float" office:value="35.172157" calcext:value-type="float">
            <text:p>35.172157</text:p>
          </table:table-cell>
          <table:table-cell table:formula="of:=([.C611]-[.C610])" office:value-type="float" office:value="0.000537000000001342" calcext:value-type="float">
            <text:p>0.00053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4" office:value-type="float" office:value="229" calcext:value-type="float">
            <text:p>229</text:p>
          </table:table-cell>
          <table:table-cell office:value-type="float" office:value="35.172694" calcext:value-type="float">
            <text:p>35.172694</text:p>
          </table:table-cell>
          <table:table-cell table:formula="of:=([.C612]-[.C611])" office:value-type="float" office:value="0.000537000000001342" calcext:value-type="float">
            <text:p>0.00053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5.173283" calcext:value-type="float">
            <text:p>35.173283</text:p>
          </table:table-cell>
          <table:table-cell table:formula="of:=([.C613]-[.C612])" office:value-type="float" office:value="0.000588999999997952" calcext:value-type="float">
            <text:p>0.000588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4" office:value-type="float" office:value="231" calcext:value-type="float">
            <text:p>231</text:p>
          </table:table-cell>
          <table:table-cell office:value-type="float" office:value="35.173821" calcext:value-type="float">
            <text:p>35.173821</text:p>
          </table:table-cell>
          <table:table-cell table:formula="of:=([.C614]-[.C613])" office:value-type="float" office:value="0.000537999999998817" calcext:value-type="float">
            <text:p>0.00053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4" office:value-type="float" office:value="232" calcext:value-type="float">
            <text:p>232</text:p>
          </table:table-cell>
          <table:table-cell office:value-type="float" office:value="35.174359" calcext:value-type="float">
            <text:p>35.174359</text:p>
          </table:table-cell>
          <table:table-cell table:formula="of:=([.C615]-[.C614])" office:value-type="float" office:value="0.000538000000005923" calcext:value-type="float">
            <text:p>0.00053800000000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4" office:value-type="float" office:value="233" calcext:value-type="float">
            <text:p>233</text:p>
          </table:table-cell>
          <table:table-cell office:value-type="float" office:value="35.174896" calcext:value-type="float">
            <text:p>35.174896</text:p>
          </table:table-cell>
          <table:table-cell table:formula="of:=([.C616]-[.C615])" office:value-type="float" office:value="0.000536999999994237" calcext:value-type="float">
            <text:p>0.00053699999999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4" office:value-type="float" office:value="234" calcext:value-type="float">
            <text:p>234</text:p>
          </table:table-cell>
          <table:table-cell office:value-type="float" office:value="35.175434" calcext:value-type="float">
            <text:p>35.175434</text:p>
          </table:table-cell>
          <table:table-cell table:formula="of:=([.C617]-[.C616])" office:value-type="float" office:value="0.000538000000005923" calcext:value-type="float">
            <text:p>0.00053800000000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4" office:value-type="float" office:value="235" calcext:value-type="float">
            <text:p>235</text:p>
          </table:table-cell>
          <table:table-cell office:value-type="float" office:value="35.176006" calcext:value-type="float">
            <text:p>35.176006</text:p>
          </table:table-cell>
          <table:table-cell table:formula="of:=([.C618]-[.C617])" office:value-type="float" office:value="0.000571999999998241" calcext:value-type="float">
            <text:p>0.000571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4" office:value-type="float" office:value="236" calcext:value-type="float">
            <text:p>236</text:p>
          </table:table-cell>
          <table:table-cell office:value-type="float" office:value="35.176697" calcext:value-type="float">
            <text:p>35.176697</text:p>
          </table:table-cell>
          <table:table-cell table:formula="of:=([.C619]-[.C618])" office:value-type="float" office:value="0.000690999999996222" calcext:value-type="float">
            <text:p>0.000690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float" office:value="237" calcext:value-type="float">
            <text:p>237</text:p>
          </table:table-cell>
          <table:table-cell office:value-type="float" office:value="35.177365" calcext:value-type="float">
            <text:p>35.177365</text:p>
          </table:table-cell>
          <table:table-cell table:formula="of:=([.C620]-[.C619])" office:value-type="float" office:value="0.000668000000004554" calcext:value-type="float">
            <text:p>0.00066800000000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35.178061" calcext:value-type="float">
            <text:p>35.178061</text:p>
          </table:table-cell>
          <table:table-cell table:formula="of:=([.C621]-[.C620])" office:value-type="float" office:value="0.00069599999999781" calcext:value-type="float">
            <text:p>0.000695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4" office:value-type="float" office:value="239" calcext:value-type="float">
            <text:p>239</text:p>
          </table:table-cell>
          <table:table-cell office:value-type="float" office:value="35.178696" calcext:value-type="float">
            <text:p>35.178696</text:p>
          </table:table-cell>
          <table:table-cell table:formula="of:=([.C622]-[.C621])" office:value-type="float" office:value="0.000635000000002606" calcext:value-type="float">
            <text:p>0.000635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35.179345" calcext:value-type="float">
            <text:p>35.179345</text:p>
          </table:table-cell>
          <table:table-cell table:formula="of:=([.C623]-[.C622])" office:value-type="float" office:value="0.000648999999995681" calcext:value-type="float">
            <text:p>0.000648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4" office:value-type="float" office:value="241" calcext:value-type="float">
            <text:p>241</text:p>
          </table:table-cell>
          <table:table-cell office:value-type="float" office:value="35.180054" calcext:value-type="float">
            <text:p>35.180054</text:p>
          </table:table-cell>
          <table:table-cell table:formula="of:=([.C624]-[.C623])" office:value-type="float" office:value="0.000709000000000515" calcext:value-type="float">
            <text:p>0.000709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35.18068" calcext:value-type="float">
            <text:p>35.18068</text:p>
          </table:table-cell>
          <table:table-cell table:formula="of:=([.C625]-[.C624])" office:value-type="float" office:value="0.000626000000004012" calcext:value-type="float">
            <text:p>0.000626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4" office:value-type="float" office:value="243" calcext:value-type="float">
            <text:p>243</text:p>
          </table:table-cell>
          <table:table-cell office:value-type="float" office:value="35.18122" calcext:value-type="float">
            <text:p>35.18122</text:p>
          </table:table-cell>
          <table:table-cell table:formula="of:=([.C626]-[.C625])" office:value-type="float" office:value="0.000540000000000873" calcext:value-type="float">
            <text:p>0.000540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35.181758" calcext:value-type="float">
            <text:p>35.181758</text:p>
          </table:table-cell>
          <table:table-cell table:formula="of:=([.C627]-[.C626])" office:value-type="float" office:value="0.000537999999998817" calcext:value-type="float">
            <text:p>0.00053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4" office:value-type="float" office:value="245" calcext:value-type="float">
            <text:p>245</text:p>
          </table:table-cell>
          <table:table-cell office:value-type="float" office:value="35.182296" calcext:value-type="float">
            <text:p>35.182296</text:p>
          </table:table-cell>
          <table:table-cell table:formula="of:=([.C628]-[.C627])" office:value-type="float" office:value="0.000537999999998817" calcext:value-type="float">
            <text:p>0.00053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4" office:value-type="float" office:value="246" calcext:value-type="float">
            <text:p>246</text:p>
          </table:table-cell>
          <table:table-cell office:value-type="float" office:value="35.182895" calcext:value-type="float">
            <text:p>35.182895</text:p>
          </table:table-cell>
          <table:table-cell table:formula="of:=([.C629]-[.C628])" office:value-type="float" office:value="0.000599000000001126" calcext:value-type="float">
            <text:p>0.000599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4" office:value-type="float" office:value="247" calcext:value-type="float">
            <text:p>247</text:p>
          </table:table-cell>
          <table:table-cell office:value-type="float" office:value="35.183453" calcext:value-type="float">
            <text:p>35.183453</text:p>
          </table:table-cell>
          <table:table-cell table:formula="of:=([.C630]-[.C629])" office:value-type="float" office:value="0.00055799999999806" calcext:value-type="float">
            <text:p>0.000557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4" office:value-type="float" office:value="248" calcext:value-type="float">
            <text:p>248</text:p>
          </table:table-cell>
          <table:table-cell office:value-type="float" office:value="35.183991" calcext:value-type="float">
            <text:p>35.183991</text:p>
          </table:table-cell>
          <table:table-cell table:formula="of:=([.C631]-[.C630])" office:value-type="float" office:value="0.000537999999998817" calcext:value-type="float">
            <text:p>0.00053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4" office:value-type="float" office:value="249" calcext:value-type="float">
            <text:p>249</text:p>
          </table:table-cell>
          <table:table-cell office:value-type="float" office:value="35.184532" calcext:value-type="float">
            <text:p>35.184532</text:p>
          </table:table-cell>
          <table:table-cell table:formula="of:=([.C632]-[.C631])" office:value-type="float" office:value="0.000540999999998348" calcext:value-type="float">
            <text:p>0.000540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35.185068" calcext:value-type="float">
            <text:p>35.185068</text:p>
          </table:table-cell>
          <table:table-cell table:formula="of:=([.C633]-[.C632])" office:value-type="float" office:value="0.000536000000003867" calcext:value-type="float">
            <text:p>0.000536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4" office:value-type="float" office:value="251" calcext:value-type="float">
            <text:p>251</text:p>
          </table:table-cell>
          <table:table-cell office:value-type="float" office:value="35.185605" calcext:value-type="float">
            <text:p>35.185605</text:p>
          </table:table-cell>
          <table:table-cell table:formula="of:=([.C634]-[.C633])" office:value-type="float" office:value="0.000537000000001342" calcext:value-type="float">
            <text:p>0.00053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4" office:value-type="float" office:value="252" calcext:value-type="float">
            <text:p>252</text:p>
          </table:table-cell>
          <table:table-cell office:value-type="float" office:value="35.186141" calcext:value-type="float">
            <text:p>35.186141</text:p>
          </table:table-cell>
          <table:table-cell table:formula="of:=([.C635]-[.C634])" office:value-type="float" office:value="0.000535999999996761" calcext:value-type="float">
            <text:p>0.000535999999997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4" office:value-type="float" office:value="253" calcext:value-type="float">
            <text:p>253</text:p>
          </table:table-cell>
          <table:table-cell office:value-type="float" office:value="35.18668" calcext:value-type="float">
            <text:p>35.18668</text:p>
          </table:table-cell>
          <table:table-cell table:formula="of:=([.C636]-[.C635])" office:value-type="float" office:value="0.000539000000003398" calcext:value-type="float">
            <text:p>0.000539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4" office:value-type="float" office:value="254" calcext:value-type="float">
            <text:p>254</text:p>
          </table:table-cell>
          <table:table-cell office:value-type="float" office:value="35.187216" calcext:value-type="float">
            <text:p>35.187216</text:p>
          </table:table-cell>
          <table:table-cell table:formula="of:=([.C637]-[.C636])" office:value-type="float" office:value="0.000535999999996761" calcext:value-type="float">
            <text:p>0.000535999999997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4" office:value-type="float" office:value="255" calcext:value-type="float">
            <text:p>255</text:p>
          </table:table-cell>
          <table:table-cell office:value-type="float" office:value="35.187753" calcext:value-type="float">
            <text:p>35.187753</text:p>
          </table:table-cell>
          <table:table-cell table:formula="of:=([.C638]-[.C637])" office:value-type="float" office:value="0.000537000000001342" calcext:value-type="float">
            <text:p>0.00053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4" office:value-type="float" office:value="256" calcext:value-type="float">
            <text:p>256</text:p>
          </table:table-cell>
          <table:table-cell office:value-type="float" office:value="35.188289" calcext:value-type="float">
            <text:p>35.188289</text:p>
          </table:table-cell>
          <table:table-cell table:formula="of:=([.C639]-[.C638])" office:value-type="float" office:value="0.000535999999996761" calcext:value-type="float">
            <text:p>0.000535999999997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4" office:value-type="float" office:value="257" calcext:value-type="float">
            <text:p>257</text:p>
          </table:table-cell>
          <table:table-cell office:value-type="float" office:value="35.188831" calcext:value-type="float">
            <text:p>35.188831</text:p>
          </table:table-cell>
          <table:table-cell table:formula="of:=([.C640]-[.C639])" office:value-type="float" office:value="0.000542000000002929" calcext:value-type="float">
            <text:p>0.000542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5.189369" calcext:value-type="float">
            <text:p>35.189369</text:p>
          </table:table-cell>
          <table:table-cell table:formula="of:=([.C641]-[.C640])" office:value-type="float" office:value="0.000537999999998817" calcext:value-type="float">
            <text:p>0.00053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5.189917" calcext:value-type="float">
            <text:p>35.189917</text:p>
          </table:table-cell>
          <table:table-cell table:formula="of:=([.C642]-[.C641])" office:value-type="float" office:value="0.000548000000001991" calcext:value-type="float">
            <text:p>0.00054800000000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4" office:value-type="float" office:value="260" calcext:value-type="float">
            <text:p>260</text:p>
          </table:table-cell>
          <table:table-cell office:value-type="float" office:value="35.190594" calcext:value-type="float">
            <text:p>35.190594</text:p>
          </table:table-cell>
          <table:table-cell table:formula="of:=([.C643]-[.C642])" office:value-type="float" office:value="0.000676999999996042" calcext:value-type="float">
            <text:p>0.000676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4" office:value-type="float" office:value="261" calcext:value-type="float">
            <text:p>261</text:p>
          </table:table-cell>
          <table:table-cell office:value-type="float" office:value="35.191226" calcext:value-type="float">
            <text:p>35.191226</text:p>
          </table:table-cell>
          <table:table-cell table:formula="of:=([.C644]-[.C643])" office:value-type="float" office:value="0.000632000000003075" calcext:value-type="float">
            <text:p>0.000632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4" office:value-type="float" office:value="262" calcext:value-type="float">
            <text:p>262</text:p>
          </table:table-cell>
          <table:table-cell office:value-type="float" office:value="35.191903" calcext:value-type="float">
            <text:p>35.191903</text:p>
          </table:table-cell>
          <table:table-cell table:formula="of:=([.C645]-[.C644])" office:value-type="float" office:value="0.000677000000003147" calcext:value-type="float">
            <text:p>0.000677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4" office:value-type="float" office:value="263" calcext:value-type="float">
            <text:p>263</text:p>
          </table:table-cell>
          <table:table-cell office:value-type="float" office:value="35.192536" calcext:value-type="float">
            <text:p>35.192536</text:p>
          </table:table-cell>
          <table:table-cell table:formula="of:=([.C646]-[.C645])" office:value-type="float" office:value="0.000632999999993444" calcext:value-type="float">
            <text:p>0.00063299999999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4" office:value-type="float" office:value="264" calcext:value-type="float">
            <text:p>264</text:p>
          </table:table-cell>
          <table:table-cell office:value-type="float" office:value="35.193311" calcext:value-type="float">
            <text:p>35.193311</text:p>
          </table:table-cell>
          <table:table-cell table:formula="of:=([.C647]-[.C646])" office:value-type="float" office:value="0.000775000000004411" calcext:value-type="float">
            <text:p>0.000775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35.19396" calcext:value-type="float">
            <text:p>35.19396</text:p>
          </table:table-cell>
          <table:table-cell table:formula="of:=([.C648]-[.C647])" office:value-type="float" office:value="0.000648999999995681" calcext:value-type="float">
            <text:p>0.000648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4" office:value-type="float" office:value="266" calcext:value-type="float">
            <text:p>266</text:p>
          </table:table-cell>
          <table:table-cell office:value-type="float" office:value="35.19461" calcext:value-type="float">
            <text:p>35.19461</text:p>
          </table:table-cell>
          <table:table-cell table:formula="of:=([.C649]-[.C648])" office:value-type="float" office:value="0.000650000000000262" calcext:value-type="float">
            <text:p>0.0006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4" office:value-type="float" office:value="267" calcext:value-type="float">
            <text:p>267</text:p>
          </table:table-cell>
          <table:table-cell office:value-type="float" office:value="35.195161" calcext:value-type="float">
            <text:p>35.195161</text:p>
          </table:table-cell>
          <table:table-cell table:formula="of:=([.C650]-[.C649])" office:value-type="float" office:value="0.000551000000001523" calcext:value-type="float">
            <text:p>0.00055100000000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4" office:value-type="float" office:value="268" calcext:value-type="float">
            <text:p>268</text:p>
          </table:table-cell>
          <table:table-cell office:value-type="float" office:value="35.195701" calcext:value-type="float">
            <text:p>35.195701</text:p>
          </table:table-cell>
          <table:table-cell table:formula="of:=([.C651]-[.C650])" office:value-type="float" office:value="0.000540000000000873" calcext:value-type="float">
            <text:p>0.000540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4" office:value-type="float" office:value="269" calcext:value-type="float">
            <text:p>269</text:p>
          </table:table-cell>
          <table:table-cell office:value-type="float" office:value="35.196058" calcext:value-type="float">
            <text:p>35.196058</text:p>
          </table:table-cell>
          <table:table-cell table:formula="of:=([.C652]-[.C651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4" office:value-type="float" office:value="270" calcext:value-type="float">
            <text:p>270</text:p>
          </table:table-cell>
          <table:table-cell office:value-type="float" office:value="35.196415" calcext:value-type="float">
            <text:p>35.196415</text:p>
          </table:table-cell>
          <table:table-cell table:formula="of:=([.C653]-[.C652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4" office:value-type="float" office:value="271" calcext:value-type="float">
            <text:p>271</text:p>
          </table:table-cell>
          <table:table-cell office:value-type="float" office:value="35.196774" calcext:value-type="float">
            <text:p>35.196774</text:p>
          </table:table-cell>
          <table:table-cell table:formula="of:=([.C654]-[.C653])" office:value-type="float" office:value="0.000358999999996001" calcext:value-type="float">
            <text:p>0.000358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4" office:value-type="float" office:value="272" calcext:value-type="float">
            <text:p>272</text:p>
          </table:table-cell>
          <table:table-cell office:value-type="float" office:value="35.197132" calcext:value-type="float">
            <text:p>35.197132</text:p>
          </table:table-cell>
          <table:table-cell table:formula="of:=([.C655]-[.C654])" office:value-type="float" office:value="0.000358000000005632" calcext:value-type="float">
            <text:p>0.00035800000000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4" office:value-type="float" office:value="273" calcext:value-type="float">
            <text:p>273</text:p>
          </table:table-cell>
          <table:table-cell office:value-type="float" office:value="35.197489" calcext:value-type="float">
            <text:p>35.197489</text:p>
          </table:table-cell>
          <table:table-cell table:formula="of:=([.C656]-[.C655])" office:value-type="float" office:value="0.000356999999993945" calcext:value-type="float">
            <text:p>0.00035699999999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4" office:value-type="float" office:value="274" calcext:value-type="float">
            <text:p>274</text:p>
          </table:table-cell>
          <table:table-cell office:value-type="float" office:value="35.197847" calcext:value-type="float">
            <text:p>35.197847</text:p>
          </table:table-cell>
          <table:table-cell table:formula="of:=([.C657]-[.C656])" office:value-type="float" office:value="0.000358000000005632" calcext:value-type="float">
            <text:p>0.00035800000000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4" office:value-type="float" office:value="275" calcext:value-type="float">
            <text:p>275</text:p>
          </table:table-cell>
          <table:table-cell office:value-type="float" office:value="35.198204" calcext:value-type="float">
            <text:p>35.198204</text:p>
          </table:table-cell>
          <table:table-cell table:formula="of:=([.C658]-[.C657])" office:value-type="float" office:value="0.000356999999993945" calcext:value-type="float">
            <text:p>0.00035699999999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4" office:value-type="float" office:value="276" calcext:value-type="float">
            <text:p>276</text:p>
          </table:table-cell>
          <table:table-cell office:value-type="float" office:value="35.198561" calcext:value-type="float">
            <text:p>35.198561</text:p>
          </table:table-cell>
          <table:table-cell table:formula="of:=([.C659]-[.C658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4" office:value-type="float" office:value="277" calcext:value-type="float">
            <text:p>277</text:p>
          </table:table-cell>
          <table:table-cell office:value-type="float" office:value="35.198919" calcext:value-type="float">
            <text:p>35.198919</text:p>
          </table:table-cell>
          <table:table-cell table:formula="of:=([.C660]-[.C659])" office:value-type="float" office:value="0.000357999999998526" calcext:value-type="float">
            <text:p>0.00035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4" office:value-type="float" office:value="278" calcext:value-type="float">
            <text:p>278</text:p>
          </table:table-cell>
          <table:table-cell office:value-type="float" office:value="35.199276" calcext:value-type="float">
            <text:p>35.199276</text:p>
          </table:table-cell>
          <table:table-cell table:formula="of:=([.C661]-[.C660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4" office:value-type="float" office:value="279" calcext:value-type="float">
            <text:p>279</text:p>
          </table:table-cell>
          <table:table-cell office:value-type="float" office:value="35.199634" calcext:value-type="float">
            <text:p>35.199634</text:p>
          </table:table-cell>
          <table:table-cell table:formula="of:=([.C662]-[.C661])" office:value-type="float" office:value="0.000358000000005632" calcext:value-type="float">
            <text:p>0.00035800000000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5.199991" calcext:value-type="float">
            <text:p>35.199991</text:p>
          </table:table-cell>
          <table:table-cell table:formula="of:=([.C663]-[.C662])" office:value-type="float" office:value="0.000356999999993945" calcext:value-type="float">
            <text:p>0.00035699999999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4" office:value-type="float" office:value="281" calcext:value-type="float">
            <text:p>281</text:p>
          </table:table-cell>
          <table:table-cell office:value-type="float" office:value="35.200527" calcext:value-type="float">
            <text:p>35.200527</text:p>
          </table:table-cell>
          <table:table-cell table:formula="of:=([.C664]-[.C663])" office:value-type="float" office:value="0.000536000000003867" calcext:value-type="float">
            <text:p>0.000536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35.201242" calcext:value-type="float">
            <text:p>35.201242</text:p>
          </table:table-cell>
          <table:table-cell table:formula="of:=([.C665]-[.C664])" office:value-type="float" office:value="0.000714999999999577" calcext:value-type="float">
            <text:p>0.00071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4" office:value-type="float" office:value="283" calcext:value-type="float">
            <text:p>283</text:p>
          </table:table-cell>
          <table:table-cell office:value-type="float" office:value="35.201421" calcext:value-type="float">
            <text:p>35.201421</text:p>
          </table:table-cell>
          <table:table-cell table:formula="of:=([.C666]-[.C665])" office:value-type="float" office:value="0.000179000000002816" calcext:value-type="float">
            <text:p>0.000179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4" office:value-type="float" office:value="284" calcext:value-type="float">
            <text:p>284</text:p>
          </table:table-cell>
          <table:table-cell office:value-type="float" office:value="35.201793" calcext:value-type="float">
            <text:p>35.201793</text:p>
          </table:table-cell>
          <table:table-cell table:formula="of:=([.C667]-[.C666])" office:value-type="float" office:value="0.000371999999998707" calcext:value-type="float">
            <text:p>0.000371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4" office:value-type="float" office:value="285" calcext:value-type="float">
            <text:p>285</text:p>
          </table:table-cell>
          <table:table-cell office:value-type="float" office:value="35.20233" calcext:value-type="float">
            <text:p>35.20233</text:p>
          </table:table-cell>
          <table:table-cell table:formula="of:=([.C668]-[.C667])" office:value-type="float" office:value="0.000537000000001342" calcext:value-type="float">
            <text:p>0.00053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4" office:value-type="float" office:value="286" calcext:value-type="float">
            <text:p>286</text:p>
          </table:table-cell>
          <table:table-cell office:value-type="float" office:value="35.202508" calcext:value-type="float">
            <text:p>35.202508</text:p>
          </table:table-cell>
          <table:table-cell table:formula="of:=([.C669]-[.C668])" office:value-type="float" office:value="0.000177999999998235" calcext:value-type="float">
            <text:p>0.000177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4" office:value-type="float" office:value="287" calcext:value-type="float">
            <text:p>287</text:p>
          </table:table-cell>
          <table:table-cell office:value-type="float" office:value="35.202905" calcext:value-type="float">
            <text:p>35.202905</text:p>
          </table:table-cell>
          <table:table-cell table:formula="of:=([.C670]-[.C669])" office:value-type="float" office:value="0.000396999999999537" calcext:value-type="float">
            <text:p>0.000397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4" office:value-type="float" office:value="288" calcext:value-type="float">
            <text:p>288</text:p>
          </table:table-cell>
          <table:table-cell office:value-type="float" office:value="35.203093" calcext:value-type="float">
            <text:p>35.203093</text:p>
          </table:table-cell>
          <table:table-cell table:formula="of:=([.C671]-[.C670])" office:value-type="float" office:value="0.000188000000001409" calcext:value-type="float">
            <text:p>0.000188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4" office:value-type="float" office:value="289" calcext:value-type="float">
            <text:p>289</text:p>
          </table:table-cell>
          <table:table-cell office:value-type="float" office:value="35.203813" calcext:value-type="float">
            <text:p>35.203813</text:p>
          </table:table-cell>
          <table:table-cell table:formula="of:=([.C672]-[.C671])" office:value-type="float" office:value="0.000719999999994059" calcext:value-type="float">
            <text:p>0.00071999999999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35.204422" calcext:value-type="float">
            <text:p>35.204422</text:p>
          </table:table-cell>
          <table:table-cell table:formula="of:=([.C673]-[.C672])" office:value-type="float" office:value="0.000609000000004301" calcext:value-type="float">
            <text:p>0.000609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4" office:value-type="float" office:value="291" calcext:value-type="float">
            <text:p>291</text:p>
          </table:table-cell>
          <table:table-cell office:value-type="float" office:value="35.205082" calcext:value-type="float">
            <text:p>35.205082</text:p>
          </table:table-cell>
          <table:table-cell table:formula="of:=([.C674]-[.C673])" office:value-type="float" office:value="0.00065999999999633" calcext:value-type="float">
            <text:p>0.000659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4" office:value-type="float" office:value="292" calcext:value-type="float">
            <text:p>292</text:p>
          </table:table-cell>
          <table:table-cell office:value-type="float" office:value="35.205703" calcext:value-type="float">
            <text:p>35.205703</text:p>
          </table:table-cell>
          <table:table-cell table:formula="of:=([.C675]-[.C674])" office:value-type="float" office:value="0.000621000000002425" calcext:value-type="float">
            <text:p>0.00062100000000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35.20634" calcext:value-type="float">
            <text:p>35.20634</text:p>
          </table:table-cell>
          <table:table-cell table:formula="of:=([.C676]-[.C675])" office:value-type="float" office:value="0.000636999999997556" calcext:value-type="float">
            <text:p>0.000636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4" office:value-type="float" office:value="294" calcext:value-type="float">
            <text:p>294</text:p>
          </table:table-cell>
          <table:table-cell office:value-type="float" office:value="35.207016" calcext:value-type="float">
            <text:p>35.207016</text:p>
          </table:table-cell>
          <table:table-cell table:formula="of:=([.C677]-[.C676])" office:value-type="float" office:value="0.000676000000005672" calcext:value-type="float">
            <text:p>0.00067600000000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4" office:value-type="float" office:value="295" calcext:value-type="float">
            <text:p>295</text:p>
          </table:table-cell>
          <table:table-cell office:value-type="float" office:value="35.207694" calcext:value-type="float">
            <text:p>35.207694</text:p>
          </table:table-cell>
          <table:table-cell table:formula="of:=([.C678]-[.C677])" office:value-type="float" office:value="0.000677999999993517" calcext:value-type="float">
            <text:p>0.00067799999999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4" office:value-type="float" office:value="296" calcext:value-type="float">
            <text:p>296</text:p>
          </table:table-cell>
          <table:table-cell office:value-type="float" office:value="35.208379" calcext:value-type="float">
            <text:p>35.208379</text:p>
          </table:table-cell>
          <table:table-cell table:formula="of:=([.C679]-[.C678])" office:value-type="float" office:value="0.000685000000004266" calcext:value-type="float">
            <text:p>0.000685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4" office:value-type="float" office:value="297" calcext:value-type="float">
            <text:p>297</text:p>
          </table:table-cell>
          <table:table-cell office:value-type="float" office:value="35.209018" calcext:value-type="float">
            <text:p>35.209018</text:p>
          </table:table-cell>
          <table:table-cell table:formula="of:=([.C680]-[.C679])" office:value-type="float" office:value="0.000638999999999612" calcext:value-type="float">
            <text:p>0.00063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4" office:value-type="float" office:value="298" calcext:value-type="float">
            <text:p>298</text:p>
          </table:table-cell>
          <table:table-cell office:value-type="float" office:value="35.209558" calcext:value-type="float">
            <text:p>35.209558</text:p>
          </table:table-cell>
          <table:table-cell table:formula="of:=([.C681]-[.C680])" office:value-type="float" office:value="0.000540000000000873" calcext:value-type="float">
            <text:p>0.000540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4" office:value-type="float" office:value="299" calcext:value-type="float">
            <text:p>299</text:p>
          </table:table-cell>
          <table:table-cell office:value-type="float" office:value="35.210095" calcext:value-type="float">
            <text:p>35.210095</text:p>
          </table:table-cell>
          <table:table-cell table:formula="of:=([.C682]-[.C681])" office:value-type="float" office:value="0.000537000000001342" calcext:value-type="float">
            <text:p>0.00053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35.21081" calcext:value-type="float">
            <text:p>35.21081</text:p>
          </table:table-cell>
          <table:table-cell table:formula="of:=([.C683]-[.C682])" office:value-type="float" office:value="0.000714999999999577" calcext:value-type="float">
            <text:p>0.00071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5.21135" calcext:value-type="float">
            <text:p>35.21135</text:p>
          </table:table-cell>
          <table:table-cell table:formula="of:=([.C684]-[.C683])" office:value-type="float" office:value="0.000540000000000873" calcext:value-type="float">
            <text:p>0.000540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4" office:value-type="float" office:value="302" calcext:value-type="float">
            <text:p>302</text:p>
          </table:table-cell>
          <table:table-cell office:value-type="float" office:value="35.211887" calcext:value-type="float">
            <text:p>35.211887</text:p>
          </table:table-cell>
          <table:table-cell table:formula="of:=([.C685]-[.C684])" office:value-type="float" office:value="0.000536999999994237" calcext:value-type="float">
            <text:p>0.00053699999999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4" office:value-type="float" office:value="303" calcext:value-type="float">
            <text:p>303</text:p>
          </table:table-cell>
          <table:table-cell office:value-type="float" office:value="35.212423" calcext:value-type="float">
            <text:p>35.212423</text:p>
          </table:table-cell>
          <table:table-cell table:formula="of:=([.C686]-[.C685])" office:value-type="float" office:value="0.000536000000003867" calcext:value-type="float">
            <text:p>0.000536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4" office:value-type="float" office:value="304" calcext:value-type="float">
            <text:p>304</text:p>
          </table:table-cell>
          <table:table-cell office:value-type="float" office:value="35.213006" calcext:value-type="float">
            <text:p>35.213006</text:p>
          </table:table-cell>
          <table:table-cell table:formula="of:=([.C687]-[.C686])" office:value-type="float" office:value="0.00058299999999889" calcext:value-type="float">
            <text:p>0.000582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4" office:value-type="float" office:value="305" calcext:value-type="float">
            <text:p>305</text:p>
          </table:table-cell>
          <table:table-cell office:value-type="float" office:value="35.213559" calcext:value-type="float">
            <text:p>35.213559</text:p>
          </table:table-cell>
          <table:table-cell table:formula="of:=([.C688]-[.C687])" office:value-type="float" office:value="0.000552999999996473" calcext:value-type="float">
            <text:p>0.000552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4" office:value-type="float" office:value="306" calcext:value-type="float">
            <text:p>306</text:p>
          </table:table-cell>
          <table:table-cell office:value-type="float" office:value="35.214095" calcext:value-type="float">
            <text:p>35.214095</text:p>
          </table:table-cell>
          <table:table-cell table:formula="of:=([.C689]-[.C688])" office:value-type="float" office:value="0.000536000000003867" calcext:value-type="float">
            <text:p>0.000536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4" office:value-type="float" office:value="307" calcext:value-type="float">
            <text:p>307</text:p>
          </table:table-cell>
          <table:table-cell office:value-type="float" office:value="35.214631" calcext:value-type="float">
            <text:p>35.214631</text:p>
          </table:table-cell>
          <table:table-cell table:formula="of:=([.C690]-[.C689])" office:value-type="float" office:value="0.000535999999996761" calcext:value-type="float">
            <text:p>0.000535999999997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4" office:value-type="float" office:value="308" calcext:value-type="float">
            <text:p>308</text:p>
          </table:table-cell>
          <table:table-cell office:value-type="float" office:value="35.215167" calcext:value-type="float">
            <text:p>35.215167</text:p>
          </table:table-cell>
          <table:table-cell table:formula="of:=([.C691]-[.C690])" office:value-type="float" office:value="0.000536000000003867" calcext:value-type="float">
            <text:p>0.000536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4" office:value-type="float" office:value="309" calcext:value-type="float">
            <text:p>309</text:p>
          </table:table-cell>
          <table:table-cell office:value-type="float" office:value="35.215704" calcext:value-type="float">
            <text:p>35.215704</text:p>
          </table:table-cell>
          <table:table-cell table:formula="of:=([.C692]-[.C691])" office:value-type="float" office:value="0.000537000000001342" calcext:value-type="float">
            <text:p>0.00053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35.216295" calcext:value-type="float">
            <text:p>35.216295</text:p>
          </table:table-cell>
          <table:table-cell table:formula="of:=([.C693]-[.C692])" office:value-type="float" office:value="0.000591000000000008" calcext:value-type="float">
            <text:p>0.00059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4" office:value-type="float" office:value="311" calcext:value-type="float">
            <text:p>311</text:p>
          </table:table-cell>
          <table:table-cell office:value-type="float" office:value="35.216833" calcext:value-type="float">
            <text:p>35.216833</text:p>
          </table:table-cell>
          <table:table-cell table:formula="of:=([.C694]-[.C693])" office:value-type="float" office:value="0.000537999999998817" calcext:value-type="float">
            <text:p>0.00053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4" office:value-type="float" office:value="312" calcext:value-type="float">
            <text:p>312</text:p>
          </table:table-cell>
          <table:table-cell office:value-type="float" office:value="35.217371" calcext:value-type="float">
            <text:p>35.217371</text:p>
          </table:table-cell>
          <table:table-cell table:formula="of:=([.C695]-[.C694])" office:value-type="float" office:value="0.000537999999998817" calcext:value-type="float">
            <text:p>0.00053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4" office:value-type="float" office:value="313" calcext:value-type="float">
            <text:p>313</text:p>
          </table:table-cell>
          <table:table-cell office:value-type="float" office:value="35.217908" calcext:value-type="float">
            <text:p>35.217908</text:p>
          </table:table-cell>
          <table:table-cell table:formula="of:=([.C696]-[.C695])" office:value-type="float" office:value="0.000537000000001342" calcext:value-type="float">
            <text:p>0.00053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4" office:value-type="float" office:value="314" calcext:value-type="float">
            <text:p>314</text:p>
          </table:table-cell>
          <table:table-cell office:value-type="float" office:value="35.218478" calcext:value-type="float">
            <text:p>35.218478</text:p>
          </table:table-cell>
          <table:table-cell table:formula="of:=([.C697]-[.C696])" office:value-type="float" office:value="0.000569999999996185" calcext:value-type="float">
            <text:p>0.000569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4" office:value-type="float" office:value="315" calcext:value-type="float">
            <text:p>315</text:p>
          </table:table-cell>
          <table:table-cell office:value-type="float" office:value="35.219155" calcext:value-type="float">
            <text:p>35.219155</text:p>
          </table:table-cell>
          <table:table-cell table:formula="of:=([.C698]-[.C697])" office:value-type="float" office:value="0.000677000000003147" calcext:value-type="float">
            <text:p>0.000677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5.21985" calcext:value-type="float">
            <text:p>35.21985</text:p>
          </table:table-cell>
          <table:table-cell table:formula="of:=([.C699]-[.C698])" office:value-type="float" office:value="0.000695000000000334" calcext:value-type="float">
            <text:p>0.00069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35.220483" calcext:value-type="float">
            <text:p>35.220483</text:p>
          </table:table-cell>
          <table:table-cell table:formula="of:=([.C700]-[.C699])" office:value-type="float" office:value="0.00063300000000055" calcext:value-type="float">
            <text:p>0.000633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4" office:value-type="float" office:value="318" calcext:value-type="float">
            <text:p>318</text:p>
          </table:table-cell>
          <table:table-cell office:value-type="float" office:value="35.221111" calcext:value-type="float">
            <text:p>35.221111</text:p>
          </table:table-cell>
          <table:table-cell table:formula="of:=([.C701]-[.C700])" office:value-type="float" office:value="0.000627999999998963" calcext:value-type="float">
            <text:p>0.00062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4" office:value-type="float" office:value="319" calcext:value-type="float">
            <text:p>319</text:p>
          </table:table-cell>
          <table:table-cell office:value-type="float" office:value="35.221759" calcext:value-type="float">
            <text:p>35.221759</text:p>
          </table:table-cell>
          <table:table-cell table:formula="of:=([.C702]-[.C701])" office:value-type="float" office:value="0.000647999999998206" calcext:value-type="float">
            <text:p>0.000647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4" office:value-type="float" office:value="320" calcext:value-type="float">
            <text:p>320</text:p>
          </table:table-cell>
          <table:table-cell office:value-type="float" office:value="35.222387" calcext:value-type="float">
            <text:p>35.222387</text:p>
          </table:table-cell>
          <table:table-cell table:formula="of:=([.C703]-[.C702])" office:value-type="float" office:value="0.000627999999998963" calcext:value-type="float">
            <text:p>0.00062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4" office:value-type="float" office:value="321" calcext:value-type="float">
            <text:p>321</text:p>
          </table:table-cell>
          <table:table-cell office:value-type="float" office:value="35.223072" calcext:value-type="float">
            <text:p>35.223072</text:p>
          </table:table-cell>
          <table:table-cell table:formula="of:=([.C704]-[.C703])" office:value-type="float" office:value="0.000685000000004266" calcext:value-type="float">
            <text:p>0.000685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4" office:value-type="float" office:value="322" calcext:value-type="float">
            <text:p>322</text:p>
          </table:table-cell>
          <table:table-cell office:value-type="float" office:value="35.223619" calcext:value-type="float">
            <text:p>35.223619</text:p>
          </table:table-cell>
          <table:table-cell table:formula="of:=([.C705]-[.C704])" office:value-type="float" office:value="0.000546999999997411" calcext:value-type="float">
            <text:p>0.000546999999997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35.224156" calcext:value-type="float">
            <text:p>35.224156</text:p>
          </table:table-cell>
          <table:table-cell table:formula="of:=([.C706]-[.C705])" office:value-type="float" office:value="0.000537000000001342" calcext:value-type="float">
            <text:p>0.00053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4" office:value-type="float" office:value="324" calcext:value-type="float">
            <text:p>324</text:p>
          </table:table-cell>
          <table:table-cell office:value-type="float" office:value="35.224692" calcext:value-type="float">
            <text:p>35.224692</text:p>
          </table:table-cell>
          <table:table-cell table:formula="of:=([.C707]-[.C706])" office:value-type="float" office:value="0.000535999999996761" calcext:value-type="float">
            <text:p>0.000535999999997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4" office:value-type="float" office:value="325" calcext:value-type="float">
            <text:p>325</text:p>
          </table:table-cell>
          <table:table-cell office:value-type="float" office:value="35.225234" calcext:value-type="float">
            <text:p>35.225234</text:p>
          </table:table-cell>
          <table:table-cell table:formula="of:=([.C708]-[.C707])" office:value-type="float" office:value="0.000542000000002929" calcext:value-type="float">
            <text:p>0.000542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4" office:value-type="float" office:value="326" calcext:value-type="float">
            <text:p>326</text:p>
          </table:table-cell>
          <table:table-cell office:value-type="float" office:value="35.225773" calcext:value-type="float">
            <text:p>35.225773</text:p>
          </table:table-cell>
          <table:table-cell table:formula="of:=([.C709]-[.C708])" office:value-type="float" office:value="0.000538999999996292" calcext:value-type="float">
            <text:p>0.000538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4" office:value-type="float" office:value="327" calcext:value-type="float">
            <text:p>327</text:p>
          </table:table-cell>
          <table:table-cell office:value-type="float" office:value="35.226308" calcext:value-type="float">
            <text:p>35.226308</text:p>
          </table:table-cell>
          <table:table-cell table:formula="of:=([.C710]-[.C709])" office:value-type="float" office:value="0.000535000000006392" calcext:value-type="float">
            <text:p>0.00053500000000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5.226844" calcext:value-type="float">
            <text:p>35.226844</text:p>
          </table:table-cell>
          <table:table-cell table:formula="of:=([.C711]-[.C710])" office:value-type="float" office:value="0.000535999999996761" calcext:value-type="float">
            <text:p>0.000535999999997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4" office:value-type="float" office:value="329" calcext:value-type="float">
            <text:p>329</text:p>
          </table:table-cell>
          <table:table-cell office:value-type="float" office:value="35.227382" calcext:value-type="float">
            <text:p>35.227382</text:p>
          </table:table-cell>
          <table:table-cell table:formula="of:=([.C712]-[.C711])" office:value-type="float" office:value="0.000537999999998817" calcext:value-type="float">
            <text:p>0.00053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4" office:value-type="float" office:value="330" calcext:value-type="float">
            <text:p>330</text:p>
          </table:table-cell>
          <table:table-cell office:value-type="float" office:value="35.227922" calcext:value-type="float">
            <text:p>35.227922</text:p>
          </table:table-cell>
          <table:table-cell table:formula="of:=([.C713]-[.C712])" office:value-type="float" office:value="0.000540000000000873" calcext:value-type="float">
            <text:p>0.000540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4" office:value-type="float" office:value="331" calcext:value-type="float">
            <text:p>331</text:p>
          </table:table-cell>
          <table:table-cell office:value-type="float" office:value="35.228462" calcext:value-type="float">
            <text:p>35.228462</text:p>
          </table:table-cell>
          <table:table-cell table:formula="of:=([.C714]-[.C713])" office:value-type="float" office:value="0.000540000000000873" calcext:value-type="float">
            <text:p>0.000540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4" office:value-type="float" office:value="332" calcext:value-type="float">
            <text:p>332</text:p>
          </table:table-cell>
          <table:table-cell office:value-type="float" office:value="35.229" calcext:value-type="float">
            <text:p>35.229</text:p>
          </table:table-cell>
          <table:table-cell table:formula="of:=([.C715]-[.C714])" office:value-type="float" office:value="0.000537999999998817" calcext:value-type="float">
            <text:p>0.00053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4" office:value-type="float" office:value="333" calcext:value-type="float">
            <text:p>333</text:p>
          </table:table-cell>
          <table:table-cell office:value-type="float" office:value="35.229537" calcext:value-type="float">
            <text:p>35.229537</text:p>
          </table:table-cell>
          <table:table-cell table:formula="of:=([.C716]-[.C715])" office:value-type="float" office:value="0.000537000000001342" calcext:value-type="float">
            <text:p>0.00053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35.230076" calcext:value-type="float">
            <text:p>35.230076</text:p>
          </table:table-cell>
          <table:table-cell table:formula="of:=([.C717]-[.C716])" office:value-type="float" office:value="0.000538999999996292" calcext:value-type="float">
            <text:p>0.000538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4" office:value-type="float" office:value="335" calcext:value-type="float">
            <text:p>335</text:p>
          </table:table-cell>
          <table:table-cell office:value-type="float" office:value="35.237247" calcext:value-type="float">
            <text:p>35.237247</text:p>
          </table:table-cell>
          <table:table-cell table:formula="of:=([.C718]-[.C717])" office:value-type="float" office:value="0.00717099999999959" calcext:value-type="float">
            <text:p>0.00717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35.237784" calcext:value-type="float">
            <text:p>35.237784</text:p>
          </table:table-cell>
          <table:table-cell table:formula="of:=([.C719]-[.C718])" office:value-type="float" office:value="0.000537000000001342" calcext:value-type="float">
            <text:p>0.00053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4" office:value-type="float" office:value="337" calcext:value-type="float">
            <text:p>337</text:p>
          </table:table-cell>
          <table:table-cell office:value-type="float" office:value="35.238499" calcext:value-type="float">
            <text:p>35.238499</text:p>
          </table:table-cell>
          <table:table-cell table:formula="of:=([.C720]-[.C719])" office:value-type="float" office:value="0.000714999999999577" calcext:value-type="float">
            <text:p>0.00071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4" office:value-type="float" office:value="338" calcext:value-type="float">
            <text:p>338</text:p>
          </table:table-cell>
          <table:table-cell office:value-type="float" office:value="35.238679" calcext:value-type="float">
            <text:p>35.238679</text:p>
          </table:table-cell>
          <table:table-cell table:formula="of:=([.C721]-[.C720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35.239035" calcext:value-type="float">
            <text:p>35.239035</text:p>
          </table:table-cell>
          <table:table-cell table:formula="of:=([.C722]-[.C721])" office:value-type="float" office:value="0.000356000000003576" calcext:value-type="float">
            <text:p>0.000356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4" office:value-type="float" office:value="340" calcext:value-type="float">
            <text:p>340</text:p>
          </table:table-cell>
          <table:table-cell office:value-type="float" office:value="35.239395" calcext:value-type="float">
            <text:p>35.239395</text:p>
          </table:table-cell>
          <table:table-cell table:formula="of:=([.C723]-[.C722])" office:value-type="float" office:value="0.000360000000000582" calcext:value-type="float">
            <text:p>0.000360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4" office:value-type="float" office:value="341" calcext:value-type="float">
            <text:p>341</text:p>
          </table:table-cell>
          <table:table-cell office:value-type="float" office:value="35.239575" calcext:value-type="float">
            <text:p>35.239575</text:p>
          </table:table-cell>
          <table:table-cell table:formula="of:=([.C724]-[.C723])" office:value-type="float" office:value="0.000180000000000291" calcext:value-type="float">
            <text:p>0.0001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4" office:value-type="float" office:value="342" calcext:value-type="float">
            <text:p>342</text:p>
          </table:table-cell>
          <table:table-cell office:value-type="float" office:value="35.239754" calcext:value-type="float">
            <text:p>35.239754</text:p>
          </table:table-cell>
          <table:table-cell table:formula="of:=([.C725]-[.C724])" office:value-type="float" office:value="0.00017899999999571" calcext:value-type="float">
            <text:p>0.000178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4" office:value-type="float" office:value="343" calcext:value-type="float">
            <text:p>343</text:p>
          </table:table-cell>
          <table:table-cell office:value-type="float" office:value="35.24011" calcext:value-type="float">
            <text:p>35.24011</text:p>
          </table:table-cell>
          <table:table-cell table:formula="of:=([.C726]-[.C725])" office:value-type="float" office:value="0.000356000000003576" calcext:value-type="float">
            <text:p>0.000356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4" office:value-type="float" office:value="344" calcext:value-type="float">
            <text:p>344</text:p>
          </table:table-cell>
          <table:table-cell office:value-type="float" office:value="35.240467" calcext:value-type="float">
            <text:p>35.240467</text:p>
          </table:table-cell>
          <table:table-cell table:formula="of:=([.C727]-[.C726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4" office:value-type="float" office:value="345" calcext:value-type="float">
            <text:p>345</text:p>
          </table:table-cell>
          <table:table-cell office:value-type="float" office:value="35.240825" calcext:value-type="float">
            <text:p>35.240825</text:p>
          </table:table-cell>
          <table:table-cell table:formula="of:=([.C728]-[.C727])" office:value-type="float" office:value="0.000357999999998526" calcext:value-type="float">
            <text:p>0.00035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4" office:value-type="float" office:value="346" calcext:value-type="float">
            <text:p>346</text:p>
          </table:table-cell>
          <table:table-cell office:value-type="float" office:value="35.241196" calcext:value-type="float">
            <text:p>35.241196</text:p>
          </table:table-cell>
          <table:table-cell table:formula="of:=([.C729]-[.C728])" office:value-type="float" office:value="0.000371000000001231" calcext:value-type="float">
            <text:p>0.000371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35.241555" calcext:value-type="float">
            <text:p>35.241555</text:p>
          </table:table-cell>
          <table:table-cell table:formula="of:=([.C730]-[.C729])" office:value-type="float" office:value="0.000358999999996001" calcext:value-type="float">
            <text:p>0.000358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4" office:value-type="float" office:value="348" calcext:value-type="float">
            <text:p>348</text:p>
          </table:table-cell>
          <table:table-cell office:value-type="float" office:value="35.241912" calcext:value-type="float">
            <text:p>35.241912</text:p>
          </table:table-cell>
          <table:table-cell table:formula="of:=([.C731]-[.C730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4" office:value-type="float" office:value="349" calcext:value-type="float">
            <text:p>349</text:p>
          </table:table-cell>
          <table:table-cell office:value-type="float" office:value="35.242269" calcext:value-type="float">
            <text:p>35.242269</text:p>
          </table:table-cell>
          <table:table-cell table:formula="of:=([.C732]-[.C731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4" office:value-type="float" office:value="350" calcext:value-type="float">
            <text:p>350</text:p>
          </table:table-cell>
          <table:table-cell office:value-type="float" office:value="35.242627" calcext:value-type="float">
            <text:p>35.242627</text:p>
          </table:table-cell>
          <table:table-cell table:formula="of:=([.C733]-[.C732])" office:value-type="float" office:value="0.000357999999998526" calcext:value-type="float">
            <text:p>0.00035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4" office:value-type="float" office:value="351" calcext:value-type="float">
            <text:p>351</text:p>
          </table:table-cell>
          <table:table-cell office:value-type="float" office:value="35.243032" calcext:value-type="float">
            <text:p>35.243032</text:p>
          </table:table-cell>
          <table:table-cell table:formula="of:=([.C734]-[.C733])" office:value-type="float" office:value="0.000405000000000655" calcext:value-type="float">
            <text:p>0.000405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4" office:value-type="float" office:value="352" calcext:value-type="float">
            <text:p>352</text:p>
          </table:table-cell>
          <table:table-cell office:value-type="float" office:value="35.243393" calcext:value-type="float">
            <text:p>35.243393</text:p>
          </table:table-cell>
          <table:table-cell table:formula="of:=([.C735]-[.C734])" office:value-type="float" office:value="0.000360999999998057" calcext:value-type="float">
            <text:p>0.000360999999998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4" office:value-type="float" office:value="353" calcext:value-type="float">
            <text:p>353</text:p>
          </table:table-cell>
          <table:table-cell office:value-type="float" office:value="35.243754" calcext:value-type="float">
            <text:p>35.243754</text:p>
          </table:table-cell>
          <table:table-cell table:formula="of:=([.C736]-[.C735])" office:value-type="float" office:value="0.000361000000005163" calcext:value-type="float">
            <text:p>0.00036100000000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4" office:value-type="float" office:value="354" calcext:value-type="float">
            <text:p>354</text:p>
          </table:table-cell>
          <table:table-cell office:value-type="float" office:value="35.244112" calcext:value-type="float">
            <text:p>35.244112</text:p>
          </table:table-cell>
          <table:table-cell table:formula="of:=([.C737]-[.C736])" office:value-type="float" office:value="0.000357999999998526" calcext:value-type="float">
            <text:p>0.00035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4" office:value-type="float" office:value="355" calcext:value-type="float">
            <text:p>355</text:p>
          </table:table-cell>
          <table:table-cell office:value-type="float" office:value="35.24447" calcext:value-type="float">
            <text:p>35.24447</text:p>
          </table:table-cell>
          <table:table-cell table:formula="of:=([.C738]-[.C737])" office:value-type="float" office:value="0.000357999999998526" calcext:value-type="float">
            <text:p>0.00035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4" office:value-type="float" office:value="356" calcext:value-type="float">
            <text:p>356</text:p>
          </table:table-cell>
          <table:table-cell office:value-type="float" office:value="35.244827" calcext:value-type="float">
            <text:p>35.244827</text:p>
          </table:table-cell>
          <table:table-cell table:formula="of:=([.C739]-[.C738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4" office:value-type="float" office:value="357" calcext:value-type="float">
            <text:p>357</text:p>
          </table:table-cell>
          <table:table-cell office:value-type="float" office:value="35.245186" calcext:value-type="float">
            <text:p>35.245186</text:p>
          </table:table-cell>
          <table:table-cell table:formula="of:=([.C740]-[.C739])" office:value-type="float" office:value="0.000358999999996001" calcext:value-type="float">
            <text:p>0.000358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4" office:value-type="float" office:value="358" calcext:value-type="float">
            <text:p>358</text:p>
          </table:table-cell>
          <table:table-cell office:value-type="float" office:value="35.245543" calcext:value-type="float">
            <text:p>35.245543</text:p>
          </table:table-cell>
          <table:table-cell table:formula="of:=([.C741]-[.C740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4" office:value-type="float" office:value="359" calcext:value-type="float">
            <text:p>359</text:p>
          </table:table-cell>
          <table:table-cell office:value-type="float" office:value="35.2459" calcext:value-type="float">
            <text:p>35.2459</text:p>
          </table:table-cell>
          <table:table-cell table:formula="of:=([.C742]-[.C741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4" office:value-type="float" office:value="360" calcext:value-type="float">
            <text:p>360</text:p>
          </table:table-cell>
          <table:table-cell office:value-type="float" office:value="35.24629" calcext:value-type="float">
            <text:p>35.24629</text:p>
          </table:table-cell>
          <table:table-cell table:formula="of:=([.C743]-[.C742])" office:value-type="float" office:value="0.000390000000002999" calcext:value-type="float">
            <text:p>0.000390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4" office:value-type="float" office:value="361" calcext:value-type="float">
            <text:p>361</text:p>
          </table:table-cell>
          <table:table-cell office:value-type="float" office:value="35.246756" calcext:value-type="float">
            <text:p>35.246756</text:p>
          </table:table-cell>
          <table:table-cell table:formula="of:=([.C744]-[.C743])" office:value-type="float" office:value="0.000465999999995859" calcext:value-type="float">
            <text:p>0.000465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4" office:value-type="float" office:value="362" calcext:value-type="float">
            <text:p>362</text:p>
          </table:table-cell>
          <table:table-cell office:value-type="float" office:value="35.24718" calcext:value-type="float">
            <text:p>35.24718</text:p>
          </table:table-cell>
          <table:table-cell table:formula="of:=([.C745]-[.C744])" office:value-type="float" office:value="0.000424000000002422" calcext:value-type="float">
            <text:p>0.00042400000000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4" office:value-type="float" office:value="363" calcext:value-type="float">
            <text:p>363</text:p>
          </table:table-cell>
          <table:table-cell office:value-type="float" office:value="35.247625" calcext:value-type="float">
            <text:p>35.247625</text:p>
          </table:table-cell>
          <table:table-cell table:formula="of:=([.C746]-[.C745])" office:value-type="float" office:value="0.000444999999999141" calcext:value-type="float">
            <text:p>0.000444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4" office:value-type="float" office:value="364" calcext:value-type="float">
            <text:p>364</text:p>
          </table:table-cell>
          <table:table-cell office:value-type="float" office:value="35.248042" calcext:value-type="float">
            <text:p>35.248042</text:p>
          </table:table-cell>
          <table:table-cell table:formula="of:=([.C747]-[.C746])" office:value-type="float" office:value="0.000416999999998779" calcext:value-type="float">
            <text:p>0.000416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4" office:value-type="float" office:value="365" calcext:value-type="float">
            <text:p>365</text:p>
          </table:table-cell>
          <table:table-cell office:value-type="float" office:value="35.248459" calcext:value-type="float">
            <text:p>35.248459</text:p>
          </table:table-cell>
          <table:table-cell table:formula="of:=([.C748]-[.C747])" office:value-type="float" office:value="0.000416999999998779" calcext:value-type="float">
            <text:p>0.000416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4" office:value-type="float" office:value="366" calcext:value-type="float">
            <text:p>366</text:p>
          </table:table-cell>
          <table:table-cell office:value-type="float" office:value="35.248878" calcext:value-type="float">
            <text:p>35.248878</text:p>
          </table:table-cell>
          <table:table-cell table:formula="of:=([.C749]-[.C748])" office:value-type="float" office:value="0.000419000000000835" calcext:value-type="float">
            <text:p>0.000419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4" office:value-type="float" office:value="367" calcext:value-type="float">
            <text:p>367</text:p>
          </table:table-cell>
          <table:table-cell office:value-type="float" office:value="35.249292" calcext:value-type="float">
            <text:p>35.249292</text:p>
          </table:table-cell>
          <table:table-cell table:formula="of:=([.C750]-[.C749])" office:value-type="float" office:value="0.000413999999999248" calcext:value-type="float">
            <text:p>0.000413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4" office:value-type="float" office:value="368" calcext:value-type="float">
            <text:p>368</text:p>
          </table:table-cell>
          <table:table-cell office:value-type="float" office:value="35.24971" calcext:value-type="float">
            <text:p>35.24971</text:p>
          </table:table-cell>
          <table:table-cell table:formula="of:=([.C751]-[.C750])" office:value-type="float" office:value="0.00041800000000336" calcext:value-type="float">
            <text:p>0.000418000000003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4" office:value-type="float" office:value="369" calcext:value-type="float">
            <text:p>369</text:p>
          </table:table-cell>
          <table:table-cell office:value-type="float" office:value="35.250128" calcext:value-type="float">
            <text:p>35.250128</text:p>
          </table:table-cell>
          <table:table-cell table:formula="of:=([.C752]-[.C751])" office:value-type="float" office:value="0.000417999999996255" calcext:value-type="float">
            <text:p>0.000417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35.250572" calcext:value-type="float">
            <text:p>35.250572</text:p>
          </table:table-cell>
          <table:table-cell table:formula="of:=([.C753]-[.C752])" office:value-type="float" office:value="0.000444000000001665" calcext:value-type="float">
            <text:p>0.000444000000002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4" office:value-type="float" office:value="371" calcext:value-type="float">
            <text:p>371</text:p>
          </table:table-cell>
          <table:table-cell office:value-type="float" office:value="35.250941" calcext:value-type="float">
            <text:p>35.250941</text:p>
          </table:table-cell>
          <table:table-cell table:formula="of:=([.C754]-[.C753])" office:value-type="float" office:value="0.000368999999999176" calcext:value-type="float">
            <text:p>0.000368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4" office:value-type="float" office:value="372" calcext:value-type="float">
            <text:p>372</text:p>
          </table:table-cell>
          <table:table-cell office:value-type="float" office:value="35.251301" calcext:value-type="float">
            <text:p>35.251301</text:p>
          </table:table-cell>
          <table:table-cell table:formula="of:=([.C755]-[.C754])" office:value-type="float" office:value="0.000360000000000582" calcext:value-type="float">
            <text:p>0.000360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4" office:value-type="float" office:value="373" calcext:value-type="float">
            <text:p>373</text:p>
          </table:table-cell>
          <table:table-cell office:value-type="float" office:value="35.251659" calcext:value-type="float">
            <text:p>35.251659</text:p>
          </table:table-cell>
          <table:table-cell table:formula="of:=([.C756]-[.C755])" office:value-type="float" office:value="0.000357999999998526" calcext:value-type="float">
            <text:p>0.000357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4" office:value-type="float" office:value="374" calcext:value-type="float">
            <text:p>374</text:p>
          </table:table-cell>
          <table:table-cell office:value-type="float" office:value="35.252016" calcext:value-type="float">
            <text:p>35.252016</text:p>
          </table:table-cell>
          <table:table-cell table:formula="of:=([.C757]-[.C756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4" office:value-type="float" office:value="375" calcext:value-type="float">
            <text:p>375</text:p>
          </table:table-cell>
          <table:table-cell office:value-type="float" office:value="35.252372" calcext:value-type="float">
            <text:p>35.252372</text:p>
          </table:table-cell>
          <table:table-cell table:formula="of:=([.C758]-[.C757])" office:value-type="float" office:value="0.000356000000003576" calcext:value-type="float">
            <text:p>0.00035600000000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4" office:value-type="float" office:value="376" calcext:value-type="float">
            <text:p>376</text:p>
          </table:table-cell>
          <table:table-cell office:value-type="float" office:value="35.252728" calcext:value-type="float">
            <text:p>35.252728</text:p>
          </table:table-cell>
          <table:table-cell table:formula="of:=([.C759]-[.C758])" office:value-type="float" office:value="0.00035599999999647" calcext:value-type="float">
            <text:p>0.000355999999996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4" office:value-type="float" office:value="377" calcext:value-type="float">
            <text:p>377</text:p>
          </table:table-cell>
          <table:table-cell office:value-type="float" office:value="35.253134" calcext:value-type="float">
            <text:p>35.253134</text:p>
          </table:table-cell>
          <table:table-cell table:formula="of:=([.C760]-[.C759])" office:value-type="float" office:value="0.000406000000005236" calcext:value-type="float">
            <text:p>0.000406000000005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4" office:value-type="float" office:value="378" calcext:value-type="float">
            <text:p>378</text:p>
          </table:table-cell>
          <table:table-cell office:value-type="float" office:value="35.253491" calcext:value-type="float">
            <text:p>35.253491</text:p>
          </table:table-cell>
          <table:table-cell table:formula="of:=([.C761]-[.C760])" office:value-type="float" office:value="0.000356999999993945" calcext:value-type="float">
            <text:p>0.000356999999994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4" office:value-type="float" office:value="379" calcext:value-type="float">
            <text:p>379</text:p>
          </table:table-cell>
          <table:table-cell office:value-type="float" office:value="35.253848" calcext:value-type="float">
            <text:p>35.253848</text:p>
          </table:table-cell>
          <table:table-cell table:formula="of:=([.C762]-[.C761])" office:value-type="float" office:value="0.000357000000001051" calcext:value-type="float">
            <text:p>0.000357000000001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4" office:value-type="float" office:value="380" calcext:value-type="float">
            <text:p>380</text:p>
          </table:table-cell>
          <table:table-cell office:value-type="float" office:value="35.254203" calcext:value-type="float">
            <text:p>35.254203</text:p>
          </table:table-cell>
          <table:table-cell table:formula="of:=([.C763]-[.C762])" office:value-type="float" office:value="0.000354999999998995" calcext:value-type="float">
            <text:p>0.000354999999999</text:p>
          </table:table-cell>
          <table:table-cell office:value-type="float" office:value="30931" calcext:value-type="float">
            <text:p>3093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5.075125" calcext:value-type="float">
            <text:p>35.075125</text:p>
          </table:table-cell>
          <table:table-cell/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5.075483" calcext:value-type="float">
            <text:p>35.075483</text:p>
          </table:table-cell>
          <table:table-cell table:formula="of:=([.C765]-[.C764])" office:value-type="float" office:value="0.000357999999998526" calcext:value-type="float">
            <text:p>0.000357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35.0762" calcext:value-type="float">
            <text:p>35.0762</text:p>
          </table:table-cell>
          <table:table-cell table:formula="of:=([.C766]-[.C765])" office:value-type="float" office:value="0.000717000000001633" calcext:value-type="float">
            <text:p>0.000717000000002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35.076556" calcext:value-type="float">
            <text:p>35.076556</text:p>
          </table:table-cell>
          <table:table-cell table:formula="of:=([.C767]-[.C766])" office:value-type="float" office:value="0.00035599999999647" calcext:value-type="float">
            <text:p>0.000355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35.076913" calcext:value-type="float">
            <text:p>35.076913</text:p>
          </table:table-cell>
          <table:table-cell table:formula="of:=([.C768]-[.C767])" office:value-type="float" office:value="0.000357000000001051" calcext:value-type="float">
            <text:p>0.00035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5.077268" calcext:value-type="float">
            <text:p>35.077268</text:p>
          </table:table-cell>
          <table:table-cell table:formula="of:=([.C769]-[.C768])" office:value-type="float" office:value="0.000354999999998995" calcext:value-type="float">
            <text:p>0.000354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35.077627" calcext:value-type="float">
            <text:p>35.077627</text:p>
          </table:table-cell>
          <table:table-cell table:formula="of:=([.C770]-[.C769])" office:value-type="float" office:value="0.000359000000003107" calcext:value-type="float">
            <text:p>0.000359000000003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35.077983" calcext:value-type="float">
            <text:p>35.077983</text:p>
          </table:table-cell>
          <table:table-cell table:formula="of:=([.C771]-[.C770])" office:value-type="float" office:value="0.000356000000003576" calcext:value-type="float">
            <text:p>0.00035600000000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35.078338" calcext:value-type="float">
            <text:p>35.078338</text:p>
          </table:table-cell>
          <table:table-cell table:formula="of:=([.C772]-[.C771])" office:value-type="float" office:value="0.000354999999998995" calcext:value-type="float">
            <text:p>0.000354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35.078695" calcext:value-type="float">
            <text:p>35.078695</text:p>
          </table:table-cell>
          <table:table-cell table:formula="of:=([.C773]-[.C772])" office:value-type="float" office:value="0.000357000000001051" calcext:value-type="float">
            <text:p>0.00035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35.079051" calcext:value-type="float">
            <text:p>35.079051</text:p>
          </table:table-cell>
          <table:table-cell table:formula="of:=([.C774]-[.C773])" office:value-type="float" office:value="0.00035599999999647" calcext:value-type="float">
            <text:p>0.000355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5.079408" calcext:value-type="float">
            <text:p>35.079408</text:p>
          </table:table-cell>
          <table:table-cell table:formula="of:=([.C775]-[.C774])" office:value-type="float" office:value="0.000357000000001051" calcext:value-type="float">
            <text:p>0.00035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35.079763" calcext:value-type="float">
            <text:p>35.079763</text:p>
          </table:table-cell>
          <table:table-cell table:formula="of:=([.C776]-[.C775])" office:value-type="float" office:value="0.000354999999998995" calcext:value-type="float">
            <text:p>0.000354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5.080141" calcext:value-type="float">
            <text:p>35.080141</text:p>
          </table:table-cell>
          <table:table-cell table:formula="of:=([.C777]-[.C776])" office:value-type="float" office:value="0.000377999999997769" calcext:value-type="float">
            <text:p>0.000377999999998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35.080502" calcext:value-type="float">
            <text:p>35.080502</text:p>
          </table:table-cell>
          <table:table-cell table:formula="of:=([.C778]-[.C777])" office:value-type="float" office:value="0.000361000000005163" calcext:value-type="float">
            <text:p>0.000361000000005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.080859" calcext:value-type="float">
            <text:p>35.080859</text:p>
          </table:table-cell>
          <table:table-cell table:formula="of:=([.C779]-[.C778])" office:value-type="float" office:value="0.000356999999993945" calcext:value-type="float">
            <text:p>0.00035699999999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35.081216" calcext:value-type="float">
            <text:p>35.081216</text:p>
          </table:table-cell>
          <table:table-cell table:formula="of:=([.C780]-[.C779])" office:value-type="float" office:value="0.000357000000001051" calcext:value-type="float">
            <text:p>0.00035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5.081573" calcext:value-type="float">
            <text:p>35.081573</text:p>
          </table:table-cell>
          <table:table-cell table:formula="of:=([.C781]-[.C780])" office:value-type="float" office:value="0.000357000000001051" calcext:value-type="float">
            <text:p>0.00035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35.081931" calcext:value-type="float">
            <text:p>35.081931</text:p>
          </table:table-cell>
          <table:table-cell table:formula="of:=([.C782]-[.C781])" office:value-type="float" office:value="0.000357999999998526" calcext:value-type="float">
            <text:p>0.000357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5.082287" calcext:value-type="float">
            <text:p>35.082287</text:p>
          </table:table-cell>
          <table:table-cell table:formula="of:=([.C783]-[.C782])" office:value-type="float" office:value="0.000356000000003576" calcext:value-type="float">
            <text:p>0.00035600000000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35.082645" calcext:value-type="float">
            <text:p>35.082645</text:p>
          </table:table-cell>
          <table:table-cell table:formula="of:=([.C784]-[.C783])" office:value-type="float" office:value="0.000357999999998526" calcext:value-type="float">
            <text:p>0.000357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35.083055" calcext:value-type="float">
            <text:p>35.083055</text:p>
          </table:table-cell>
          <table:table-cell table:formula="of:=([.C785]-[.C784])" office:value-type="float" office:value="0.000410000000002242" calcext:value-type="float">
            <text:p>0.000410000000002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35.083433" calcext:value-type="float">
            <text:p>35.083433</text:p>
          </table:table-cell>
          <table:table-cell table:formula="of:=([.C786]-[.C785])" office:value-type="float" office:value="0.000377999999997769" calcext:value-type="float">
            <text:p>0.000377999999998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35.08382" calcext:value-type="float">
            <text:p>35.08382</text:p>
          </table:table-cell>
          <table:table-cell table:formula="of:=([.C787]-[.C786])" office:value-type="float" office:value="0.000387000000003468" calcext:value-type="float">
            <text:p>0.000387000000003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35.084205" calcext:value-type="float">
            <text:p>35.084205</text:p>
          </table:table-cell>
          <table:table-cell table:formula="of:=([.C788]-[.C787])" office:value-type="float" office:value="0.000384999999994307" calcext:value-type="float">
            <text:p>0.00038499999999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35.084586" calcext:value-type="float">
            <text:p>35.084586</text:p>
          </table:table-cell>
          <table:table-cell table:formula="of:=([.C789]-[.C788])" office:value-type="float" office:value="0.000381000000004406" calcext:value-type="float">
            <text:p>0.00038100000000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35.084973" calcext:value-type="float">
            <text:p>35.084973</text:p>
          </table:table-cell>
          <table:table-cell table:formula="of:=([.C790]-[.C789])" office:value-type="float" office:value="0.000386999999996362" calcext:value-type="float">
            <text:p>0.000386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35.085363" calcext:value-type="float">
            <text:p>35.085363</text:p>
          </table:table-cell>
          <table:table-cell table:formula="of:=([.C791]-[.C790])" office:value-type="float" office:value="0.000390000000002999" calcext:value-type="float">
            <text:p>0.000390000000003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35.085753" calcext:value-type="float">
            <text:p>35.085753</text:p>
          </table:table-cell>
          <table:table-cell table:formula="of:=([.C792]-[.C791])" office:value-type="float" office:value="0.000389999999995894" calcext:value-type="float">
            <text:p>0.000389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35.086143" calcext:value-type="float">
            <text:p>35.086143</text:p>
          </table:table-cell>
          <table:table-cell table:formula="of:=([.C793]-[.C792])" office:value-type="float" office:value="0.000390000000002999" calcext:value-type="float">
            <text:p>0.000390000000003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35.08653" calcext:value-type="float">
            <text:p>35.08653</text:p>
          </table:table-cell>
          <table:table-cell table:formula="of:=([.C794]-[.C793])" office:value-type="float" office:value="0.000387000000003468" calcext:value-type="float">
            <text:p>0.000387000000003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35.086922" calcext:value-type="float">
            <text:p>35.086922</text:p>
          </table:table-cell>
          <table:table-cell table:formula="of:=([.C795]-[.C794])" office:value-type="float" office:value="0.00039199999999795" calcext:value-type="float">
            <text:p>0.000391999999998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35.087311" calcext:value-type="float">
            <text:p>35.087311</text:p>
          </table:table-cell>
          <table:table-cell table:formula="of:=([.C796]-[.C795])" office:value-type="float" office:value="0.000388999999998418" calcext:value-type="float">
            <text:p>0.000388999999998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35.087713" calcext:value-type="float">
            <text:p>35.087713</text:p>
          </table:table-cell>
          <table:table-cell table:formula="of:=([.C797]-[.C796])" office:value-type="float" office:value="0.000402000000001124" calcext:value-type="float">
            <text:p>0.000402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35.088104" calcext:value-type="float">
            <text:p>35.088104</text:p>
          </table:table-cell>
          <table:table-cell table:formula="of:=([.C798]-[.C797])" office:value-type="float" office:value="0.000391000000000474" calcext:value-type="float">
            <text:p>0.00039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35.088493" calcext:value-type="float">
            <text:p>35.088493</text:p>
          </table:table-cell>
          <table:table-cell table:formula="of:=([.C799]-[.C798])" office:value-type="float" office:value="0.000388999999998418" calcext:value-type="float">
            <text:p>0.000388999999998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35.088881" calcext:value-type="float">
            <text:p>35.088881</text:p>
          </table:table-cell>
          <table:table-cell table:formula="of:=([.C800]-[.C799])" office:value-type="float" office:value="0.000388000000000943" calcext:value-type="float">
            <text:p>0.000388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35.08927" calcext:value-type="float">
            <text:p>35.08927</text:p>
          </table:table-cell>
          <table:table-cell table:formula="of:=([.C801]-[.C800])" office:value-type="float" office:value="0.000388999999998418" calcext:value-type="float">
            <text:p>0.000388999999998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35.089657" calcext:value-type="float">
            <text:p>35.089657</text:p>
          </table:table-cell>
          <table:table-cell table:formula="of:=([.C802]-[.C801])" office:value-type="float" office:value="0.000387000000003468" calcext:value-type="float">
            <text:p>0.000387000000003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35.090047" calcext:value-type="float">
            <text:p>35.090047</text:p>
          </table:table-cell>
          <table:table-cell table:formula="of:=([.C803]-[.C802])" office:value-type="float" office:value="0.000389999999995894" calcext:value-type="float">
            <text:p>0.000389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35.09519" calcext:value-type="float">
            <text:p>35.09519</text:p>
          </table:table-cell>
          <table:table-cell table:formula="of:=([.C804]-[.C803])" office:value-type="float" office:value="0.00514300000000389" calcext:value-type="float">
            <text:p>0.00514300000000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35.09594" calcext:value-type="float">
            <text:p>35.09594</text:p>
          </table:table-cell>
          <table:table-cell table:formula="of:=([.C805]-[.C804])" office:value-type="float" office:value="0.000749999999996476" calcext:value-type="float">
            <text:p>0.000749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35.097068" calcext:value-type="float">
            <text:p>35.097068</text:p>
          </table:table-cell>
          <table:table-cell table:formula="of:=([.C806]-[.C805])" office:value-type="float" office:value="0.00112800000000135" calcext:value-type="float">
            <text:p>0.001128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35.097814" calcext:value-type="float">
            <text:p>35.097814</text:p>
          </table:table-cell>
          <table:table-cell table:formula="of:=([.C807]-[.C806])" office:value-type="float" office:value="0.000745999999999469" calcext:value-type="float">
            <text:p>0.000745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35.09856" calcext:value-type="float">
            <text:p>35.09856</text:p>
          </table:table-cell>
          <table:table-cell table:formula="of:=([.C808]-[.C807])" office:value-type="float" office:value="0.000745999999999469" calcext:value-type="float">
            <text:p>0.000745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35.099308" calcext:value-type="float">
            <text:p>35.099308</text:p>
          </table:table-cell>
          <table:table-cell table:formula="of:=([.C809]-[.C808])" office:value-type="float" office:value="0.000748000000001525" calcext:value-type="float">
            <text:p>0.000748000000002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35.10006" calcext:value-type="float">
            <text:p>35.10006</text:p>
          </table:table-cell>
          <table:table-cell table:formula="of:=([.C810]-[.C809])" office:value-type="float" office:value="0.000751999999998532" calcext:value-type="float">
            <text:p>0.000751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35.101178" calcext:value-type="float">
            <text:p>35.101178</text:p>
          </table:table-cell>
          <table:table-cell table:formula="of:=([.C811]-[.C810])" office:value-type="float" office:value="0.00111799999999818" calcext:value-type="float">
            <text:p>0.001117999999998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35.102303" calcext:value-type="float">
            <text:p>35.102303</text:p>
          </table:table-cell>
          <table:table-cell table:formula="of:=([.C812]-[.C811])" office:value-type="float" office:value="0.00112500000000182" calcext:value-type="float">
            <text:p>0.001125000000002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35.10356" calcext:value-type="float">
            <text:p>35.10356</text:p>
          </table:table-cell>
          <table:table-cell table:formula="of:=([.C813]-[.C812])" office:value-type="float" office:value="0.00125700000000251" calcext:value-type="float">
            <text:p>0.001257000000003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35.104691" calcext:value-type="float">
            <text:p>35.104691</text:p>
          </table:table-cell>
          <table:table-cell table:formula="of:=([.C814]-[.C813])" office:value-type="float" office:value="0.00113100000000088" calcext:value-type="float">
            <text:p>0.001131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35.10684" calcext:value-type="float">
            <text:p>35.10684</text:p>
          </table:table-cell>
          <table:table-cell table:formula="of:=([.C815]-[.C814])" office:value-type="float" office:value="0.00214899999999574" calcext:value-type="float">
            <text:p>0.002148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35.108652" calcext:value-type="float">
            <text:p>35.108652</text:p>
          </table:table-cell>
          <table:table-cell table:formula="of:=([.C816]-[.C815])" office:value-type="float" office:value="0.00181200000000104" calcext:value-type="float">
            <text:p>0.001812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35.13594" calcext:value-type="float">
            <text:p>35.13594</text:p>
          </table:table-cell>
          <table:table-cell table:formula="of:=([.C817]-[.C816])" office:value-type="float" office:value="0.0272879999999986" calcext:value-type="float">
            <text:p>0.027287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35.136519" calcext:value-type="float">
            <text:p>35.136519</text:p>
          </table:table-cell>
          <table:table-cell table:formula="of:=([.C818]-[.C817])" office:value-type="float" office:value="0.000579000000001884" calcext:value-type="float">
            <text:p>0.000579000000002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35.137101" calcext:value-type="float">
            <text:p>35.137101</text:p>
          </table:table-cell>
          <table:table-cell table:formula="of:=([.C819]-[.C818])" office:value-type="float" office:value="0.000582000000001415" calcext:value-type="float">
            <text:p>0.000582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35.137873" calcext:value-type="float">
            <text:p>35.137873</text:p>
          </table:table-cell>
          <table:table-cell table:formula="of:=([.C820]-[.C819])" office:value-type="float" office:value="0.000771999999997774" calcext:value-type="float">
            <text:p>0.000771999999998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35.138261" calcext:value-type="float">
            <text:p>35.138261</text:p>
          </table:table-cell>
          <table:table-cell table:formula="of:=([.C821]-[.C820])" office:value-type="float" office:value="0.000388000000000943" calcext:value-type="float">
            <text:p>0.000388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35.138705" calcext:value-type="float">
            <text:p>35.138705</text:p>
          </table:table-cell>
          <table:table-cell table:formula="of:=([.C822]-[.C821])" office:value-type="float" office:value="0.000444000000001665" calcext:value-type="float">
            <text:p>0.000444000000002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35.139286" calcext:value-type="float">
            <text:p>35.139286</text:p>
          </table:table-cell>
          <table:table-cell table:formula="of:=([.C823]-[.C822])" office:value-type="float" office:value="0.000580999999996834" calcext:value-type="float">
            <text:p>0.000580999999997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35.13968" calcext:value-type="float">
            <text:p>35.13968</text:p>
          </table:table-cell>
          <table:table-cell table:formula="of:=([.C824]-[.C823])" office:value-type="float" office:value="0.000394000000000005" calcext:value-type="float">
            <text:p>0.00039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35.140065" calcext:value-type="float">
            <text:p>35.140065</text:p>
          </table:table-cell>
          <table:table-cell table:formula="of:=([.C825]-[.C824])" office:value-type="float" office:value="0.000385000000001412" calcext:value-type="float">
            <text:p>0.000385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35.140453" calcext:value-type="float">
            <text:p>35.140453</text:p>
          </table:table-cell>
          <table:table-cell table:formula="of:=([.C826]-[.C825])" office:value-type="float" office:value="0.000388000000000943" calcext:value-type="float">
            <text:p>0.000388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35.14084" calcext:value-type="float">
            <text:p>35.14084</text:p>
          </table:table-cell>
          <table:table-cell table:formula="of:=([.C827]-[.C826])" office:value-type="float" office:value="0.000386999999996362" calcext:value-type="float">
            <text:p>0.000386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4" office:value-type="float" office:value="64" calcext:value-type="float">
            <text:p>64</text:p>
          </table:table-cell>
          <table:table-cell office:value-type="float" office:value="35.141228" calcext:value-type="float">
            <text:p>35.141228</text:p>
          </table:table-cell>
          <table:table-cell table:formula="of:=([.C828]-[.C827])" office:value-type="float" office:value="0.000388000000000943" calcext:value-type="float">
            <text:p>0.000388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35.141767" calcext:value-type="float">
            <text:p>35.141767</text:p>
          </table:table-cell>
          <table:table-cell table:formula="of:=([.C829]-[.C828])" office:value-type="float" office:value="0.000539000000003398" calcext:value-type="float">
            <text:p>0.000539000000003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4" office:value-type="float" office:value="66" calcext:value-type="float">
            <text:p>66</text:p>
          </table:table-cell>
          <table:table-cell office:value-type="float" office:value="35.142305" calcext:value-type="float">
            <text:p>35.142305</text:p>
          </table:table-cell>
          <table:table-cell table:formula="of:=([.C830]-[.C829])" office:value-type="float" office:value="0.000537999999998817" calcext:value-type="float">
            <text:p>0.000537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35.142961" calcext:value-type="float">
            <text:p>35.142961</text:p>
          </table:table-cell>
          <table:table-cell table:formula="of:=([.C831]-[.C830])" office:value-type="float" office:value="0.000655999999999324" calcext:value-type="float">
            <text:p>0.000655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35.143512" calcext:value-type="float">
            <text:p>35.143512</text:p>
          </table:table-cell>
          <table:table-cell table:formula="of:=([.C832]-[.C831])" office:value-type="float" office:value="0.000551000000001523" calcext:value-type="float">
            <text:p>0.000551000000002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35.144228" calcext:value-type="float">
            <text:p>35.144228</text:p>
          </table:table-cell>
          <table:table-cell table:formula="of:=([.C833]-[.C832])" office:value-type="float" office:value="0.000715999999997052" calcext:value-type="float">
            <text:p>0.000715999999997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35.144586" calcext:value-type="float">
            <text:p>35.144586</text:p>
          </table:table-cell>
          <table:table-cell table:formula="of:=([.C834]-[.C833])" office:value-type="float" office:value="0.000357999999998526" calcext:value-type="float">
            <text:p>0.000357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35.144944" calcext:value-type="float">
            <text:p>35.144944</text:p>
          </table:table-cell>
          <table:table-cell table:formula="of:=([.C835]-[.C834])" office:value-type="float" office:value="0.000358000000005632" calcext:value-type="float">
            <text:p>0.00035800000000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35.145301" calcext:value-type="float">
            <text:p>35.145301</text:p>
          </table:table-cell>
          <table:table-cell table:formula="of:=([.C836]-[.C835])" office:value-type="float" office:value="0.000357000000001051" calcext:value-type="float">
            <text:p>0.00035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35.145836" calcext:value-type="float">
            <text:p>35.145836</text:p>
          </table:table-cell>
          <table:table-cell table:formula="of:=([.C837]-[.C836])" office:value-type="float" office:value="0.000534999999999286" calcext:value-type="float">
            <text:p>0.000534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4" office:value-type="float" office:value="74" calcext:value-type="float">
            <text:p>74</text:p>
          </table:table-cell>
          <table:table-cell office:value-type="float" office:value="35.146194" calcext:value-type="float">
            <text:p>35.146194</text:p>
          </table:table-cell>
          <table:table-cell table:formula="of:=([.C838]-[.C837])" office:value-type="float" office:value="0.000357999999998526" calcext:value-type="float">
            <text:p>0.000357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35.146551" calcext:value-type="float">
            <text:p>35.146551</text:p>
          </table:table-cell>
          <table:table-cell table:formula="of:=([.C839]-[.C838])" office:value-type="float" office:value="0.000357000000001051" calcext:value-type="float">
            <text:p>0.00035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35.146916" calcext:value-type="float">
            <text:p>35.146916</text:p>
          </table:table-cell>
          <table:table-cell table:formula="of:=([.C840]-[.C839])" office:value-type="float" office:value="0.000364999999995064" calcext:value-type="float">
            <text:p>0.000364999999995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35.147293" calcext:value-type="float">
            <text:p>35.147293</text:p>
          </table:table-cell>
          <table:table-cell table:formula="of:=([.C841]-[.C840])" office:value-type="float" office:value="0.000377000000000294" calcext:value-type="float">
            <text:p>0.000377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4" office:value-type="float" office:value="78" calcext:value-type="float">
            <text:p>78</text:p>
          </table:table-cell>
          <table:table-cell office:value-type="float" office:value="35.147678" calcext:value-type="float">
            <text:p>35.147678</text:p>
          </table:table-cell>
          <table:table-cell table:formula="of:=([.C842]-[.C841])" office:value-type="float" office:value="0.000385000000001412" calcext:value-type="float">
            <text:p>0.000385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4" office:value-type="float" office:value="79" calcext:value-type="float">
            <text:p>79</text:p>
          </table:table-cell>
          <table:table-cell office:value-type="float" office:value="35.148062" calcext:value-type="float">
            <text:p>35.148062</text:p>
          </table:table-cell>
          <table:table-cell table:formula="of:=([.C843]-[.C842])" office:value-type="float" office:value="0.000384000000003937" calcext:value-type="float">
            <text:p>0.00038400000000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35.148446" calcext:value-type="float">
            <text:p>35.148446</text:p>
          </table:table-cell>
          <table:table-cell table:formula="of:=([.C844]-[.C843])" office:value-type="float" office:value="0.000383999999996831" calcext:value-type="float">
            <text:p>0.000383999999997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35.148831" calcext:value-type="float">
            <text:p>35.148831</text:p>
          </table:table-cell>
          <table:table-cell table:formula="of:=([.C845]-[.C844])" office:value-type="float" office:value="0.000385000000001412" calcext:value-type="float">
            <text:p>0.000385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35.149216" calcext:value-type="float">
            <text:p>35.149216</text:p>
          </table:table-cell>
          <table:table-cell table:formula="of:=([.C846]-[.C845])" office:value-type="float" office:value="0.000385000000001412" calcext:value-type="float">
            <text:p>0.000385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4" office:value-type="float" office:value="83" calcext:value-type="float">
            <text:p>83</text:p>
          </table:table-cell>
          <table:table-cell office:value-type="float" office:value="35.149604" calcext:value-type="float">
            <text:p>35.149604</text:p>
          </table:table-cell>
          <table:table-cell table:formula="of:=([.C847]-[.C846])" office:value-type="float" office:value="0.000387999999993838" calcext:value-type="float">
            <text:p>0.00038799999999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35.14999" calcext:value-type="float">
            <text:p>35.14999</text:p>
          </table:table-cell>
          <table:table-cell table:formula="of:=([.C848]-[.C847])" office:value-type="float" office:value="0.000386000000005993" calcext:value-type="float">
            <text:p>0.00038600000000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35.15038" calcext:value-type="float">
            <text:p>35.15038</text:p>
          </table:table-cell>
          <table:table-cell table:formula="of:=([.C849]-[.C848])" office:value-type="float" office:value="0.000389999999995894" calcext:value-type="float">
            <text:p>0.000389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35.150767" calcext:value-type="float">
            <text:p>35.150767</text:p>
          </table:table-cell>
          <table:table-cell table:formula="of:=([.C850]-[.C849])" office:value-type="float" office:value="0.000387000000003468" calcext:value-type="float">
            <text:p>0.000387000000003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4" office:value-type="float" office:value="87" calcext:value-type="float">
            <text:p>87</text:p>
          </table:table-cell>
          <table:table-cell office:value-type="float" office:value="35.151153" calcext:value-type="float">
            <text:p>35.151153</text:p>
          </table:table-cell>
          <table:table-cell table:formula="of:=([.C851]-[.C850])" office:value-type="float" office:value="0.000385999999998887" calcext:value-type="float">
            <text:p>0.000385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35.151544" calcext:value-type="float">
            <text:p>35.151544</text:p>
          </table:table-cell>
          <table:table-cell table:formula="of:=([.C852]-[.C851])" office:value-type="float" office:value="0.000391000000000474" calcext:value-type="float">
            <text:p>0.00039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4" office:value-type="float" office:value="89" calcext:value-type="float">
            <text:p>89</text:p>
          </table:table-cell>
          <table:table-cell office:value-type="float" office:value="35.151929" calcext:value-type="float">
            <text:p>35.151929</text:p>
          </table:table-cell>
          <table:table-cell table:formula="of:=([.C853]-[.C852])" office:value-type="float" office:value="0.000385000000001412" calcext:value-type="float">
            <text:p>0.000385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35.15233" calcext:value-type="float">
            <text:p>35.15233</text:p>
          </table:table-cell>
          <table:table-cell table:formula="of:=([.C854]-[.C853])" office:value-type="float" office:value="0.000400999999996543" calcext:value-type="float">
            <text:p>0.000400999999997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4" office:value-type="float" office:value="91" calcext:value-type="float">
            <text:p>91</text:p>
          </table:table-cell>
          <table:table-cell office:value-type="float" office:value="35.152829" calcext:value-type="float">
            <text:p>35.152829</text:p>
          </table:table-cell>
          <table:table-cell table:formula="of:=([.C855]-[.C854])" office:value-type="float" office:value="0.000498999999997807" calcext:value-type="float">
            <text:p>0.000498999999998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4" office:value-type="float" office:value="92" calcext:value-type="float">
            <text:p>92</text:p>
          </table:table-cell>
          <table:table-cell office:value-type="float" office:value="35.153426" calcext:value-type="float">
            <text:p>35.153426</text:p>
          </table:table-cell>
          <table:table-cell table:formula="of:=([.C856]-[.C855])" office:value-type="float" office:value="0.000597000000006176" calcext:value-type="float">
            <text:p>0.00059700000000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4" office:value-type="float" office:value="93" calcext:value-type="float">
            <text:p>93</text:p>
          </table:table-cell>
          <table:table-cell office:value-type="float" office:value="35.153888" calcext:value-type="float">
            <text:p>35.153888</text:p>
          </table:table-cell>
          <table:table-cell table:formula="of:=([.C857]-[.C856])" office:value-type="float" office:value="0.000461999999998852" calcext:value-type="float">
            <text:p>0.000461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4" office:value-type="float" office:value="94" calcext:value-type="float">
            <text:p>94</text:p>
          </table:table-cell>
          <table:table-cell office:value-type="float" office:value="35.154325" calcext:value-type="float">
            <text:p>35.154325</text:p>
          </table:table-cell>
          <table:table-cell table:formula="of:=([.C858]-[.C857])" office:value-type="float" office:value="0.000436999999998022" calcext:value-type="float">
            <text:p>0.000436999999998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4" office:value-type="float" office:value="95" calcext:value-type="float">
            <text:p>95</text:p>
          </table:table-cell>
          <table:table-cell office:value-type="float" office:value="35.154726" calcext:value-type="float">
            <text:p>35.154726</text:p>
          </table:table-cell>
          <table:table-cell table:formula="of:=([.C859]-[.C858])" office:value-type="float" office:value="0.000400999999996543" calcext:value-type="float">
            <text:p>0.000400999999997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4" office:value-type="float" office:value="96" calcext:value-type="float">
            <text:p>96</text:p>
          </table:table-cell>
          <table:table-cell office:value-type="float" office:value="35.155084" calcext:value-type="float">
            <text:p>35.155084</text:p>
          </table:table-cell>
          <table:table-cell table:formula="of:=([.C860]-[.C859])" office:value-type="float" office:value="0.000358000000005632" calcext:value-type="float">
            <text:p>0.00035800000000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4" office:value-type="float" office:value="97" calcext:value-type="float">
            <text:p>97</text:p>
          </table:table-cell>
          <table:table-cell office:value-type="float" office:value="35.155444" calcext:value-type="float">
            <text:p>35.155444</text:p>
          </table:table-cell>
          <table:table-cell table:formula="of:=([.C861]-[.C860])" office:value-type="float" office:value="0.000360000000000582" calcext:value-type="float">
            <text:p>0.000360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4" office:value-type="float" office:value="98" calcext:value-type="float">
            <text:p>98</text:p>
          </table:table-cell>
          <table:table-cell office:value-type="float" office:value="35.155835" calcext:value-type="float">
            <text:p>35.155835</text:p>
          </table:table-cell>
          <table:table-cell table:formula="of:=([.C862]-[.C861])" office:value-type="float" office:value="0.000391000000000474" calcext:value-type="float">
            <text:p>0.00039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4" office:value-type="float" office:value="99" calcext:value-type="float">
            <text:p>99</text:p>
          </table:table-cell>
          <table:table-cell office:value-type="float" office:value="35.156225" calcext:value-type="float">
            <text:p>35.156225</text:p>
          </table:table-cell>
          <table:table-cell table:formula="of:=([.C863]-[.C862])" office:value-type="float" office:value="0.000389999999995894" calcext:value-type="float">
            <text:p>0.000389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35.156583" calcext:value-type="float">
            <text:p>35.156583</text:p>
          </table:table-cell>
          <table:table-cell table:formula="of:=([.C864]-[.C863])" office:value-type="float" office:value="0.000357999999998526" calcext:value-type="float">
            <text:p>0.000357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4" office:value-type="float" office:value="101" calcext:value-type="float">
            <text:p>101</text:p>
          </table:table-cell>
          <table:table-cell office:value-type="float" office:value="35.156941" calcext:value-type="float">
            <text:p>35.156941</text:p>
          </table:table-cell>
          <table:table-cell table:formula="of:=([.C865]-[.C864])" office:value-type="float" office:value="0.000358000000005632" calcext:value-type="float">
            <text:p>0.00035800000000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4" office:value-type="float" office:value="102" calcext:value-type="float">
            <text:p>102</text:p>
          </table:table-cell>
          <table:table-cell office:value-type="float" office:value="35.157298" calcext:value-type="float">
            <text:p>35.157298</text:p>
          </table:table-cell>
          <table:table-cell table:formula="of:=([.C866]-[.C865])" office:value-type="float" office:value="0.000356999999993945" calcext:value-type="float">
            <text:p>0.00035699999999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4" office:value-type="float" office:value="103" calcext:value-type="float">
            <text:p>103</text:p>
          </table:table-cell>
          <table:table-cell office:value-type="float" office:value="35.157655" calcext:value-type="float">
            <text:p>35.157655</text:p>
          </table:table-cell>
          <table:table-cell table:formula="of:=([.C867]-[.C866])" office:value-type="float" office:value="0.000357000000001051" calcext:value-type="float">
            <text:p>0.00035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office:value-type="float" office:value="104" calcext:value-type="float">
            <text:p>104</text:p>
          </table:table-cell>
          <table:table-cell office:value-type="float" office:value="35.158014" calcext:value-type="float">
            <text:p>35.158014</text:p>
          </table:table-cell>
          <table:table-cell table:formula="of:=([.C868]-[.C867])" office:value-type="float" office:value="0.000359000000003107" calcext:value-type="float">
            <text:p>0.000359000000003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4" office:value-type="float" office:value="105" calcext:value-type="float">
            <text:p>105</text:p>
          </table:table-cell>
          <table:table-cell office:value-type="float" office:value="35.158372" calcext:value-type="float">
            <text:p>35.158372</text:p>
          </table:table-cell>
          <table:table-cell table:formula="of:=([.C869]-[.C868])" office:value-type="float" office:value="0.000357999999998526" calcext:value-type="float">
            <text:p>0.000357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4" office:value-type="float" office:value="106" calcext:value-type="float">
            <text:p>106</text:p>
          </table:table-cell>
          <table:table-cell office:value-type="float" office:value="35.158731" calcext:value-type="float">
            <text:p>35.158731</text:p>
          </table:table-cell>
          <table:table-cell table:formula="of:=([.C870]-[.C869])" office:value-type="float" office:value="0.000359000000003107" calcext:value-type="float">
            <text:p>0.000359000000003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4" office:value-type="float" office:value="107" calcext:value-type="float">
            <text:p>107</text:p>
          </table:table-cell>
          <table:table-cell office:value-type="float" office:value="35.159088" calcext:value-type="float">
            <text:p>35.159088</text:p>
          </table:table-cell>
          <table:table-cell table:formula="of:=([.C871]-[.C870])" office:value-type="float" office:value="0.000356999999993945" calcext:value-type="float">
            <text:p>0.00035699999999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35.159446" calcext:value-type="float">
            <text:p>35.159446</text:p>
          </table:table-cell>
          <table:table-cell table:formula="of:=([.C872]-[.C871])" office:value-type="float" office:value="0.000358000000005632" calcext:value-type="float">
            <text:p>0.00035800000000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4" office:value-type="float" office:value="109" calcext:value-type="float">
            <text:p>109</text:p>
          </table:table-cell>
          <table:table-cell office:value-type="float" office:value="35.159804" calcext:value-type="float">
            <text:p>35.159804</text:p>
          </table:table-cell>
          <table:table-cell table:formula="of:=([.C873]-[.C872])" office:value-type="float" office:value="0.000357999999998526" calcext:value-type="float">
            <text:p>0.000357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4" office:value-type="float" office:value="110" calcext:value-type="float">
            <text:p>110</text:p>
          </table:table-cell>
          <table:table-cell office:value-type="float" office:value="35.160161" calcext:value-type="float">
            <text:p>35.160161</text:p>
          </table:table-cell>
          <table:table-cell table:formula="of:=([.C874]-[.C873])" office:value-type="float" office:value="0.000357000000001051" calcext:value-type="float">
            <text:p>0.00035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35.160519" calcext:value-type="float">
            <text:p>35.160519</text:p>
          </table:table-cell>
          <table:table-cell table:formula="of:=([.C875]-[.C874])" office:value-type="float" office:value="0.000357999999998526" calcext:value-type="float">
            <text:p>0.000357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4" office:value-type="float" office:value="112" calcext:value-type="float">
            <text:p>112</text:p>
          </table:table-cell>
          <table:table-cell office:value-type="float" office:value="35.160876" calcext:value-type="float">
            <text:p>35.160876</text:p>
          </table:table-cell>
          <table:table-cell table:formula="of:=([.C876]-[.C875])" office:value-type="float" office:value="0.000357000000001051" calcext:value-type="float">
            <text:p>0.00035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35.16124" calcext:value-type="float">
            <text:p>35.16124</text:p>
          </table:table-cell>
          <table:table-cell table:formula="of:=([.C877]-[.C876])" office:value-type="float" office:value="0.000363999999997588" calcext:value-type="float">
            <text:p>0.000363999999998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4" office:value-type="float" office:value="114" calcext:value-type="float">
            <text:p>114</text:p>
          </table:table-cell>
          <table:table-cell office:value-type="float" office:value="35.161617" calcext:value-type="float">
            <text:p>35.161617</text:p>
          </table:table-cell>
          <table:table-cell table:formula="of:=([.C878]-[.C877])" office:value-type="float" office:value="0.000377000000000294" calcext:value-type="float">
            <text:p>0.000377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4" office:value-type="float" office:value="115" calcext:value-type="float">
            <text:p>115</text:p>
          </table:table-cell>
          <table:table-cell office:value-type="float" office:value="35.162056" calcext:value-type="float">
            <text:p>35.162056</text:p>
          </table:table-cell>
          <table:table-cell table:formula="of:=([.C879]-[.C878])" office:value-type="float" office:value="0.000439000000000078" calcext:value-type="float">
            <text:p>0.00043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4" office:value-type="float" office:value="116" calcext:value-type="float">
            <text:p>116</text:p>
          </table:table-cell>
          <table:table-cell office:value-type="float" office:value="35.162554" calcext:value-type="float">
            <text:p>35.162554</text:p>
          </table:table-cell>
          <table:table-cell table:formula="of:=([.C880]-[.C879])" office:value-type="float" office:value="0.000498000000000332" calcext:value-type="float">
            <text:p>0.000498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4" office:value-type="float" office:value="117" calcext:value-type="float">
            <text:p>117</text:p>
          </table:table-cell>
          <table:table-cell office:value-type="float" office:value="35.163093" calcext:value-type="float">
            <text:p>35.163093</text:p>
          </table:table-cell>
          <table:table-cell table:formula="of:=([.C881]-[.C880])" office:value-type="float" office:value="0.000539000000003398" calcext:value-type="float">
            <text:p>0.000539000000003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35.164102" calcext:value-type="float">
            <text:p>35.164102</text:p>
          </table:table-cell>
          <table:table-cell table:formula="of:=([.C882]-[.C881])" office:value-type="float" office:value="0.00100899999999626" calcext:value-type="float">
            <text:p>0.001008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4" office:value-type="float" office:value="119" calcext:value-type="float">
            <text:p>119</text:p>
          </table:table-cell>
          <table:table-cell office:value-type="float" office:value="35.164729" calcext:value-type="float">
            <text:p>35.164729</text:p>
          </table:table-cell>
          <table:table-cell table:formula="of:=([.C883]-[.C882])" office:value-type="float" office:value="0.000627000000001488" calcext:value-type="float">
            <text:p>0.00062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35.165147" calcext:value-type="float">
            <text:p>35.165147</text:p>
          </table:table-cell>
          <table:table-cell table:formula="of:=([.C884]-[.C883])" office:value-type="float" office:value="0.000417999999996255" calcext:value-type="float">
            <text:p>0.000417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4" office:value-type="float" office:value="121" calcext:value-type="float">
            <text:p>121</text:p>
          </table:table-cell>
          <table:table-cell office:value-type="float" office:value="35.165776" calcext:value-type="float">
            <text:p>35.165776</text:p>
          </table:table-cell>
          <table:table-cell table:formula="of:=([.C885]-[.C884])" office:value-type="float" office:value="0.000629000000003543" calcext:value-type="float">
            <text:p>0.00062900000000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4" office:value-type="float" office:value="122" calcext:value-type="float">
            <text:p>122</text:p>
          </table:table-cell>
          <table:table-cell office:value-type="float" office:value="35.16642" calcext:value-type="float">
            <text:p>35.16642</text:p>
          </table:table-cell>
          <table:table-cell table:formula="of:=([.C886]-[.C885])" office:value-type="float" office:value="0.000644000000001199" calcext:value-type="float">
            <text:p>0.000644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4" office:value-type="float" office:value="123" calcext:value-type="float">
            <text:p>123</text:p>
          </table:table-cell>
          <table:table-cell office:value-type="float" office:value="35.166962" calcext:value-type="float">
            <text:p>35.166962</text:p>
          </table:table-cell>
          <table:table-cell table:formula="of:=([.C887]-[.C886])" office:value-type="float" office:value="0.000541999999995824" calcext:value-type="float">
            <text:p>0.000541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4" office:value-type="float" office:value="124" calcext:value-type="float">
            <text:p>124</text:p>
          </table:table-cell>
          <table:table-cell office:value-type="float" office:value="35.167499" calcext:value-type="float">
            <text:p>35.167499</text:p>
          </table:table-cell>
          <table:table-cell table:formula="of:=([.C888]-[.C887])" office:value-type="float" office:value="0.000537000000001342" calcext:value-type="float">
            <text:p>0.00053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4" office:value-type="float" office:value="125" calcext:value-type="float">
            <text:p>125</text:p>
          </table:table-cell>
          <table:table-cell office:value-type="float" office:value="35.168037" calcext:value-type="float">
            <text:p>35.168037</text:p>
          </table:table-cell>
          <table:table-cell table:formula="of:=([.C889]-[.C888])" office:value-type="float" office:value="0.000537999999998817" calcext:value-type="float">
            <text:p>0.000537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4" office:value-type="float" office:value="126" calcext:value-type="float">
            <text:p>126</text:p>
          </table:table-cell>
          <table:table-cell office:value-type="float" office:value="35.168574" calcext:value-type="float">
            <text:p>35.168574</text:p>
          </table:table-cell>
          <table:table-cell table:formula="of:=([.C890]-[.C889])" office:value-type="float" office:value="0.000537000000001342" calcext:value-type="float">
            <text:p>0.00053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35.168753" calcext:value-type="float">
            <text:p>35.168753</text:p>
          </table:table-cell>
          <table:table-cell table:formula="of:=([.C891]-[.C890])" office:value-type="float" office:value="0.000179000000002816" calcext:value-type="float">
            <text:p>0.000179000000003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35.169112" calcext:value-type="float">
            <text:p>35.169112</text:p>
          </table:table-cell>
          <table:table-cell table:formula="of:=([.C892]-[.C891])" office:value-type="float" office:value="0.000358999999996001" calcext:value-type="float">
            <text:p>0.000358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35.169651" calcext:value-type="float">
            <text:p>35.169651</text:p>
          </table:table-cell>
          <table:table-cell table:formula="of:=([.C893]-[.C892])" office:value-type="float" office:value="0.000539000000003398" calcext:value-type="float">
            <text:p>0.000539000000003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35.170367" calcext:value-type="float">
            <text:p>35.170367</text:p>
          </table:table-cell>
          <table:table-cell table:formula="of:=([.C894]-[.C893])" office:value-type="float" office:value="0.000715999999997052" calcext:value-type="float">
            <text:p>0.000715999999997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35.170904" calcext:value-type="float">
            <text:p>35.170904</text:p>
          </table:table-cell>
          <table:table-cell table:formula="of:=([.C895]-[.C894])" office:value-type="float" office:value="0.000537000000001342" calcext:value-type="float">
            <text:p>0.00053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35.171441" calcext:value-type="float">
            <text:p>35.171441</text:p>
          </table:table-cell>
          <table:table-cell table:formula="of:=([.C896]-[.C895])" office:value-type="float" office:value="0.000537000000001342" calcext:value-type="float">
            <text:p>0.00053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35.171978" calcext:value-type="float">
            <text:p>35.171978</text:p>
          </table:table-cell>
          <table:table-cell table:formula="of:=([.C897]-[.C896])" office:value-type="float" office:value="0.000537000000001342" calcext:value-type="float">
            <text:p>0.00053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4" office:value-type="float" office:value="134" calcext:value-type="float">
            <text:p>134</text:p>
          </table:table-cell>
          <table:table-cell office:value-type="float" office:value="35.172515" calcext:value-type="float">
            <text:p>35.172515</text:p>
          </table:table-cell>
          <table:table-cell table:formula="of:=([.C898]-[.C897])" office:value-type="float" office:value="0.000536999999994237" calcext:value-type="float">
            <text:p>0.00053699999999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4" office:value-type="float" office:value="135" calcext:value-type="float">
            <text:p>135</text:p>
          </table:table-cell>
          <table:table-cell office:value-type="float" office:value="35.173102" calcext:value-type="float">
            <text:p>35.173102</text:p>
          </table:table-cell>
          <table:table-cell table:formula="of:=([.C899]-[.C898])" office:value-type="float" office:value="0.000587000000003002" calcext:value-type="float">
            <text:p>0.000587000000003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35.173642" calcext:value-type="float">
            <text:p>35.173642</text:p>
          </table:table-cell>
          <table:table-cell table:formula="of:=([.C900]-[.C899])" office:value-type="float" office:value="0.000540000000000873" calcext:value-type="float">
            <text:p>0.000540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4" office:value-type="float" office:value="137" calcext:value-type="float">
            <text:p>137</text:p>
          </table:table-cell>
          <table:table-cell office:value-type="float" office:value="35.174179" calcext:value-type="float">
            <text:p>35.174179</text:p>
          </table:table-cell>
          <table:table-cell table:formula="of:=([.C901]-[.C900])" office:value-type="float" office:value="0.000537000000001342" calcext:value-type="float">
            <text:p>0.00053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35.174717" calcext:value-type="float">
            <text:p>35.174717</text:p>
          </table:table-cell>
          <table:table-cell table:formula="of:=([.C902]-[.C901])" office:value-type="float" office:value="0.000537999999998817" calcext:value-type="float">
            <text:p>0.000537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35.175254" calcext:value-type="float">
            <text:p>35.175254</text:p>
          </table:table-cell>
          <table:table-cell table:formula="of:=([.C903]-[.C902])" office:value-type="float" office:value="0.000537000000001342" calcext:value-type="float">
            <text:p>0.00053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4" office:value-type="float" office:value="140" calcext:value-type="float">
            <text:p>140</text:p>
          </table:table-cell>
          <table:table-cell office:value-type="float" office:value="35.175806" calcext:value-type="float">
            <text:p>35.175806</text:p>
          </table:table-cell>
          <table:table-cell table:formula="of:=([.C904]-[.C903])" office:value-type="float" office:value="0.000551999999998998" calcext:value-type="float">
            <text:p>0.000551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35.176455" calcext:value-type="float">
            <text:p>35.176455</text:p>
          </table:table-cell>
          <table:table-cell table:formula="of:=([.C905]-[.C904])" office:value-type="float" office:value="0.000648999999995681" calcext:value-type="float">
            <text:p>0.000648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float" office:value="142" calcext:value-type="float">
            <text:p>142</text:p>
          </table:table-cell>
          <table:table-cell office:value-type="float" office:value="35.177153" calcext:value-type="float">
            <text:p>35.177153</text:p>
          </table:table-cell>
          <table:table-cell table:formula="of:=([.C906]-[.C905])" office:value-type="float" office:value="0.000697999999999865" calcext:value-type="float">
            <text:p>0.000698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4" office:value-type="float" office:value="143" calcext:value-type="float">
            <text:p>143</text:p>
          </table:table-cell>
          <table:table-cell office:value-type="float" office:value="35.177848" calcext:value-type="float">
            <text:p>35.177848</text:p>
          </table:table-cell>
          <table:table-cell table:formula="of:=([.C907]-[.C906])" office:value-type="float" office:value="0.000695000000000334" calcext:value-type="float">
            <text:p>0.000695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4" office:value-type="float" office:value="144" calcext:value-type="float">
            <text:p>144</text:p>
          </table:table-cell>
          <table:table-cell office:value-type="float" office:value="35.178485" calcext:value-type="float">
            <text:p>35.178485</text:p>
          </table:table-cell>
          <table:table-cell table:formula="of:=([.C908]-[.C907])" office:value-type="float" office:value="0.000637000000004662" calcext:value-type="float">
            <text:p>0.000637000000005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35.179118" calcext:value-type="float">
            <text:p>35.179118</text:p>
          </table:table-cell>
          <table:table-cell table:formula="of:=([.C909]-[.C908])" office:value-type="float" office:value="0.00063300000000055" calcext:value-type="float">
            <text:p>0.000633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4" office:value-type="float" office:value="146" calcext:value-type="float">
            <text:p>146</text:p>
          </table:table-cell>
          <table:table-cell office:value-type="float" office:value="35.179836" calcext:value-type="float">
            <text:p>35.179836</text:p>
          </table:table-cell>
          <table:table-cell table:formula="of:=([.C910]-[.C909])" office:value-type="float" office:value="0.000717999999999108" calcext:value-type="float">
            <text:p>0.000717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4" office:value-type="float" office:value="147" calcext:value-type="float">
            <text:p>147</text:p>
          </table:table-cell>
          <table:table-cell office:value-type="float" office:value="35.180493" calcext:value-type="float">
            <text:p>35.180493</text:p>
          </table:table-cell>
          <table:table-cell table:formula="of:=([.C911]-[.C910])" office:value-type="float" office:value="0.000656999999996799" calcext:value-type="float">
            <text:p>0.000656999999997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35.18104" calcext:value-type="float">
            <text:p>35.18104</text:p>
          </table:table-cell>
          <table:table-cell table:formula="of:=([.C912]-[.C911])" office:value-type="float" office:value="0.000547000000004516" calcext:value-type="float">
            <text:p>0.000547000000005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35.181579" calcext:value-type="float">
            <text:p>35.181579</text:p>
          </table:table-cell>
          <table:table-cell table:formula="of:=([.C913]-[.C912])" office:value-type="float" office:value="0.000538999999996292" calcext:value-type="float">
            <text:p>0.000538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35.182117" calcext:value-type="float">
            <text:p>35.182117</text:p>
          </table:table-cell>
          <table:table-cell table:formula="of:=([.C914]-[.C913])" office:value-type="float" office:value="0.000537999999998817" calcext:value-type="float">
            <text:p>0.000537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35.18267" calcext:value-type="float">
            <text:p>35.18267</text:p>
          </table:table-cell>
          <table:table-cell table:formula="of:=([.C915]-[.C914])" office:value-type="float" office:value="0.000553000000003578" calcext:value-type="float">
            <text:p>0.00055300000000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4" office:value-type="float" office:value="152" calcext:value-type="float">
            <text:p>152</text:p>
          </table:table-cell>
          <table:table-cell office:value-type="float" office:value="35.183272" calcext:value-type="float">
            <text:p>35.183272</text:p>
          </table:table-cell>
          <table:table-cell table:formula="of:=([.C916]-[.C915])" office:value-type="float" office:value="0.000602000000000658" calcext:value-type="float">
            <text:p>0.000602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4" office:value-type="float" office:value="153" calcext:value-type="float">
            <text:p>153</text:p>
          </table:table-cell>
          <table:table-cell office:value-type="float" office:value="35.183811" calcext:value-type="float">
            <text:p>35.183811</text:p>
          </table:table-cell>
          <table:table-cell table:formula="of:=([.C917]-[.C916])" office:value-type="float" office:value="0.000538999999996292" calcext:value-type="float">
            <text:p>0.000538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4" office:value-type="float" office:value="154" calcext:value-type="float">
            <text:p>154</text:p>
          </table:table-cell>
          <table:table-cell office:value-type="float" office:value="35.18435" calcext:value-type="float">
            <text:p>35.18435</text:p>
          </table:table-cell>
          <table:table-cell table:formula="of:=([.C918]-[.C917])" office:value-type="float" office:value="0.000539000000003398" calcext:value-type="float">
            <text:p>0.000539000000003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35.184889" calcext:value-type="float">
            <text:p>35.184889</text:p>
          </table:table-cell>
          <table:table-cell table:formula="of:=([.C919]-[.C918])" office:value-type="float" office:value="0.000538999999996292" calcext:value-type="float">
            <text:p>0.000538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4" office:value-type="float" office:value="156" calcext:value-type="float">
            <text:p>156</text:p>
          </table:table-cell>
          <table:table-cell office:value-type="float" office:value="35.185426" calcext:value-type="float">
            <text:p>35.185426</text:p>
          </table:table-cell>
          <table:table-cell table:formula="of:=([.C920]-[.C919])" office:value-type="float" office:value="0.000537000000001342" calcext:value-type="float">
            <text:p>0.00053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4" office:value-type="float" office:value="157" calcext:value-type="float">
            <text:p>157</text:p>
          </table:table-cell>
          <table:table-cell office:value-type="float" office:value="35.185963" calcext:value-type="float">
            <text:p>35.185963</text:p>
          </table:table-cell>
          <table:table-cell table:formula="of:=([.C921]-[.C920])" office:value-type="float" office:value="0.000537000000001342" calcext:value-type="float">
            <text:p>0.00053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35.186501" calcext:value-type="float">
            <text:p>35.186501</text:p>
          </table:table-cell>
          <table:table-cell table:formula="of:=([.C922]-[.C921])" office:value-type="float" office:value="0.000537999999998817" calcext:value-type="float">
            <text:p>0.000537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4" office:value-type="float" office:value="159" calcext:value-type="float">
            <text:p>159</text:p>
          </table:table-cell>
          <table:table-cell office:value-type="float" office:value="35.187038" calcext:value-type="float">
            <text:p>35.187038</text:p>
          </table:table-cell>
          <table:table-cell table:formula="of:=([.C923]-[.C922])" office:value-type="float" office:value="0.000537000000001342" calcext:value-type="float">
            <text:p>0.00053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35.187574" calcext:value-type="float">
            <text:p>35.187574</text:p>
          </table:table-cell>
          <table:table-cell table:formula="of:=([.C924]-[.C923])" office:value-type="float" office:value="0.000535999999996761" calcext:value-type="float">
            <text:p>0.000535999999997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35.18811" calcext:value-type="float">
            <text:p>35.18811</text:p>
          </table:table-cell>
          <table:table-cell table:formula="of:=([.C925]-[.C924])" office:value-type="float" office:value="0.000536000000003867" calcext:value-type="float">
            <text:p>0.00053600000000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4" office:value-type="float" office:value="162" calcext:value-type="float">
            <text:p>162</text:p>
          </table:table-cell>
          <table:table-cell office:value-type="float" office:value="35.188651" calcext:value-type="float">
            <text:p>35.188651</text:p>
          </table:table-cell>
          <table:table-cell table:formula="of:=([.C926]-[.C925])" office:value-type="float" office:value="0.000540999999998348" calcext:value-type="float">
            <text:p>0.000540999999998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4" office:value-type="float" office:value="163" calcext:value-type="float">
            <text:p>163</text:p>
          </table:table-cell>
          <table:table-cell office:value-type="float" office:value="35.18919" calcext:value-type="float">
            <text:p>35.18919</text:p>
          </table:table-cell>
          <table:table-cell table:formula="of:=([.C927]-[.C926])" office:value-type="float" office:value="0.000539000000003398" calcext:value-type="float">
            <text:p>0.000539000000003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35.18973" calcext:value-type="float">
            <text:p>35.18973</text:p>
          </table:table-cell>
          <table:table-cell table:formula="of:=([.C928]-[.C927])" office:value-type="float" office:value="0.000539999999993768" calcext:value-type="float">
            <text:p>0.00053999999999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4" office:value-type="float" office:value="165" calcext:value-type="float">
            <text:p>165</text:p>
          </table:table-cell>
          <table:table-cell office:value-type="float" office:value="35.190356" calcext:value-type="float">
            <text:p>35.190356</text:p>
          </table:table-cell>
          <table:table-cell table:formula="of:=([.C929]-[.C928])" office:value-type="float" office:value="0.000626000000004012" calcext:value-type="float">
            <text:p>0.00062600000000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35.190811" calcext:value-type="float">
            <text:p>35.190811</text:p>
          </table:table-cell>
          <table:table-cell table:formula="of:=([.C930]-[.C929])" office:value-type="float" office:value="0.000454999999995209" calcext:value-type="float">
            <text:p>0.000454999999995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4" office:value-type="float" office:value="167" calcext:value-type="float">
            <text:p>167</text:p>
          </table:table-cell>
          <table:table-cell office:value-type="float" office:value="35.191458" calcext:value-type="float">
            <text:p>35.191458</text:p>
          </table:table-cell>
          <table:table-cell table:formula="of:=([.C931]-[.C930])" office:value-type="float" office:value="0.00064700000000073" calcext:value-type="float">
            <text:p>0.00064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4" office:value-type="float" office:value="168" calcext:value-type="float">
            <text:p>168</text:p>
          </table:table-cell>
          <table:table-cell office:value-type="float" office:value="35.192116" calcext:value-type="float">
            <text:p>35.192116</text:p>
          </table:table-cell>
          <table:table-cell table:formula="of:=([.C932]-[.C931])" office:value-type="float" office:value="0.00065800000000138" calcext:value-type="float">
            <text:p>0.000658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4" office:value-type="float" office:value="169" calcext:value-type="float">
            <text:p>169</text:p>
          </table:table-cell>
          <table:table-cell office:value-type="float" office:value="35.192749" calcext:value-type="float">
            <text:p>35.192749</text:p>
          </table:table-cell>
          <table:table-cell table:formula="of:=([.C933]-[.C932])" office:value-type="float" office:value="0.00063300000000055" calcext:value-type="float">
            <text:p>0.000633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5.193536" calcext:value-type="float">
            <text:p>35.193536</text:p>
          </table:table-cell>
          <table:table-cell table:formula="of:=([.C934]-[.C933])" office:value-type="float" office:value="0.000787000000002536" calcext:value-type="float">
            <text:p>0.000787000000003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4" office:value-type="float" office:value="171" calcext:value-type="float">
            <text:p>171</text:p>
          </table:table-cell>
          <table:table-cell office:value-type="float" office:value="35.19417" calcext:value-type="float">
            <text:p>35.19417</text:p>
          </table:table-cell>
          <table:table-cell table:formula="of:=([.C935]-[.C934])" office:value-type="float" office:value="0.000633999999998025" calcext:value-type="float">
            <text:p>0.000633999999998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4" office:value-type="float" office:value="172" calcext:value-type="float">
            <text:p>172</text:p>
          </table:table-cell>
          <table:table-cell office:value-type="float" office:value="35.1948" calcext:value-type="float">
            <text:p>35.1948</text:p>
          </table:table-cell>
          <table:table-cell table:formula="of:=([.C936]-[.C935])" office:value-type="float" office:value="0.000630000000001019" calcext:value-type="float">
            <text:p>0.000630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4" office:value-type="float" office:value="173" calcext:value-type="float">
            <text:p>173</text:p>
          </table:table-cell>
          <table:table-cell office:value-type="float" office:value="35.195341" calcext:value-type="float">
            <text:p>35.195341</text:p>
          </table:table-cell>
          <table:table-cell table:formula="of:=([.C937]-[.C936])" office:value-type="float" office:value="0.000540999999998348" calcext:value-type="float">
            <text:p>0.000540999999998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35.200349" calcext:value-type="float">
            <text:p>35.200349</text:p>
          </table:table-cell>
          <table:table-cell table:formula="of:=([.C938]-[.C937])" office:value-type="float" office:value="0.00500800000000368" calcext:value-type="float">
            <text:p>0.00500800000000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4" office:value-type="float" office:value="175" calcext:value-type="float">
            <text:p>175</text:p>
          </table:table-cell>
          <table:table-cell office:value-type="float" office:value="35.200884" calcext:value-type="float">
            <text:p>35.200884</text:p>
          </table:table-cell>
          <table:table-cell table:formula="of:=([.C939]-[.C938])" office:value-type="float" office:value="0.000534999999999286" calcext:value-type="float">
            <text:p>0.000534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35.201971" calcext:value-type="float">
            <text:p>35.201971</text:p>
          </table:table-cell>
          <table:table-cell table:formula="of:=([.C940]-[.C939])" office:value-type="float" office:value="0.00108699999999828" calcext:value-type="float">
            <text:p>0.001086999999998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4" office:value-type="float" office:value="177" calcext:value-type="float">
            <text:p>177</text:p>
          </table:table-cell>
          <table:table-cell office:value-type="float" office:value="35.203634" calcext:value-type="float">
            <text:p>35.203634</text:p>
          </table:table-cell>
          <table:table-cell table:formula="of:=([.C941]-[.C940])" office:value-type="float" office:value="0.00166300000000064" calcext:value-type="float">
            <text:p>0.001663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35.204199" calcext:value-type="float">
            <text:p>35.204199</text:p>
          </table:table-cell>
          <table:table-cell table:formula="of:=([.C942]-[.C941])" office:value-type="float" office:value="0.000565000000001703" calcext:value-type="float">
            <text:p>0.000565000000002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4" office:value-type="float" office:value="179" calcext:value-type="float">
            <text:p>179</text:p>
          </table:table-cell>
          <table:table-cell office:value-type="float" office:value="35.204874" calcext:value-type="float">
            <text:p>35.204874</text:p>
          </table:table-cell>
          <table:table-cell table:formula="of:=([.C943]-[.C942])" office:value-type="float" office:value="0.000674999999993986" calcext:value-type="float">
            <text:p>0.00067499999999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4" office:value-type="float" office:value="180" calcext:value-type="float">
            <text:p>180</text:p>
          </table:table-cell>
          <table:table-cell office:value-type="float" office:value="35.205496" calcext:value-type="float">
            <text:p>35.205496</text:p>
          </table:table-cell>
          <table:table-cell table:formula="of:=([.C944]-[.C943])" office:value-type="float" office:value="0.0006219999999999" calcext:value-type="float">
            <text:p>0.000622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35.206124" calcext:value-type="float">
            <text:p>35.206124</text:p>
          </table:table-cell>
          <table:table-cell table:formula="of:=([.C945]-[.C944])" office:value-type="float" office:value="0.000628000000006068" calcext:value-type="float">
            <text:p>0.00062800000000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4" office:value-type="float" office:value="182" calcext:value-type="float">
            <text:p>182</text:p>
          </table:table-cell>
          <table:table-cell office:value-type="float" office:value="35.206802" calcext:value-type="float">
            <text:p>35.206802</text:p>
          </table:table-cell>
          <table:table-cell table:formula="of:=([.C946]-[.C945])" office:value-type="float" office:value="0.000678000000000623" calcext:value-type="float">
            <text:p>0.000678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4" office:value-type="float" office:value="183" calcext:value-type="float">
            <text:p>183</text:p>
          </table:table-cell>
          <table:table-cell office:value-type="float" office:value="35.207449" calcext:value-type="float">
            <text:p>35.207449</text:p>
          </table:table-cell>
          <table:table-cell table:formula="of:=([.C947]-[.C946])" office:value-type="float" office:value="0.000646999999993625" calcext:value-type="float">
            <text:p>0.00064699999999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4" office:value-type="float" office:value="184" calcext:value-type="float">
            <text:p>184</text:p>
          </table:table-cell>
          <table:table-cell office:value-type="float" office:value="35.208162" calcext:value-type="float">
            <text:p>35.208162</text:p>
          </table:table-cell>
          <table:table-cell table:formula="of:=([.C948]-[.C947])" office:value-type="float" office:value="0.000713000000004627" calcext:value-type="float">
            <text:p>0.000713000000005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4" office:value-type="float" office:value="185" calcext:value-type="float">
            <text:p>185</text:p>
          </table:table-cell>
          <table:table-cell office:value-type="float" office:value="35.208828" calcext:value-type="float">
            <text:p>35.208828</text:p>
          </table:table-cell>
          <table:table-cell table:formula="of:=([.C949]-[.C948])" office:value-type="float" office:value="0.000665999999995393" calcext:value-type="float">
            <text:p>0.000665999999995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35.209379" calcext:value-type="float">
            <text:p>35.209379</text:p>
          </table:table-cell>
          <table:table-cell table:formula="of:=([.C950]-[.C949])" office:value-type="float" office:value="0.000551000000001523" calcext:value-type="float">
            <text:p>0.000551000000002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4" office:value-type="float" office:value="187" calcext:value-type="float">
            <text:p>187</text:p>
          </table:table-cell>
          <table:table-cell office:value-type="float" office:value="35.209916" calcext:value-type="float">
            <text:p>35.209916</text:p>
          </table:table-cell>
          <table:table-cell table:formula="of:=([.C951]-[.C950])" office:value-type="float" office:value="0.000537000000001342" calcext:value-type="float">
            <text:p>0.00053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4" office:value-type="float" office:value="188" calcext:value-type="float">
            <text:p>188</text:p>
          </table:table-cell>
          <table:table-cell office:value-type="float" office:value="35.210453" calcext:value-type="float">
            <text:p>35.210453</text:p>
          </table:table-cell>
          <table:table-cell table:formula="of:=([.C952]-[.C951])" office:value-type="float" office:value="0.000537000000001342" calcext:value-type="float">
            <text:p>0.00053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4" office:value-type="float" office:value="189" calcext:value-type="float">
            <text:p>189</text:p>
          </table:table-cell>
          <table:table-cell office:value-type="float" office:value="35.21099" calcext:value-type="float">
            <text:p>35.21099</text:p>
          </table:table-cell>
          <table:table-cell table:formula="of:=([.C953]-[.C952])" office:value-type="float" office:value="0.000537000000001342" calcext:value-type="float">
            <text:p>0.00053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35.21153" calcext:value-type="float">
            <text:p>35.21153</text:p>
          </table:table-cell>
          <table:table-cell table:formula="of:=([.C954]-[.C953])" office:value-type="float" office:value="0.000540000000000873" calcext:value-type="float">
            <text:p>0.000540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4" office:value-type="float" office:value="191" calcext:value-type="float">
            <text:p>191</text:p>
          </table:table-cell>
          <table:table-cell office:value-type="float" office:value="35.212066" calcext:value-type="float">
            <text:p>35.212066</text:p>
          </table:table-cell>
          <table:table-cell table:formula="of:=([.C955]-[.C954])" office:value-type="float" office:value="0.000535999999996761" calcext:value-type="float">
            <text:p>0.000535999999997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4" office:value-type="float" office:value="192" calcext:value-type="float">
            <text:p>192</text:p>
          </table:table-cell>
          <table:table-cell office:value-type="float" office:value="35.212602" calcext:value-type="float">
            <text:p>35.212602</text:p>
          </table:table-cell>
          <table:table-cell table:formula="of:=([.C956]-[.C955])" office:value-type="float" office:value="0.000535999999996761" calcext:value-type="float">
            <text:p>0.000535999999997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4" office:value-type="float" office:value="193" calcext:value-type="float">
            <text:p>193</text:p>
          </table:table-cell>
          <table:table-cell office:value-type="float" office:value="35.213195" calcext:value-type="float">
            <text:p>35.213195</text:p>
          </table:table-cell>
          <table:table-cell table:formula="of:=([.C957]-[.C956])" office:value-type="float" office:value="0.000593000000002064" calcext:value-type="float">
            <text:p>0.000593000000002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4" office:value-type="float" office:value="194" calcext:value-type="float">
            <text:p>194</text:p>
          </table:table-cell>
          <table:table-cell office:value-type="float" office:value="35.213737" calcext:value-type="float">
            <text:p>35.213737</text:p>
          </table:table-cell>
          <table:table-cell table:formula="of:=([.C958]-[.C957])" office:value-type="float" office:value="0.000542000000002929" calcext:value-type="float">
            <text:p>0.000542000000003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4" office:value-type="float" office:value="195" calcext:value-type="float">
            <text:p>195</text:p>
          </table:table-cell>
          <table:table-cell office:value-type="float" office:value="35.214273" calcext:value-type="float">
            <text:p>35.214273</text:p>
          </table:table-cell>
          <table:table-cell table:formula="of:=([.C959]-[.C958])" office:value-type="float" office:value="0.000535999999996761" calcext:value-type="float">
            <text:p>0.000535999999997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5.214809" calcext:value-type="float">
            <text:p>35.214809</text:p>
          </table:table-cell>
          <table:table-cell table:formula="of:=([.C960]-[.C959])" office:value-type="float" office:value="0.000536000000003867" calcext:value-type="float">
            <text:p>0.00053600000000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4" office:value-type="float" office:value="197" calcext:value-type="float">
            <text:p>197</text:p>
          </table:table-cell>
          <table:table-cell office:value-type="float" office:value="35.215347" calcext:value-type="float">
            <text:p>35.215347</text:p>
          </table:table-cell>
          <table:table-cell table:formula="of:=([.C961]-[.C960])" office:value-type="float" office:value="0.000537999999998817" calcext:value-type="float">
            <text:p>0.000537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4" office:value-type="float" office:value="198" calcext:value-type="float">
            <text:p>198</text:p>
          </table:table-cell>
          <table:table-cell office:value-type="float" office:value="35.215883" calcext:value-type="float">
            <text:p>35.215883</text:p>
          </table:table-cell>
          <table:table-cell table:formula="of:=([.C962]-[.C961])" office:value-type="float" office:value="0.000535999999996761" calcext:value-type="float">
            <text:p>0.000535999999997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4" office:value-type="float" office:value="199" calcext:value-type="float">
            <text:p>199</text:p>
          </table:table-cell>
          <table:table-cell office:value-type="float" office:value="35.216475" calcext:value-type="float">
            <text:p>35.216475</text:p>
          </table:table-cell>
          <table:table-cell table:formula="of:=([.C963]-[.C962])" office:value-type="float" office:value="0.000592000000004589" calcext:value-type="float">
            <text:p>0.000592000000005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35.217014" calcext:value-type="float">
            <text:p>35.217014</text:p>
          </table:table-cell>
          <table:table-cell table:formula="of:=([.C964]-[.C963])" office:value-type="float" office:value="0.000538999999996292" calcext:value-type="float">
            <text:p>0.000538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4" office:value-type="float" office:value="201" calcext:value-type="float">
            <text:p>201</text:p>
          </table:table-cell>
          <table:table-cell office:value-type="float" office:value="35.21755" calcext:value-type="float">
            <text:p>35.21755</text:p>
          </table:table-cell>
          <table:table-cell table:formula="of:=([.C965]-[.C964])" office:value-type="float" office:value="0.000536000000003867" calcext:value-type="float">
            <text:p>0.00053600000000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4" office:value-type="float" office:value="202" calcext:value-type="float">
            <text:p>202</text:p>
          </table:table-cell>
          <table:table-cell office:value-type="float" office:value="35.218093" calcext:value-type="float">
            <text:p>35.218093</text:p>
          </table:table-cell>
          <table:table-cell table:formula="of:=([.C966]-[.C965])" office:value-type="float" office:value="0.000543000000000404" calcext:value-type="float">
            <text:p>0.000543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4" office:value-type="float" office:value="203" calcext:value-type="float">
            <text:p>203</text:p>
          </table:table-cell>
          <table:table-cell office:value-type="float" office:value="35.218694" calcext:value-type="float">
            <text:p>35.218694</text:p>
          </table:table-cell>
          <table:table-cell table:formula="of:=([.C967]-[.C966])" office:value-type="float" office:value="0.000600999999996077" calcext:value-type="float">
            <text:p>0.000600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4" office:value-type="float" office:value="204" calcext:value-type="float">
            <text:p>204</text:p>
          </table:table-cell>
          <table:table-cell office:value-type="float" office:value="35.219404" calcext:value-type="float">
            <text:p>35.219404</text:p>
          </table:table-cell>
          <table:table-cell table:formula="of:=([.C968]-[.C967])" office:value-type="float" office:value="0.00070999999999799" calcext:value-type="float">
            <text:p>0.000709999999998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4" office:value-type="float" office:value="205" calcext:value-type="float">
            <text:p>205</text:p>
          </table:table-cell>
          <table:table-cell office:value-type="float" office:value="35.220063" calcext:value-type="float">
            <text:p>35.220063</text:p>
          </table:table-cell>
          <table:table-cell table:formula="of:=([.C969]-[.C968])" office:value-type="float" office:value="0.00065900000000596" calcext:value-type="float">
            <text:p>0.00065900000000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4" office:value-type="float" office:value="206" calcext:value-type="float">
            <text:p>206</text:p>
          </table:table-cell>
          <table:table-cell office:value-type="float" office:value="35.220692" calcext:value-type="float">
            <text:p>35.220692</text:p>
          </table:table-cell>
          <table:table-cell table:formula="of:=([.C970]-[.C969])" office:value-type="float" office:value="0.000628999999996438" calcext:value-type="float">
            <text:p>0.000628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35.221323" calcext:value-type="float">
            <text:p>35.221323</text:p>
          </table:table-cell>
          <table:table-cell table:formula="of:=([.C971]-[.C970])" office:value-type="float" office:value="0.000630999999998494" calcext:value-type="float">
            <text:p>0.000630999999998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4" office:value-type="float" office:value="208" calcext:value-type="float">
            <text:p>208</text:p>
          </table:table-cell>
          <table:table-cell office:value-type="float" office:value="35.22197" calcext:value-type="float">
            <text:p>35.22197</text:p>
          </table:table-cell>
          <table:table-cell table:formula="of:=([.C972]-[.C971])" office:value-type="float" office:value="0.00064700000000073" calcext:value-type="float">
            <text:p>0.00064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4" office:value-type="float" office:value="209" calcext:value-type="float">
            <text:p>209</text:p>
          </table:table-cell>
          <table:table-cell office:value-type="float" office:value="35.222598" calcext:value-type="float">
            <text:p>35.222598</text:p>
          </table:table-cell>
          <table:table-cell table:formula="of:=([.C973]-[.C972])" office:value-type="float" office:value="0.000627999999998963" calcext:value-type="float">
            <text:p>0.000627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4" office:value-type="float" office:value="210" calcext:value-type="float">
            <text:p>210</text:p>
          </table:table-cell>
          <table:table-cell office:value-type="float" office:value="35.223255" calcext:value-type="float">
            <text:p>35.223255</text:p>
          </table:table-cell>
          <table:table-cell table:formula="of:=([.C974]-[.C973])" office:value-type="float" office:value="0.000657000000003904" calcext:value-type="float">
            <text:p>0.00065700000000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4" office:value-type="float" office:value="211" calcext:value-type="float">
            <text:p>211</text:p>
          </table:table-cell>
          <table:table-cell office:value-type="float" office:value="35.223797" calcext:value-type="float">
            <text:p>35.223797</text:p>
          </table:table-cell>
          <table:table-cell table:formula="of:=([.C975]-[.C974])" office:value-type="float" office:value="0.000541999999995824" calcext:value-type="float">
            <text:p>0.000541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5.224335" calcext:value-type="float">
            <text:p>35.224335</text:p>
          </table:table-cell>
          <table:table-cell table:formula="of:=([.C976]-[.C975])" office:value-type="float" office:value="0.000538000000005923" calcext:value-type="float">
            <text:p>0.00053800000000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4" office:value-type="float" office:value="213" calcext:value-type="float">
            <text:p>213</text:p>
          </table:table-cell>
          <table:table-cell office:value-type="float" office:value="35.224873" calcext:value-type="float">
            <text:p>35.224873</text:p>
          </table:table-cell>
          <table:table-cell table:formula="of:=([.C977]-[.C976])" office:value-type="float" office:value="0.000537999999998817" calcext:value-type="float">
            <text:p>0.000537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4" office:value-type="float" office:value="214" calcext:value-type="float">
            <text:p>214</text:p>
          </table:table-cell>
          <table:table-cell office:value-type="float" office:value="35.225415" calcext:value-type="float">
            <text:p>35.225415</text:p>
          </table:table-cell>
          <table:table-cell table:formula="of:=([.C978]-[.C977])" office:value-type="float" office:value="0.000541999999995824" calcext:value-type="float">
            <text:p>0.000541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4" office:value-type="float" office:value="215" calcext:value-type="float">
            <text:p>215</text:p>
          </table:table-cell>
          <table:table-cell office:value-type="float" office:value="35.225951" calcext:value-type="float">
            <text:p>35.225951</text:p>
          </table:table-cell>
          <table:table-cell table:formula="of:=([.C979]-[.C978])" office:value-type="float" office:value="0.000536000000003867" calcext:value-type="float">
            <text:p>0.00053600000000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4" office:value-type="float" office:value="216" calcext:value-type="float">
            <text:p>216</text:p>
          </table:table-cell>
          <table:table-cell office:value-type="float" office:value="35.226486" calcext:value-type="float">
            <text:p>35.226486</text:p>
          </table:table-cell>
          <table:table-cell table:formula="of:=([.C980]-[.C979])" office:value-type="float" office:value="0.000534999999999286" calcext:value-type="float">
            <text:p>0.000534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4" office:value-type="float" office:value="217" calcext:value-type="float">
            <text:p>217</text:p>
          </table:table-cell>
          <table:table-cell office:value-type="float" office:value="35.227023" calcext:value-type="float">
            <text:p>35.227023</text:p>
          </table:table-cell>
          <table:table-cell table:formula="of:=([.C981]-[.C980])" office:value-type="float" office:value="0.000537000000001342" calcext:value-type="float">
            <text:p>0.00053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4" office:value-type="float" office:value="218" calcext:value-type="float">
            <text:p>218</text:p>
          </table:table-cell>
          <table:table-cell office:value-type="float" office:value="35.227564" calcext:value-type="float">
            <text:p>35.227564</text:p>
          </table:table-cell>
          <table:table-cell table:formula="of:=([.C982]-[.C981])" office:value-type="float" office:value="0.000540999999998348" calcext:value-type="float">
            <text:p>0.000540999999998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4" office:value-type="float" office:value="219" calcext:value-type="float">
            <text:p>219</text:p>
          </table:table-cell>
          <table:table-cell office:value-type="float" office:value="35.228102" calcext:value-type="float">
            <text:p>35.228102</text:p>
          </table:table-cell>
          <table:table-cell table:formula="of:=([.C983]-[.C982])" office:value-type="float" office:value="0.000537999999998817" calcext:value-type="float">
            <text:p>0.000537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4" office:value-type="float" office:value="220" calcext:value-type="float">
            <text:p>220</text:p>
          </table:table-cell>
          <table:table-cell office:value-type="float" office:value="35.228641" calcext:value-type="float">
            <text:p>35.228641</text:p>
          </table:table-cell>
          <table:table-cell table:formula="of:=([.C984]-[.C983])" office:value-type="float" office:value="0.000539000000003398" calcext:value-type="float">
            <text:p>0.000539000000003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5.229179" calcext:value-type="float">
            <text:p>35.229179</text:p>
          </table:table-cell>
          <table:table-cell table:formula="of:=([.C985]-[.C984])" office:value-type="float" office:value="0.000537999999998817" calcext:value-type="float">
            <text:p>0.000537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4" office:value-type="float" office:value="222" calcext:value-type="float">
            <text:p>222</text:p>
          </table:table-cell>
          <table:table-cell office:value-type="float" office:value="35.229716" calcext:value-type="float">
            <text:p>35.229716</text:p>
          </table:table-cell>
          <table:table-cell table:formula="of:=([.C986]-[.C985])" office:value-type="float" office:value="0.000537000000001342" calcext:value-type="float">
            <text:p>0.00053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4" office:value-type="float" office:value="223" calcext:value-type="float">
            <text:p>223</text:p>
          </table:table-cell>
          <table:table-cell office:value-type="float" office:value="35.230255" calcext:value-type="float">
            <text:p>35.230255</text:p>
          </table:table-cell>
          <table:table-cell table:formula="of:=([.C987]-[.C986])" office:value-type="float" office:value="0.000538999999996292" calcext:value-type="float">
            <text:p>0.000538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5.230612" calcext:value-type="float">
            <text:p>35.230612</text:p>
          </table:table-cell>
          <table:table-cell table:formula="of:=([.C988]-[.C987])" office:value-type="float" office:value="0.000357000000001051" calcext:value-type="float">
            <text:p>0.00035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4" office:value-type="float" office:value="225" calcext:value-type="float">
            <text:p>225</text:p>
          </table:table-cell>
          <table:table-cell office:value-type="float" office:value="35.230969" calcext:value-type="float">
            <text:p>35.230969</text:p>
          </table:table-cell>
          <table:table-cell table:formula="of:=([.C989]-[.C988])" office:value-type="float" office:value="0.000357000000001051" calcext:value-type="float">
            <text:p>0.00035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4" office:value-type="float" office:value="226" calcext:value-type="float">
            <text:p>226</text:p>
          </table:table-cell>
          <table:table-cell office:value-type="float" office:value="35.231327" calcext:value-type="float">
            <text:p>35.231327</text:p>
          </table:table-cell>
          <table:table-cell table:formula="of:=([.C990]-[.C989])" office:value-type="float" office:value="0.000357999999998526" calcext:value-type="float">
            <text:p>0.000357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4" office:value-type="float" office:value="227" calcext:value-type="float">
            <text:p>227</text:p>
          </table:table-cell>
          <table:table-cell office:value-type="float" office:value="35.231684" calcext:value-type="float">
            <text:p>35.231684</text:p>
          </table:table-cell>
          <table:table-cell table:formula="of:=([.C991]-[.C990])" office:value-type="float" office:value="0.000357000000001051" calcext:value-type="float">
            <text:p>0.00035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4" office:value-type="float" office:value="228" calcext:value-type="float">
            <text:p>228</text:p>
          </table:table-cell>
          <table:table-cell office:value-type="float" office:value="35.23205" calcext:value-type="float">
            <text:p>35.23205</text:p>
          </table:table-cell>
          <table:table-cell table:formula="of:=([.C992]-[.C991])" office:value-type="float" office:value="0.000365999999999644" calcext:value-type="float">
            <text:p>0.00036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4" office:value-type="float" office:value="229" calcext:value-type="float">
            <text:p>229</text:p>
          </table:table-cell>
          <table:table-cell office:value-type="float" office:value="35.232481" calcext:value-type="float">
            <text:p>35.232481</text:p>
          </table:table-cell>
          <table:table-cell table:formula="of:=([.C993]-[.C992])" office:value-type="float" office:value="0.00043099999999896" calcext:value-type="float">
            <text:p>0.000430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5.232992" calcext:value-type="float">
            <text:p>35.232992</text:p>
          </table:table-cell>
          <table:table-cell table:formula="of:=([.C994]-[.C993])" office:value-type="float" office:value="0.000511000000003037" calcext:value-type="float">
            <text:p>0.000511000000003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4" office:value-type="float" office:value="231" calcext:value-type="float">
            <text:p>231</text:p>
          </table:table-cell>
          <table:table-cell office:value-type="float" office:value="35.233452" calcext:value-type="float">
            <text:p>35.233452</text:p>
          </table:table-cell>
          <table:table-cell table:formula="of:=([.C995]-[.C994])" office:value-type="float" office:value="0.000459999999996796" calcext:value-type="float">
            <text:p>0.000459999999997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4" office:value-type="float" office:value="232" calcext:value-type="float">
            <text:p>232</text:p>
          </table:table-cell>
          <table:table-cell office:value-type="float" office:value="35.233865" calcext:value-type="float">
            <text:p>35.233865</text:p>
          </table:table-cell>
          <table:table-cell table:formula="of:=([.C996]-[.C995])" office:value-type="float" office:value="0.000413000000001773" calcext:value-type="float">
            <text:p>0.000413000000002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4" office:value-type="float" office:value="233" calcext:value-type="float">
            <text:p>233</text:p>
          </table:table-cell>
          <table:table-cell office:value-type="float" office:value="35.234279" calcext:value-type="float">
            <text:p>35.234279</text:p>
          </table:table-cell>
          <table:table-cell table:formula="of:=([.C997]-[.C996])" office:value-type="float" office:value="0.000413999999999248" calcext:value-type="float">
            <text:p>0.000413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4" office:value-type="float" office:value="234" calcext:value-type="float">
            <text:p>234</text:p>
          </table:table-cell>
          <table:table-cell office:value-type="float" office:value="35.234692" calcext:value-type="float">
            <text:p>35.234692</text:p>
          </table:table-cell>
          <table:table-cell table:formula="of:=([.C998]-[.C997])" office:value-type="float" office:value="0.000413000000001773" calcext:value-type="float">
            <text:p>0.000413000000002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4" office:value-type="float" office:value="235" calcext:value-type="float">
            <text:p>235</text:p>
          </table:table-cell>
          <table:table-cell office:value-type="float" office:value="35.235099" calcext:value-type="float">
            <text:p>35.235099</text:p>
          </table:table-cell>
          <table:table-cell table:formula="of:=([.C999]-[.C998])" office:value-type="float" office:value="0.000406999999995605" calcext:value-type="float">
            <text:p>0.000406999999996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4" office:value-type="float" office:value="236" calcext:value-type="float">
            <text:p>236</text:p>
          </table:table-cell>
          <table:table-cell office:value-type="float" office:value="35.235546" calcext:value-type="float">
            <text:p>35.235546</text:p>
          </table:table-cell>
          <table:table-cell table:formula="of:=([.C1000]-[.C999])" office:value-type="float" office:value="0.000447000000001196" calcext:value-type="float">
            <text:p>0.000447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4" office:value-type="float" office:value="237" calcext:value-type="float">
            <text:p>237</text:p>
          </table:table-cell>
          <table:table-cell office:value-type="float" office:value="35.236024" calcext:value-type="float">
            <text:p>35.236024</text:p>
          </table:table-cell>
          <table:table-cell table:formula="of:=([.C1001]-[.C1000])" office:value-type="float" office:value="0.000478000000001089" calcext:value-type="float">
            <text:p>0.000478000000001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35.236452" calcext:value-type="float">
            <text:p>35.236452</text:p>
          </table:table-cell>
          <table:table-cell table:formula="of:=([.C1002]-[.C1001])" office:value-type="float" office:value="0.000427999999999429" calcext:value-type="float">
            <text:p>0.000427999999999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4" office:value-type="float" office:value="239" calcext:value-type="float">
            <text:p>239</text:p>
          </table:table-cell>
          <table:table-cell office:value-type="float" office:value="35.236884" calcext:value-type="float">
            <text:p>35.236884</text:p>
          </table:table-cell>
          <table:table-cell table:formula="of:=([.C1003]-[.C1002])" office:value-type="float" office:value="0.000432000000003541" calcext:value-type="float">
            <text:p>0.000432000000004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35.237427" calcext:value-type="float">
            <text:p>35.237427</text:p>
          </table:table-cell>
          <table:table-cell table:formula="of:=([.C1004]-[.C1003])" office:value-type="float" office:value="0.000542999999993299" calcext:value-type="float">
            <text:p>0.000542999999993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4" office:value-type="float" office:value="241" calcext:value-type="float">
            <text:p>241</text:p>
          </table:table-cell>
          <table:table-cell office:value-type="float" office:value="35.238141" calcext:value-type="float">
            <text:p>35.238141</text:p>
          </table:table-cell>
          <table:table-cell table:formula="of:=([.C1005]-[.C1004])" office:value-type="float" office:value="0.000714000000002102" calcext:value-type="float">
            <text:p>0.000714000000002</text:p>
          </table:table-cell>
          <table:table-cell office:value-type="float" office:value="30932" calcext:value-type="float">
            <text:p>30932</text:p>
          </table:table-cell>
          <table:table-cell/>
        </table:table-row>
        <table:table-row table:style-name="ro1" table:number-rows-repeated="104757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1" table:target-range-address="'By PID'.A6:'By PID'.AMJ100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 number:decimal-places="3"/>
    </number:time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time-style style:name="N126">
      <number:minutes number:style="long"/>
      <number:text>:</number:text>
      <number:seconds number:style="long" number:decimal-places="6"/>
    </number:time-style>
    <number:time-style style:name="N127">
      <number:seconds number:style="long" number:decimal-places="6"/>
    </number:time-style>
    <number:time-style style:name="N128">
      <number:seconds number:style="long" number:decimal-places="7"/>
    </number:time-style>
    <number:number-style style:name="N129">
      <number:number number:decimal-places="1" loext:min-decimal-places="1" number:min-integer-digits="1" number:grouping="true"/>
    </number:number-style>
    <number:number-style style:name="N130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6:26:03.876010573</meta:creation-date>
    <dc:date>2019-08-18T11:45:01.328862649</dc:date>
    <meta:editing-duration>PT53M44S</meta:editing-duration>
    <meta:editing-cycles>1</meta:editing-cycles>
    <meta:document-statistic meta:table-count="2" meta:cell-count="10026" meta:object-count="0"/>
    <meta:generator>LibreOffice/6.1.3.2$MacOSX_X86_64 LibreOffice_project/86daf60bf00efa86ad547e59e09d6bb77c699acb</meta:generator>
  </office:meta>
</office:document-meta>
</file>